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67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3.08cm"/>
    </style:style>
    <style:style style:name="co4" style:family="table-column">
      <style:table-column-properties fo:break-before="auto" style:column-width="3.641cm"/>
    </style:style>
    <style:style style:name="co5" style:family="table-column">
      <style:table-column-properties fo:break-before="auto" style:column-width="3.584cm"/>
    </style:style>
    <style:style style:name="co6" style:family="table-column">
      <style:table-column-properties fo:break-before="auto" style:column-width="3.332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052cm"/>
    </style:style>
    <style:style style:name="co9" style:family="table-column">
      <style:table-column-properties fo:break-before="auto" style:column-width="3.863cm"/>
    </style:style>
    <style:style style:name="co10" style:family="table-column">
      <style:table-column-properties fo:break-before="auto" style:column-width="1.764cm"/>
    </style:style>
    <style:style style:name="co11" style:family="table-column">
      <style:table-column-properties fo:break-before="auto" style:column-width="1.707cm"/>
    </style:style>
    <style:style style:name="co12" style:family="table-column">
      <style:table-column-properties fo:break-before="auto" style:column-width="1.903cm"/>
    </style:style>
    <style:style style:name="co13" style:family="table-column">
      <style:table-column-properties fo:break-before="auto" style:column-width="1.568cm"/>
    </style:style>
    <style:style style:name="co14" style:family="table-column">
      <style:table-column-properties fo:break-before="auto" style:column-width="1.512cm"/>
    </style:style>
    <style:style style:name="co15" style:family="table-column">
      <style:table-column-properties fo:break-before="auto" style:column-width="2.016cm"/>
    </style:style>
    <style:style style:name="co16" style:family="table-column">
      <style:table-column-properties fo:break-before="auto" style:column-width="1.625cm"/>
    </style:style>
    <style:style style:name="co17" style:family="table-column">
      <style:table-column-properties fo:break-before="auto" style:column-width="1.596cm"/>
    </style:style>
    <style:style style:name="co18" style:family="table-column">
      <style:table-column-properties fo:break-before="auto" style:column-width="2.575cm"/>
    </style:style>
    <style:style style:name="co19" style:family="table-column">
      <style:table-column-properties fo:break-before="auto" style:column-width="3.415cm"/>
    </style:style>
    <style:style style:name="co20" style:family="table-column">
      <style:table-column-properties fo:break-before="auto" style:column-width="2.799cm"/>
    </style:style>
    <style:style style:name="co21" style:family="table-column">
      <style:table-column-properties fo:break-before="auto" style:column-width="2.268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1.847cm"/>
    </style:style>
    <style:style style:name="co24" style:family="table-column">
      <style:table-column-properties fo:break-before="auto" style:column-width="2.073cm"/>
    </style:style>
    <style:style style:name="co25" style:family="table-column">
      <style:table-column-properties fo:break-before="auto" style:column-width="1.82cm"/>
    </style:style>
    <style:style style:name="co26" style:family="table-column">
      <style:table-column-properties fo:break-before="auto" style:column-width="7.084cm"/>
    </style:style>
    <style:style style:name="co27" style:family="table-column">
      <style:table-column-properties fo:break-before="auto" style:column-width="1.455cm"/>
    </style:style>
    <style:style style:name="co28" style:family="table-column">
      <style:table-column-properties fo:break-before="auto" style:column-width="1.792cm"/>
    </style:style>
    <style:style style:name="co29" style:family="table-column">
      <style:table-column-properties fo:break-before="auto" style:column-width="6.525cm"/>
    </style:style>
    <style:style style:name="co30" style:family="table-column">
      <style:table-column-properties fo:break-before="auto" style:column-width="1.7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Unit_20_Stats">
      <style:table-properties table:display="true" style:writing-mode="lr-tb"/>
    </style:style>
    <style:style style:name="ta2" style:family="table" style:master-page-name="PageStyle_5f_DB_20_lists">
      <style:table-properties table:display="true" style:writing-mode="lr-tb"/>
    </style:style>
    <style:style style:name="ce1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nit Sta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3"/>
        <table:table-column table:style-name="co1" table:default-cell-style-name="ce3"/>
        <table:table-column table:style-name="co2" table:default-cell-style-name="ce3"/>
        <table:table-column table:style-name="co22" table:default-cell-style-name="ce3"/>
        <table:table-column table:style-name="co15" table:default-cell-style-name="ce3"/>
        <table:table-column table:style-name="co17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5" table:number-columns-repeated="5" table:default-cell-style-name="Default"/>
        <table:table-column table:style-name="co25" table:number-columns-repeated="988" table:default-cell-style-name="ce3"/>
        <table:table-row table:style-name="ro1">
          <table:table-cell table:style-name="ce1" office:value-type="float" office:value="1" calcext:value-type="float">
            <text:p><text:s/>1 </text:p>
          </table:table-cell>
          <table:table-cell table:style-name="ce1" table:formula="of:=[.A1]+1" office:value-type="float" office:value="2" calcext:value-type="float">
            <text:p><text:s/>2 </text:p>
          </table:table-cell>
          <table:table-cell table:style-name="ce1" table:formula="of:=[.B1]+1" office:value-type="float" office:value="3" calcext:value-type="float">
            <text:p><text:s/>3 </text:p>
          </table:table-cell>
          <table:table-cell table:style-name="ce1" table:formula="of:=[.C1]+1" office:value-type="float" office:value="4" calcext:value-type="float">
            <text:p><text:s/>4 </text:p>
          </table:table-cell>
          <table:table-cell table:style-name="ce1" table:formula="of:=[.D1]+1" office:value-type="float" office:value="5" calcext:value-type="float">
            <text:p><text:s/>5 </text:p>
          </table:table-cell>
          <table:table-cell table:style-name="ce1" table:formula="of:=[.E1]+1" office:value-type="float" office:value="6" calcext:value-type="float">
            <text:p><text:s/>6 </text:p>
          </table:table-cell>
          <table:table-cell table:style-name="ce1" table:formula="of:=[.F1]+1" office:value-type="float" office:value="7" calcext:value-type="float">
            <text:p><text:s/>7 </text:p>
          </table:table-cell>
          <table:table-cell table:style-name="ce1" table:formula="of:=[.G1]+1" office:value-type="float" office:value="8" calcext:value-type="float">
            <text:p><text:s/>8 </text:p>
          </table:table-cell>
          <table:table-cell table:style-name="ce1" table:formula="of:=[.H1]+1" office:value-type="float" office:value="9" calcext:value-type="float">
            <text:p><text:s/>9 </text:p>
          </table:table-cell>
          <table:table-cell table:style-name="ce1" table:formula="of:=[.I1]+1" office:value-type="float" office:value="10" calcext:value-type="float">
            <text:p><text:s/>10 </text:p>
          </table:table-cell>
          <table:table-cell table:style-name="ce1" table:formula="of:=[.J1]+1" office:value-type="float" office:value="11" calcext:value-type="float">
            <text:p><text:s/>11 </text:p>
          </table:table-cell>
          <table:table-cell table:style-name="ce1" table:formula="of:=[.K1]+1" office:value-type="float" office:value="12" calcext:value-type="float">
            <text:p><text:s/>12 </text:p>
          </table:table-cell>
          <table:table-cell table:style-name="ce1" table:formula="of:=[.L1]+1" office:value-type="float" office:value="13" calcext:value-type="float">
            <text:p><text:s/>13 </text:p>
          </table:table-cell>
          <table:table-cell table:style-name="ce1" table:formula="of:=[.M1]+1" office:value-type="float" office:value="14" calcext:value-type="float">
            <text:p><text:s/>14 </text:p>
          </table:table-cell>
          <table:table-cell table:style-name="ce1" table:formula="of:=[.N1]+1" office:value-type="float" office:value="15" calcext:value-type="float">
            <text:p><text:s/>15 </text:p>
          </table:table-cell>
          <table:table-cell table:style-name="ce1" table:formula="of:=[.O1]+1" office:value-type="float" office:value="16" calcext:value-type="float">
            <text:p><text:s/>16 </text:p>
          </table:table-cell>
          <table:table-cell table:style-name="ce1" table:formula="of:=[.P1]+1" office:value-type="float" office:value="17" calcext:value-type="float">
            <text:p><text:s/>17 </text:p>
          </table:table-cell>
          <table:table-cell table:style-name="ce1" table:formula="of:=[.Q1]+1" office:value-type="float" office:value="18" calcext:value-type="float">
            <text:p><text:s/>18 </text:p>
          </table:table-cell>
          <table:table-cell table:style-name="ce1" table:formula="of:=[.R1]+1" office:value-type="float" office:value="19" calcext:value-type="float">
            <text:p><text:s/>19 </text:p>
          </table:table-cell>
          <table:table-cell table:style-name="ce1" table:formula="of:=[.S1]+1" office:value-type="float" office:value="20" calcext:value-type="float">
            <text:p><text:s/>20 </text:p>
          </table:table-cell>
          <table:table-cell table:style-name="ce1" table:formula="of:=[.T1]+1" office:value-type="float" office:value="21" calcext:value-type="float">
            <text:p><text:s/>21 </text:p>
          </table:table-cell>
          <table:table-cell table:style-name="ce1" table:formula="of:=[.U1]+1" office:value-type="float" office:value="22" calcext:value-type="float">
            <text:p><text:s/>22 </text:p>
          </table:table-cell>
          <table:table-cell table:style-name="ce1" table:formula="of:=[.V1]+1" office:value-type="float" office:value="23" calcext:value-type="float">
            <text:p><text:s/>23 </text:p>
          </table:table-cell>
          <table:table-cell table:style-name="ce1" table:formula="of:=[.W1]+1" office:value-type="float" office:value="24" calcext:value-type="float">
            <text:p><text:s/>24 </text:p>
          </table:table-cell>
          <table:table-cell table:style-name="ce1" table:formula="of:=[.X1]+1" office:value-type="float" office:value="25" calcext:value-type="float">
            <text:p><text:s/>25 </text:p>
          </table:table-cell>
          <table:table-cell table:style-name="ce1" table:formula="of:=[.Y1]+1" office:value-type="float" office:value="26" calcext:value-type="float">
            <text:p><text:s/>26 </text:p>
          </table:table-cell>
          <table:table-cell table:style-name="ce1" table:formula="of:=[.Z1]+1" office:value-type="float" office:value="27" calcext:value-type="float">
            <text:p><text:s/>27 </text:p>
          </table:table-cell>
          <table:table-cell table:style-name="ce1" table:formula="of:=[.AA1]+1" office:value-type="float" office:value="28" calcext:value-type="float">
            <text:p><text:s/>28 </text:p>
          </table:table-cell>
          <table:table-cell table:style-name="ce1" table:formula="of:=[.AB1]+1" office:value-type="float" office:value="29" calcext:value-type="float">
            <text:p><text:s/>29 </text:p>
          </table:table-cell>
          <table:table-cell table:style-name="ce1" table:formula="of:=[.AC1]+1" office:value-type="float" office:value="30" calcext:value-type="float">
            <text:p><text:s/>30 </text:p>
          </table:table-cell>
          <table:table-cell table:style-name="ce1" table:number-columns-repeated="994"/>
        </table:table-row>
        <table:table-row table:style-name="ro2">
          <table:table-cell table:style-name="ce8" office:value-type="string" office:string-value="Unit Name" calcext:value-type="string">
            <text:p><text:s/>Unit Name </text:p>
          </table:table-cell>
          <table:table-cell table:style-name="ce8" office:value-type="string" office:string-value="Epoch" calcext:value-type="string">
            <text:p><text:s/>Epoch </text:p>
          </table:table-cell>
          <table:table-cell table:style-name="ce8" office:value-type="string" office:string-value="Guide Type" calcext:value-type="string">
            <text:p><text:s/>Guide Type </text:p>
          </table:table-cell>
          <table:table-cell table:style-name="ce8" office:value-type="string" office:string-value="SOURCE" calcext:value-type="string">
            <text:p><text:s/>SOURCE </text:p>
          </table:table-cell>
          <table:table-cell table:style-name="ce8" office:value-type="string" office:string-value="CATEGORY" calcext:value-type="string">
            <text:p><text:s/>CATEGORY </text:p>
          </table:table-cell>
          <table:table-cell table:style-name="ce8" office:value-type="string" office:string-value="Attacker Type" calcext:value-type="string">
            <text:p><text:s/>Attacker Type </text:p>
          </table:table-cell>
          <table:table-cell table:style-name="ce8" office:value-type="string" office:string-value="Defense Type" calcext:value-type="string">
            <text:p><text:s/>Defense Type </text:p>
          </table:table-cell>
          <table:table-cell table:style-name="ce8" office:value-type="string" office:string-value="Unit Class" calcext:value-type="string">
            <text:p><text:s/>Unit Class </text:p>
          </table:table-cell>
          <table:table-cell table:style-name="ce8" office:value-type="string" office:string-value="build time in sec" calcext:value-type="string">
            <text:p><text:s/>build time in sec </text:p>
          </table:table-cell>
          <table:table-cell table:style-name="ce8" office:value-type="string" office:string-value="Food" calcext:value-type="string">
            <text:p><text:s/>Food </text:p>
          </table:table-cell>
          <table:table-cell table:style-name="ce8" office:value-type="string" office:string-value="Gold" calcext:value-type="string">
            <text:p><text:s/>Gold </text:p>
          </table:table-cell>
          <table:table-cell table:style-name="ce8" office:value-type="string" office:string-value="Stone" calcext:value-type="string">
            <text:p><text:s/>Stone </text:p>
          </table:table-cell>
          <table:table-cell table:style-name="ce8" office:value-type="string" office:string-value="Wood" calcext:value-type="string">
            <text:p><text:s/>Wood </text:p>
          </table:table-cell>
          <table:table-cell table:style-name="ce8" office:value-type="string" office:string-value="Iron" calcext:value-type="string">
            <text:p><text:s/>Iron </text:p>
          </table:table-cell>
          <table:table-cell table:style-name="ce8" office:value-type="string" office:string-value="HP" calcext:value-type="string">
            <text:p><text:s/>HP </text:p>
          </table:table-cell>
          <table:table-cell table:style-name="ce8" office:value-type="string" office:string-value="Speed" calcext:value-type="string">
            <text:p><text:s/>Speed </text:p>
          </table:table-cell>
          <table:table-cell table:style-name="ce8" office:value-type="string" office:string-value="LOS" calcext:value-type="string">
            <text:p><text:s/>LOS </text:p>
          </table:table-cell>
          <table:table-cell table:style-name="ce8" office:value-type="string" office:string-value="ATK" calcext:value-type="string">
            <text:p><text:s/>ATK </text:p>
          </table:table-cell>
          <table:table-cell table:style-name="ce8" office:value-type="string" office:string-value="ATK-Type" calcext:value-type="string">
            <text:p><text:s/>ATK-Type </text:p>
          </table:table-cell>
          <table:table-cell table:style-name="ce10" office:value-type="string" office:string-value="Rate of Fire" calcext:value-type="string">
            <text:p><text:s/>Rate of Fire </text:p>
          </table:table-cell>
          <table:table-cell table:style-name="ce12" office:value-type="string" office:string-value="Range" calcext:value-type="string">
            <text:p><text:s/>Range </text:p>
          </table:table-cell>
          <table:table-cell table:style-name="ce12" office:value-type="string" office:string-value="Area Effect" calcext:value-type="string">
            <text:p><text:s/>Area Effect </text:p>
          </table:table-cell>
          <table:table-cell table:style-name="ce8" office:value-type="string" office:string-value="Number" calcext:value-type="string">
            <text:p><text:s/>Number </text:p>
          </table:table-cell>
          <table:table-cell table:style-name="ce8" office:value-type="string" office:string-value="Unit Name" calcext:value-type="string">
            <text:p><text:s/>Unit Name </text:p>
          </table:table-cell>
          <table:table-cell table:style-name="ce8" office:value-type="string" office:string-value="Shock" calcext:value-type="string">
            <text:p><text:s/>Shock </text:p>
          </table:table-cell>
          <table:table-cell table:style-name="ce8" office:value-type="string" office:string-value="Arrow" calcext:value-type="string">
            <text:p><text:s/>Arrow </text:p>
          </table:table-cell>
          <table:table-cell table:style-name="ce8" office:value-type="string" office:string-value="Pierce" calcext:value-type="string">
            <text:p><text:s/>Pierce </text:p>
          </table:table-cell>
          <table:table-cell table:style-name="ce8" office:value-type="string" office:string-value="Gun" calcext:value-type="string">
            <text:p><text:s/>Gun </text:p>
          </table:table-cell>
          <table:table-cell table:style-name="ce8" office:value-type="string" office:string-value="Laser" calcext:value-type="string">
            <text:p><text:s/>Laser </text:p>
          </table:table-cell>
          <table:table-cell table:style-name="ce8" office:value-type="string" office:string-value="Missile" calcext:value-type="string">
            <text:p><text:s/>Missile </text:p>
          </table:table-cell>
          <table:table-cell table:style-name="ce2" table:number-columns-repeated="994"/>
        </table:table-row>
        <table:table-row table:style-name="ro2">
          <table:table-cell office:value-type="string" office:string-value="albatros dv fighter" calcext:value-type="string">
            <text:p><text:s/>albatros dv fight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25" calcext:value-type="float">
            <text:p><text:s/>425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7" calcext:value-type="float">
            <text:p><text:s/>17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" calcext:value-type="float">
            <text:p><text:s/>1 </text:p>
          </table:table-cell>
          <table:table-cell office:value-type="string" office:string-value="albatros dv fighter" calcext:value-type="string">
            <text:p><text:s/>albatros dv fighter </text:p>
          </table:table-cell>
          <table:table-cell table:number-columns-repeated="1000"/>
        </table:table-row>
        <table:table-row table:style-name="ro2">
          <table:table-cell office:value-type="string" office:string-value="sopwith" calcext:value-type="string">
            <text:p><text:s/>sopwith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25" calcext:value-type="float">
            <text:p><text:s/>425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7" calcext:value-type="float">
            <text:p><text:s/>17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" calcext:value-type="float">
            <text:p><text:s/>2 </text:p>
          </table:table-cell>
          <table:table-cell office:value-type="string" office:string-value="sopwith" calcext:value-type="string">
            <text:p><text:s/>sopwith </text:p>
          </table:table-cell>
          <table:table-cell table:number-columns-repeated="1000"/>
        </table:table-row>
        <table:table-row table:style-name="ro2">
          <table:table-cell office:value-type="string" office:string-value="gotha" calcext:value-type="string">
            <text:p><text:s/>gotha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5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850" calcext:value-type="float">
            <text:p><text:s/>85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gotha" calcext:value-type="string">
            <text:p><text:s/>gotha </text:p>
          </table:table-cell>
          <table:table-cell table:number-columns-repeated="1000"/>
        </table:table-row>
        <table:table-row table:style-name="ro2">
          <table:table-cell office:value-type="string" office:string-value="red baron" calcext:value-type="string">
            <text:p><text:s/>red baro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WARRIOR" calcext:value-type="string">
            <text:p><text:s/>WARRIOR </text:p>
          </table:table-cell>
          <table:table-cell office:value-type="string" office:string-value="Red Baron" calcext:value-type="string">
            <text:p><text:s/>Red Baron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table:number-columns-repeated="6"/>
          <table:table-cell office:value-type="float" office:value="5000" calcext:value-type="float">
            <text:p><text:s/>5.000 </text:p>
          </table:table-cell>
          <table:table-cell office:value-type="float" office:value="24" calcext:value-type="float">
            <text:p><text:s/>24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0" calcext:value-type="float">
            <text:p><text:s/>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6" calcext:value-type="float">
            <text:p><text:s/>0,60 </text:p>
          </table:table-cell>
          <table:table-cell office:value-type="float" office:value="9" calcext:value-type="float">
            <text:p><text:s/>9,00 </text:p>
          </table:table-cell>
          <table:table-cell/>
          <table:table-cell office:value-type="float" office:value="4" calcext:value-type="float">
            <text:p><text:s/>4 </text:p>
          </table:table-cell>
          <table:table-cell office:value-type="string" office:string-value="red baron" calcext:value-type="string">
            <text:p><text:s/>red baron </text:p>
          </table:table-cell>
          <table:table-cell table:number-columns-repeated="5"/>
          <table:table-cell office:value-type="float" office:value="15" calcext:value-type="float">
            <text:p><text:s/>15 </text:p>
          </table:table-cell>
          <table:table-cell table:number-columns-repeated="994"/>
        </table:table-row>
        <table:table-row table:style-name="ro2">
          <table:table-cell office:value-type="string" office:string-value="fokker" calcext:value-type="string">
            <text:p><text:s/>fokk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350" calcext:value-type="float">
            <text:p><text:s/>35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8" calcext:value-type="float">
            <text:p><text:s/>1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5" calcext:value-type="float">
            <text:p><text:s/>5 </text:p>
          </table:table-cell>
          <table:table-cell office:value-type="string" office:string-value="fokker" calcext:value-type="string">
            <text:p><text:s/>fokker </text:p>
          </table:table-cell>
          <table:table-cell table:number-columns-repeated="1000"/>
        </table:table-row>
        <table:table-row table:style-name="ro2">
          <table:table-cell office:value-type="string" office:string-value="sopwith triplane" calcext:value-type="string">
            <text:p><text:s/>sopwith triplane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350" calcext:value-type="float">
            <text:p><text:s/>35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8" calcext:value-type="float">
            <text:p><text:s/>1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6" calcext:value-type="float">
            <text:p><text:s/>6 </text:p>
          </table:table-cell>
          <table:table-cell office:value-type="string" office:string-value="sopwith triplane" calcext:value-type="string">
            <text:p><text:s/>sopwith triplane </text:p>
          </table:table-cell>
          <table:table-cell table:number-columns-repeated="1000"/>
        </table:table-row>
        <table:table-row table:style-name="ro2">
          <table:table-cell office:value-type="string" office:string-value="f-86 fighter" calcext:value-type="string">
            <text:p><text:s/>f-86 fight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23" calcext:value-type="float">
            <text:p><text:s/>23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7" calcext:value-type="float">
            <text:p><text:s/>7 </text:p>
          </table:table-cell>
          <table:table-cell office:value-type="string" office:string-value="f-86 fighter" calcext:value-type="string">
            <text:p><text:s/>f-86 fighter </text:p>
          </table:table-cell>
          <table:table-cell table:number-columns-repeated="1000"/>
        </table:table-row>
        <table:table-row table:style-name="ro2">
          <table:table-cell office:value-type="string" office:string-value="fw190" calcext:value-type="string">
            <text:p><text:s/>fw190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2" calcext:value-type="float">
            <text:p><text:s/>502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" calcext:value-type="float">
            <text:p><text:s/>8 </text:p>
          </table:table-cell>
          <table:table-cell office:value-type="string" office:string-value="fw190" calcext:value-type="string">
            <text:p><text:s/>fw190 </text:p>
          </table:table-cell>
          <table:table-cell table:number-columns-repeated="1000"/>
        </table:table-row>
        <table:table-row table:style-name="ro2">
          <table:table-cell office:value-type="string" office:string-value="mig-15 fighter" calcext:value-type="string">
            <text:p><text:s/>mig-15 fight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23" calcext:value-type="float">
            <text:p><text:s/>23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" calcext:value-type="float">
            <text:p><text:s/>9 </text:p>
          </table:table-cell>
          <table:table-cell office:value-type="string" office:string-value="mig-15 fighter" calcext:value-type="string">
            <text:p><text:s/>mig-15 fighter </text:p>
          </table:table-cell>
          <table:table-cell table:number-columns-repeated="1000"/>
        </table:table-row>
        <table:table-row table:style-name="ro2">
          <table:table-cell office:value-type="string" office:string-value="p-51" calcext:value-type="string">
            <text:p><text:s/>p-51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50" calcext:value-type="float">
            <text:p><text:s/>550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0" calcext:value-type="float">
            <text:p><text:s/>10 </text:p>
          </table:table-cell>
          <table:table-cell office:value-type="string" office:string-value="p-51" calcext:value-type="string">
            <text:p><text:s/>p-51 </text:p>
          </table:table-cell>
          <table:table-cell table:number-columns-repeated="1000"/>
        </table:table-row>
        <table:table-row table:style-name="ro2">
          <table:table-cell office:value-type="string" office:string-value="spitfire" calcext:value-type="string">
            <text:p><text:s/>spitfire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2" calcext:value-type="float">
            <text:p><text:s/>502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1" calcext:value-type="float">
            <text:p><text:s/>11 </text:p>
          </table:table-cell>
          <table:table-cell office:value-type="string" office:string-value="spitfire" calcext:value-type="string">
            <text:p><text:s/>spitfire </text:p>
          </table:table-cell>
          <table:table-cell table:number-columns-repeated="1000"/>
        </table:table-row>
        <table:table-row table:style-name="ro2">
          <table:table-cell office:value-type="string" office:string-value="typhoon AT" calcext:value-type="string">
            <text:p><text:s/>typhoon AT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Air" calcext:value-type="string">
            <text:p><text:s/>AT Ai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50" calcext:value-type="float">
            <text:p><text:s/>45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2" calcext:value-type="float">
            <text:p><text:s/>12 </text:p>
          </table:table-cell>
          <table:table-cell office:value-type="string" office:string-value="typhoon AT" calcext:value-type="string">
            <text:p><text:s/>typhoon AT </text:p>
          </table:table-cell>
          <table:table-cell table:number-columns-repeated="1000"/>
        </table:table-row>
        <table:table-row table:style-name="ro2">
          <table:table-cell office:value-type="string" office:string-value="b-29 bomber" calcext:value-type="string">
            <text:p><text:s/>b-29 bomb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Atomic Bomber" calcext:value-type="string">
            <text:p><text:s/>Atomic Bomber </text:p>
          </table:table-cell>
          <table:table-cell table:formula="of:=[.F15]" office:value-type="string" office:string-value="Atomic Bomber" calcext:value-type="string">
            <text:p><text:s/>Atomic 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150" calcext:value-type="float">
            <text:p><text:s/>150 </text:p>
          </table:table-cell>
          <table:table-cell/>
          <table:table-cell office:value-type="float" office:value="700" calcext:value-type="float">
            <text:p><text:s/>700 </text:p>
          </table:table-cell>
          <table:table-cell table:number-columns-repeated="2"/>
          <table:table-cell office:value-type="float" office:value="700" calcext:value-type="float">
            <text:p><text:s/>700 </text:p>
          </table:table-cell>
          <table:table-cell office:value-type="float" office:value="750" calcext:value-type="float">
            <text:p><text:s/>75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8" calcext:value-type="float">
            <text:p><text:s/>8 </text:p>
          </table:table-cell>
          <table:table-cell office:value-type="float" office:value="2200" calcext:value-type="float">
            <text:p><text:s/>2.20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3.5" calcext:value-type="float">
            <text:p><text:s/>3,50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b-29 bomber" calcext:value-type="string">
            <text:p><text:s/>b-29 bomber </text:p>
          </table:table-cell>
          <table:table-cell table:number-columns-repeated="1000"/>
        </table:table-row>
        <table:table-row table:style-name="ro2">
          <table:table-cell office:value-type="string" office:string-value="b-17 bomber" calcext:value-type="string">
            <text:p><text:s/>b-17 bomb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16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200" calcext:value-type="float">
            <text:p><text:s/>1.200 </text:p>
          </table:table-cell>
          <table:table-cell office:value-type="float" office:value="19" calcext:value-type="float">
            <text:p><text:s/>19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35" calcext:value-type="float">
            <text:p><text:s/>13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b-17 bomber" calcext:value-type="string">
            <text:p><text:s/>b-17 bomber </text:p>
          </table:table-cell>
          <table:table-cell table:number-columns-repeated="1000"/>
        </table:table-row>
        <table:table-row table:style-name="ro2">
          <table:table-cell office:value-type="string" office:string-value="heinkel bomber" calcext:value-type="string">
            <text:p><text:s/>heinkel bomb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17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000" calcext:value-type="float">
            <text:p><text:s/>1.00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20" calcext:value-type="float">
            <text:p><text:s/>12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heinkel bomber" calcext:value-type="string">
            <text:p><text:s/>heinkel bomber </text:p>
          </table:table-cell>
          <table:table-cell table:number-columns-repeated="1000"/>
        </table:table-row>
        <table:table-row table:style-name="ro2">
          <table:table-cell office:value-type="string" office:string-value="me110 bomber" calcext:value-type="string">
            <text:p><text:s/>me110 bomb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18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300" calcext:value-type="float">
            <text:p><text:s/>1.300 </text:p>
          </table:table-cell>
          <table:table-cell office:value-type="float" office:value="19" calcext:value-type="float">
            <text:p><text:s/>19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35" calcext:value-type="float">
            <text:p><text:s/>13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me110 bomber" calcext:value-type="string">
            <text:p><text:s/>me110 bomber </text:p>
          </table:table-cell>
          <table:table-cell table:number-columns-repeated="1000"/>
        </table:table-row>
        <table:table-row table:style-name="ro2">
          <table:table-cell office:value-type="string" office:string-value="c-47 cargo plane" calcext:value-type="string">
            <text:p><text:s/>c-47 cargo plane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Support-Plane" calcext:value-type="string">
            <text:p><text:s/>Support-Plane </text:p>
          </table:table-cell>
          <table:table-cell office:value-type="string" office:string-value="Other" calcext:value-type="string">
            <text:p><text:s/>Oth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6"/>
          <table:table-cell office:value-type="float" office:value="600" calcext:value-type="float">
            <text:p><text:s/>6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table:number-columns-repeated="5"/>
          <table:table-cell office:value-type="float" office:value="17" calcext:value-type="float">
            <text:p><text:s/>17 </text:p>
          </table:table-cell>
          <table:table-cell office:value-type="string" office:string-value="c-47 cargo plane" calcext:value-type="string">
            <text:p><text:s/>c-47 cargo plane </text:p>
          </table:table-cell>
          <table:table-cell table:number-columns-repeated="1000"/>
        </table:table-row>
        <table:table-row table:style-name="ro2">
          <table:table-cell office:value-type="string" office:string-value="f-80 fighter-bomber" calcext:value-type="string">
            <text:p><text:s/>f-80 fighter-bomb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8" calcext:value-type="float">
            <text:p><text:s/>18 </text:p>
          </table:table-cell>
          <table:table-cell office:value-type="string" office:string-value="f-80 fighter-bomber" calcext:value-type="string">
            <text:p><text:s/>f-80 fighter-bomber </text:p>
          </table:table-cell>
          <table:table-cell table:number-columns-repeated="1000"/>
        </table:table-row>
        <table:table-row table:style-name="ro2">
          <table:table-cell office:value-type="string" office:string-value="me109" calcext:value-type="string">
            <text:p><text:s/>me109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25" calcext:value-type="float">
            <text:p><text:s/>425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2" calcext:value-type="float">
            <text:p><text:s/>2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9" calcext:value-type="float">
            <text:p><text:s/>19 </text:p>
          </table:table-cell>
          <table:table-cell office:value-type="string" office:string-value="me109" calcext:value-type="string">
            <text:p><text:s/>me109 </text:p>
          </table:table-cell>
          <table:table-cell table:number-columns-repeated="1000"/>
        </table:table-row>
        <table:table-row table:style-name="ro2">
          <table:table-cell office:value-type="string" office:string-value="me262" calcext:value-type="string">
            <text:p><text:s/>me262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0" calcext:value-type="float">
            <text:p><text:s/>20 </text:p>
          </table:table-cell>
          <table:table-cell office:value-type="string" office:string-value="me262" calcext:value-type="string">
            <text:p><text:s/>me262 </text:p>
          </table:table-cell>
          <table:table-cell table:number-columns-repeated="1000"/>
        </table:table-row>
        <table:table-row table:style-name="ro2">
          <table:table-cell office:value-type="string" office:string-value="p-38 lightning" calcext:value-type="string">
            <text:p><text:s/>p-38 lightning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1" calcext:value-type="float">
            <text:p><text:s/>21 </text:p>
          </table:table-cell>
          <table:table-cell office:value-type="string" office:string-value="p-38 lightning" calcext:value-type="string">
            <text:p><text:s/>p-38 lightning </text:p>
          </table:table-cell>
          <table:table-cell table:number-columns-repeated="1000"/>
        </table:table-row>
        <table:table-row table:style-name="ro2">
          <table:table-cell office:value-type="string" office:string-value="f-15" calcext:value-type="string">
            <text:p><text:s/>f-15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600" calcext:value-type="float">
            <text:p><text:s/>6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36" calcext:value-type="float">
            <text:p><text:s/>23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2" calcext:value-type="float">
            <text:p><text:s/>22 </text:p>
          </table:table-cell>
          <table:table-cell office:value-type="string" office:string-value="f-15" calcext:value-type="string">
            <text:p><text:s/>f-15 </text:p>
          </table:table-cell>
          <table:table-cell table:number-columns-repeated="1000"/>
        </table:table-row>
        <table:table-row table:style-name="ro2">
          <table:table-cell office:value-type="string" office:string-value="sea king" calcext:value-type="string">
            <text:p><text:s/>sea king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SUB" calcext:value-type="string">
            <text:p><text:s/>ANTI-SUB </text:p>
          </table:table-cell>
          <table:table-cell office:value-type="string" office:string-value="Anti-Sea" calcext:value-type="string">
            <text:p><text:s/>Anti-Sea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Sea King" calcext:value-type="string">
            <text:p><text:s/>Sea King </text:p>
          </table:table-cell>
          <table:table-cell office:value-type="float" office:value="60" calcext:value-type="float">
            <text:p><text:s/>6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315" calcext:value-type="float">
            <text:p><text:s/>315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5" calcext:value-type="float">
            <text:p><text:s/>5 </text:p>
          </table:table-cell>
          <table:table-cell office:value-type="float" office:value="400" calcext:value-type="float">
            <text:p><text:s/>4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sea king" calcext:value-type="string">
            <text:p><text:s/>sea king </text:p>
          </table:table-cell>
          <table:table-cell table:number-columns-repeated="1000"/>
        </table:table-row>
        <table:table-row table:style-name="ro2">
          <table:table-cell office:value-type="string" office:string-value="a10 AT" calcext:value-type="string">
            <text:p><text:s/>a10 AT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Air" calcext:value-type="string">
            <text:p><text:s/>AT Ai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575" calcext:value-type="float">
            <text:p><text:s/>575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4" calcext:value-type="float">
            <text:p><text:s/>24 </text:p>
          </table:table-cell>
          <table:table-cell office:value-type="string" office:string-value="a10 AT" calcext:value-type="string">
            <text:p><text:s/>a10 AT </text:p>
          </table:table-cell>
          <table:table-cell table:number-columns-repeated="1000"/>
        </table:table-row>
        <table:table-row table:style-name="ro2">
          <table:table-cell office:value-type="string" office:string-value="b-52 bomber" calcext:value-type="string">
            <text:p><text:s/>b-52 bomber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Atomic Bomber" calcext:value-type="string">
            <text:p><text:s/>Atomic Bomber </text:p>
          </table:table-cell>
          <table:table-cell table:formula="of:=[.F27]" office:value-type="string" office:string-value="Atomic Bomber" calcext:value-type="string">
            <text:p><text:s/>Atomic 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150" calcext:value-type="float">
            <text:p><text:s/>150 </text:p>
          </table:table-cell>
          <table:table-cell/>
          <table:table-cell office:value-type="float" office:value="700" calcext:value-type="float">
            <text:p><text:s/>700 </text:p>
          </table:table-cell>
          <table:table-cell table:number-columns-repeated="2"/>
          <table:table-cell office:value-type="float" office:value="700" calcext:value-type="float">
            <text:p><text:s/>700 </text:p>
          </table:table-cell>
          <table:table-cell office:value-type="float" office:value="950" calcext:value-type="float">
            <text:p><text:s/>950 </text:p>
          </table:table-cell>
          <table:table-cell office:value-type="float" office:value="19" calcext:value-type="float">
            <text:p><text:s/>19 </text:p>
          </table:table-cell>
          <table:table-cell office:value-type="float" office:value="8" calcext:value-type="float">
            <text:p><text:s/>8 </text:p>
          </table:table-cell>
          <table:table-cell office:value-type="float" office:value="2800" calcext:value-type="float">
            <text:p><text:s/>2.80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3.5" calcext:value-type="float">
            <text:p><text:s/>3,50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b-52 bomber" calcext:value-type="string">
            <text:p><text:s/>b-52 bomber </text:p>
          </table:table-cell>
          <table:table-cell table:number-columns-repeated="1000"/>
        </table:table-row>
        <table:table-row table:style-name="ro2">
          <table:table-cell office:value-type="string" office:string-value="b-2 bomber" calcext:value-type="string">
            <text:p><text:s/>b-2 bomber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28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400" calcext:value-type="float">
            <text:p><text:s/>1.40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26" calcext:value-type="float">
            <text:p><text:s/>26 </text:p>
          </table:table-cell>
          <table:table-cell office:value-type="string" office:string-value="b-2 bomber" calcext:value-type="string">
            <text:p><text:s/>b-2 bomber </text:p>
          </table:table-cell>
          <table:table-cell table:number-columns-repeated="1000"/>
        </table:table-row>
        <table:table-row table:style-name="ro2">
          <table:table-cell office:value-type="string" office:string-value="helicopter AT" calcext:value-type="string">
            <text:p><text:s/>helicopter AT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Helicopter" calcext:value-type="string">
            <text:p><text:s/>Helicopter </text:p>
          </table:table-cell>
          <table:table-cell table:formula="of:=[.F29]" office:value-type="string" office:string-value="Helicopter" calcext:value-type="string">
            <text:p><text:s/>Helicopter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850" calcext:value-type="float">
            <text:p><text:s/>850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6" calcext:value-type="float">
            <text:p><text:s/>6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27" calcext:value-type="float">
            <text:p><text:s/>27 </text:p>
          </table:table-cell>
          <table:table-cell office:value-type="string" office:string-value="helicopter AT" calcext:value-type="string">
            <text:p><text:s/>helicopter AT </text:p>
          </table:table-cell>
          <table:table-cell table:number-columns-repeated="3"/>
          <table:table-cell table:number-columns-repeated="2" office:value-type="float" office:value="13" calcext:value-type="float">
            <text:p><text:s/>13 </text:p>
          </table:table-cell>
          <table:table-cell table:number-columns-repeated="995"/>
        </table:table-row>
        <table:table-row table:style-name="ro2">
          <table:table-cell office:value-type="string" office:string-value="helicopter gunship" calcext:value-type="string">
            <text:p><text:s/>helicopter gunship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Helicopter" calcext:value-type="string">
            <text:p><text:s/>Helicopter </text:p>
          </table:table-cell>
          <table:table-cell table:formula="of:=[.F30]" office:value-type="string" office:string-value="Helicopter" calcext:value-type="string">
            <text:p><text:s/>Helicopter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50" calcext:value-type="float">
            <text:p><text:s/>450 </text:p>
          </table:table-cell>
          <table:table-cell office:value-type="float" office:value="21" calcext:value-type="float">
            <text:p><text:s/>21 </text:p>
          </table:table-cell>
          <table:table-cell office:value-type="float" office:value="6" calcext:value-type="float">
            <text:p><text:s/>6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28" calcext:value-type="float">
            <text:p><text:s/>28 </text:p>
          </table:table-cell>
          <table:table-cell office:value-type="string" office:string-value="helicopter gunship" calcext:value-type="string">
            <text:p><text:s/>helicopter gunship </text:p>
          </table:table-cell>
          <table:table-cell table:number-columns-repeated="3"/>
          <table:table-cell table:number-columns-repeated="2" office:value-type="float" office:value="15" calcext:value-type="float">
            <text:p><text:s/>15 </text:p>
          </table:table-cell>
          <table:table-cell table:number-columns-repeated="995"/>
        </table:table-row>
        <table:table-row table:style-name="ro2">
          <table:table-cell office:value-type="string" office:string-value="helicopter transport" calcext:value-type="string">
            <text:p><text:s/>helicopter transport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75" calcext:value-type="float">
            <text:p><text:s/>75 </text:p>
          </table:table-cell>
          <table:table-cell table:number-columns-repeated="2"/>
          <table:table-cell office:value-type="float" office:value="75" calcext:value-type="float">
            <text:p><text:s/>75 </text:p>
          </table:table-cell>
          <table:table-cell office:value-type="float" office:value="550" calcext:value-type="float">
            <text:p><text:s/>5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3" calcext:value-type="float">
            <text:p><text:s/>3 </text:p>
          </table:table-cell>
          <table:table-cell table:number-columns-repeated="5"/>
          <table:table-cell office:value-type="float" office:value="29" calcext:value-type="float">
            <text:p><text:s/>29 </text:p>
          </table:table-cell>
          <table:table-cell office:value-type="string" office:string-value="helicopter transport" calcext:value-type="string">
            <text:p><text:s/>helicopter transport </text:p>
          </table:table-cell>
          <table:table-cell table:number-columns-repeated="3"/>
          <table:table-cell office:value-type="float" office:value="15" calcext:value-type="float">
            <text:p><text:s/>15 </text:p>
          </table:table-cell>
          <table:table-cell table:number-columns-repeated="996"/>
        </table:table-row>
        <table:table-row table:style-name="ro2">
          <table:table-cell office:value-type="string" office:string-value="f-117" calcext:value-type="string">
            <text:p><text:s/>f-117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625" calcext:value-type="float">
            <text:p><text:s/>625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90" calcext:value-type="float">
            <text:p><text:s/>19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30" calcext:value-type="float">
            <text:p><text:s/>30 </text:p>
          </table:table-cell>
          <table:table-cell office:value-type="string" office:string-value="f-117" calcext:value-type="string">
            <text:p><text:s/>f-117 </text:p>
          </table:table-cell>
          <table:table-cell table:number-columns-repeated="1000"/>
        </table:table-row>
        <table:table-row table:style-name="ro2">
          <table:table-cell office:value-type="string" office:string-value="jackal" calcext:value-type="string">
            <text:p><text:s/>jackal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796" calcext:value-type="float">
            <text:p><text:s/>796 </text:p>
          </table:table-cell>
          <table:table-cell office:value-type="float" office:value="23" calcext:value-type="float">
            <text:p><text:s/>23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85" calcext:value-type="float">
            <text:p><text:s/>28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31" calcext:value-type="float">
            <text:p><text:s/>31 </text:p>
          </table:table-cell>
          <table:table-cell office:value-type="string" office:string-value="jackal" calcext:value-type="string">
            <text:p><text:s/>jackal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titan" calcext:value-type="string">
            <text:p><text:s/>tita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Atomic Bomber" calcext:value-type="string">
            <text:p><text:s/>Atomic Bomber </text:p>
          </table:table-cell>
          <table:table-cell table:formula="of:=[.F34]" office:value-type="string" office:string-value="Atomic Bomber" calcext:value-type="string">
            <text:p><text:s/>Atomic 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150" calcext:value-type="float">
            <text:p><text:s/>150 </text:p>
          </table:table-cell>
          <table:table-cell/>
          <table:table-cell office:value-type="float" office:value="700" calcext:value-type="float">
            <text:p><text:s/>700 </text:p>
          </table:table-cell>
          <table:table-cell table:number-columns-repeated="2"/>
          <table:table-cell office:value-type="float" office:value="700" calcext:value-type="float">
            <text:p><text:s/>700 </text:p>
          </table:table-cell>
          <table:table-cell office:value-type="float" office:value="1100" calcext:value-type="float">
            <text:p><text:s/>1.10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3300" calcext:value-type="float">
            <text:p><text:s/>3.30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3.5" calcext:value-type="float">
            <text:p><text:s/>3,50 </text:p>
          </table:table-cell>
          <table:table-cell office:value-type="float" office:value="32" calcext:value-type="float">
            <text:p><text:s/>32 </text:p>
          </table:table-cell>
          <table:table-cell office:value-type="string" office:string-value="titan" calcext:value-type="string">
            <text:p><text:s/>tita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b-122 wyvern" calcext:value-type="string">
            <text:p><text:s/>b-122 wyver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table:number-columns-repeated="2" office:value-type="string" office:string-value="Bomber" calcext:value-type="string">
            <text:p><text:s/>Bomber </text:p>
          </table:table-cell>
          <table:table-cell table:formula="of:=[.F35]" office:value-type="string" office:string-value="Bomber" calcext:value-type="string">
            <text:p><text:s/>Bomber </text:p>
          </table:table-cell>
          <table:table-cell office:value-type="string" office:string-value="Bomber" calcext:value-type="string">
            <text:p><text:s/>Bomber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700" calcext:value-type="float">
            <text:p><text:s/>1.70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75" calcext:value-type="float">
            <text:p><text:s/>1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33" calcext:value-type="float">
            <text:p><text:s/>33 </text:p>
          </table:table-cell>
          <table:table-cell office:value-type="string" office:string-value="b-122 wyvern" calcext:value-type="string">
            <text:p><text:s/>b-122 wyver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reaper gunship" calcext:value-type="string">
            <text:p><text:s/>reaper gunship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Helicopter" calcext:value-type="string">
            <text:p><text:s/>Helicopter </text:p>
          </table:table-cell>
          <table:table-cell table:formula="of:=[.F36]" office:value-type="string" office:string-value="Helicopter" calcext:value-type="string">
            <text:p><text:s/>Helicopter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600" calcext:value-type="float">
            <text:p><text:s/>6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5" calcext:value-type="float">
            <text:p><text:s/>3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0.8" calcext:value-type="float">
            <text:p><text:s/>0,8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34" calcext:value-type="float">
            <text:p><text:s/>34 </text:p>
          </table:table-cell>
          <table:table-cell office:value-type="string" office:string-value="reaper gunship" calcext:value-type="string">
            <text:p><text:s/>reaper gunship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19" calcext:value-type="float">
            <text:p><text:s/>19 </text:p>
          </table:table-cell>
          <table:table-cell table:number-columns-repeated="995"/>
        </table:table-row>
        <table:table-row table:style-name="ro2">
          <table:table-cell office:value-type="string" office:string-value="spectre AT" calcext:value-type="string">
            <text:p><text:s/>spectre AT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Helicopter" calcext:value-type="string">
            <text:p><text:s/>Helicopter </text:p>
          </table:table-cell>
          <table:table-cell table:formula="of:=[.F37]" office:value-type="string" office:string-value="Helicopter" calcext:value-type="string">
            <text:p><text:s/>Helicopter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200" calcext:value-type="float">
            <text:p><text:s/>200 </text:p>
          </table:table-cell>
          <table:table-cell table:number-columns-repeated="2"/>
          <table:table-cell office:value-type="float" office:value="200" calcext:value-type="float">
            <text:p><text:s/>200 </text:p>
          </table:table-cell>
          <table:table-cell office:value-type="float" office:value="1100" calcext:value-type="float">
            <text:p><text:s/>1.1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35" calcext:value-type="float">
            <text:p><text:s/>35 </text:p>
          </table:table-cell>
          <table:table-cell office:value-type="string" office:string-value="spectre AT" calcext:value-type="string">
            <text:p><text:s/>spectre AT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2" office:value-type="float" office:value="15" calcext:value-type="float">
            <text:p><text:s/>15 </text:p>
          </table:table-cell>
          <table:table-cell table:number-columns-repeated="995"/>
        </table:table-row>
        <table:table-row table:style-name="ro2">
          <table:table-cell office:value-type="string" office:string-value="pegasus transport" calcext:value-type="string">
            <text:p><text:s/>pegasus transport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65" calcext:value-type="float">
            <text:p><text:s/>65 </text:p>
          </table:table-cell>
          <table:table-cell/>
          <table:table-cell office:value-type="float" office:value="75" calcext:value-type="float">
            <text:p><text:s/>75 </text:p>
          </table:table-cell>
          <table:table-cell table:number-columns-repeated="2"/>
          <table:table-cell office:value-type="float" office:value="75" calcext:value-type="float">
            <text:p><text:s/>75 </text:p>
          </table:table-cell>
          <table:table-cell office:value-type="float" office:value="660" calcext:value-type="float">
            <text:p><text:s/>66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5" calcext:value-type="float">
            <text:p><text:s/>5 </text:p>
          </table:table-cell>
          <table:table-cell table:number-columns-repeated="5"/>
          <table:table-cell office:value-type="float" office:value="36" calcext:value-type="float">
            <text:p><text:s/>36 </text:p>
          </table:table-cell>
          <table:table-cell office:value-type="string" office:string-value="pegasus transport" calcext:value-type="string">
            <text:p><text:s/>pegasus transport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15" calcext:value-type="float">
            <text:p><text:s/>15 </text:p>
          </table:table-cell>
          <table:table-cell table:number-columns-repeated="996"/>
        </table:table-row>
        <table:table-row table:style-name="ro2">
          <table:table-cell office:value-type="string" office:string-value="talon" calcext:value-type="string">
            <text:p><text:s/>talo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740" calcext:value-type="float">
            <text:p><text:s/>740 </text:p>
          </table:table-cell>
          <table:table-cell office:value-type="float" office:value="23" calcext:value-type="float">
            <text:p><text:s/>23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27" calcext:value-type="float">
            <text:p><text:s/>227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37" calcext:value-type="float">
            <text:p><text:s/>37 </text:p>
          </table:table-cell>
          <table:table-cell office:value-type="string" office:string-value="talon" calcext:value-type="string">
            <text:p><text:s/>talo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nebula fighter" calcext:value-type="string">
            <text:p><text:s/>nebula fighter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" calcext:value-type="string">
            <text:p><text:s/>Fight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941" calcext:value-type="float">
            <text:p><text:s/>941 </text:p>
          </table:table-cell>
          <table:table-cell office:value-type="float" office:value="24" calcext:value-type="float">
            <text:p><text:s/>2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338" calcext:value-type="float">
            <text:p><text:s/>33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38" calcext:value-type="float">
            <text:p><text:s/>38 </text:p>
          </table:table-cell>
          <table:table-cell office:value-type="string" office:string-value="nebula fighter" calcext:value-type="string">
            <text:p><text:s/>nebula fighter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sea king II" calcext:value-type="string">
            <text:p><text:s/>sea king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ANTI-SUB" calcext:value-type="string">
            <text:p><text:s/>ANTI-SUB </text:p>
          </table:table-cell>
          <table:table-cell office:value-type="string" office:string-value="Anti-Sea" calcext:value-type="string">
            <text:p><text:s/>Anti-Sea </text:p>
          </table:table-cell>
          <table:table-cell office:value-type="string" office:string-value="Helicopter" calcext:value-type="string">
            <text:p><text:s/>Helicopter </text:p>
          </table:table-cell>
          <table:table-cell office:value-type="string" office:string-value="Sea King" calcext:value-type="string">
            <text:p><text:s/>Sea King </text:p>
          </table:table-cell>
          <table:table-cell office:value-type="float" office:value="60" calcext:value-type="float">
            <text:p><text:s/>6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450" calcext:value-type="float">
            <text:p><text:s/>45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75" calcext:value-type="float">
            <text:p><text:s/>4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39" calcext:value-type="float">
            <text:p><text:s/>39 </text:p>
          </table:table-cell>
          <table:table-cell office:value-type="string" office:string-value="sea king II" calcext:value-type="string">
            <text:p><text:s/>sea king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phoenix" calcext:value-type="string">
            <text:p><text:s/>phoenix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AIRPORT" calcext:value-type="string">
            <text:p><text:s/>AIRPORT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Strafer" calcext:value-type="string">
            <text:p><text:s/>Strafer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00" calcext:value-type="float">
            <text:p><text:s/>100 </text:p>
          </table:table-cell>
          <table:table-cell table:number-columns-repeated="2"/>
          <table:table-cell office:value-type="float" office:value="100" calcext:value-type="float">
            <text:p><text:s/>100 </text:p>
          </table:table-cell>
          <table:table-cell office:value-type="float" office:value="860" calcext:value-type="float">
            <text:p><text:s/>860 </text:p>
          </table:table-cell>
          <table:table-cell office:value-type="float" office:value="24" calcext:value-type="float">
            <text:p><text:s/>2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65" calcext:value-type="float">
            <text:p><text:s/>26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40" calcext:value-type="float">
            <text:p><text:s/>40 </text:p>
          </table:table-cell>
          <table:table-cell office:value-type="string" office:string-value="phoenix" calcext:value-type="string">
            <text:p><text:s/>phoenix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slinger" calcext:value-type="string">
            <text:p><text:s/>slinger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70" calcext:value-type="float">
            <text:p><text:s/>7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4" calcext:value-type="float">
            <text:p><text:s/>4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3" calcext:value-type="float">
            <text:p><text:s/>3,00 </text:p>
          </table:table-cell>
          <table:table-cell/>
          <table:table-cell office:value-type="float" office:value="41" calcext:value-type="float">
            <text:p><text:s/>41 </text:p>
          </table:table-cell>
          <table:table-cell office:value-type="string" office:string-value="slinger" calcext:value-type="string">
            <text:p><text:s/>slinger </text:p>
          </table:table-cell>
          <table:table-cell table:number-columns-repeated="2"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incan warrior" calcext:value-type="string">
            <text:p><text:s/>incan warrior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70" calcext:value-type="float">
            <text:p><text:s/>7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4" calcext:value-type="float">
            <text:p><text:s/>4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3" calcext:value-type="float">
            <text:p><text:s/>3,00 </text:p>
          </table:table-cell>
          <table:table-cell/>
          <table:table-cell office:value-type="float" office:value="42" calcext:value-type="float">
            <text:p><text:s/>42 </text:p>
          </table:table-cell>
          <table:table-cell office:value-type="string" office:string-value="incan warrior" calcext:value-type="string">
            <text:p><text:s/>incan warrior </text:p>
          </table:table-cell>
          <table:table-cell table:number-columns-repeated="2"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simple bowman" calcext:value-type="string">
            <text:p><text:s/>simple bowman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40" calcext:value-type="float">
            <text:p><text:s/>40 </text:p>
          </table:table-cell>
          <table:table-cell/>
          <table:table-cell office:value-type="float" office:value="95" calcext:value-type="float">
            <text:p><text:s/>9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5" calcext:value-type="float">
            <text:p><text:s/>5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43" calcext:value-type="float">
            <text:p><text:s/>43 </text:p>
          </table:table-cell>
          <table:table-cell office:value-type="string" office:string-value="simple bowman" calcext:value-type="string">
            <text:p><text:s/>simple bowman </text:p>
          </table:table-cell>
          <table:table-cell/>
          <table:table-cell office:value-type="float" office:value="1" calcext:value-type="float">
            <text:p><text:s/>1 </text:p>
          </table:table-cell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elephant archer" calcext:value-type="string">
            <text:p><text:s/>elephant archer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Cavalry Archer" calcext:value-type="string">
            <text:p><text:s/>Cavalry 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Elephant Archer" calcext:value-type="string">
            <text:p><text:s/>Elephant 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120" calcext:value-type="float">
            <text:p><text:s/>120 </text:p>
          </table:table-cell>
          <table:table-cell office:value-type="float" office:value="80" calcext:value-type="float">
            <text:p><text:s/>80 </text:p>
          </table:table-cell>
          <table:table-cell table:number-columns-repeated="3"/>
          <table:table-cell office:value-type="float" office:value="600" calcext:value-type="float">
            <text:p><text:s/>6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" calcext:value-type="float">
            <text:p><text:s/>5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44" calcext:value-type="float">
            <text:p><text:s/>44 </text:p>
          </table:table-cell>
          <table:table-cell office:value-type="string" office:string-value="elephant archer" calcext:value-type="string">
            <text:p><text:s/>elephant archer </text:p>
          </table:table-cell>
          <table:table-cell/>
          <table:table-cell office:value-type="float" office:value="3" calcext:value-type="float">
            <text:p><text:s/>3 </text:p>
          </table:table-cell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javelin" calcext:value-type="string">
            <text:p><text:s/>javelin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Spear Thrower" calcext:value-type="string">
            <text:p><text:s/>Spear Throwe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40" calcext:value-type="float">
            <text:p><text:s/>40 </text:p>
          </table:table-cell>
          <table:table-cell/>
          <table:table-cell office:value-type="float" office:value="130" calcext:value-type="float">
            <text:p><text:s/>13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3" calcext:value-type="float">
            <text:p><text:s/>3,00 </text:p>
          </table:table-cell>
          <table:table-cell/>
          <table:table-cell office:value-type="float" office:value="45" calcext:value-type="float">
            <text:p><text:s/>45 </text:p>
          </table:table-cell>
          <table:table-cell office:value-type="string" office:string-value="javelin" calcext:value-type="string">
            <text:p><text:s/>javelin </text:p>
          </table:table-cell>
          <table:table-cell office:value-type="float" office:value="4" calcext:value-type="float">
            <text:p><text:s/>4 </text:p>
          </table:table-cell>
          <table:table-cell table:number-columns-repeated="999"/>
        </table:table-row>
        <table:table-row table:style-name="ro2">
          <table:table-cell office:value-type="string" office:string-value="chariot archer" calcext:value-type="string">
            <text:p><text:s/>chariot archer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Cavalry Archer" calcext:value-type="string">
            <text:p><text:s/>Cavalry Archer </text:p>
          </table:table-cell>
          <table:table-cell table:number-columns-repeated="2" office:value-type="string" office:string-value="Ranged Cav" calcext:value-type="string">
            <text:p><text:s/>Ranged Cav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45" calcext:value-type="float">
            <text:p><text:s/>45 </text:p>
          </table:table-cell>
          <table:table-cell/>
          <table:table-cell office:value-type="float" office:value="60" calcext:value-type="float">
            <text:p><text:s/>60 </text:p>
          </table:table-cell>
          <table:table-cell/>
          <table:table-cell office:value-type="float" office:value="180" calcext:value-type="float">
            <text:p><text:s/>18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5" calcext:value-type="float">
            <text:p><text:s/>5 </text:p>
          </table:table-cell>
          <table:table-cell office:value-type="float" office:value="17" calcext:value-type="float">
            <text:p><text:s/>17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46" calcext:value-type="float">
            <text:p><text:s/>46 </text:p>
          </table:table-cell>
          <table:table-cell office:value-type="string" office:string-value="chariot archer" calcext:value-type="string">
            <text:p><text:s/>chariot archer </text:p>
          </table:table-cell>
          <table:table-cell/>
          <table:table-cell office:value-type="float" office:value="1" calcext:value-type="float">
            <text:p><text:s/>1 </text:p>
          </table:table-cell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composite bow" calcext:value-type="string">
            <text:p><text:s/>composite bow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40" calcext:value-type="float">
            <text:p><text:s/>40 </text:p>
          </table:table-cell>
          <table:table-cell/>
          <table:table-cell office:value-type="float" office:value="145" calcext:value-type="float">
            <text:p><text:s/>14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47" calcext:value-type="float">
            <text:p><text:s/>47 </text:p>
          </table:table-cell>
          <table:table-cell office:value-type="string" office:string-value="composite bow" calcext:value-type="string">
            <text:p><text:s/>composite bow </text:p>
          </table:table-cell>
          <table:table-cell/>
          <table:table-cell office:value-type="float" office:value="2" calcext:value-type="float">
            <text:p><text:s/>2 </text:p>
          </table:table-cell>
          <table:table-cell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pilum" calcext:value-type="string">
            <text:p><text:s/>pilum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Spear Thrower" calcext:value-type="string">
            <text:p><text:s/>Spear Throwe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40" calcext:value-type="float">
            <text:p><text:s/>40 </text:p>
          </table:table-cell>
          <table:table-cell/>
          <table:table-cell office:value-type="float" office:value="155" calcext:value-type="float">
            <text:p><text:s/>15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5" calcext:value-type="float">
            <text:p><text:s/>5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48" calcext:value-type="float">
            <text:p><text:s/>48 </text:p>
          </table:table-cell>
          <table:table-cell office:value-type="string" office:string-value="pilum" calcext:value-type="string">
            <text:p><text:s/>pilum </text:p>
          </table:table-cell>
          <table:table-cell office:value-type="float" office:value="5" calcext:value-type="float">
            <text:p><text:s/>5 </text:p>
          </table:table-cell>
          <table:table-cell table:number-columns-repeated="999"/>
        </table:table-row>
        <table:table-row table:style-name="ro2">
          <table:table-cell office:value-type="string" office:string-value="crossbow" calcext:value-type="string">
            <text:p><text:s/>crossbow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125" calcext:value-type="float">
            <text:p><text:s/>12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40" calcext:value-type="float">
            <text:p><text:s/>40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10" calcext:value-type="float">
            <text:p><text:s/>10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49" calcext:value-type="float">
            <text:p><text:s/>49 </text:p>
          </table:table-cell>
          <table:table-cell office:value-type="string" office:string-value="crossbow" calcext:value-type="string">
            <text:p><text:s/>crossbow </text:p>
          </table:table-cell>
          <table:table-cell table:number-columns-repeated="1000"/>
        </table:table-row>
        <table:table-row table:style-name="ro2">
          <table:table-cell office:value-type="string" office:string-value="long bow" calcext:value-type="string">
            <text:p><text:s/>long bow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Primitive Ranged" calcext:value-type="string">
            <text:p><text:s/>Primitive Ranged </text:p>
          </table:table-cell>
          <table:table-cell office:value-type="string" office:string-value="Archer" calcext:value-type="string">
            <text:p><text:s/>Archer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30" calcext:value-type="float">
            <text:p><text:s/>30 </text:p>
          </table:table-cell>
          <table:table-cell/>
          <table:table-cell office:value-type="float" office:value="40" calcext:value-type="float">
            <text:p><text:s/>40 </text:p>
          </table:table-cell>
          <table:table-cell/>
          <table:table-cell office:value-type="float" office:value="190" calcext:value-type="float">
            <text:p><text:s/>19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7" calcext:value-type="float">
            <text:p><text:s/>17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50" calcext:value-type="float">
            <text:p><text:s/>50 </text:p>
          </table:table-cell>
          <table:table-cell office:value-type="string" office:string-value="long bow" calcext:value-type="string">
            <text:p><text:s/>long bow </text:p>
          </table:table-cell>
          <table:table-cell/>
          <table:table-cell office:value-type="float" office:value="3" calcext:value-type="float">
            <text:p><text:s/>3 </text:p>
          </table:table-cell>
          <table:table-cell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cavalry archer" calcext:value-type="string">
            <text:p><text:s/>cavalry archer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ARCHERY RANGE" calcext:value-type="string">
            <text:p><text:s/>ARCHERY RANGE </text:p>
          </table:table-cell>
          <table:table-cell office:value-type="string" office:string-value="Cavalry Archer" calcext:value-type="string">
            <text:p><text:s/>Cavalry Archer </text:p>
          </table:table-cell>
          <table:table-cell table:number-columns-repeated="2" office:value-type="string" office:string-value="Ranged Cav" calcext:value-type="string">
            <text:p><text:s/>Ranged Cav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38" calcext:value-type="float">
            <text:p><text:s/>38 </text:p>
          </table:table-cell>
          <table:table-cell/>
          <table:table-cell office:value-type="float" office:value="45" calcext:value-type="float">
            <text:p><text:s/>45 </text:p>
          </table:table-cell>
          <table:table-cell/>
          <table:table-cell office:value-type="float" office:value="60" calcext:value-type="float">
            <text:p><text:s/>60 </text:p>
          </table:table-cell>
          <table:table-cell/>
          <table:table-cell office:value-type="float" office:value="275" calcext:value-type="float">
            <text:p><text:s/>2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arrow" calcext:value-type="string">
            <text:p><text:s/>arrow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51" calcext:value-type="float">
            <text:p><text:s/>51 </text:p>
          </table:table-cell>
          <table:table-cell office:value-type="string" office:string-value="cavalry archer" calcext:value-type="string">
            <text:p><text:s/>cavalry archer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clubman" calcext:value-type="string">
            <text:p><text:s/>clubman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54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135" calcext:value-type="float">
            <text:p><text:s/>13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2" calcext:value-type="float">
            <text:p><text:s/>52 </text:p>
          </table:table-cell>
          <table:table-cell office:value-type="string" office:string-value="clubman" calcext:value-type="string">
            <text:p><text:s/>clubman </text:p>
          </table:table-cell>
          <table:table-cell/>
          <table:table-cell office:value-type="float" office:value="1" calcext:value-type="float">
            <text:p><text:s/>1 </text:p>
          </table:table-cell>
          <table:table-cell table:number-columns-repeated="998"/>
        </table:table-row>
        <table:table-row table:style-name="ro2">
          <table:table-cell office:value-type="string" office:string-value="rock thrower" calcext:value-type="string">
            <text:p><text:s/>rock thrower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Other" calcext:value-type="string">
            <text:p><text:s/>Oth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8" calcext:value-type="float">
            <text:p><text:s/>38 </text:p>
          </table:table-cell>
          <table:table-cell table:number-columns-repeated="2" office:value-type="float" office:value="30" calcext:value-type="float">
            <text:p><text:s/>30 </text:p>
          </table:table-cell>
          <table:table-cell table:number-columns-repeated="3"/>
          <table:table-cell office:value-type="float" office:value="75" calcext:value-type="float">
            <text:p><text:s/>7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3" calcext:value-type="float">
            <text:p><text:s/>3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shock" calcext:value-type="string">
            <text:p><text:s/>shock </text:p>
          </table:table-cell>
          <table:table-cell table:number-columns-repeated="2" office:value-type="float" office:value="2" calcext:value-type="float">
            <text:p><text:s/>2,00 </text:p>
          </table:table-cell>
          <table:table-cell/>
          <table:table-cell office:value-type="float" office:value="53" calcext:value-type="float">
            <text:p><text:s/>53 </text:p>
          </table:table-cell>
          <table:table-cell office:value-type="string" office:string-value="rock thrower" calcext:value-type="string">
            <text:p><text:s/>rock thrower </text:p>
          </table:table-cell>
          <table:table-cell/>
          <table:table-cell table:number-columns-repeated="2"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spearman" calcext:value-type="string">
            <text:p><text:s/>spearman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Foot Spear" calcext:value-type="string">
            <text:p><text:s/>Foot Spear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85" calcext:value-type="float">
            <text:p><text:s/>8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4" calcext:value-type="float">
            <text:p><text:s/>54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float" office:value="2" calcext:value-type="float">
            <text:p><text:s/>2 </text:p>
          </table:table-cell>
          <table:table-cell table:number-columns-repeated="999"/>
        </table:table-row>
        <table:table-row table:style-name="ro2">
          <table:table-cell office:value-type="string" office:string-value="sampson" calcext:value-type="string">
            <text:p><text:s/>sampson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Ram" calcext:value-type="string">
            <text:p><text:s/>Ram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65" calcext:value-type="float">
            <text:p><text:s/>65 </text:p>
          </table:table-cell>
          <table:table-cell/>
          <table:table-cell office:value-type="float" office:value="65" calcext:value-type="float">
            <text:p><text:s/>65 </text:p>
          </table:table-cell>
          <table:table-cell/>
          <table:table-cell office:value-type="float" office:value="105" calcext:value-type="float">
            <text:p><text:s/>10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4" calcext:value-type="float">
            <text:p><text:s/>4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1.3" calcext:value-type="float">
            <text:p><text:s/>1,30 </text:p>
          </table:table-cell>
          <table:table-cell/>
          <table:table-cell office:value-type="float" office:value="55" calcext:value-type="float">
            <text:p><text:s/>55 </text:p>
          </table:table-cell>
          <table:table-cell office:value-type="string" office:string-value="sampson" calcext:value-type="string">
            <text:p><text:s/>sampson </text:p>
          </table:table-cell>
          <table:table-cell table:number-columns-repeated="1000"/>
        </table:table-row>
        <table:table-row table:style-name="ro2">
          <table:table-cell office:value-type="string" office:string-value="maceman" calcext:value-type="string">
            <text:p><text:s/>maceman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table:number-columns-repeated="2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150" calcext:value-type="float">
            <text:p><text:s/>1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6" calcext:value-type="float">
            <text:p><text:s/>56 </text:p>
          </table:table-cell>
          <table:table-cell office:value-type="string" office:string-value="maceman" calcext:value-type="string">
            <text:p><text:s/>maceman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8"/>
        </table:table-row>
        <table:table-row table:style-name="ro2">
          <table:table-cell office:value-type="string" office:string-value="royal guard" calcext:value-type="string">
            <text:p><text:s/>royal guard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59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215" calcext:value-type="float">
            <text:p><text:s/>21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7" calcext:value-type="float">
            <text:p><text:s/>57 </text:p>
          </table:table-cell>
          <table:table-cell office:value-type="string" office:string-value="royal guard" calcext:value-type="string">
            <text:p><text:s/>royal guard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shortsword" calcext:value-type="string">
            <text:p><text:s/>shortsword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60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215" calcext:value-type="float">
            <text:p><text:s/>21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8" calcext:value-type="float">
            <text:p><text:s/>58 </text:p>
          </table:table-cell>
          <table:table-cell office:value-type="string" office:string-value="shortsword" calcext:value-type="string">
            <text:p><text:s/>shortsword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chinese infantry" calcext:value-type="string">
            <text:p><text:s/>chinese infantry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Foot Spear" calcext:value-type="string">
            <text:p><text:s/>Foot Spea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155" calcext:value-type="float">
            <text:p><text:s/>15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59" calcext:value-type="float">
            <text:p><text:s/>59 </text:p>
          </table:table-cell>
          <table:table-cell office:value-type="string" office:string-value="chinese infantry" calcext:value-type="string">
            <text:p><text:s/>chinese infantry </text:p>
          </table:table-cell>
          <table:table-cell office:value-type="float" office:value="3" calcext:value-type="float">
            <text:p><text:s/>3 </text:p>
          </table:table-cell>
          <table:table-cell table:number-columns-repeated="999"/>
        </table:table-row>
        <table:table-row table:style-name="ro2">
          <table:table-cell office:value-type="string" office:string-value="persian immortal" calcext:value-type="string">
            <text:p><text:s/>persian immortal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Foot Spear" calcext:value-type="string">
            <text:p><text:s/>Foot Spea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155" calcext:value-type="float">
            <text:p><text:s/>15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0" calcext:value-type="float">
            <text:p><text:s/>60 </text:p>
          </table:table-cell>
          <table:table-cell office:value-type="string" office:string-value="persian immortal" calcext:value-type="string">
            <text:p><text:s/>persian immortal </text:p>
          </table:table-cell>
          <table:table-cell office:value-type="float" office:value="3" calcext:value-type="float">
            <text:p><text:s/>3 </text:p>
          </table:table-cell>
          <table:table-cell table:number-columns-repeated="999"/>
        </table:table-row>
        <table:table-row table:style-name="ro2">
          <table:table-cell office:value-type="string" office:string-value="phalanx" calcext:value-type="string">
            <text:p><text:s/>phalanx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Foot Spear" calcext:value-type="string">
            <text:p><text:s/>Foot Spear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155" calcext:value-type="float">
            <text:p><text:s/>15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1" calcext:value-type="float">
            <text:p><text:s/>61 </text:p>
          </table:table-cell>
          <table:table-cell office:value-type="string" office:string-value="phalanx" calcext:value-type="string">
            <text:p><text:s/>phalanx </text:p>
          </table:table-cell>
          <table:table-cell office:value-type="float" office:value="3" calcext:value-type="float">
            <text:p><text:s/>3 </text:p>
          </table:table-cell>
          <table:table-cell table:number-columns-repeated="999"/>
        </table:table-row>
        <table:table-row table:style-name="ro2">
          <table:table-cell office:value-type="string" office:string-value="barbarian" calcext:value-type="string">
            <text:p><text:s/>barbarian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Barbarian" calcext:value-type="string">
            <text:p><text:s/>Barbarian </text:p>
          </table:table-cell>
          <table:table-cell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35" calcext:value-type="float">
            <text:p><text:s/>35 </text:p>
          </table:table-cell>
          <table:table-cell table:number-columns-repeated="3"/>
          <table:table-cell office:value-type="float" office:value="35" calcext:value-type="float">
            <text:p><text:s/>35 </text:p>
          </table:table-cell>
          <table:table-cell office:value-type="float" office:value="325" calcext:value-type="float">
            <text:p><text:s/>32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2" calcext:value-type="float">
            <text:p><text:s/>62 </text:p>
          </table:table-cell>
          <table:table-cell office:value-type="string" office:string-value="barbarian" calcext:value-type="string">
            <text:p><text:s/>barbarian </text:p>
          </table:table-cell>
          <table:table-cell office:value-type="float" office:value="2" calcext:value-type="float">
            <text:p><text:s/>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moorish infantry" calcext:value-type="string">
            <text:p><text:s/>moorish infantry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table:number-columns-repeated="2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9" calcext:value-type="float">
            <text:p><text:s/>29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3" calcext:value-type="float">
            <text:p><text:s/>63 </text:p>
          </table:table-cell>
          <table:table-cell office:value-type="string" office:string-value="moorish infantry" calcext:value-type="string">
            <text:p><text:s/>moorish infantry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viking" calcext:value-type="string">
            <text:p><text:s/>viking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Viking" calcext:value-type="string">
            <text:p><text:s/>Viking </text:p>
          </table:table-cell>
          <table:table-cell table:formula="of:=[.F66]" office:value-type="string" office:string-value="Viking" calcext:value-type="string">
            <text:p><text:s/>Viking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35" calcext:value-type="float">
            <text:p><text:s/>35 </text:p>
          </table:table-cell>
          <table:table-cell table:number-columns-repeated="3"/>
          <table:table-cell office:value-type="float" office:value="35" calcext:value-type="float">
            <text:p><text:s/>35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4" calcext:value-type="float">
            <text:p><text:s/>64 </text:p>
          </table:table-cell>
          <table:table-cell office:value-type="string" office:string-value="viking" calcext:value-type="string">
            <text:p><text:s/>viking </text:p>
          </table:table-cell>
          <table:table-cell table:number-columns-repeated="1000"/>
        </table:table-row>
        <table:table-row table:style-name="ro2">
          <table:table-cell office:value-type="string" office:string-value="long sword" calcext:value-type="string">
            <text:p><text:s/>long sword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67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9" calcext:value-type="float">
            <text:p><text:s/>29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5" calcext:value-type="float">
            <text:p><text:s/>65 </text:p>
          </table:table-cell>
          <table:table-cell office:value-type="string" office:string-value="long sword" calcext:value-type="string">
            <text:p><text:s/>long sword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samurai" calcext:value-type="string">
            <text:p><text:s/>samurai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68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9" calcext:value-type="float">
            <text:p><text:s/>29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6" calcext:value-type="float">
            <text:p><text:s/>66 </text:p>
          </table:table-cell>
          <table:table-cell office:value-type="string" office:string-value="samurai" calcext:value-type="string">
            <text:p><text:s/>samurai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pikeman" calcext:value-type="string">
            <text:p><text:s/>pikeman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Foot Spear" calcext:value-type="string">
            <text:p><text:s/>Foot Spear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40" calcext:value-type="float">
            <text:p><text:s/>40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7" calcext:value-type="float">
            <text:p><text:s/>67 </text:p>
          </table:table-cell>
          <table:table-cell office:value-type="string" office:string-value="pikeman" calcext:value-type="string">
            <text:p><text:s/>pikeman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huskarl" calcext:value-type="string">
            <text:p><text:s/>huskarl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WORDSMAN" calcext:value-type="string">
            <text:p><text:s/>SWORDSMAN </text:p>
          </table:table-cell>
          <table:table-cell office:value-type="string" office:string-value="Foot Shock" calcext:value-type="string">
            <text:p><text:s/>Foot Shock </text:p>
          </table:table-cell>
          <table:table-cell table:formula="of:=[.F70]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9" calcext:value-type="float">
            <text:p><text:s/>29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8" calcext:value-type="float">
            <text:p><text:s/>68 </text:p>
          </table:table-cell>
          <table:table-cell office:value-type="string" office:string-value="huskarl" calcext:value-type="string">
            <text:p><text:s/>huskarl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spanish infantry" calcext:value-type="string">
            <text:p><text:s/>spanish infantry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Halberdier" calcext:value-type="string">
            <text:p><text:s/>Halberdier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350" calcext:value-type="float">
            <text:p><text:s/>3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40" calcext:value-type="float">
            <text:p><text:s/>40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69" calcext:value-type="float">
            <text:p><text:s/>69 </text:p>
          </table:table-cell>
          <table:table-cell office:value-type="string" office:string-value="spanish infantry" calcext:value-type="string">
            <text:p><text:s/>spanish infantry </text:p>
          </table:table-cell>
          <table:table-cell office:value-type="float" office:value="4" calcext:value-type="float">
            <text:p><text:s/>4 </text:p>
          </table:table-cell>
          <table:table-cell table:number-columns-repeated="999"/>
        </table:table-row>
        <table:table-row table:style-name="ro2">
          <table:table-cell office:value-type="string" office:string-value="arquebus" calcext:value-type="string">
            <text:p><text:s/>arquebus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Primitive Gun" calcext:value-type="string">
            <text:p><text:s/>Primitive Gun </text:p>
          </table:table-cell>
          <table:table-cell office:value-type="string" office:string-value="Musket" calcext:value-type="string">
            <text:p><text:s/>Musket </text:p>
          </table:table-cell>
          <table:table-cell office:value-type="string" office:string-value="Gun Infantry" calcext:value-type="string">
            <text:p><text:s/>Gun 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270" calcext:value-type="float">
            <text:p><text:s/>2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2" office:value-type="float" office:value="5" calcext:value-type="float">
            <text:p><text:s/>5,00 </text:p>
          </table:table-cell>
          <table:table-cell/>
          <table:table-cell office:value-type="float" office:value="70" calcext:value-type="float">
            <text:p><text:s/>70 </text:p>
          </table:table-cell>
          <table:table-cell office:value-type="string" office:string-value="arquebus" calcext:value-type="string">
            <text:p><text:s/>arquebus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ashikagu arquebus" calcext:value-type="string">
            <text:p><text:s/>ashikagu arquebus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table:formula="of:=[.F72]" office:value-type="string" office:string-value="Primitive Gun" calcext:value-type="string">
            <text:p><text:s/>Primitive Gun </text:p>
          </table:table-cell>
          <table:table-cell table:formula="of:=[.G72]" office:value-type="string" office:string-value="Musket" calcext:value-type="string">
            <text:p><text:s/>Musket </text:p>
          </table:table-cell>
          <table:table-cell office:value-type="string" office:string-value="Shock" calcext:value-type="string">
            <text:p><text:s/>Shock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270" calcext:value-type="float">
            <text:p><text:s/>2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2" office:value-type="float" office:value="5" calcext:value-type="float">
            <text:p><text:s/>5,00 </text:p>
          </table:table-cell>
          <table:table-cell/>
          <table:table-cell office:value-type="float" office:value="71" calcext:value-type="float">
            <text:p><text:s/>71 </text:p>
          </table:table-cell>
          <table:table-cell office:value-type="string" office:string-value="ashikagu arquebus" calcext:value-type="string">
            <text:p><text:s/>ashikagu arquebus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elite guard" calcext:value-type="string">
            <text:p><text:s/>elite guard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Elite Guard" calcext:value-type="string">
            <text:p><text:s/>Elite Guard </text:p>
          </table:table-cell>
          <table:table-cell table:formula="of:=[.F74]" office:value-type="string" office:string-value="Elite Guard" calcext:value-type="string">
            <text:p><text:s/>Elite Guard </text:p>
          </table:table-cell>
          <table:table-cell office:value-type="string" office:string-value="Gun Infantry" calcext:value-type="string">
            <text:p><text:s/>Gun Infantry </text:p>
          </table:table-cell>
          <table:table-cell office:value-type="float" office:value="55" calcext:value-type="float">
            <text:p><text:s/>55 </text:p>
          </table:table-cell>
          <table:table-cell office:value-type="float" office:value="85" calcext:value-type="float">
            <text:p><text:s/>85 </text:p>
          </table:table-cell>
          <table:table-cell table:number-columns-repeated="3"/>
          <table:table-cell office:value-type="float" office:value="80" calcext:value-type="float">
            <text:p><text:s/>80 </text:p>
          </table:table-cell>
          <table:table-cell office:value-type="float" office:value="350" calcext:value-type="float">
            <text:p><text:s/>3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35" calcext:value-type="float">
            <text:p><text:s/>3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72" calcext:value-type="float">
            <text:p><text:s/>72 </text:p>
          </table:table-cell>
          <table:table-cell office:value-type="string" office:string-value="elite guard" calcext:value-type="string">
            <text:p><text:s/>elite guard </text:p>
          </table:table-cell>
          <table:table-cell table:number-columns-repeated="3"/>
          <table:table-cell office:value-type="float" office:value="10" calcext:value-type="float">
            <text:p><text:s/>10 </text:p>
          </table:table-cell>
          <table:table-cell table:number-columns-repeated="996"/>
        </table:table-row>
        <table:table-row table:style-name="ro2">
          <table:table-cell office:value-type="string" office:string-value="halberdier" calcext:value-type="string">
            <text:p><text:s/>halberdier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PEARMAN" calcext:value-type="string">
            <text:p><text:s/>SPEARMAN </text:p>
          </table:table-cell>
          <table:table-cell office:value-type="string" office:string-value="Halberdier" calcext:value-type="string">
            <text:p><text:s/>Halberdier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30" calcext:value-type="float">
            <text:p><text:s/>30 </text:p>
          </table:table-cell>
          <table:table-cell office:value-type="float" office:value="350" calcext:value-type="float">
            <text:p><text:s/>3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40" calcext:value-type="float">
            <text:p><text:s/>40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73" calcext:value-type="float">
            <text:p><text:s/>73 </text:p>
          </table:table-cell>
          <table:table-cell office:value-type="string" office:string-value="halberdier" calcext:value-type="string">
            <text:p><text:s/>halberdier </text:p>
          </table:table-cell>
          <table:table-cell office:value-type="float" office:value="4" calcext:value-type="float">
            <text:p><text:s/>4 </text:p>
          </table:table-cell>
          <table:table-cell table:number-columns-repeated="999"/>
        </table:table-row>
        <table:table-row table:style-name="ro2">
          <table:table-cell office:value-type="string" office:string-value="hand cannoneer" calcext:value-type="string">
            <text:p><text:s/>hand cannoneer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Hand Cannon" calcext:value-type="string">
            <text:p><text:s/>Hand Cannon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Gun Infantry" calcext:value-type="string">
            <text:p><text:s/>Gun Infantry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40" calcext:value-type="float">
            <text:p><text:s/>40 </text:p>
          </table:table-cell>
          <table:table-cell table:number-columns-repeated="3"/>
          <table:table-cell office:value-type="float" office:value="350" calcext:value-type="float">
            <text:p><text:s/>3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65" calcext:value-type="float">
            <text:p><text:s/>65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2" office:value-type="float" office:value="8" calcext:value-type="float">
            <text:p><text:s/>8,00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74" calcext:value-type="float">
            <text:p><text:s/>74 </text:p>
          </table:table-cell>
          <table:table-cell office:value-type="string" office:string-value="hand cannoneer" calcext:value-type="string">
            <text:p><text:s/>hand cannoneer </text:p>
          </table:table-cell>
          <table:table-cell table:number-columns-repeated="1000"/>
        </table:table-row>
        <table:table-row table:style-name="ro2">
          <table:table-cell office:value-type="string" office:string-value="medic - imperial" calcext:value-type="string">
            <text:p><text:s/>medic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360" calcext:value-type="float">
            <text:p><text:s/>36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3" calcext:value-type="float">
            <text:p><text:s/>3 </text:p>
          </table:table-cell>
          <table:table-cell table:number-columns-repeated="5"/>
          <table:table-cell office:value-type="float" office:value="75" calcext:value-type="float">
            <text:p><text:s/>75 </text:p>
          </table:table-cell>
          <table:table-cell office:value-type="string" office:string-value="medic - imperial" calcext:value-type="string">
            <text:p><text:s/>medic - imperial </text:p>
          </table:table-cell>
          <table:table-cell table:number-columns-repeated="1000"/>
        </table:table-row>
        <table:table-row table:style-name="ro2">
          <table:table-cell office:value-type="string" office:string-value="musketeer" calcext:value-type="string">
            <text:p><text:s/>musketeer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Primitive Gun" calcext:value-type="string">
            <text:p><text:s/>Primitive Gun </text:p>
          </table:table-cell>
          <table:table-cell office:value-type="string" office:string-value="Musket" calcext:value-type="string">
            <text:p><text:s/>Musket </text:p>
          </table:table-cell>
          <table:table-cell office:value-type="string" office:string-value="Gun Infantry" calcext:value-type="string">
            <text:p><text:s/>Gun 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325" calcext:value-type="float">
            <text:p><text:s/>3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76" calcext:value-type="float">
            <text:p><text:s/>76 </text:p>
          </table:table-cell>
          <table:table-cell office:value-type="string" office:string-value="musketeer" calcext:value-type="string">
            <text:p><text:s/>musketeer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sharpshooter" calcext:value-type="string">
            <text:p><text:s/>sharpshooter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Gun Infantry" calcext:value-type="string">
            <text:p><text:s/>Gun Infantry </text:p>
          </table:table-cell>
          <table:table-cell office:value-type="float" office:value="100" calcext:value-type="float">
            <text:p><text:s/>100 </text:p>
          </table:table-cell>
          <table:table-cell table:number-columns-repeated="2" office:value-type="float" office:value="150" calcext:value-type="float">
            <text:p><text:s/>150 </text:p>
          </table:table-cell>
          <table:table-cell table:number-columns-repeated="3"/>
          <table:table-cell office:value-type="float" office:value="315" calcext:value-type="float">
            <text:p><text:s/>315 </text:p>
          </table:table-cell>
          <table:table-cell table:number-columns-repeated="2" office:value-type="float" office:value="9" calcext:value-type="float">
            <text:p><text:s/>9 </text:p>
          </table:table-cell>
          <table:table-cell office:value-type="float" office:value="50" calcext:value-type="float">
            <text:p><text:s/>5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77" calcext:value-type="float">
            <text:p><text:s/>77 </text:p>
          </table:table-cell>
          <table:table-cell office:value-type="string" office:string-value="sharpshooter" calcext:value-type="string">
            <text:p><text:s/>sharpshooter </text:p>
          </table:table-cell>
          <table:table-cell table:number-columns-repeated="1000"/>
        </table:table-row>
        <table:table-row table:style-name="ro2">
          <table:table-cell office:value-type="string" office:string-value="partisan" calcext:value-type="string">
            <text:p><text:s/>partisa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Partisan" calcext:value-type="string">
            <text:p><text:s/>Partisan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Gun Infantry" calcext:value-type="string">
            <text:p><text:s/>Gun 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325" calcext:value-type="float">
            <text:p><text:s/>3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0" calcext:value-type="float">
            <text:p><text:s/>2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78" calcext:value-type="float">
            <text:p><text:s/>78 </text:p>
          </table:table-cell>
          <table:table-cell office:value-type="string" office:string-value="partisan" calcext:value-type="string">
            <text:p><text:s/>partisan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british infantry" calcext:value-type="string">
            <text:p><text:s/>british infantry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Primitive Gun" calcext:value-type="string">
            <text:p><text:s/>Primitive Gun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Gun Infantry" calcext:value-type="string">
            <text:p><text:s/>Gun 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390" calcext:value-type="float">
            <text:p><text:s/>39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79" calcext:value-type="float">
            <text:p><text:s/>79 </text:p>
          </table:table-cell>
          <table:table-cell office:value-type="string" office:string-value="british infantry" calcext:value-type="string">
            <text:p><text:s/>british infantry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grenadier" calcext:value-type="string">
            <text:p><text:s/>grenadier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Primitive Gun" calcext:value-type="string">
            <text:p><text:s/>Primitive Gun </text:p>
          </table:table-cell>
          <table:table-cell office:value-type="string" office:string-value="Musket" calcext:value-type="string">
            <text:p><text:s/>Musket </text:p>
          </table:table-cell>
          <table:table-cell office:value-type="string" office:string-value="Gun Infantry" calcext:value-type="string">
            <text:p><text:s/>Gun 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390" calcext:value-type="float">
            <text:p><text:s/>39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0" calcext:value-type="float">
            <text:p><text:s/>80 </text:p>
          </table:table-cell>
          <table:table-cell office:value-type="string" office:string-value="grenadier" calcext:value-type="string">
            <text:p><text:s/>grenadier </text:p>
          </table:table-cell>
          <table:table-cell table:number-columns-repeated="2"/>
          <table:table-cell office:value-type="float" office:value="10" calcext:value-type="float">
            <text:p><text:s/>10 </text:p>
          </table:table-cell>
          <table:table-cell table:number-columns-repeated="997"/>
        </table:table-row>
        <table:table-row table:style-name="ro2">
          <table:table-cell office:value-type="string" office:string-value="grenade launcher" calcext:value-type="string">
            <text:p><text:s/>grenade launch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Bazooka" calcext:value-type="string">
            <text:p><text:s/>Bazook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55" calcext:value-type="float">
            <text:p><text:s/>55 </text:p>
          </table:table-cell>
          <table:table-cell office:value-type="float" office:value="40" calcext:value-type="float">
            <text:p><text:s/>40 </text:p>
          </table:table-cell>
          <table:table-cell table:number-columns-repeated="3"/>
          <table:table-cell office:value-type="float" office:value="525" calcext:value-type="float">
            <text:p><text:s/>5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1" calcext:value-type="float">
            <text:p><text:s/>81 </text:p>
          </table:table-cell>
          <table:table-cell office:value-type="string" office:string-value="grenade launcher" calcext:value-type="string">
            <text:p><text:s/>grenade launcher </text:p>
          </table:table-cell>
          <table:table-cell table:number-columns-repeated="1000"/>
        </table:table-row>
        <table:table-row table:style-name="ro2">
          <table:table-cell office:value-type="string" office:string-value="german machine gun" calcext:value-type="string">
            <text:p><text:s/>german machine gu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MACHINE GUN" calcext:value-type="string">
            <text:p><text:s/>MACHINE GUN </text:p>
          </table:table-cell>
          <table:table-cell table:number-columns-repeated="2" office:value-type="string" office:string-value="Machine Gun" calcext:value-type="string">
            <text:p><text:s/>Machine Gu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95" calcext:value-type="float">
            <text:p><text:s/>95 </text:p>
          </table:table-cell>
          <table:table-cell office:value-type="float" office:value="85" calcext:value-type="float">
            <text:p><text:s/>85 </text:p>
          </table:table-cell>
          <table:table-cell table:number-columns-repeated="3"/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2" calcext:value-type="float">
            <text:p><text:s/>82 </text:p>
          </table:table-cell>
          <table:table-cell office:value-type="string" office:string-value="german machine gun" calcext:value-type="string">
            <text:p><text:s/>german machine gun </text:p>
          </table:table-cell>
          <table:table-cell table:number-columns-repeated="3"/>
          <table:table-cell office:value-type="float" office:value="8" calcext:value-type="float">
            <text:p><text:s/>8 </text:p>
          </table:table-cell>
          <table:table-cell table:number-columns-repeated="996"/>
        </table:table-row>
        <table:table-row table:style-name="ro2">
          <table:table-cell office:value-type="string" office:string-value="machine gun" calcext:value-type="string">
            <text:p><text:s/>machine gu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MACHINE GUN" calcext:value-type="string">
            <text:p><text:s/>MACHINE GUN </text:p>
          </table:table-cell>
          <table:table-cell office:value-type="string" office:string-value="Machine Gun" calcext:value-type="string">
            <text:p><text:s/>Machine Gun </text:p>
          </table:table-cell>
          <table:table-cell table:formula="of:=[.F85]" office:value-type="string" office:string-value="Machine Gun" calcext:value-type="string">
            <text:p><text:s/>Machine Gu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58" calcext:value-type="float">
            <text:p><text:s/>58 </text:p>
          </table:table-cell>
          <table:table-cell office:value-type="float" office:value="95" calcext:value-type="float">
            <text:p><text:s/>95 </text:p>
          </table:table-cell>
          <table:table-cell office:value-type="float" office:value="85" calcext:value-type="float">
            <text:p><text:s/>85 </text:p>
          </table:table-cell>
          <table:table-cell table:number-columns-repeated="3"/>
          <table:table-cell office:value-type="float" office:value="400" calcext:value-type="float">
            <text:p><text:s/>4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3" calcext:value-type="float">
            <text:p><text:s/>83 </text:p>
          </table:table-cell>
          <table:table-cell office:value-type="string" office:string-value="machine gun" calcext:value-type="string">
            <text:p><text:s/>machine gun </text:p>
          </table:table-cell>
          <table:table-cell table:number-columns-repeated="3"/>
          <table:table-cell office:value-type="float" office:value="9" calcext:value-type="float">
            <text:p><text:s/>9 </text:p>
          </table:table-cell>
          <table:table-cell table:number-columns-repeated="996"/>
        </table:table-row>
        <table:table-row table:style-name="ro2">
          <table:table-cell office:value-type="string" office:string-value="trench mortar" calcext:value-type="string">
            <text:p><text:s/>trench morta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Mortar" calcext:value-type="string">
            <text:p><text:s/>Morta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35" calcext:value-type="float">
            <text:p><text:s/>35 </text:p>
          </table:table-cell>
          <table:table-cell table:number-columns-repeated="3"/>
          <table:table-cell office:value-type="float" office:value="375" calcext:value-type="float">
            <text:p><text:s/>37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90" calcext:value-type="float">
            <text:p><text:s/>9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0" calcext:value-type="float">
            <text:p><text:s/>10,00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84" calcext:value-type="float">
            <text:p><text:s/>84 </text:p>
          </table:table-cell>
          <table:table-cell office:value-type="string" office:string-value="trench mortar" calcext:value-type="string">
            <text:p><text:s/>trench mortar </text:p>
          </table:table-cell>
          <table:table-cell table:number-columns-repeated="1000"/>
        </table:table-row>
        <table:table-row table:style-name="ro2">
          <table:table-cell office:value-type="string" office:string-value="engineer" calcext:value-type="string">
            <text:p><text:s/>engine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470" calcext:value-type="float">
            <text:p><text:s/>4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table:number-columns-repeated="3"/>
          <table:table-cell office:value-type="float" office:value="0.5" calcext:value-type="float">
            <text:p><text:s/>0,50 </text:p>
          </table:table-cell>
          <table:table-cell/>
          <table:table-cell office:value-type="float" office:value="85" calcext:value-type="float">
            <text:p><text:s/>85 </text:p>
          </table:table-cell>
          <table:table-cell office:value-type="string" office:string-value="engineer" calcext:value-type="string">
            <text:p><text:s/>engineer </text:p>
          </table:table-cell>
          <table:table-cell table:number-columns-repeated="1000"/>
        </table:table-row>
        <table:table-row table:style-name="ro2">
          <table:table-cell office:value-type="string" office:string-value="spy" calcext:value-type="string">
            <text:p><text:s/>spy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Other" calcext:value-type="string">
            <text:p><text:s/>Oth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250" calcext:value-type="float">
            <text:p><text:s/>2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0" calcext:value-type="float">
            <text:p><text:s/>1.0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0" calcext:value-type="float">
            <text:p><text:s/>5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86" calcext:value-type="float">
            <text:p><text:s/>86 </text:p>
          </table:table-cell>
          <table:table-cell office:value-type="string" office:string-value="spy" calcext:value-type="string">
            <text:p><text:s/>spy </text:p>
          </table:table-cell>
          <table:table-cell table:number-columns-repeated="1000"/>
        </table:table-row>
        <table:table-row table:style-name="ro2">
          <table:table-cell office:value-type="string" office:string-value="doughboy" calcext:value-type="string">
            <text:p><text:s/>doughboy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Rifle" calcext:value-type="string">
            <text:p><text:s/>Rifle </text:p>
          </table:table-cell>
          <table:table-cell table:formula="of:=[.F89]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370" calcext:value-type="float">
            <text:p><text:s/>3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7" calcext:value-type="float">
            <text:p><text:s/>87 </text:p>
          </table:table-cell>
          <table:table-cell office:value-type="string" office:string-value="doughboy" calcext:value-type="string">
            <text:p><text:s/>doughboy </text:p>
          </table:table-cell>
          <table:table-cell table:number-columns-repeated="1000"/>
        </table:table-row>
        <table:table-row table:style-name="ro2">
          <table:table-cell office:value-type="string" office:string-value="german infantry" calcext:value-type="string">
            <text:p><text:s/>german infantry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Rifle" calcext:value-type="string">
            <text:p><text:s/>Rifle </text:p>
          </table:table-cell>
          <table:table-cell table:formula="of:=[.F90]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470" calcext:value-type="float">
            <text:p><text:s/>4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2" calcext:value-type="float">
            <text:p><text:s/>52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88" calcext:value-type="float">
            <text:p><text:s/>88 </text:p>
          </table:table-cell>
          <table:table-cell office:value-type="string" office:string-value="german infantry" calcext:value-type="string">
            <text:p><text:s/>german infantry </text:p>
          </table:table-cell>
          <table:table-cell table:number-columns-repeated="1000"/>
        </table:table-row>
        <table:table-row table:style-name="ro2">
          <table:table-cell office:value-type="string" office:string-value="sniper" calcext:value-type="string">
            <text:p><text:s/>snip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00" calcext:value-type="float">
            <text:p><text:s/>100 </text:p>
          </table:table-cell>
          <table:table-cell table:number-columns-repeated="2" office:value-type="float" office:value="150" calcext:value-type="float">
            <text:p><text:s/>150 </text:p>
          </table:table-cell>
          <table:table-cell table:number-columns-repeated="3"/>
          <table:table-cell office:value-type="float" office:value="405" calcext:value-type="float">
            <text:p><text:s/>405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office:value-type="float" office:value="9" calcext:value-type="float">
            <text:p><text:s/>9,00 </text:p>
          </table:table-cell>
          <table:table-cell/>
          <table:table-cell office:value-type="float" office:value="89" calcext:value-type="float">
            <text:p><text:s/>89 </text:p>
          </table:table-cell>
          <table:table-cell office:value-type="string" office:string-value="sniper" calcext:value-type="string">
            <text:p><text:s/>sniper </text:p>
          </table:table-cell>
          <table:table-cell table:number-columns-repeated="1000"/>
        </table:table-row>
        <table:table-row table:style-name="ro2">
          <table:table-cell office:value-type="string" office:string-value="bazooka" calcext:value-type="string">
            <text:p><text:s/>bazooka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Bazooka" calcext:value-type="string">
            <text:p><text:s/>Bazook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55" calcext:value-type="float">
            <text:p><text:s/>55 </text:p>
          </table:table-cell>
          <table:table-cell office:value-type="float" office:value="40" calcext:value-type="float">
            <text:p><text:s/>40 </text:p>
          </table:table-cell>
          <table:table-cell table:number-columns-repeated="3"/>
          <table:table-cell office:value-type="float" office:value="625" calcext:value-type="float">
            <text:p><text:s/>6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20" calcext:value-type="float">
            <text:p><text:s/>2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90" calcext:value-type="float">
            <text:p><text:s/>90 </text:p>
          </table:table-cell>
          <table:table-cell office:value-type="string" office:string-value="bazooka" calcext:value-type="string">
            <text:p><text:s/>bazooka </text:p>
          </table:table-cell>
          <table:table-cell table:number-columns-repeated="1000"/>
        </table:table-row>
        <table:table-row table:style-name="ro2">
          <table:table-cell office:value-type="string" office:string-value="flamethrower" calcext:value-type="string">
            <text:p><text:s/>flamethrow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Modern Siege" calcext:value-type="string">
            <text:p><text:s/>Modern Siege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80" calcext:value-type="float">
            <text:p><text:s/>80 </text:p>
          </table:table-cell>
          <table:table-cell office:value-type="float" office:value="65" calcext:value-type="float">
            <text:p><text:s/>65 </text:p>
          </table:table-cell>
          <table:table-cell table:number-columns-repeated="3"/>
          <table:table-cell office:value-type="float" office:value="430" calcext:value-type="float">
            <text:p><text:s/>43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0.8" calcext:value-type="float">
            <text:p><text:s/>0,80 </text:p>
          </table:table-cell>
          <table:table-cell office:value-type="float" office:value="91" calcext:value-type="float">
            <text:p><text:s/>91 </text:p>
          </table:table-cell>
          <table:table-cell office:value-type="string" office:string-value="flamethrower" calcext:value-type="string">
            <text:p><text:s/>flamethrower </text:p>
          </table:table-cell>
          <table:table-cell table:number-columns-repeated="1000"/>
        </table:table-row>
        <table:table-row table:style-name="ro2">
          <table:table-cell office:value-type="string" office:string-value="medic - atomic" calcext:value-type="string">
            <text:p><text:s/>medic - atomic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425" calcext:value-type="float">
            <text:p><text:s/>4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3" calcext:value-type="float">
            <text:p><text:s/>3 </text:p>
          </table:table-cell>
          <table:table-cell table:number-columns-repeated="5"/>
          <table:table-cell office:value-type="float" office:value="92" calcext:value-type="float">
            <text:p><text:s/>92 </text:p>
          </table:table-cell>
          <table:table-cell office:value-type="string" office:string-value="medic - atomic" calcext:value-type="string">
            <text:p><text:s/>medic - atomic </text:p>
          </table:table-cell>
          <table:table-cell table:number-columns-repeated="1000"/>
        </table:table-row>
        <table:table-row table:style-name="ro2">
          <table:table-cell office:value-type="string" office:string-value="marine" calcext:value-type="string">
            <text:p><text:s/>marine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2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470" calcext:value-type="float">
            <text:p><text:s/>47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2" calcext:value-type="float">
            <text:p><text:s/>52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3" calcext:value-type="float">
            <text:p><text:s/>93 </text:p>
          </table:table-cell>
          <table:table-cell office:value-type="string" office:string-value="marine" calcext:value-type="string">
            <text:p><text:s/>marine </text:p>
          </table:table-cell>
          <table:table-cell table:number-columns-repeated="1000"/>
        </table:table-row>
        <table:table-row table:style-name="ro2">
          <table:table-cell office:value-type="string" office:string-value="stinger soldier" calcext:value-type="string">
            <text:p><text:s/>stinger soldier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Land AA" calcext:value-type="string">
            <text:p><text:s/>Land AA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65" calcext:value-type="float">
            <text:p><text:s/>26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4" calcext:value-type="float">
            <text:p><text:s/>94 </text:p>
          </table:table-cell>
          <table:table-cell office:value-type="string" office:string-value="stinger soldier" calcext:value-type="string">
            <text:p><text:s/>stinger soldier </text:p>
          </table:table-cell>
          <table:table-cell table:number-columns-repeated="3"/>
          <table:table-cell office:value-type="float" office:value="8" calcext:value-type="float">
            <text:p><text:s/>8 </text:p>
          </table:table-cell>
          <table:table-cell table:number-columns-repeated="996"/>
        </table:table-row>
        <table:table-row table:style-name="ro2">
          <table:table-cell office:value-type="string" office:string-value="heavy mortar" calcext:value-type="string">
            <text:p><text:s/>heavy mortar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Mortar" calcext:value-type="string">
            <text:p><text:s/>Morta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35" calcext:value-type="float">
            <text:p><text:s/>35 </text:p>
          </table:table-cell>
          <table:table-cell table:number-columns-repeated="3"/>
          <table:table-cell office:value-type="float" office:value="425" calcext:value-type="float">
            <text:p><text:s/>4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20" calcext:value-type="float">
            <text:p><text:s/>12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1" calcext:value-type="float">
            <text:p><text:s/>11,00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95" calcext:value-type="float">
            <text:p><text:s/>95 </text:p>
          </table:table-cell>
          <table:table-cell office:value-type="string" office:string-value="heavy mortar" calcext:value-type="string">
            <text:p><text:s/>heavy mortar </text:p>
          </table:table-cell>
          <table:table-cell table:number-columns-repeated="1000"/>
        </table:table-row>
        <table:table-row table:style-name="ro2">
          <table:table-cell office:value-type="string" office:string-value="missile trooper" calcext:value-type="string">
            <text:p><text:s/>missile troope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Land AA" calcext:value-type="string">
            <text:p><text:s/>Land AA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32" calcext:value-type="float">
            <text:p><text:s/>32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65" calcext:value-type="float">
            <text:p><text:s/>26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6" calcext:value-type="float">
            <text:p><text:s/>96 </text:p>
          </table:table-cell>
          <table:table-cell office:value-type="string" office:string-value="missile trooper" calcext:value-type="string">
            <text:p><text:s/>missile trooper </text:p>
          </table:table-cell>
          <table:table-cell table:number-columns-repeated="3"/>
          <table:table-cell office:value-type="float" office:value="8" calcext:value-type="float">
            <text:p><text:s/>8 </text:p>
          </table:table-cell>
          <table:table-cell table:number-columns-repeated="996"/>
        </table:table-row>
        <table:table-row table:style-name="ro2">
          <table:table-cell office:value-type="string" office:string-value="medic - digital" calcext:value-type="string">
            <text:p><text:s/>medic - digital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500" calcext:value-type="float">
            <text:p><text:s/>5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3" calcext:value-type="float">
            <text:p><text:s/>3 </text:p>
          </table:table-cell>
          <table:table-cell table:number-columns-repeated="5"/>
          <table:table-cell office:value-type="float" office:value="97" calcext:value-type="float">
            <text:p><text:s/>97 </text:p>
          </table:table-cell>
          <table:table-cell office:value-type="string" office:string-value="medic - digital" calcext:value-type="string">
            <text:p><text:s/>medic - digital </text:p>
          </table:table-cell>
          <table:table-cell table:number-columns-repeated="1000"/>
        </table:table-row>
        <table:table-row table:style-name="ro2">
          <table:table-cell office:value-type="string" office:string-value="black robe" calcext:value-type="string">
            <text:p><text:s/>black robe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2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800" calcext:value-type="float">
            <text:p><text:s/>8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74" calcext:value-type="float">
            <text:p><text:s/>74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8" calcext:value-type="float">
            <text:p><text:s/>98 </text:p>
          </table:table-cell>
          <table:table-cell office:value-type="string" office:string-value="black robe" calcext:value-type="string">
            <text:p><text:s/>black robe </text:p>
          </table:table-cell>
          <table:table-cell table:number-columns-repeated="4"/>
          <table:table-cell office:value-type="float" office:value="15" calcext:value-type="float">
            <text:p><text:s/>15 </text:p>
          </table:table-cell>
          <table:table-cell table:number-columns-repeated="995"/>
        </table:table-row>
        <table:table-row table:style-name="ro2">
          <table:table-cell office:value-type="string" office:string-value="sentinel" calcext:value-type="string">
            <text:p><text:s/>sentinel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Rifle" calcext:value-type="string">
            <text:p><text:s/>Rifle </text:p>
          </table:table-cell>
          <table:table-cell table:formula="of:=[.F101]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600" calcext:value-type="float">
            <text:p><text:s/>6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62" calcext:value-type="float">
            <text:p><text:s/>62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99" calcext:value-type="float">
            <text:p><text:s/>99 </text:p>
          </table:table-cell>
          <table:table-cell office:value-type="string" office:string-value="sentinel" calcext:value-type="string">
            <text:p><text:s/>sentinel </text:p>
          </table:table-cell>
          <table:table-cell table:number-columns-repeated="1000"/>
        </table:table-row>
        <table:table-row table:style-name="ro2">
          <table:table-cell office:value-type="string" office:string-value="shock trooper" calcext:value-type="string">
            <text:p><text:s/>shock troope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00" calcext:value-type="float">
            <text:p><text:s/>100 </text:p>
          </table:table-cell>
          <table:table-cell table:number-columns-repeated="2" office:value-type="float" office:value="150" calcext:value-type="float">
            <text:p><text:s/>150 </text:p>
          </table:table-cell>
          <table:table-cell table:number-columns-repeated="3"/>
          <table:table-cell office:value-type="float" office:value="405" calcext:value-type="float">
            <text:p><text:s/>405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office:value-type="float" office:value="9" calcext:value-type="float">
            <text:p><text:s/>9,00 </text:p>
          </table:table-cell>
          <table:table-cell/>
          <table:table-cell office:value-type="float" office:value="100" calcext:value-type="float">
            <text:p><text:s/>100 </text:p>
          </table:table-cell>
          <table:table-cell office:value-type="string" office:string-value="shock trooper" calcext:value-type="string">
            <text:p><text:s/>shock trooper </text:p>
          </table:table-cell>
          <table:table-cell table:number-columns-repeated="1000"/>
        </table:table-row>
        <table:table-row table:style-name="ro2">
          <table:table-cell office:value-type="string" office:string-value="guardian" calcext:value-type="string">
            <text:p><text:s/>guardian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BARRACKS" calcext:value-type="string">
            <text:p><text:s/>BARRACKS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Rifle" calcext:value-type="string">
            <text:p><text:s/>Rifle </text:p>
          </table:table-cell>
          <table:table-cell table:formula="of:=[.F103]" office:value-type="string" office:string-value="Rifle" calcext:value-type="string">
            <text:p><text:s/>Rifle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2" office:value-type="float" office:value="40" calcext:value-type="float">
            <text:p><text:s/>4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800" calcext:value-type="float">
            <text:p><text:s/>8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74" calcext:value-type="float">
            <text:p><text:s/>74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01" calcext:value-type="float">
            <text:p><text:s/>101 </text:p>
          </table:table-cell>
          <table:table-cell office:value-type="string" office:string-value="guardian" calcext:value-type="string">
            <text:p><text:s/>guardian </text:p>
          </table:table-cell>
          <table:table-cell table:number-columns-repeated="1000"/>
        </table:table-row>
        <table:table-row table:style-name="ro2">
          <table:table-cell office:value-type="string" office:string-value="canine scout" calcext:value-type="string">
            <text:p><text:s/>canine scout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Animal" calcext:value-type="string">
            <text:p><text:s/>Animal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28" calcext:value-type="float">
            <text:p><text:s/>28 </text:p>
          </table:table-cell>
          <table:table-cell office:value-type="float" office:value="50" calcext:value-type="float">
            <text:p><text:s/>50 </text:p>
          </table:table-cell>
          <table:table-cell table:number-columns-repeated="4"/>
          <table:table-cell office:value-type="float" office:value="60" calcext:value-type="float">
            <text:p><text:s/>6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table:number-columns-repeated="3"/>
          <table:table-cell office:value-type="float" office:value="0.5" calcext:value-type="float">
            <text:p><text:s/>0,50 </text:p>
          </table:table-cell>
          <table:table-cell/>
          <table:table-cell office:value-type="float" office:value="102" calcext:value-type="float">
            <text:p><text:s/>102 </text:p>
          </table:table-cell>
          <table:table-cell office:value-type="string" office:string-value="canine scout" calcext:value-type="string">
            <text:p><text:s/>canine scout </text:p>
          </table:table-cell>
          <table:table-cell table:number-columns-repeated="1000"/>
        </table:table-row>
        <table:table-row table:style-name="ro2">
          <table:table-cell office:value-type="string" office:string-value="citizen" calcext:value-type="string">
            <text:p><text:s/>citizen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Others" calcext:value-type="string">
            <text:p><text:s/>Others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table:number-columns-repeated="2" office:value-type="string" office:string-value="Citizen" calcext:value-type="string">
            <text:p><text:s/>Citize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28" calcext:value-type="float">
            <text:p><text:s/>28 </text:p>
          </table:table-cell>
          <table:table-cell office:value-type="float" office:value="50" calcext:value-type="float">
            <text:p><text:s/>50 </text:p>
          </table:table-cell>
          <table:table-cell table:number-columns-repeated="4"/>
          <table:table-cell office:value-type="float" office:value="65" calcext:value-type="float">
            <text:p><text:s/>6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3" calcext:value-type="float">
            <text:p><text:s/>3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missile" calcext:value-type="string">
            <text:p><text:s/>missile </text:p>
          </table:table-cell>
          <table:table-cell table:number-columns-repeated="2" office:value-type="float" office:value="2" calcext:value-type="float">
            <text:p><text:s/>2,00 </text:p>
          </table:table-cell>
          <table:table-cell/>
          <table:table-cell office:value-type="float" office:value="103" calcext:value-type="float">
            <text:p><text:s/>103 </text:p>
          </table:table-cell>
          <table:table-cell office:value-type="string" office:string-value="citizen" calcext:value-type="string">
            <text:p><text:s/>citizen </text:p>
          </table:table-cell>
          <table:table-cell table:number-columns-repeated="1000"/>
        </table:table-row>
        <table:table-row table:style-name="ro2">
          <table:table-cell office:value-type="string" office:string-value="diplomat" calcext:value-type="string">
            <text:p><text:s/>diplomat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Others" calcext:value-type="string">
            <text:p><text:s/>Others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table:number-columns-repeated="2" office:value-type="string" office:string-value="Citizen" calcext:value-type="string">
            <text:p><text:s/>Citize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25" calcext:value-type="float">
            <text:p><text:s/>25 </text:p>
          </table:table-cell>
          <table:table-cell office:value-type="float" office:value="250" calcext:value-type="float">
            <text:p><text:s/>2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40" calcext:value-type="float">
            <text:p><text:s/>40 </text:p>
          </table:table-cell>
          <table:table-cell office:value-type="float" office:value="12" calcext:value-type="float">
            <text:p><text:s/>12 </text:p>
          </table:table-cell>
          <table:table-cell table:number-columns-repeated="2" office:value-type="float" office:value="3" calcext:value-type="float">
            <text:p><text:s/>3 </text:p>
          </table:table-cell>
          <table:table-cell office:value-type="string" office:string-value="arrow" calcext:value-type="string">
            <text:p><text:s/>arrow </text:p>
          </table:table-cell>
          <table:table-cell table:number-columns-repeated="2" office:value-type="float" office:value="2" calcext:value-type="float">
            <text:p><text:s/>2,00 </text:p>
          </table:table-cell>
          <table:table-cell/>
          <table:table-cell office:value-type="float" office:value="104" calcext:value-type="float">
            <text:p><text:s/>104 </text:p>
          </table:table-cell>
          <table:table-cell office:value-type="string" office:string-value="diplomat" calcext:value-type="string">
            <text:p><text:s/>diplomat </text:p>
          </table:table-cell>
          <table:table-cell table:number-columns-repeated="1000"/>
        </table:table-row>
        <table:table-row table:style-name="ro2">
          <table:table-cell office:value-type="string" office:string-value="child" calcext:value-type="string">
            <text:p><text:s/>child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Others" calcext:value-type="string">
            <text:p><text:s/>Others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Citizen" calcext:value-type="string">
            <text:p><text:s/>Citizen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6"/>
          <table:table-cell office:value-type="float" office:value="20" calcext:value-type="float">
            <text:p><text:s/>2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2" calcext:value-type="float">
            <text:p><text:s/>2 </text:p>
          </table:table-cell>
          <table:table-cell table:number-columns-repeated="3"/>
          <table:table-cell office:value-type="float" office:value="0.5" calcext:value-type="float">
            <text:p><text:s/>0,50 </text:p>
          </table:table-cell>
          <table:table-cell/>
          <table:table-cell office:value-type="float" office:value="105" calcext:value-type="float">
            <text:p><text:s/>105 </text:p>
          </table:table-cell>
          <table:table-cell office:value-type="string" office:string-value="child" calcext:value-type="string">
            <text:p><text:s/>child </text:p>
          </table:table-cell>
          <table:table-cell table:number-columns-repeated="1000"/>
        </table:table-row>
        <table:table-row table:style-name="ro2">
          <table:table-cell office:value-type="string" office:string-value="treasure chest" calcext:value-type="string">
            <text:p><text:s/>treasure chest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Others" calcext:value-type="string">
            <text:p><text:s/>Others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table:number-columns-repeated="2" office:value-type="string" office:string-value="NA" calcext:value-type="string">
            <text:p><text:s/>NA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14"/>
          <table:table-cell office:value-type="float" office:value="106" calcext:value-type="float">
            <text:p><text:s/>106 </text:p>
          </table:table-cell>
          <table:table-cell office:value-type="string" office:string-value="treasure chest" calcext:value-type="string">
            <text:p><text:s/>treasure chest </text:p>
          </table:table-cell>
          <table:table-cell table:number-columns-repeated="1000"/>
        </table:table-row>
        <table:table-row table:style-name="ro2">
          <table:table-cell office:value-type="string" office:string-value="gilgamesh" calcext:value-type="string">
            <text:p><text:s/>gilgamesh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1275" calcext:value-type="float">
            <text:p><text:s/>1.2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1" calcext:value-type="float">
            <text:p><text:s/>4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07" calcext:value-type="float">
            <text:p><text:s/>107 </text:p>
          </table:table-cell>
          <table:table-cell office:value-type="string" office:string-value="gilgamesh" calcext:value-type="string">
            <text:p><text:s/>gilgamesh </text:p>
          </table:table-cell>
          <table:table-cell office:value-type="float" office:value="2" calcext:value-type="float">
            <text:p><text:s/>2 </text:p>
          </table:table-cell>
          <table:table-cell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sargon of akkad" calcext:value-type="string">
            <text:p><text:s/>sargon of akkad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900" calcext:value-type="float">
            <text:p><text:s/>9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08" calcext:value-type="float">
            <text:p><text:s/>108 </text:p>
          </table:table-cell>
          <table:table-cell office:value-type="string" office:string-value="sargon of akkad" calcext:value-type="string">
            <text:p><text:s/>sargon of akkad </text:p>
          </table:table-cell>
          <table:table-cell office:value-type="float" office:value="2" calcext:value-type="float">
            <text:p><text:s/>2 </text:p>
          </table:table-cell>
          <table:table-cell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alexander the great" calcext:value-type="string">
            <text:p><text:s/>alexander the great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1235" calcext:value-type="float">
            <text:p><text:s/>1.23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09" calcext:value-type="float">
            <text:p><text:s/>109 </text:p>
          </table:table-cell>
          <table:table-cell office:value-type="string" office:string-value="alexander the great" calcext:value-type="string">
            <text:p><text:s/>alexander the great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hannibal" calcext:value-type="string">
            <text:p><text:s/>hannibal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1800" calcext:value-type="float">
            <text:p><text:s/>1.8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46" calcext:value-type="float">
            <text:p><text:s/>4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0" calcext:value-type="float">
            <text:p><text:s/>110 </text:p>
          </table:table-cell>
          <table:table-cell office:value-type="string" office:string-value="hannibal" calcext:value-type="string">
            <text:p><text:s/>hannibal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charlemagne" calcext:value-type="string">
            <text:p><text:s/>charlemagne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1575" calcext:value-type="float">
            <text:p><text:s/>1.5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6" calcext:value-type="float">
            <text:p><text:s/>1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1" calcext:value-type="float">
            <text:p><text:s/>111 </text:p>
          </table:table-cell>
          <table:table-cell office:value-type="string" office:string-value="charlemagne" calcext:value-type="string">
            <text:p><text:s/>charlemagne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julius caesar" calcext:value-type="string">
            <text:p><text:s/>julius caesar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2250" calcext:value-type="float">
            <text:p><text:s/>2.2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52" calcext:value-type="float">
            <text:p><text:s/>5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2" calcext:value-type="float">
            <text:p><text:s/>112 </text:p>
          </table:table-cell>
          <table:table-cell office:value-type="string" office:string-value="julius caesar" calcext:value-type="string">
            <text:p><text:s/>julius caesar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richard the lionheart" calcext:value-type="string">
            <text:p><text:s/>richard the lionheart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2775" calcext:value-type="float">
            <text:p><text:s/>2.7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3" calcext:value-type="float">
            <text:p><text:s/>113 </text:p>
          </table:table-cell>
          <table:table-cell office:value-type="string" office:string-value="richard the lionheart" calcext:value-type="string">
            <text:p><text:s/>richard the lionheart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william" calcext:value-type="string">
            <text:p><text:s/>william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1950" calcext:value-type="float">
            <text:p><text:s/>1.9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9" calcext:value-type="float">
            <text:p><text:s/>19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4" calcext:value-type="float">
            <text:p><text:s/>114 </text:p>
          </table:table-cell>
          <table:table-cell office:value-type="string" office:string-value="william" calcext:value-type="string">
            <text:p><text:s/>william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henry v" calcext:value-type="string">
            <text:p><text:s/>henry v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3270" calcext:value-type="float">
            <text:p><text:s/>3.27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90" calcext:value-type="float">
            <text:p><text:s/>9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5" calcext:value-type="float">
            <text:p><text:s/>115 </text:p>
          </table:table-cell>
          <table:table-cell office:value-type="string" office:string-value="henry v" calcext:value-type="string">
            <text:p><text:s/>henry v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7"/>
        </table:table-row>
        <table:table-row table:style-name="ro2">
          <table:table-cell office:value-type="string" office:string-value="isabella of castille" calcext:value-type="string">
            <text:p><text:s/>isabella of castille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2300" calcext:value-type="float">
            <text:p><text:s/>2.3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22" calcext:value-type="float">
            <text:p><text:s/>2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6" calcext:value-type="float">
            <text:p><text:s/>116 </text:p>
          </table:table-cell>
          <table:table-cell office:value-type="string" office:string-value="isabella of castille" calcext:value-type="string">
            <text:p><text:s/>isabella of castille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7"/>
        </table:table-row>
        <table:table-row table:style-name="ro2">
          <table:table-cell office:value-type="string" office:string-value="elizabeth I" calcext:value-type="string">
            <text:p><text:s/>elizabeth I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2610" calcext:value-type="float">
            <text:p><text:s/>2.61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7" calcext:value-type="float">
            <text:p><text:s/>117 </text:p>
          </table:table-cell>
          <table:table-cell office:value-type="string" office:string-value="elizabeth I" calcext:value-type="string">
            <text:p><text:s/>elizabeth I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oliver cromwell" calcext:value-type="string">
            <text:p><text:s/>oliver cromwel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3750" calcext:value-type="float">
            <text:p><text:s/>3.7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10" calcext:value-type="float">
            <text:p><text:s/>11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18" calcext:value-type="float">
            <text:p><text:s/>118 </text:p>
          </table:table-cell>
          <table:table-cell office:value-type="string" office:string-value="oliver cromwell" calcext:value-type="string">
            <text:p><text:s/>oliver cromwell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napoleon" calcext:value-type="string">
            <text:p><text:s/>napoleo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530" calcext:value-type="float">
            <text:p><text:s/>530 </text:p>
          </table:table-cell>
          <table:table-cell table:number-columns-repeated="3"/>
          <table:table-cell office:value-type="float" office:value="450" calcext:value-type="float">
            <text:p><text:s/>450 </text:p>
          </table:table-cell>
          <table:table-cell office:value-type="float" office:value="4245" calcext:value-type="float">
            <text:p><text:s/>4.24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40" calcext:value-type="float">
            <text:p><text:s/>14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19" calcext:value-type="float">
            <text:p><text:s/>119 </text:p>
          </table:table-cell>
          <table:table-cell office:value-type="string" office:string-value="napoleon" calcext:value-type="string">
            <text:p><text:s/>napoleo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otto von bismarck" calcext:value-type="string">
            <text:p><text:s/>otto von bismarck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60" calcext:value-type="float">
            <text:p><text:s/>160 </text:p>
          </table:table-cell>
          <table:table-cell office:value-type="float" office:value="430" calcext:value-type="float">
            <text:p><text:s/>430 </text:p>
          </table:table-cell>
          <table:table-cell office:value-type="float" office:value="360" calcext:value-type="float">
            <text:p><text:s/>360 </text:p>
          </table:table-cell>
          <table:table-cell table:number-columns-repeated="3"/>
          <table:table-cell office:value-type="float" office:value="3000" calcext:value-type="float">
            <text:p><text:s/>3.0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33" calcext:value-type="float">
            <text:p><text:s/>3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0" calcext:value-type="float">
            <text:p><text:s/>120 </text:p>
          </table:table-cell>
          <table:table-cell office:value-type="string" office:string-value="otto von bismarck" calcext:value-type="string">
            <text:p><text:s/>otto von bismarck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hot air baloon" calcext:value-type="string">
            <text:p><text:s/>hot air baloo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table:number-columns-repeated="2" office:value-type="string" office:string-value="Hover" calcext:value-type="string">
            <text:p><text:s/>Hov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45" calcext:value-type="float">
            <text:p><text:s/>45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500" calcext:value-type="float">
            <text:p><text:s/>5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9" calcext:value-type="float">
            <text:p><text:s/>9 </text:p>
          </table:table-cell>
          <table:table-cell table:number-columns-repeated="3"/>
          <table:table-cell office:value-type="float" office:value="0.5" calcext:value-type="float">
            <text:p><text:s/>0,50 </text:p>
          </table:table-cell>
          <table:table-cell/>
          <table:table-cell office:value-type="float" office:value="121" calcext:value-type="float">
            <text:p><text:s/>121 </text:p>
          </table:table-cell>
          <table:table-cell office:value-type="string" office:string-value="hot air baloon" calcext:value-type="string">
            <text:p><text:s/>hot air baloon </text:p>
          </table:table-cell>
          <table:table-cell table:number-columns-repeated="1000"/>
        </table:table-row>
        <table:table-row table:style-name="ro2">
          <table:table-cell office:value-type="string" office:string-value="deverran" calcext:value-type="string">
            <text:p><text:s/>deverra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480" calcext:value-type="float">
            <text:p><text:s/>480 </text:p>
          </table:table-cell>
          <table:table-cell office:value-type="float" office:value="400" calcext:value-type="float">
            <text:p><text:s/>400 </text:p>
          </table:table-cell>
          <table:table-cell table:number-columns-repeated="3"/>
          <table:table-cell office:value-type="float" office:value="3330" calcext:value-type="float">
            <text:p><text:s/>3.33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43" calcext:value-type="float">
            <text:p><text:s/>4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2" calcext:value-type="float">
            <text:p><text:s/>122 </text:p>
          </table:table-cell>
          <table:table-cell office:value-type="string" office:string-value="deverran" calcext:value-type="string">
            <text:p><text:s/>deverra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manfred richtofen" calcext:value-type="string">
            <text:p><text:s/>manfred richtofe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600" calcext:value-type="float">
            <text:p><text:s/>600 </text:p>
          </table:table-cell>
          <table:table-cell table:number-columns-repeated="3"/>
          <table:table-cell office:value-type="float" office:value="500" calcext:value-type="float">
            <text:p><text:s/>500 </text:p>
          </table:table-cell>
          <table:table-cell office:value-type="float" office:value="4740" calcext:value-type="float">
            <text:p><text:s/>4.74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3" calcext:value-type="float">
            <text:p><text:s/>123 </text:p>
          </table:table-cell>
          <table:table-cell office:value-type="string" office:string-value="manfred richtofen" calcext:value-type="string">
            <text:p><text:s/>manfred richtofe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observation baloon" calcext:value-type="string">
            <text:p><text:s/>observation baloo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UPPORT" calcext:value-type="string">
            <text:p><text:s/>SUPPORT </text:p>
          </table:table-cell>
          <table:table-cell table:number-columns-repeated="2" office:value-type="string" office:string-value="Hover" calcext:value-type="string">
            <text:p><text:s/>Hov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45" calcext:value-type="float">
            <text:p><text:s/>45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100" calcext:value-type="float">
            <text:p><text:s/>100 </text:p>
          </table:table-cell>
          <table:table-cell/>
          <table:table-cell office:value-type="float" office:value="700" calcext:value-type="float">
            <text:p><text:s/>7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11" calcext:value-type="float">
            <text:p><text:s/>11 </text:p>
          </table:table-cell>
          <table:table-cell table:number-columns-repeated="3"/>
          <table:table-cell office:value-type="float" office:value="0.5" calcext:value-type="float">
            <text:p><text:s/>0,50 </text:p>
          </table:table-cell>
          <table:table-cell/>
          <table:table-cell office:value-type="float" office:value="124" calcext:value-type="float">
            <text:p><text:s/>124 </text:p>
          </table:table-cell>
          <table:table-cell office:value-type="string" office:string-value="observation baloon" calcext:value-type="string">
            <text:p><text:s/>observation baloon </text:p>
          </table:table-cell>
          <table:table-cell table:number-columns-repeated="1000"/>
        </table:table-row>
        <table:table-row table:style-name="ro2">
          <table:table-cell office:value-type="string" office:string-value="erwin rommel" calcext:value-type="string">
            <text:p><text:s/>erwin rommel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480" calcext:value-type="float">
            <text:p><text:s/>480 </text:p>
          </table:table-cell>
          <table:table-cell office:value-type="float" office:value="400" calcext:value-type="float">
            <text:p><text:s/>400 </text:p>
          </table:table-cell>
          <table:table-cell table:number-columns-repeated="3"/>
          <table:table-cell office:value-type="float" office:value="3650" calcext:value-type="float">
            <text:p><text:s/>3.65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5" calcext:value-type="float">
            <text:p><text:s/>125 </text:p>
          </table:table-cell>
          <table:table-cell office:value-type="string" office:string-value="erwin rommel" calcext:value-type="string">
            <text:p><text:s/>erwin rommel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travis shackelford" calcext:value-type="string">
            <text:p><text:s/>travis shackelford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600" calcext:value-type="float">
            <text:p><text:s/>600 </text:p>
          </table:table-cell>
          <table:table-cell table:number-columns-repeated="3"/>
          <table:table-cell office:value-type="float" office:value="500" calcext:value-type="float">
            <text:p><text:s/>500 </text:p>
          </table:table-cell>
          <table:table-cell office:value-type="float" office:value="5235" calcext:value-type="float">
            <text:p><text:s/>5.23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60" calcext:value-type="float">
            <text:p><text:s/>16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6" calcext:value-type="float">
            <text:p><text:s/>126 </text:p>
          </table:table-cell>
          <table:table-cell office:value-type="string" office:string-value="travis shackelford" calcext:value-type="string">
            <text:p><text:s/>travis shackelford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alexi septimus" calcext:value-type="string">
            <text:p><text:s/>alexi septimus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540" calcext:value-type="float">
            <text:p><text:s/>540 </text:p>
          </table:table-cell>
          <table:table-cell office:value-type="float" office:value="450" calcext:value-type="float">
            <text:p><text:s/>450 </text:p>
          </table:table-cell>
          <table:table-cell table:number-columns-repeated="3"/>
          <table:table-cell office:value-type="float" office:value="4725" calcext:value-type="float">
            <text:p><text:s/>4.72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70" calcext:value-type="float">
            <text:p><text:s/>7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7" calcext:value-type="float">
            <text:p><text:s/>127 </text:p>
          </table:table-cell>
          <table:table-cell office:value-type="string" office:string-value="alexi septimus" calcext:value-type="string">
            <text:p><text:s/>alexi septimus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dennis st. albans" calcext:value-type="string">
            <text:p><text:s/>dennis st. albans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480" calcext:value-type="float">
            <text:p><text:s/>480 </text:p>
          </table:table-cell>
          <table:table-cell office:value-type="float" office:value="400" calcext:value-type="float">
            <text:p><text:s/>400 </text:p>
          </table:table-cell>
          <table:table-cell table:number-columns-repeated="3"/>
          <table:table-cell office:value-type="float" office:value="5730" calcext:value-type="float">
            <text:p><text:s/>5.73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80" calcext:value-type="float">
            <text:p><text:s/>18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28" calcext:value-type="float">
            <text:p><text:s/>128 </text:p>
          </table:table-cell>
          <table:table-cell office:value-type="string" office:string-value="dennis st. albans" calcext:value-type="string">
            <text:p><text:s/>dennis st. albans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rw bresden" calcext:value-type="string">
            <text:p><text:s/>rw bresden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600" calcext:value-type="float">
            <text:p><text:s/>600 </text:p>
          </table:table-cell>
          <table:table-cell table:number-columns-repeated="3"/>
          <table:table-cell office:value-type="float" office:value="500" calcext:value-type="float">
            <text:p><text:s/>500 </text:p>
          </table:table-cell>
          <table:table-cell office:value-type="float" office:value="4000" calcext:value-type="float">
            <text:p><text:s/>4.0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29" calcext:value-type="float">
            <text:p><text:s/>129 </text:p>
          </table:table-cell>
          <table:table-cell office:value-type="string" office:string-value="rw bresden" calcext:value-type="string">
            <text:p><text:s/>rw bresde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sergei molotov" calcext:value-type="string">
            <text:p><text:s/>sergei molotov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675" calcext:value-type="float">
            <text:p><text:s/>675 </text:p>
          </table:table-cell>
          <table:table-cell table:number-columns-repeated="3"/>
          <table:table-cell office:value-type="float" office:value="560" calcext:value-type="float">
            <text:p><text:s/>560 </text:p>
          </table:table-cell>
          <table:table-cell office:value-type="float" office:value="5600" calcext:value-type="float">
            <text:p><text:s/>5.6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30" calcext:value-type="float">
            <text:p><text:s/>23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30" calcext:value-type="float">
            <text:p><text:s/>130 </text:p>
          </table:table-cell>
          <table:table-cell office:value-type="string" office:string-value="sergei molotov" calcext:value-type="string">
            <text:p><text:s/>sergei molotov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cyborg molotov" calcext:value-type="string">
            <text:p><text:s/>cyborg molotov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675" calcext:value-type="float">
            <text:p><text:s/>675 </text:p>
          </table:table-cell>
          <table:table-cell table:number-columns-repeated="3"/>
          <table:table-cell office:value-type="float" office:value="560" calcext:value-type="float">
            <text:p><text:s/>560 </text:p>
          </table:table-cell>
          <table:table-cell office:value-type="float" office:value="6075" calcext:value-type="float">
            <text:p><text:s/>6.0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360" calcext:value-type="float">
            <text:p><text:s/>36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31" calcext:value-type="float">
            <text:p><text:s/>131 </text:p>
          </table:table-cell>
          <table:table-cell office:value-type="string" office:string-value="cyborg molotov" calcext:value-type="string">
            <text:p><text:s/>cyborg molotov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molly ryan" calcext:value-type="string">
            <text:p><text:s/>molly ryan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CAPITOL" calcext:value-type="string">
            <text:p><text:s/>CAPITOL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540" calcext:value-type="float">
            <text:p><text:s/>540 </text:p>
          </table:table-cell>
          <table:table-cell office:value-type="float" office:value="450" calcext:value-type="float">
            <text:p><text:s/>450 </text:p>
          </table:table-cell>
          <table:table-cell table:number-columns-repeated="3"/>
          <table:table-cell office:value-type="float" office:value="5000" calcext:value-type="float">
            <text:p><text:s/>5.0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85" calcext:value-type="float">
            <text:p><text:s/>8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32" calcext:value-type="float">
            <text:p><text:s/>132 </text:p>
          </table:table-cell>
          <table:table-cell office:value-type="string" office:string-value="molly ryan" calcext:value-type="string">
            <text:p><text:s/>molly ryan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corsair" calcext:value-type="string">
            <text:p><text:s/>corsai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CARRIER" calcext:value-type="string">
            <text:p><text:s/>CARRIER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Carrier AC" calcext:value-type="string">
            <text:p><text:s/>Carrier AC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25" calcext:value-type="float">
            <text:p><text:s/>25 </text:p>
          </table:table-cell>
          <table:table-cell/>
          <table:table-cell office:value-type="float" office:value="60" calcext:value-type="float">
            <text:p><text:s/>60 </text:p>
          </table:table-cell>
          <table:table-cell table:number-columns-repeated="2"/>
          <table:table-cell office:value-type="float" office:value="60" calcext:value-type="float">
            <text:p><text:s/>60 </text:p>
          </table:table-cell>
          <table:table-cell office:value-type="float" office:value="496" calcext:value-type="float">
            <text:p><text:s/>496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33" calcext:value-type="float">
            <text:p><text:s/>133 </text:p>
          </table:table-cell>
          <table:table-cell office:value-type="string" office:string-value="corsair" calcext:value-type="string">
            <text:p><text:s/>corsair </text:p>
          </table:table-cell>
          <table:table-cell table:number-columns-repeated="1000"/>
        </table:table-row>
        <table:table-row table:style-name="ro2">
          <table:table-cell office:value-type="string" office:string-value="f-14" calcext:value-type="string">
            <text:p><text:s/>f-14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CARRIER" calcext:value-type="string">
            <text:p><text:s/>CARRIER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Carrier AC" calcext:value-type="string">
            <text:p><text:s/>Carrier AC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25" calcext:value-type="float">
            <text:p><text:s/>25 </text:p>
          </table:table-cell>
          <table:table-cell/>
          <table:table-cell office:value-type="float" office:value="60" calcext:value-type="float">
            <text:p><text:s/>60 </text:p>
          </table:table-cell>
          <table:table-cell table:number-columns-repeated="2"/>
          <table:table-cell office:value-type="float" office:value="60" calcext:value-type="float">
            <text:p><text:s/>60 </text:p>
          </table:table-cell>
          <table:table-cell office:value-type="float" office:value="610" calcext:value-type="float">
            <text:p><text:s/>61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05" calcext:value-type="float">
            <text:p><text:s/>10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34" calcext:value-type="float">
            <text:p><text:s/>134 </text:p>
          </table:table-cell>
          <table:table-cell office:value-type="string" office:string-value="f-14" calcext:value-type="string">
            <text:p><text:s/>f-14 </text:p>
          </table:table-cell>
          <table:table-cell table:number-columns-repeated="1000"/>
        </table:table-row>
        <table:table-row table:style-name="ro2">
          <table:table-cell office:value-type="string" office:string-value="avenger" calcext:value-type="string">
            <text:p><text:s/>avenge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CARRIER" calcext:value-type="string">
            <text:p><text:s/>CARRIER </text:p>
          </table:table-cell>
          <table:table-cell office:value-type="string" office:string-value="Fighter-bomber" calcext:value-type="string">
            <text:p><text:s/>Fighter-bomber </text:p>
          </table:table-cell>
          <table:table-cell office:value-type="string" office:string-value="Carrier AC" calcext:value-type="string">
            <text:p><text:s/>Carrier AC </text:p>
          </table:table-cell>
          <table:table-cell office:value-type="string" office:string-value="Aircraft" calcext:value-type="string">
            <text:p><text:s/>Aircraft </text:p>
          </table:table-cell>
          <table:table-cell office:value-type="string" office:string-value="Fighter/ Bomber" calcext:value-type="string">
            <text:p><text:s/>Fighter/ Bomber </text:p>
          </table:table-cell>
          <table:table-cell office:value-type="float" office:value="25" calcext:value-type="float">
            <text:p><text:s/>25 </text:p>
          </table:table-cell>
          <table:table-cell/>
          <table:table-cell office:value-type="float" office:value="60" calcext:value-type="float">
            <text:p><text:s/>60 </text:p>
          </table:table-cell>
          <table:table-cell table:number-columns-repeated="2"/>
          <table:table-cell office:value-type="float" office:value="60" calcext:value-type="float">
            <text:p><text:s/>60 </text:p>
          </table:table-cell>
          <table:table-cell office:value-type="float" office:value="740" calcext:value-type="float">
            <text:p><text:s/>740 </text:p>
          </table:table-cell>
          <table:table-cell office:value-type="float" office:value="23" calcext:value-type="float">
            <text:p><text:s/>23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20" calcext:value-type="float">
            <text:p><text:s/>12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35" calcext:value-type="float">
            <text:p><text:s/>135 </text:p>
          </table:table-cell>
          <table:table-cell office:value-type="string" office:string-value="avenger" calcext:value-type="string">
            <text:p><text:s/>avenger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ares" calcext:value-type="string">
            <text:p><text:s/>ares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Ares" calcext:value-type="string">
            <text:p><text:s/>Ares </text:p>
          </table:table-cell>
          <table:table-cell table:formula="of:=[.F138]" office:value-type="string" office:string-value="Ares" calcext:value-type="string">
            <text:p><text:s/>Ares </text:p>
          </table:table-cell>
          <table:table-cell office:value-type="string" office:string-value="Ares" calcext:value-type="string">
            <text:p><text:s/>Ares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200" calcext:value-type="float">
            <text:p><text:s/>200 </text:p>
          </table:table-cell>
          <table:table-cell table:number-columns-repeated="3"/>
          <table:table-cell office:value-type="float" office:value="1200" calcext:value-type="float">
            <text:p><text:s/>1.20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6" calcext:value-type="float">
            <text:p><text:s/>6 </text:p>
          </table:table-cell>
          <table:table-cell office:value-type="float" office:value="65" calcext:value-type="float">
            <text:p><text:s/>65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136" calcext:value-type="float">
            <text:p><text:s/>136 </text:p>
          </table:table-cell>
          <table:table-cell office:value-type="string" office:string-value="ares" calcext:value-type="string">
            <text:p><text:s/>ares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20" calcext:value-type="float">
            <text:p><text:s/>20 </text:p>
          </table:table-cell>
          <table:table-cell office:value-type="float" office:value="14" calcext:value-type="float">
            <text:p><text:s/>14 </text:p>
          </table:table-cell>
          <table:table-cell table:number-columns-repeated="994"/>
        </table:table-row>
        <table:table-row table:style-name="ro2">
          <table:table-cell office:value-type="string" office:string-value="hyperion" calcext:value-type="string">
            <text:p><text:s/>hyperio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Hyperion" calcext:value-type="string">
            <text:p><text:s/>Hyperion </text:p>
          </table:table-cell>
          <table:table-cell table:formula="of:=[.F139]" office:value-type="string" office:string-value="Hyperion" calcext:value-type="string">
            <text:p><text:s/>Hyperion </text:p>
          </table:table-cell>
          <table:table-cell office:value-type="string" office:string-value="Hyperion" calcext:value-type="string">
            <text:p><text:s/>Hyperion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230" calcext:value-type="float">
            <text:p><text:s/>230 </text:p>
          </table:table-cell>
          <table:table-cell table:number-columns-repeated="3"/>
          <table:table-cell office:value-type="float" office:value="2200" calcext:value-type="float">
            <text:p><text:s/>2.2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05" calcext:value-type="float">
            <text:p><text:s/>105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37" calcext:value-type="float">
            <text:p><text:s/>137 </text:p>
          </table:table-cell>
          <table:table-cell office:value-type="string" office:string-value="hyperion" calcext:value-type="string">
            <text:p><text:s/>hyperio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5" calcext:value-type="float">
            <text:p><text:s/>35 </text:p>
          </table:table-cell>
          <table:table-cell office:value-type="float" office:value="46" calcext:value-type="float">
            <text:p><text:s/>46 </text:p>
          </table:table-cell>
          <table:table-cell office:value-type="float" office:value="19" calcext:value-type="float">
            <text:p><text:s/>19 </text:p>
          </table:table-cell>
          <table:table-cell table:number-columns-repeated="994"/>
        </table:table-row>
        <table:table-row table:style-name="ro2">
          <table:table-cell office:value-type="string" office:string-value="minotaur" calcext:value-type="string">
            <text:p><text:s/>minotau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Minotaur" calcext:value-type="string">
            <text:p><text:s/>Minotaur </text:p>
          </table:table-cell>
          <table:table-cell table:formula="of:=[.F140]" office:value-type="string" office:string-value="Minotaur" calcext:value-type="string">
            <text:p><text:s/>Minotaur </text:p>
          </table:table-cell>
          <table:table-cell office:value-type="string" office:string-value="Minotaur" calcext:value-type="string">
            <text:p><text:s/>Minotaur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180" calcext:value-type="float">
            <text:p><text:s/>180 </text:p>
          </table:table-cell>
          <table:table-cell table:number-columns-repeated="3"/>
          <table:table-cell office:value-type="float" office:value="1500" calcext:value-type="float">
            <text:p><text:s/>1.5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8" calcext:value-type="float">
            <text:p><text:s/>8 </text:p>
          </table:table-cell>
          <table:table-cell office:value-type="float" office:value="72" calcext:value-type="float">
            <text:p><text:s/>7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38" calcext:value-type="float">
            <text:p><text:s/>138 </text:p>
          </table:table-cell>
          <table:table-cell office:value-type="string" office:string-value="minotaur" calcext:value-type="string">
            <text:p><text:s/>minotaur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10" calcext:value-type="float">
            <text:p><text:s/>10 </text:p>
          </table:table-cell>
          <table:table-cell table:number-columns-repeated="994"/>
        </table:table-row>
        <table:table-row table:style-name="ro2">
          <table:table-cell office:value-type="string" office:string-value="pandora" calcext:value-type="string">
            <text:p><text:s/>pandora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Pandora" calcext:value-type="string">
            <text:p><text:s/>Pandora </text:p>
          </table:table-cell>
          <table:table-cell table:formula="of:=[.F141]" office:value-type="string" office:string-value="Pandora" calcext:value-type="string">
            <text:p><text:s/>Pandora </text:p>
          </table:table-cell>
          <table:table-cell office:value-type="string" office:string-value="Pandora" calcext:value-type="string">
            <text:p><text:s/>Pandora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180" calcext:value-type="float">
            <text:p><text:s/>180 </text:p>
          </table:table-cell>
          <table:table-cell table:number-columns-repeated="3"/>
          <table:table-cell office:value-type="float" office:value="550" calcext:value-type="float">
            <text:p><text:s/>55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67" calcext:value-type="float">
            <text:p><text:s/>67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139" calcext:value-type="float">
            <text:p><text:s/>139 </text:p>
          </table:table-cell>
          <table:table-cell office:value-type="string" office:string-value="pandora" calcext:value-type="string">
            <text:p><text:s/>pandora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66" calcext:value-type="float">
            <text:p><text:s/>66 </text:p>
          </table:table-cell>
          <table:table-cell office:value-type="float" office:value="35" calcext:value-type="float">
            <text:p><text:s/>35 </text:p>
          </table:table-cell>
          <table:table-cell table:number-columns-repeated="994"/>
        </table:table-row>
        <table:table-row table:style-name="ro2">
          <table:table-cell office:value-type="string" office:string-value="ares II" calcext:value-type="string">
            <text:p><text:s/>ares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Ares" calcext:value-type="string">
            <text:p><text:s/>Ares </text:p>
          </table:table-cell>
          <table:table-cell table:formula="of:=[.F142]" office:value-type="string" office:string-value="Ares" calcext:value-type="string">
            <text:p><text:s/>Ares </text:p>
          </table:table-cell>
          <table:table-cell office:value-type="string" office:string-value="Ares" calcext:value-type="string">
            <text:p><text:s/>Ares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200" calcext:value-type="float">
            <text:p><text:s/>200 </text:p>
          </table:table-cell>
          <table:table-cell table:number-columns-repeated="3"/>
          <table:table-cell office:value-type="float" office:value="1500" calcext:value-type="float">
            <text:p><text:s/>1.50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7" calcext:value-type="float">
            <text:p><text:s/>7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40" calcext:value-type="float">
            <text:p><text:s/>140 </text:p>
          </table:table-cell>
          <table:table-cell office:value-type="string" office:string-value="ares II" calcext:value-type="string">
            <text:p><text:s/>ares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27" calcext:value-type="float">
            <text:p><text:s/>27 </text:p>
          </table:table-cell>
          <table:table-cell office:value-type="float" office:value="14" calcext:value-type="float">
            <text:p><text:s/>14 </text:p>
          </table:table-cell>
          <table:table-cell table:number-columns-repeated="994"/>
        </table:table-row>
        <table:table-row table:style-name="ro2">
          <table:table-cell office:value-type="string" office:string-value="hyperion II" calcext:value-type="string">
            <text:p><text:s/>hyperion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Hyperion" calcext:value-type="string">
            <text:p><text:s/>Hyperion </text:p>
          </table:table-cell>
          <table:table-cell table:formula="of:=[.F143]" office:value-type="string" office:string-value="Hyperion" calcext:value-type="string">
            <text:p><text:s/>Hyperion </text:p>
          </table:table-cell>
          <table:table-cell office:value-type="string" office:string-value="Hyperion" calcext:value-type="string">
            <text:p><text:s/>Hyperion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230" calcext:value-type="float">
            <text:p><text:s/>230 </text:p>
          </table:table-cell>
          <table:table-cell table:number-columns-repeated="3"/>
          <table:table-cell office:value-type="float" office:value="2500" calcext:value-type="float">
            <text:p><text:s/>2.5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30" calcext:value-type="float">
            <text:p><text:s/>130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41" calcext:value-type="float">
            <text:p><text:s/>141 </text:p>
          </table:table-cell>
          <table:table-cell office:value-type="string" office:string-value="hyperion II" calcext:value-type="string">
            <text:p><text:s/>hyperion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6" calcext:value-type="float">
            <text:p><text:s/>36 </text:p>
          </table:table-cell>
          <table:table-cell office:value-type="float" office:value="59" calcext:value-type="float">
            <text:p><text:s/>59 </text:p>
          </table:table-cell>
          <table:table-cell office:value-type="float" office:value="26" calcext:value-type="float">
            <text:p><text:s/>26 </text:p>
          </table:table-cell>
          <table:table-cell table:number-columns-repeated="994"/>
        </table:table-row>
        <table:table-row table:style-name="ro2">
          <table:table-cell office:value-type="string" office:string-value="minotaur II" calcext:value-type="string">
            <text:p><text:s/>minotaur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Minotaur" calcext:value-type="string">
            <text:p><text:s/>Minotaur </text:p>
          </table:table-cell>
          <table:table-cell table:formula="of:=[.F144]" office:value-type="string" office:string-value="Minotaur" calcext:value-type="string">
            <text:p><text:s/>Minotaur </text:p>
          </table:table-cell>
          <table:table-cell office:value-type="string" office:string-value="Minotaur" calcext:value-type="string">
            <text:p><text:s/>Minotaur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180" calcext:value-type="float">
            <text:p><text:s/>180 </text:p>
          </table:table-cell>
          <table:table-cell table:number-columns-repeated="3"/>
          <table:table-cell office:value-type="float" office:value="1800" calcext:value-type="float">
            <text:p><text:s/>1.8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8" calcext:value-type="float">
            <text:p><text:s/>8 </text:p>
          </table:table-cell>
          <table:table-cell office:value-type="float" office:value="82" calcext:value-type="float">
            <text:p><text:s/>8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42" calcext:value-type="float">
            <text:p><text:s/>142 </text:p>
          </table:table-cell>
          <table:table-cell office:value-type="string" office:string-value="minotaur II" calcext:value-type="string">
            <text:p><text:s/>minotaur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42" calcext:value-type="float">
            <text:p><text:s/>42 </text:p>
          </table:table-cell>
          <table:table-cell office:value-type="float" office:value="48" calcext:value-type="float">
            <text:p><text:s/>48 </text:p>
          </table:table-cell>
          <table:table-cell office:value-type="float" office:value="10" calcext:value-type="float">
            <text:p><text:s/>10 </text:p>
          </table:table-cell>
          <table:table-cell table:number-columns-repeated="994"/>
        </table:table-row>
        <table:table-row table:style-name="ro2">
          <table:table-cell office:value-type="string" office:string-value="pandora II" calcext:value-type="string">
            <text:p><text:s/>pandora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FACTORY" calcext:value-type="string">
            <text:p><text:s/>CYBER FACTORY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Pandora" calcext:value-type="string">
            <text:p><text:s/>Pandora </text:p>
          </table:table-cell>
          <table:table-cell table:formula="of:=[.F145]" office:value-type="string" office:string-value="Pandora" calcext:value-type="string">
            <text:p><text:s/>Pandora </text:p>
          </table:table-cell>
          <table:table-cell office:value-type="string" office:string-value="Pandora" calcext:value-type="string">
            <text:p><text:s/>Pandora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180" calcext:value-type="float">
            <text:p><text:s/>180 </text:p>
          </table:table-cell>
          <table:table-cell table:number-columns-repeated="3"/>
          <table:table-cell office:value-type="float" office:value="660" calcext:value-type="float">
            <text:p><text:s/>66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8" calcext:value-type="float">
            <text:p><text:s/>8 </text:p>
          </table:table-cell>
          <table:table-cell office:value-type="float" office:value="80" calcext:value-type="float">
            <text:p><text:s/>8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7" calcext:value-type="float">
            <text:p><text:s/>7,00 </text:p>
          </table:table-cell>
          <table:table-cell office:value-type="float" office:value="1.5" calcext:value-type="float">
            <text:p><text:s/>1,50 </text:p>
          </table:table-cell>
          <table:table-cell office:value-type="float" office:value="143" calcext:value-type="float">
            <text:p><text:s/>143 </text:p>
          </table:table-cell>
          <table:table-cell office:value-type="string" office:string-value="pandora II" calcext:value-type="string">
            <text:p><text:s/>pandora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65" calcext:value-type="float">
            <text:p><text:s/>65 </text:p>
          </table:table-cell>
          <table:table-cell office:value-type="float" office:value="78" calcext:value-type="float">
            <text:p><text:s/>78 </text:p>
          </table:table-cell>
          <table:table-cell office:value-type="float" office:value="35" calcext:value-type="float">
            <text:p><text:s/>35 </text:p>
          </table:table-cell>
          <table:table-cell table:number-columns-repeated="994"/>
        </table:table-row>
        <table:table-row table:style-name="ro2">
          <table:table-cell office:value-type="string" office:string-value="apollo" calcext:value-type="string">
            <text:p><text:s/>apollo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-SUPPORT" calcext:value-type="string">
            <text:p><text:s/>CYBER-SUPPORT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Apollo" calcext:value-type="string">
            <text:p><text:s/>Apollo </text:p>
          </table:table-cell>
          <table:table-cell office:value-type="string" office:string-value="Cyber" calcext:value-type="string">
            <text:p><text:s/>Cyber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80" calcext:value-type="float">
            <text:p><text:s/>180 </text:p>
          </table:table-cell>
          <table:table-cell table:number-columns-repeated="3"/>
          <table:table-cell office:value-type="float" office:value="180" calcext:value-type="float">
            <text:p><text:s/>180 </text:p>
          </table:table-cell>
          <table:table-cell office:value-type="float" office:value="2500" calcext:value-type="float">
            <text:p><text:s/>2.5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44" calcext:value-type="float">
            <text:p><text:s/>144 </text:p>
          </table:table-cell>
          <table:table-cell office:value-type="string" office:string-value="apollo" calcext:value-type="string">
            <text:p><text:s/>apollo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2"/>
          <table:table-cell office:value-type="float" office:value="20" calcext:value-type="float">
            <text:p><text:s/>20 </text:p>
          </table:table-cell>
          <table:table-cell table:number-columns-repeated="994"/>
        </table:table-row>
        <table:table-row table:style-name="ro2">
          <table:table-cell office:value-type="string" office:string-value="furies" calcext:value-type="string">
            <text:p><text:s/>furies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Other" calcext:value-type="string">
            <text:p><text:s/>Other </text:p>
          </table:table-cell>
          <table:table-cell office:value-type="string" office:string-value="Furies" calcext:value-type="string">
            <text:p><text:s/>Furies </text:p>
          </table:table-cell>
          <table:table-cell office:value-type="string" office:string-value="Cyber" calcext:value-type="string">
            <text:p><text:s/>Cyber </text:p>
          </table:table-cell>
          <table:table-cell office:value-type="float" office:value="70" calcext:value-type="float">
            <text:p><text:s/>70 </text:p>
          </table:table-cell>
          <table:table-cell office:value-type="float" office:value="180" calcext:value-type="float">
            <text:p><text:s/>180 </text:p>
          </table:table-cell>
          <table:table-cell table:number-columns-repeated="3"/>
          <table:table-cell office:value-type="float" office:value="180" calcext:value-type="float">
            <text:p><text:s/>180 </text:p>
          </table:table-cell>
          <table:table-cell office:value-type="float" office:value="900" calcext:value-type="float">
            <text:p><text:s/>900 </text:p>
          </table:table-cell>
          <table:table-cell office:value-type="float" office:value="18" calcext:value-type="float">
            <text:p><text:s/>18 </text:p>
          </table:table-cell>
          <table:table-cell office:value-type="float" office:value="3" calcext:value-type="float">
            <text:p><text:s/>3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145" calcext:value-type="float">
            <text:p><text:s/>145 </text:p>
          </table:table-cell>
          <table:table-cell office:value-type="string" office:string-value="furies" calcext:value-type="string">
            <text:p><text:s/>furies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tempest" calcext:value-type="string">
            <text:p><text:s/>tempest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Sniper" calcext:value-type="string">
            <text:p><text:s/>Sniper </text:p>
          </table:table-cell>
          <table:table-cell office:value-type="string" office:string-value="Tempest" calcext:value-type="string">
            <text:p><text:s/>Tempest </text:p>
          </table:table-cell>
          <table:table-cell office:value-type="string" office:string-value="Cyber" calcext:value-type="string">
            <text:p><text:s/>Cyber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200" calcext:value-type="float">
            <text:p><text:s/>200 </text:p>
          </table:table-cell>
          <table:table-cell table:number-columns-repeated="3"/>
          <table:table-cell office:value-type="float" office:value="200" calcext:value-type="float">
            <text:p><text:s/>200 </text:p>
          </table:table-cell>
          <table:table-cell office:value-type="float" office:value="800" calcext:value-type="float">
            <text:p><text:s/>800 </text:p>
          </table:table-cell>
          <table:table-cell office:value-type="float" office:value="19" calcext:value-type="float">
            <text:p><text:s/>19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15" calcext:value-type="float">
            <text:p><text:s/>115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9" calcext:value-type="float">
            <text:p><text:s/>0,90 </text:p>
          </table:table-cell>
          <table:table-cell/>
          <table:table-cell office:value-type="float" office:value="146" calcext:value-type="float">
            <text:p><text:s/>146 </text:p>
          </table:table-cell>
          <table:table-cell office:value-type="string" office:string-value="tempest" calcext:value-type="string">
            <text:p><text:s/>tempest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2" calcext:value-type="float">
            <text:p><text:s/>2 </text:p>
          </table:table-cell>
          <table:table-cell table:number-columns-repeated="994"/>
        </table:table-row>
        <table:table-row table:style-name="ro2">
          <table:table-cell office:value-type="string" office:string-value="hades" calcext:value-type="string">
            <text:p><text:s/>hades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-SUPPORT" calcext:value-type="string">
            <text:p><text:s/>CYBER-SUPPORT </text:p>
          </table:table-cell>
          <table:table-cell table:number-columns-repeated="2" office:value-type="string" office:string-value="Hades" calcext:value-type="string">
            <text:p><text:s/>Hades </text:p>
          </table:table-cell>
          <table:table-cell office:value-type="string" office:string-value="Cyber" calcext:value-type="string">
            <text:p><text:s/>Cyber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60" calcext:value-type="float">
            <text:p><text:s/>160 </text:p>
          </table:table-cell>
          <table:table-cell table:number-columns-repeated="3"/>
          <table:table-cell office:value-type="float" office:value="160" calcext:value-type="float">
            <text:p><text:s/>160 </text:p>
          </table:table-cell>
          <table:table-cell office:value-type="float" office:value="1700" calcext:value-type="float">
            <text:p><text:s/>1.7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table:number-columns-repeated="3"/>
          <table:table-cell office:value-type="float" office:value="8" calcext:value-type="float">
            <text:p><text:s/>8,00 </text:p>
          </table:table-cell>
          <table:table-cell/>
          <table:table-cell office:value-type="float" office:value="147" calcext:value-type="float">
            <text:p><text:s/>147 </text:p>
          </table:table-cell>
          <table:table-cell office:value-type="string" office:string-value="hades" calcext:value-type="string">
            <text:p><text:s/>hades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2" office:value-type="float" office:value="20" calcext:value-type="float">
            <text:p><text:s/>20 </text:p>
          </table:table-cell>
          <table:table-cell table:number-columns-repeated="995"/>
        </table:table-row>
        <table:table-row table:style-name="ro2">
          <table:table-cell office:value-type="string" office:string-value="poseidon" calcext:value-type="string">
            <text:p><text:s/>poseidon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-SUPPORT" calcext:value-type="string">
            <text:p><text:s/>CYBER-SUPPORT </text:p>
          </table:table-cell>
          <table:table-cell office:value-type="string" office:string-value="Poseidon" calcext:value-type="string">
            <text:p><text:s/>Poseidon </text:p>
          </table:table-cell>
          <table:table-cell table:formula="of:=[.F150]" office:value-type="string" office:string-value="Poseidon" calcext:value-type="string">
            <text:p><text:s/>Poseidon </text:p>
          </table:table-cell>
          <table:table-cell office:value-type="string" office:string-value="Cyber" calcext:value-type="string">
            <text:p><text:s/>Cyber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240" calcext:value-type="float">
            <text:p><text:s/>240 </text:p>
          </table:table-cell>
          <table:table-cell table:number-columns-repeated="3"/>
          <table:table-cell office:value-type="float" office:value="240" calcext:value-type="float">
            <text:p><text:s/>240 </text:p>
          </table:table-cell>
          <table:table-cell office:value-type="float" office:value="3000" calcext:value-type="float">
            <text:p><text:s/>3.000 </text:p>
          </table:table-cell>
          <table:table-cell office:value-type="float" office:value="14" calcext:value-type="float">
            <text:p><text:s/>14 </text:p>
          </table:table-cell>
          <table:table-cell table:number-columns-repeated="2" office:value-type="float" office:value="8" calcext:value-type="float">
            <text:p><text:s/>8 </text:p>
          </table:table-cell>
          <table:table-cell table:number-columns-repeated="4"/>
          <table:table-cell office:value-type="float" office:value="148" calcext:value-type="float">
            <text:p><text:s/>148 </text:p>
          </table:table-cell>
          <table:table-cell office:value-type="string" office:string-value="poseidon" calcext:value-type="string">
            <text:p><text:s/>poseido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3" office:value-type="float" office:value="20" calcext:value-type="float">
            <text:p><text:s/>20 </text:p>
          </table:table-cell>
          <table:table-cell table:number-columns-repeated="994"/>
        </table:table-row>
        <table:table-row table:style-name="ro2">
          <table:table-cell office:value-type="string" office:string-value="zeus" calcext:value-type="string">
            <text:p><text:s/>zeus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Zeus" calcext:value-type="string">
            <text:p><text:s/>Zeus </text:p>
          </table:table-cell>
          <table:table-cell table:formula="of:=[.F151]" office:value-type="string" office:string-value="Zeus" calcext:value-type="string">
            <text:p><text:s/>Zeus </text:p>
          </table:table-cell>
          <table:table-cell office:value-type="string" office:string-value="Zeus" calcext:value-type="string">
            <text:p><text:s/>Zeus </text:p>
          </table:table-cell>
          <table:table-cell office:value-type="float" office:value="70" calcext:value-type="float">
            <text:p><text:s/>70 </text:p>
          </table:table-cell>
          <table:table-cell table:number-columns-repeated="2" office:value-type="float" office:value="280" calcext:value-type="float">
            <text:p><text:s/>280 </text:p>
          </table:table-cell>
          <table:table-cell table:number-columns-repeated="3"/>
          <table:table-cell office:value-type="float" office:value="2300" calcext:value-type="float">
            <text:p><text:s/>2.3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350" calcext:value-type="float">
            <text:p><text:s/>3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49" calcext:value-type="float">
            <text:p><text:s/>149 </text:p>
          </table:table-cell>
          <table:table-cell office:value-type="string" office:string-value="zeus" calcext:value-type="string">
            <text:p><text:s/>zeus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35" calcext:value-type="float">
            <text:p><text:s/>35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1" calcext:value-type="float">
            <text:p><text:s/>1 </text:p>
          </table:table-cell>
          <table:table-cell table:number-columns-repeated="994"/>
        </table:table-row>
        <table:table-row table:style-name="ro2">
          <table:table-cell office:value-type="string" office:string-value="zeus II" calcext:value-type="string">
            <text:p><text:s/>zeus II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CYBER LAB" calcext:value-type="string">
            <text:p><text:s/>CYBER LAB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Zeus" calcext:value-type="string">
            <text:p><text:s/>Zeus </text:p>
          </table:table-cell>
          <table:table-cell table:formula="of:=[.F152]" office:value-type="string" office:string-value="Zeus" calcext:value-type="string">
            <text:p><text:s/>Zeus </text:p>
          </table:table-cell>
          <table:table-cell office:value-type="string" office:string-value="Zeus" calcext:value-type="string">
            <text:p><text:s/>Zeus </text:p>
          </table:table-cell>
          <table:table-cell table:number-columns-repeated="6"/>
          <table:table-cell office:value-type="float" office:value="2900" calcext:value-type="float">
            <text:p><text:s/>2.9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375" calcext:value-type="float">
            <text:p><text:s/>3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50" calcext:value-type="float">
            <text:p><text:s/>150 </text:p>
          </table:table-cell>
          <table:table-cell office:value-type="string" office:string-value="zeus II" calcext:value-type="string">
            <text:p><text:s/>zeus II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49" calcext:value-type="float">
            <text:p><text:s/>49 </text:p>
          </table:table-cell>
          <table:table-cell office:value-type="float" office:value="31" calcext:value-type="float">
            <text:p><text:s/>31 </text:p>
          </table:table-cell>
          <table:table-cell office:value-type="float" office:value="1" calcext:value-type="float">
            <text:p><text:s/>1 </text:p>
          </table:table-cell>
          <table:table-cell table:number-columns-repeated="994"/>
        </table:table-row>
        <table:table-row table:style-name="ro2">
          <table:table-cell office:value-type="string" office:string-value="88MM AA gun" calcext:value-type="string">
            <text:p><text:s/>88MM AA gu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Building" calcext:value-type="string">
            <text:p><text:s/>Building </text:p>
          </table:table-cell>
          <table:table-cell office:value-type="string" office:string-value="Defending Building" calcext:value-type="string">
            <text:p><text:s/>Defending Building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AA Building" calcext:value-type="string">
            <text:p><text:s/>AA Building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600" calcext:value-type="float">
            <text:p><text:s/>600 </text:p>
          </table:table-cell>
          <table:table-cell/>
          <table:table-cell office:value-type="float" office:value="8" calcext:value-type="float">
            <text:p><text:s/>8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51" calcext:value-type="float">
            <text:p><text:s/>151 </text:p>
          </table:table-cell>
          <table:table-cell office:value-type="string" office:string-value="88MM AA gun" calcext:value-type="string">
            <text:p><text:s/>88MM AA gun </text:p>
          </table:table-cell>
          <table:table-cell table:number-columns-repeated="3"/>
          <table:table-cell office:value-type="float" office:value="7" calcext:value-type="float">
            <text:p><text:s/>7 </text:p>
          </table:table-cell>
          <table:table-cell table:number-columns-repeated="996"/>
        </table:table-row>
        <table:table-row table:style-name="ro2">
          <table:table-cell office:value-type="string" office:string-value="tank barrier" calcext:value-type="string">
            <text:p><text:s/>tank barri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Building" calcext:value-type="string">
            <text:p><text:s/>Building </text:p>
          </table:table-cell>
          <table:table-cell office:value-type="string" office:string-value="Defending Building" calcext:value-type="string">
            <text:p><text:s/>Defending Building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Gun" calcext:value-type="string">
            <text:p><text:s/>AT Gun </text:p>
          </table:table-cell>
          <table:table-cell office:value-type="string" office:string-value="Building" calcext:value-type="string">
            <text:p><text:s/>Building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6"/>
          <table:table-cell office:value-type="float" office:value="3500" calcext:value-type="float">
            <text:p><text:s/>3.500 </text:p>
          </table:table-cell>
          <table:table-cell/>
          <table:table-cell office:value-type="float" office:value="1" calcext:value-type="float">
            <text:p><text:s/>1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gun" calcext:value-type="string">
            <text:p><text:s/>gun </text:p>
          </table:table-cell>
          <table:table-cell table:number-columns-repeated="3"/>
          <table:table-cell office:value-type="float" office:value="152" calcext:value-type="float">
            <text:p><text:s/>152 </text:p>
          </table:table-cell>
          <table:table-cell office:value-type="string" office:string-value="tank barrier" calcext:value-type="string">
            <text:p><text:s/>tank barrier </text:p>
          </table:table-cell>
          <table:table-cell table:number-columns-repeated="1000"/>
        </table:table-row>
        <table:table-row table:style-name="ro2">
          <table:table-cell office:value-type="string" office:string-value="AA missile tower" calcext:value-type="string">
            <text:p><text:s/>AA missile towe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Building" calcext:value-type="string">
            <text:p><text:s/>Building </text:p>
          </table:table-cell>
          <table:table-cell office:value-type="string" office:string-value="Defending Building" calcext:value-type="string">
            <text:p><text:s/>Defending Building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AA Building" calcext:value-type="string">
            <text:p><text:s/>AA Building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900" calcext:value-type="float">
            <text:p><text:s/>900 </text:p>
          </table:table-cell>
          <table:table-cell/>
          <table:table-cell office:value-type="float" office:value="8" calcext:value-type="float">
            <text:p><text:s/>8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53" calcext:value-type="float">
            <text:p><text:s/>153 </text:p>
          </table:table-cell>
          <table:table-cell office:value-type="string" office:string-value="AA missile tower" calcext:value-type="string">
            <text:p><text:s/>AA missile tower </text:p>
          </table:table-cell>
          <table:table-cell table:number-columns-repeated="3"/>
          <table:table-cell office:value-type="float" office:value="7" calcext:value-type="float">
            <text:p><text:s/>7 </text:p>
          </table:table-cell>
          <table:table-cell table:number-columns-repeated="996"/>
        </table:table-row>
        <table:table-row table:style-name="ro2">
          <table:table-cell office:value-type="string" office:string-value="war raft" calcext:value-type="string">
            <text:p><text:s/>war raft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220" calcext:value-type="float">
            <text:p><text:s/>22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5" calcext:value-type="float">
            <text:p><text:s/>5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missile" calcext:value-type="string">
            <text:p><text:s/>missile </text:p>
          </table:table-cell>
          <table:table-cell table:number-columns-repeated="2" office:value-type="float" office:value="3" calcext:value-type="float">
            <text:p><text:s/>3,00 </text:p>
          </table:table-cell>
          <table:table-cell/>
          <table:table-cell office:value-type="float" office:value="154" calcext:value-type="float">
            <text:p><text:s/>154 </text:p>
          </table:table-cell>
          <table:table-cell office:value-type="string" office:string-value="war raft" calcext:value-type="string">
            <text:p><text:s/>war raft </text:p>
          </table:table-cell>
          <table:table-cell/>
          <table:table-cell table:number-columns-repeated="2"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fishing raft" calcext:value-type="string">
            <text:p><text:s/>fishing raft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ISHING" calcext:value-type="string">
            <text:p><text:s/>FISHING </text:p>
          </table:table-cell>
          <table:table-cell office:value-type="string" office:string-value="Fishing Boat" calcext:value-type="string">
            <text:p><text:s/>Fishing Boat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50" calcext:value-type="float">
            <text:p><text:s/>50 </text:p>
          </table:table-cell>
          <table:table-cell/>
          <table:table-cell office:value-type="float" office:value="120" calcext:value-type="float">
            <text:p><text:s/>12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table:number-columns-repeated="2"/>
          <table:table-cell office:value-type="float" office:value="155" calcext:value-type="float">
            <text:p><text:s/>155 </text:p>
          </table:table-cell>
          <table:table-cell office:value-type="string" office:string-value="fishing raft" calcext:value-type="string">
            <text:p><text:s/>fishing raft </text:p>
          </table:table-cell>
          <table:table-cell table:number-columns-repeated="1000"/>
        </table:table-row>
        <table:table-row table:style-name="ro2">
          <table:table-cell office:value-type="string" office:string-value="transport raft" calcext:value-type="string">
            <text:p><text:s/>transport raft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120" calcext:value-type="float">
            <text:p><text:s/>12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56" calcext:value-type="float">
            <text:p><text:s/>156 </text:p>
          </table:table-cell>
          <table:table-cell office:value-type="string" office:string-value="transport raft" calcext:value-type="string">
            <text:p><text:s/>transport raft </text:p>
          </table:table-cell>
          <table:table-cell/>
          <table:table-cell table:number-columns-repeated="2"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battleship - copper" calcext:value-type="string">
            <text:p><text:s/>battleship - copper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59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900" calcext:value-type="float">
            <text:p><text:s/>9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6" calcext:value-type="float">
            <text:p><text:s/>6 </text:p>
          </table:table-cell>
          <table:table-cell office:value-type="float" office:value="62" calcext:value-type="float">
            <text:p><text:s/>6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57" calcext:value-type="float">
            <text:p><text:s/>157 </text:p>
          </table:table-cell>
          <table:table-cell office:value-type="string" office:string-value="battleship - copper" calcext:value-type="string">
            <text:p><text:s/>battleship - copper </text:p>
          </table:table-cell>
          <table:table-cell/>
          <table:table-cell table:number-columns-repeated="2" office:value-type="float" office:value="6" calcext:value-type="float">
            <text:p><text:s/>6 </text:p>
          </table:table-cell>
          <table:table-cell table:number-columns-repeated="997"/>
        </table:table-row>
        <table:table-row table:style-name="ro2">
          <table:table-cell office:value-type="string" office:string-value="frigate - copper" calcext:value-type="string">
            <text:p><text:s/>frigate - copper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240" calcext:value-type="float">
            <text:p><text:s/>24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158" calcext:value-type="float">
            <text:p><text:s/>158 </text:p>
          </table:table-cell>
          <table:table-cell office:value-type="string" office:string-value="frigate - copper" calcext:value-type="string">
            <text:p><text:s/>frigate - copper </text:p>
          </table:table-cell>
          <table:table-cell/>
          <table:table-cell table:number-columns-repeated="2" office:value-type="float" office:value="6" calcext:value-type="float">
            <text:p><text:s/>6 </text:p>
          </table:table-cell>
          <table:table-cell table:number-columns-repeated="997"/>
        </table:table-row>
        <table:table-row table:style-name="ro2">
          <table:table-cell office:value-type="string" office:string-value="galley - copper" calcext:value-type="string">
            <text:p><text:s/>galley - copper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61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260" calcext:value-type="float">
            <text:p><text:s/>260 </text:p>
          </table:table-cell>
          <table:table-cell office:value-type="float" office:value="12" calcext:value-type="float">
            <text:p><text:s/>12 </text:p>
          </table:table-cell>
          <table:table-cell table:number-columns-repeated="2" office:value-type="float" office:value="6" calcext:value-type="float">
            <text:p><text:s/>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159" calcext:value-type="float">
            <text:p><text:s/>159 </text:p>
          </table:table-cell>
          <table:table-cell office:value-type="string" office:string-value="galley - copper" calcext:value-type="string">
            <text:p><text:s/>galley - copper </text:p>
          </table:table-cell>
          <table:table-cell table:number-columns-repeated="1000"/>
        </table:table-row>
        <table:table-row table:style-name="ro2">
          <table:table-cell office:value-type="string" office:string-value="transport - copper" calcext:value-type="string">
            <text:p><text:s/>transport - copper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200" calcext:value-type="float">
            <text:p><text:s/>2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60" calcext:value-type="float">
            <text:p><text:s/>160 </text:p>
          </table:table-cell>
          <table:table-cell office:value-type="string" office:string-value="transport - copper" calcext:value-type="string">
            <text:p><text:s/>transport - copper </text:p>
          </table:table-cell>
          <table:table-cell/>
          <table:table-cell table:number-columns-repeated="2" office:value-type="float" office:value="6" calcext:value-type="float">
            <text:p><text:s/>6 </text:p>
          </table:table-cell>
          <table:table-cell table:number-columns-repeated="997"/>
        </table:table-row>
        <table:table-row table:style-name="ro2">
          <table:table-cell office:value-type="string" office:string-value="battleship - bronze" calcext:value-type="string">
            <text:p><text:s/>battleship - bronz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63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1180" calcext:value-type="float">
            <text:p><text:s/>1.18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6" calcext:value-type="float">
            <text:p><text:s/>6 </text:p>
          </table:table-cell>
          <table:table-cell office:value-type="float" office:value="72" calcext:value-type="float">
            <text:p><text:s/>7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61" calcext:value-type="float">
            <text:p><text:s/>161 </text:p>
          </table:table-cell>
          <table:table-cell office:value-type="string" office:string-value="battleship - bronze" calcext:value-type="string">
            <text:p><text:s/>battleship - bronze </text:p>
          </table:table-cell>
          <table:table-cell/>
          <table:table-cell table:number-columns-repeated="2"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frigate - bronze" calcext:value-type="string">
            <text:p><text:s/>frigate - bronz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310" calcext:value-type="float">
            <text:p><text:s/>31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8" calcext:value-type="float">
            <text:p><text:s/>1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162" calcext:value-type="float">
            <text:p><text:s/>162 </text:p>
          </table:table-cell>
          <table:table-cell office:value-type="string" office:string-value="frigate - bronze" calcext:value-type="string">
            <text:p><text:s/>frigate - bronze </text:p>
          </table:table-cell>
          <table:table-cell/>
          <table:table-cell table:number-columns-repeated="2"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fishing boat - bronze" calcext:value-type="string">
            <text:p><text:s/>fishing boat - bronz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ISHING" calcext:value-type="string">
            <text:p><text:s/>FISHING </text:p>
          </table:table-cell>
          <table:table-cell office:value-type="string" office:string-value="Fishing Boat" calcext:value-type="string">
            <text:p><text:s/>Fishing Boat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50" calcext:value-type="float">
            <text:p><text:s/>50 </text:p>
          </table:table-cell>
          <table:table-cell/>
          <table:table-cell office:value-type="float" office:value="280" calcext:value-type="float">
            <text:p><text:s/>28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table:number-columns-repeated="2"/>
          <table:table-cell office:value-type="float" office:value="163" calcext:value-type="float">
            <text:p><text:s/>163 </text:p>
          </table:table-cell>
          <table:table-cell office:value-type="string" office:string-value="fishing boat - bronze" calcext:value-type="string">
            <text:p><text:s/>fishing boat - bronze </text:p>
          </table:table-cell>
          <table:table-cell table:number-columns-repeated="1000"/>
        </table:table-row>
        <table:table-row table:style-name="ro2">
          <table:table-cell office:value-type="string" office:string-value="galley - bronze" calcext:value-type="string">
            <text:p><text:s/>galley - bronz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66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335" calcext:value-type="float">
            <text:p><text:s/>33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6" calcext:value-type="float">
            <text:p><text:s/>6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164" calcext:value-type="float">
            <text:p><text:s/>164 </text:p>
          </table:table-cell>
          <table:table-cell office:value-type="string" office:string-value="galley - bronze" calcext:value-type="string">
            <text:p><text:s/>galley - bronze </text:p>
          </table:table-cell>
          <table:table-cell table:number-columns-repeated="1000"/>
        </table:table-row>
        <table:table-row table:style-name="ro2">
          <table:table-cell office:value-type="string" office:string-value="transport - bronze" calcext:value-type="string">
            <text:p><text:s/>transport - bronz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360" calcext:value-type="float">
            <text:p><text:s/>36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65" calcext:value-type="float">
            <text:p><text:s/>165 </text:p>
          </table:table-cell>
          <table:table-cell office:value-type="string" office:string-value="transport - bronze" calcext:value-type="string">
            <text:p><text:s/>transport - bronze </text:p>
          </table:table-cell>
          <table:table-cell/>
          <table:table-cell table:number-columns-repeated="2" office:value-type="float" office:value="7" calcext:value-type="float">
            <text:p><text:s/>7 </text:p>
          </table:table-cell>
          <table:table-cell table:number-columns-repeated="997"/>
        </table:table-row>
        <table:table-row table:style-name="ro2">
          <table:table-cell office:value-type="string" office:string-value="decereme" calcext:value-type="string">
            <text:p><text:s/>decerem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Battleship" calcext:value-type="string">
            <text:p><text:s/>Battleship </text:p>
          </table:table-cell>
          <table:table-cell table:number-columns-repeated="6"/>
          <table:table-cell office:value-type="float" office:value="765" calcext:value-type="float">
            <text:p><text:s/>765 </text:p>
          </table:table-cell>
          <table:table-cell table:number-columns-repeated="2"/>
          <table:table-cell office:value-type="float" office:value="85" calcext:value-type="float">
            <text:p><text:s/>8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0" calcext:value-type="float">
            <text:p><text:s/>10,00 </text:p>
          </table:table-cell>
          <table:table-cell table:number-columns-repeated="2"/>
          <table:table-cell office:value-type="float" office:value="166" calcext:value-type="float">
            <text:p><text:s/>166 </text:p>
          </table:table-cell>
          <table:table-cell office:value-type="string" office:string-value="decereme" calcext:value-type="string">
            <text:p><text:s/>decereme </text:p>
          </table:table-cell>
          <table:table-cell table:number-columns-repeated="1000"/>
        </table:table-row>
        <table:table-row table:style-name="ro2">
          <table:table-cell office:value-type="string" office:string-value="battleship - byzantine" calcext:value-type="string">
            <text:p><text:s/>battleship - byzantine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69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1560" calcext:value-type="float">
            <text:p><text:s/>1.56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7" calcext:value-type="float">
            <text:p><text:s/>7 </text:p>
          </table:table-cell>
          <table:table-cell office:value-type="float" office:value="90" calcext:value-type="float">
            <text:p><text:s/>9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7" calcext:value-type="float">
            <text:p><text:s/>7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67" calcext:value-type="float">
            <text:p><text:s/>167 </text:p>
          </table:table-cell>
          <table:table-cell office:value-type="string" office:string-value="battleship - byzantine" calcext:value-type="string">
            <text:p><text:s/>battleship - byzantine </text:p>
          </table:table-cell>
          <table:table-cell/>
          <table:table-cell table:number-columns-repeated="2"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frigate - byzantine" calcext:value-type="string">
            <text:p><text:s/>frigate - byzantine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1" calcext:value-type="float">
            <text:p><text:s/>2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68" calcext:value-type="float">
            <text:p><text:s/>168 </text:p>
          </table:table-cell>
          <table:table-cell office:value-type="string" office:string-value="frigate - byzantine" calcext:value-type="string">
            <text:p><text:s/>frigate - byzantine </text:p>
          </table:table-cell>
          <table:table-cell/>
          <table:table-cell table:number-columns-repeated="2"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galley - byzantine" calcext:value-type="string">
            <text:p><text:s/>galley - byzantine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71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440" calcext:value-type="float">
            <text:p><text:s/>44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169" calcext:value-type="float">
            <text:p><text:s/>169 </text:p>
          </table:table-cell>
          <table:table-cell office:value-type="string" office:string-value="galley - byzantine" calcext:value-type="string">
            <text:p><text:s/>galley - byzantine </text:p>
          </table:table-cell>
          <table:table-cell table:number-columns-repeated="1000"/>
        </table:table-row>
        <table:table-row table:style-name="ro2">
          <table:table-cell office:value-type="string" office:string-value="battleship - middle ages" calcext:value-type="string">
            <text:p><text:s/>battleship - middle ages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72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025" calcext:value-type="float">
            <text:p><text:s/>2.02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08" calcext:value-type="float">
            <text:p><text:s/>10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7" calcext:value-type="float">
            <text:p><text:s/>7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70" calcext:value-type="float">
            <text:p><text:s/>170 </text:p>
          </table:table-cell>
          <table:table-cell office:value-type="string" office:string-value="battleship - middle ages" calcext:value-type="string">
            <text:p><text:s/>battleship - middle ages </text:p>
          </table:table-cell>
          <table:table-cell/>
          <table:table-cell table:number-columns-repeated="3" office:value-type="float" office:value="10" calcext:value-type="float">
            <text:p><text:s/>10 </text:p>
          </table:table-cell>
          <table:table-cell table:number-columns-repeated="996"/>
        </table:table-row>
        <table:table-row table:style-name="ro2">
          <table:table-cell office:value-type="string" office:string-value="frigate - middle ages" calcext:value-type="string">
            <text:p><text:s/>frigate - middle ages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540" calcext:value-type="float">
            <text:p><text:s/>54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25" calcext:value-type="float">
            <text:p><text:s/>2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71" calcext:value-type="float">
            <text:p><text:s/>171 </text:p>
          </table:table-cell>
          <table:table-cell office:value-type="string" office:string-value="frigate - middle ages" calcext:value-type="string">
            <text:p><text:s/>frigate - middle ages </text:p>
          </table:table-cell>
          <table:table-cell/>
          <table:table-cell table:number-columns-repeated="3" office:value-type="float" office:value="10" calcext:value-type="float">
            <text:p><text:s/>10 </text:p>
          </table:table-cell>
          <table:table-cell table:number-columns-repeated="996"/>
        </table:table-row>
        <table:table-row table:style-name="ro2">
          <table:table-cell office:value-type="string" office:string-value="galley - middle ages" calcext:value-type="string">
            <text:p><text:s/>galley - middle ages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74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575" calcext:value-type="float">
            <text:p><text:s/>57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72" calcext:value-type="float">
            <text:p><text:s/>172 </text:p>
          </table:table-cell>
          <table:table-cell office:value-type="string" office:string-value="galley - middle ages" calcext:value-type="string">
            <text:p><text:s/>galley - middle ages </text:p>
          </table:table-cell>
          <table:table-cell table:number-columns-repeated="1000"/>
        </table:table-row>
        <table:table-row table:style-name="ro2">
          <table:table-cell office:value-type="string" office:string-value="catapult ship" calcext:value-type="string">
            <text:p><text:s/>catapult ship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1460" calcext:value-type="float">
            <text:p><text:s/>1.46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0" calcext:value-type="float">
            <text:p><text:s/>10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.2" calcext:value-type="float">
            <text:p><text:s/>1,20 </text:p>
          </table:table-cell>
          <table:table-cell office:value-type="float" office:value="173" calcext:value-type="float">
            <text:p><text:s/>173 </text:p>
          </table:table-cell>
          <table:table-cell office:value-type="string" office:string-value="catapult ship" calcext:value-type="string">
            <text:p><text:s/>catapult ship </text:p>
          </table:table-cell>
          <table:table-cell table:number-columns-repeated="1000"/>
        </table:table-row>
        <table:table-row table:style-name="ro2">
          <table:table-cell office:value-type="string" office:string-value="battleship - renaissance" calcext:value-type="string">
            <text:p><text:s/>battleship - renaissance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76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450" calcext:value-type="float">
            <text:p><text:s/>2.45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7" calcext:value-type="float">
            <text:p><text:s/>7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74" calcext:value-type="float">
            <text:p><text:s/>174 </text:p>
          </table:table-cell>
          <table:table-cell office:value-type="string" office:string-value="battleship - renaissance" calcext:value-type="string">
            <text:p><text:s/>battleship - renaissance </text:p>
          </table:table-cell>
          <table:table-cell/>
          <table:table-cell table:number-columns-repeated="2" office:value-type="float" office:value="15" calcext:value-type="float">
            <text:p><text:s/>15 </text:p>
          </table:table-cell>
          <table:table-cell office:value-type="float" office:value="18" calcext:value-type="float">
            <text:p><text:s/>18 </text:p>
          </table:table-cell>
          <table:table-cell table:number-columns-repeated="996"/>
        </table:table-row>
        <table:table-row table:style-name="ro2">
          <table:table-cell office:value-type="string" office:string-value="frigate - renaissance" calcext:value-type="string">
            <text:p><text:s/>frigate - renaissance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625" calcext:value-type="float">
            <text:p><text:s/>625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9" calcext:value-type="float">
            <text:p><text:s/>9 </text:p>
          </table:table-cell>
          <table:table-cell office:value-type="float" office:value="33" calcext:value-type="float">
            <text:p><text:s/>3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75" calcext:value-type="float">
            <text:p><text:s/>175 </text:p>
          </table:table-cell>
          <table:table-cell office:value-type="string" office:string-value="frigate - renaissance" calcext:value-type="string">
            <text:p><text:s/>frigate - renaissance </text:p>
          </table:table-cell>
          <table:table-cell/>
          <table:table-cell table:number-columns-repeated="2" office:value-type="float" office:value="15" calcext:value-type="float">
            <text:p><text:s/>15 </text:p>
          </table:table-cell>
          <table:table-cell office:value-type="float" office:value="18" calcext:value-type="float">
            <text:p><text:s/>18 </text:p>
          </table:table-cell>
          <table:table-cell table:number-columns-repeated="996"/>
        </table:table-row>
        <table:table-row table:style-name="ro2">
          <table:table-cell office:value-type="string" office:string-value="golden hind" calcext:value-type="string">
            <text:p><text:s/>golden hind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table:number-columns-repeated="6"/>
          <table:table-cell office:value-type="float" office:value="1500" calcext:value-type="float">
            <text:p><text:s/>1.500 </text:p>
          </table:table-cell>
          <table:table-cell office:value-type="float" office:value="19" calcext:value-type="float">
            <text:p><text:s/>19 </text:p>
          </table:table-cell>
          <table:table-cell office:value-type="float" office:value="9" calcext:value-type="float">
            <text:p><text:s/>9 </text:p>
          </table:table-cell>
          <table:table-cell office:value-type="float" office:value="43" calcext:value-type="float">
            <text:p><text:s/>4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9" calcext:value-type="float">
            <text:p><text:s/>9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76" calcext:value-type="float">
            <text:p><text:s/>176 </text:p>
          </table:table-cell>
          <table:table-cell office:value-type="string" office:string-value="golden hind" calcext:value-type="string">
            <text:p><text:s/>golden hind </text:p>
          </table:table-cell>
          <table:table-cell/>
          <table:table-cell table:number-columns-repeated="2" office:value-type="float" office:value="15" calcext:value-type="float">
            <text:p><text:s/>15 </text:p>
          </table:table-cell>
          <table:table-cell office:value-type="float" office:value="18" calcext:value-type="float">
            <text:p><text:s/>18 </text:p>
          </table:table-cell>
          <table:table-cell table:number-columns-repeated="996"/>
        </table:table-row>
        <table:table-row table:style-name="ro2">
          <table:table-cell office:value-type="string" office:string-value="galleon - renaissance" calcext:value-type="string">
            <text:p><text:s/>galleon - renaissance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79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675" calcext:value-type="float">
            <text:p><text:s/>675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77" calcext:value-type="float">
            <text:p><text:s/>177 </text:p>
          </table:table-cell>
          <table:table-cell office:value-type="string" office:string-value="galleon - renaissance" calcext:value-type="string">
            <text:p><text:s/>galleon - renaissance </text:p>
          </table:table-cell>
          <table:table-cell table:number-columns-repeated="1000"/>
        </table:table-row>
        <table:table-row table:style-name="ro2">
          <table:table-cell office:value-type="string" office:string-value="gunboat" calcext:value-type="string">
            <text:p><text:s/>gunboat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Cruiser" calcext:value-type="string">
            <text:p><text:s/>Cruiser </text:p>
          </table:table-cell>
          <table:table-cell office:value-type="float" office:value="72" calcext:value-type="float">
            <text:p><text:s/>72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400" calcext:value-type="float">
            <text:p><text:s/>1.4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8" calcext:value-type="float">
            <text:p><text:s/>8 </text:p>
          </table:table-cell>
          <table:table-cell office:value-type="float" office:value="30" calcext:value-type="float">
            <text:p><text:s/>3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78" calcext:value-type="float">
            <text:p><text:s/>178 </text:p>
          </table:table-cell>
          <table:table-cell office:value-type="string" office:string-value="gunboat" calcext:value-type="string">
            <text:p><text:s/>gunboat </text:p>
          </table:table-cell>
          <table:table-cell/>
          <table:table-cell table:number-columns-repeated="3" office:value-type="float" office:value="15" calcext:value-type="float">
            <text:p><text:s/>15 </text:p>
          </table:table-cell>
          <table:table-cell table:number-columns-repeated="996"/>
        </table:table-row>
        <table:table-row table:style-name="ro2">
          <table:table-cell office:value-type="string" office:string-value="battleship - imperial" calcext:value-type="string">
            <text:p><text:s/>battleship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4"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3060" calcext:value-type="float">
            <text:p><text:s/>3.06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75" calcext:value-type="float">
            <text:p><text:s/>1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79" calcext:value-type="float">
            <text:p><text:s/>179 </text:p>
          </table:table-cell>
          <table:table-cell office:value-type="string" office:string-value="battleship - imperial" calcext:value-type="string">
            <text:p><text:s/>battleship - imperial </text:p>
          </table:table-cell>
          <table:table-cell/>
          <table:table-cell table:number-columns-repeated="2" office:value-type="float" office:value="18" calcext:value-type="float">
            <text:p><text:s/>18 </text:p>
          </table:table-cell>
          <table:table-cell office:value-type="float" office:value="20" calcext:value-type="float">
            <text:p><text:s/>20 </text:p>
          </table:table-cell>
          <table:table-cell table:number-columns-repeated="996"/>
        </table:table-row>
        <table:table-row table:style-name="ro2">
          <table:table-cell office:value-type="string" office:string-value="frigate - imperial" calcext:value-type="string">
            <text:p><text:s/>frigate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750" calcext:value-type="float">
            <text:p><text:s/>750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9" calcext:value-type="float">
            <text:p><text:s/>9 </text:p>
          </table:table-cell>
          <table:table-cell office:value-type="float" office:value="38" calcext:value-type="float">
            <text:p><text:s/>3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80" calcext:value-type="float">
            <text:p><text:s/>180 </text:p>
          </table:table-cell>
          <table:table-cell office:value-type="string" office:string-value="frigate - imperial" calcext:value-type="string">
            <text:p><text:s/>frigate - imperial </text:p>
          </table:table-cell>
          <table:table-cell/>
          <table:table-cell table:number-columns-repeated="2" office:value-type="float" office:value="18" calcext:value-type="float">
            <text:p><text:s/>18 </text:p>
          </table:table-cell>
          <table:table-cell office:value-type="float" office:value="20" calcext:value-type="float">
            <text:p><text:s/>20 </text:p>
          </table:table-cell>
          <table:table-cell table:number-columns-repeated="996"/>
        </table:table-row>
        <table:table-row table:style-name="ro2">
          <table:table-cell office:value-type="string" office:string-value="fishing boat - imperial" calcext:value-type="string">
            <text:p><text:s/>fishing boat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ISHING" calcext:value-type="string">
            <text:p><text:s/>FISHING </text:p>
          </table:table-cell>
          <table:table-cell office:value-type="string" office:string-value="Fishing Boat" calcext:value-type="string">
            <text:p><text:s/>Fishing Boat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50" calcext:value-type="float">
            <text:p><text:s/>50 </text:p>
          </table:table-cell>
          <table:table-cell/>
          <table:table-cell office:value-type="float" office:value="420" calcext:value-type="float">
            <text:p><text:s/>42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table:number-columns-repeated="2"/>
          <table:table-cell office:value-type="float" office:value="181" calcext:value-type="float">
            <text:p><text:s/>181 </text:p>
          </table:table-cell>
          <table:table-cell office:value-type="string" office:string-value="fishing boat - imperial" calcext:value-type="string">
            <text:p><text:s/>fishing boat - imperial </text:p>
          </table:table-cell>
          <table:table-cell table:number-columns-repeated="1000"/>
        </table:table-row>
        <table:table-row table:style-name="ro2">
          <table:table-cell office:value-type="string" office:string-value="galleon - imperial" calcext:value-type="string">
            <text:p><text:s/>galleon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84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825" calcext:value-type="float">
            <text:p><text:s/>825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8" calcext:value-type="float">
            <text:p><text:s/>1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182" calcext:value-type="float">
            <text:p><text:s/>182 </text:p>
          </table:table-cell>
          <table:table-cell office:value-type="string" office:string-value="galleon - imperial" calcext:value-type="string">
            <text:p><text:s/>galleon - imperial </text:p>
          </table:table-cell>
          <table:table-cell table:number-columns-repeated="1000"/>
        </table:table-row>
        <table:table-row table:style-name="ro2">
          <table:table-cell office:value-type="string" office:string-value="transport - imperial" calcext:value-type="string">
            <text:p><text:s/>transport - imperial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530" calcext:value-type="float">
            <text:p><text:s/>53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83" calcext:value-type="float">
            <text:p><text:s/>183 </text:p>
          </table:table-cell>
          <table:table-cell office:value-type="string" office:string-value="transport - imperial" calcext:value-type="string">
            <text:p><text:s/>transport - imperial </text:p>
          </table:table-cell>
          <table:table-cell/>
          <table:table-cell table:number-columns-repeated="3" office:value-type="float" office:value="15" calcext:value-type="float">
            <text:p><text:s/>15 </text:p>
          </table:table-cell>
          <table:table-cell table:number-columns-repeated="996"/>
        </table:table-row>
        <table:table-row table:style-name="ro2">
          <table:table-cell office:value-type="string" office:string-value="battleship - royal" calcext:value-type="string">
            <text:p><text:s/>battleship - royal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86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4525" calcext:value-type="float">
            <text:p><text:s/>4.52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84" calcext:value-type="float">
            <text:p><text:s/>184 </text:p>
          </table:table-cell>
          <table:table-cell office:value-type="string" office:string-value="battleship - royal" calcext:value-type="string">
            <text:p><text:s/>battleship - royal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2" calcext:value-type="float">
            <text:p><text:s/>22 </text:p>
          </table:table-cell>
          <table:table-cell table:number-columns-repeated="996"/>
        </table:table-row>
        <table:table-row table:style-name="ro2">
          <table:table-cell office:value-type="string" office:string-value="battleship - agincourt" calcext:value-type="string">
            <text:p><text:s/>battleship - agincourt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string" office:string-value="Destroyer" calcext:value-type="string">
            <text:p><text:s/>Destroyer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4525" calcext:value-type="float">
            <text:p><text:s/>4.525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85" calcext:value-type="float">
            <text:p><text:s/>185 </text:p>
          </table:table-cell>
          <table:table-cell office:value-type="string" office:string-value="battleship - agincourt" calcext:value-type="string">
            <text:p><text:s/>battleship - agincourt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2" calcext:value-type="float">
            <text:p><text:s/>22 </text:p>
          </table:table-cell>
          <table:table-cell table:number-columns-repeated="996"/>
        </table:table-row>
        <table:table-row table:style-name="ro2">
          <table:table-cell office:value-type="string" office:string-value="frigate - royal" calcext:value-type="string">
            <text:p><text:s/>frigate - royal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1060" calcext:value-type="float">
            <text:p><text:s/>1.060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1" calcext:value-type="float">
            <text:p><text:s/>5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86" calcext:value-type="float">
            <text:p><text:s/>186 </text:p>
          </table:table-cell>
          <table:table-cell office:value-type="string" office:string-value="frigate - royal" calcext:value-type="string">
            <text:p><text:s/>frigate - royal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2" calcext:value-type="float">
            <text:p><text:s/>22 </text:p>
          </table:table-cell>
          <table:table-cell table:number-columns-repeated="996"/>
        </table:table-row>
        <table:table-row table:style-name="ro2">
          <table:table-cell office:value-type="string" office:string-value="galleon - royal" calcext:value-type="string">
            <text:p><text:s/>galleon - royal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Galley" calcext:value-type="string">
            <text:p><text:s/>Galley </text:p>
          </table:table-cell>
          <table:table-cell table:formula="of:=[.F189]" office:value-type="string" office:string-value="Galley" calcext:value-type="string">
            <text:p><text:s/>Galley </text:p>
          </table:table-cell>
          <table:table-cell office:value-type="string" office:string-value="Galley" calcext:value-type="string">
            <text:p><text:s/>Galley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1100" calcext:value-type="float">
            <text:p><text:s/>1.10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87" calcext:value-type="float">
            <text:p><text:s/>187 </text:p>
          </table:table-cell>
          <table:table-cell office:value-type="string" office:string-value="galleon - royal" calcext:value-type="string">
            <text:p><text:s/>galleon - royal </text:p>
          </table:table-cell>
          <table:table-cell table:number-columns-repeated="1000"/>
        </table:table-row>
        <table:table-row table:style-name="ro2">
          <table:table-cell office:value-type="string" office:string-value="cruiser" calcext:value-type="string">
            <text:p><text:s/>cruis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Cruiser" calcext:value-type="string">
            <text:p><text:s/>Cruiser </text:p>
          </table:table-cell>
          <table:table-cell office:value-type="float" office:value="72" calcext:value-type="float">
            <text:p><text:s/>72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2300" calcext:value-type="float">
            <text:p><text:s/>2.3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70" calcext:value-type="float">
            <text:p><text:s/>7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88" calcext:value-type="float">
            <text:p><text:s/>188 </text:p>
          </table:table-cell>
          <table:table-cell office:value-type="string" office:string-value="cruiser" calcext:value-type="string">
            <text:p><text:s/>cruiser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5" calcext:value-type="float">
            <text:p><text:s/>25 </text:p>
          </table:table-cell>
          <table:table-cell table:number-columns-repeated="996"/>
        </table:table-row>
        <table:table-row table:style-name="ro2">
          <table:table-cell office:value-type="string" office:string-value="dreadnought" calcext:value-type="string">
            <text:p><text:s/>dreadnought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91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5750" calcext:value-type="float">
            <text:p><text:s/>5.7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30" calcext:value-type="float">
            <text:p><text:s/>23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89" calcext:value-type="float">
            <text:p><text:s/>189 </text:p>
          </table:table-cell>
          <table:table-cell office:value-type="string" office:string-value="dreadnought" calcext:value-type="string">
            <text:p><text:s/>dreadnought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5" calcext:value-type="float">
            <text:p><text:s/>25 </text:p>
          </table:table-cell>
          <table:table-cell table:number-columns-repeated="996"/>
        </table:table-row>
        <table:table-row table:style-name="ro2">
          <table:table-cell office:value-type="string" office:string-value="good hope" calcext:value-type="string">
            <text:p><text:s/>good hope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1350" calcext:value-type="float">
            <text:p><text:s/>1.350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90" calcext:value-type="float">
            <text:p><text:s/>190 </text:p>
          </table:table-cell>
          <table:table-cell office:value-type="string" office:string-value="good hope" calcext:value-type="string">
            <text:p><text:s/>good hope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5" calcext:value-type="float">
            <text:p><text:s/>25 </text:p>
          </table:table-cell>
          <table:table-cell table:number-columns-repeated="996"/>
        </table:table-row>
        <table:table-row table:style-name="ro2">
          <table:table-cell office:value-type="string" office:string-value="transport - atomic" calcext:value-type="string">
            <text:p><text:s/>transport - atomic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750" calcext:value-type="float">
            <text:p><text:s/>75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91" calcext:value-type="float">
            <text:p><text:s/>191 </text:p>
          </table:table-cell>
          <table:table-cell office:value-type="string" office:string-value="transport - atomic" calcext:value-type="string">
            <text:p><text:s/>transport - atomic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25" calcext:value-type="float">
            <text:p><text:s/>25 </text:p>
          </table:table-cell>
          <table:table-cell table:number-columns-repeated="996"/>
        </table:table-row>
        <table:table-row table:style-name="ro2">
          <table:table-cell office:value-type="string" office:string-value="bismarck" calcext:value-type="string">
            <text:p><text:s/>bismarck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94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6625" calcext:value-type="float">
            <text:p><text:s/>6.6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76" calcext:value-type="float">
            <text:p><text:s/>276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92" calcext:value-type="float">
            <text:p><text:s/>192 </text:p>
          </table:table-cell>
          <table:table-cell office:value-type="string" office:string-value="bismarck" calcext:value-type="string">
            <text:p><text:s/>bismarck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20" calcext:value-type="float">
            <text:p><text:s/>20 </text:p>
          </table:table-cell>
          <table:table-cell table:number-columns-repeated="995"/>
        </table:table-row>
        <table:table-row table:style-name="ro2">
          <table:table-cell office:value-type="string" office:string-value="warrington" calcext:value-type="string">
            <text:p><text:s/>warrington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1600" calcext:value-type="float">
            <text:p><text:s/>1.600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68" calcext:value-type="float">
            <text:p><text:s/>68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93" calcext:value-type="float">
            <text:p><text:s/>193 </text:p>
          </table:table-cell>
          <table:table-cell office:value-type="string" office:string-value="warrington" calcext:value-type="string">
            <text:p><text:s/>warrington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office:value-type="float" office:value="30" calcext:value-type="float">
            <text:p><text:s/>30 </text:p>
          </table:table-cell>
          <table:table-cell office:value-type="float" office:value="20" calcext:value-type="float">
            <text:p><text:s/>20 </text:p>
          </table:table-cell>
          <table:table-cell table:number-columns-repeated="995"/>
        </table:table-row>
        <table:table-row table:style-name="ro2">
          <table:table-cell office:value-type="string" office:string-value="trawler" calcext:value-type="string">
            <text:p><text:s/>trawl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ISHING" calcext:value-type="string">
            <text:p><text:s/>FISHING </text:p>
          </table:table-cell>
          <table:table-cell office:value-type="string" office:string-value="Fishing Boat" calcext:value-type="string">
            <text:p><text:s/>Fishing Boat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50" calcext:value-type="float">
            <text:p><text:s/>50 </text:p>
          </table:table-cell>
          <table:table-cell/>
          <table:table-cell office:value-type="float" office:value="700" calcext:value-type="float">
            <text:p><text:s/>7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table:number-columns-repeated="2"/>
          <table:table-cell office:value-type="float" office:value="194" calcext:value-type="float">
            <text:p><text:s/>194 </text:p>
          </table:table-cell>
          <table:table-cell office:value-type="string" office:string-value="trawler" calcext:value-type="string">
            <text:p><text:s/>trawler </text:p>
          </table:table-cell>
          <table:table-cell table:number-columns-repeated="1000"/>
        </table:table-row>
        <table:table-row table:style-name="ro2">
          <table:table-cell office:value-type="string" office:string-value="sagittarian" calcext:value-type="string">
            <text:p><text:s/>sagittaria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ir Superiority" calcext:value-type="string">
            <text:p><text:s/>Air Superiority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Cruiser" calcext:value-type="string">
            <text:p><text:s/>Cruiser </text:p>
          </table:table-cell>
          <table:table-cell office:value-type="float" office:value="72" calcext:value-type="float">
            <text:p><text:s/>72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3800" calcext:value-type="float">
            <text:p><text:s/>3.8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10" calcext:value-type="float">
            <text:p><text:s/>11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95" calcext:value-type="float">
            <text:p><text:s/>195 </text:p>
          </table:table-cell>
          <table:table-cell office:value-type="string" office:string-value="sagittarian" calcext:value-type="string">
            <text:p><text:s/>sagittarian </text:p>
          </table:table-cell>
          <table:table-cell/>
          <table:table-cell table:number-columns-repeated="4" office:value-type="float" office:value="30" calcext:value-type="float">
            <text:p><text:s/>30 </text:p>
          </table:table-cell>
          <table:table-cell table:number-columns-repeated="995"/>
        </table:table-row>
        <table:table-row table:style-name="ro2">
          <table:table-cell office:value-type="string" office:string-value="leviathan" calcext:value-type="string">
            <text:p><text:s/>leviatha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table:number-columns-repeated="2" office:value-type="string" office:string-value="Battleship" calcext:value-type="string">
            <text:p><text:s/>Battleship </text:p>
          </table:table-cell>
          <table:table-cell table:formula="of:=[.F198]" office:value-type="string" office:string-value="Battleship" calcext:value-type="string">
            <text:p><text:s/>Battleship </text:p>
          </table:table-cell>
          <table:table-cell office:value-type="string" office:string-value="Battleship" calcext:value-type="string">
            <text:p><text:s/>Battleship </text:p>
          </table:table-cell>
          <table:table-cell office:value-type="float" office:value="100" calcext:value-type="float">
            <text:p><text:s/>10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250" calcext:value-type="float">
            <text:p><text:s/>250 </text:p>
          </table:table-cell>
          <table:table-cell/>
          <table:table-cell office:value-type="float" office:value="8600" calcext:value-type="float">
            <text:p><text:s/>8.6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9" calcext:value-type="float">
            <text:p><text:s/>9 </text:p>
          </table:table-cell>
          <table:table-cell office:value-type="float" office:value="380" calcext:value-type="float">
            <text:p><text:s/>38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196" calcext:value-type="float">
            <text:p><text:s/>196 </text:p>
          </table:table-cell>
          <table:table-cell office:value-type="string" office:string-value="leviathan" calcext:value-type="string">
            <text:p><text:s/>leviathan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table:number-columns-repeated="2" office:value-type="float" office:value="30" calcext:value-type="float">
            <text:p><text:s/>30 </text:p>
          </table:table-cell>
          <table:table-cell table:number-columns-repeated="995"/>
        </table:table-row>
        <table:table-row table:style-name="ro2">
          <table:table-cell office:value-type="string" office:string-value="juggernaut" calcext:value-type="string">
            <text:p><text:s/>juggernaut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rigate" calcext:value-type="string">
            <text:p><text:s/>Frigate </text:p>
          </table:table-cell>
          <table:table-cell office:value-type="string" office:string-value="Destroyer" calcext:value-type="string">
            <text:p><text:s/>Destroyer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Frigate" calcext:value-type="string">
            <text:p><text:s/>Frigate </text:p>
          </table:table-cell>
          <table:table-cell office:value-type="float" office:value="72" calcext:value-type="float">
            <text:p><text:s/>72 </text:p>
          </table:table-cell>
          <table:table-cell table:number-columns-repeated="3"/>
          <table:table-cell table:number-columns-repeated="2" office:value-type="float" office:value="125" calcext:value-type="float">
            <text:p><text:s/>125 </text:p>
          </table:table-cell>
          <table:table-cell office:value-type="float" office:value="2100" calcext:value-type="float">
            <text:p><text:s/>2.100 </text:p>
          </table:table-cell>
          <table:table-cell office:value-type="float" office:value="17" calcext:value-type="float">
            <text:p><text:s/>17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197" calcext:value-type="float">
            <text:p><text:s/>197 </text:p>
          </table:table-cell>
          <table:table-cell office:value-type="string" office:string-value="juggernaut" calcext:value-type="string">
            <text:p><text:s/>juggernaut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table:number-columns-repeated="2" office:value-type="float" office:value="30" calcext:value-type="float">
            <text:p><text:s/>30 </text:p>
          </table:table-cell>
          <table:table-cell table:number-columns-repeated="995"/>
        </table:table-row>
        <table:table-row table:style-name="ro2">
          <table:table-cell office:value-type="string" office:string-value="fishing boat - digital" calcext:value-type="string">
            <text:p><text:s/>fishing boat - digital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FISHING" calcext:value-type="string">
            <text:p><text:s/>FISHING </text:p>
          </table:table-cell>
          <table:table-cell office:value-type="string" office:string-value="Fishing Boat" calcext:value-type="string">
            <text:p><text:s/>Fishing Boat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30" calcext:value-type="float">
            <text:p><text:s/>30 </text:p>
          </table:table-cell>
          <table:table-cell table:number-columns-repeated="3"/>
          <table:table-cell office:value-type="float" office:value="50" calcext:value-type="float">
            <text:p><text:s/>50 </text:p>
          </table:table-cell>
          <table:table-cell/>
          <table:table-cell office:value-type="float" office:value="900" calcext:value-type="float">
            <text:p><text:s/>9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3" calcext:value-type="float">
            <text:p><text:s/>3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0.5" calcext:value-type="float">
            <text:p><text:s/>0,50 </text:p>
          </table:table-cell>
          <table:table-cell table:number-columns-repeated="2"/>
          <table:table-cell office:value-type="float" office:value="198" calcext:value-type="float">
            <text:p><text:s/>198 </text:p>
          </table:table-cell>
          <table:table-cell office:value-type="string" office:string-value="fishing boat - digital" calcext:value-type="string">
            <text:p><text:s/>fishing boat - digital </text:p>
          </table:table-cell>
          <table:table-cell table:number-columns-repeated="1000"/>
        </table:table-row>
        <table:table-row table:style-name="ro2">
          <table:table-cell office:value-type="string" office:string-value="gargantua" calcext:value-type="string">
            <text:p><text:s/>gargantua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DOCK" calcext:value-type="string">
            <text:p><text:s/>DOCK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Ship" calcext:value-type="string">
            <text:p><text:s/>Ship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3"/>
          <table:table-cell office:value-type="float" office:value="250" calcext:value-type="float">
            <text:p><text:s/>250 </text:p>
          </table:table-cell>
          <table:table-cell/>
          <table:table-cell office:value-type="float" office:value="920" calcext:value-type="float">
            <text:p><text:s/>92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string" office:string-value="ship" calcext:value-type="string">
            <text:p><text:s/>ship </text:p>
          </table:table-cell>
          <table:table-cell table:number-columns-repeated="3"/>
          <table:table-cell office:value-type="float" office:value="199" calcext:value-type="float">
            <text:p><text:s/>199 </text:p>
          </table:table-cell>
          <table:table-cell office:value-type="string" office:string-value="gargantua" calcext:value-type="string">
            <text:p><text:s/>gargantua </text:p>
          </table:table-cell>
          <table:table-cell/>
          <table:table-cell table:number-columns-repeated="2" office:value-type="float" office:value="20" calcext:value-type="float">
            <text:p><text:s/>20 </text:p>
          </table:table-cell>
          <table:table-cell table:number-columns-repeated="2" office:value-type="float" office:value="30" calcext:value-type="float">
            <text:p><text:s/>30 </text:p>
          </table:table-cell>
          <table:table-cell table:number-columns-repeated="995"/>
        </table:table-row>
        <table:table-row table:style-name="ro2">
          <table:table-cell office:value-type="string" office:string-value="achilles" calcext:value-type="string">
            <text:p><text:s/>achilles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1800" calcext:value-type="float">
            <text:p><text:s/>1.8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52" calcext:value-type="float">
            <text:p><text:s/>52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200" calcext:value-type="float">
            <text:p><text:s/>200 </text:p>
          </table:table-cell>
          <table:table-cell office:value-type="string" office:string-value="achilles" calcext:value-type="string">
            <text:p><text:s/>achilles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hierakles" calcext:value-type="string">
            <text:p><text:s/>hierakles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825" calcext:value-type="float">
            <text:p><text:s/>82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01" calcext:value-type="float">
            <text:p><text:s/>201 </text:p>
          </table:table-cell>
          <table:table-cell office:value-type="string" office:string-value="hierakles" calcext:value-type="string">
            <text:p><text:s/>hierakles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pericles" calcext:value-type="string">
            <text:p><text:s/>pericles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1235" calcext:value-type="float">
            <text:p><text:s/>1.23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02" calcext:value-type="float">
            <text:p><text:s/>202 </text:p>
          </table:table-cell>
          <table:table-cell office:value-type="string" office:string-value="pericles" calcext:value-type="string">
            <text:p><text:s/>pericles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float" office:value="3" calcext:value-type="float">
            <text:p><text:s/>3 </text:p>
          </table:table-cell>
          <table:table-cell table:number-columns-repeated="997"/>
        </table:table-row>
        <table:table-row table:style-name="ro2">
          <table:table-cell office:value-type="string" office:string-value="pope" calcext:value-type="string">
            <text:p><text:s/>pope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2800" calcext:value-type="float">
            <text:p><text:s/>2.8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string" office:string-value="missile" calcext:value-type="string">
            <text:p><text:s/>missile </text:p>
          </table:table-cell>
          <table:table-cell office:value-type="float" office:value="180" calcext:value-type="float">
            <text:p><text:s/>180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03" calcext:value-type="float">
            <text:p><text:s/>203 </text:p>
          </table:table-cell>
          <table:table-cell office:value-type="string" office:string-value="pope" calcext:value-type="string">
            <text:p><text:s/>pope </text:p>
          </table:table-cell>
          <table:table-cell office:value-type="float" office:value="4" calcext:value-type="float">
            <text:p><text:s/>4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court jester" calcext:value-type="string">
            <text:p><text:s/>court jester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HOCK" calcext:value-type="string">
            <text:p><text:s/>SHOCK </text:p>
          </table:table-cell>
          <table:table-cell table:number-columns-repeated="2" office:value-type="string" office:string-value="Foot Shock" calcext:value-type="string">
            <text:p><text:s/>Foot Shock </text:p>
          </table:table-cell>
          <table:table-cell office:value-type="string" office:string-value="Shock" calcext:value-type="string">
            <text:p><text:s/>Shock </text:p>
          </table:table-cell>
          <table:table-cell table:number-columns-repeated="6"/>
          <table:table-cell office:value-type="float" office:value="215" calcext:value-type="float">
            <text:p><text:s/>21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5" calcext:value-type="float">
            <text:p><text:s/>15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204" calcext:value-type="float">
            <text:p><text:s/>204 </text:p>
          </table:table-cell>
          <table:table-cell office:value-type="string" office:string-value="court jester" calcext:value-type="string">
            <text:p><text:s/>court jester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black prince" calcext:value-type="string">
            <text:p><text:s/>black prince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1950" calcext:value-type="float">
            <text:p><text:s/>1.9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9" calcext:value-type="float">
            <text:p><text:s/>19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05" calcext:value-type="float">
            <text:p><text:s/>205 </text:p>
          </table:table-cell>
          <table:table-cell office:value-type="string" office:string-value="black prince" calcext:value-type="string">
            <text:p><text:s/>black prince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el cid" calcext:value-type="string">
            <text:p><text:s/>el cid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2775" calcext:value-type="float">
            <text:p><text:s/>2.77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06" calcext:value-type="float">
            <text:p><text:s/>206 </text:p>
          </table:table-cell>
          <table:table-cell office:value-type="string" office:string-value="el cid" calcext:value-type="string">
            <text:p><text:s/>el cid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tariq" calcext:value-type="string">
            <text:p><text:s/>tariq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2775" calcext:value-type="float">
            <text:p><text:s/>2.77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07" calcext:value-type="float">
            <text:p><text:s/>207 </text:p>
          </table:table-cell>
          <table:table-cell office:value-type="string" office:string-value="tariq" calcext:value-type="string">
            <text:p><text:s/>tariq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william on foot" calcext:value-type="string">
            <text:p><text:s/>william on foot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1300" calcext:value-type="float">
            <text:p><text:s/>1.3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9" calcext:value-type="float">
            <text:p><text:s/>19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208" calcext:value-type="float">
            <text:p><text:s/>208 </text:p>
          </table:table-cell>
          <table:table-cell office:value-type="string" office:string-value="william on foot" calcext:value-type="string">
            <text:p><text:s/>william on foot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5" calcext:value-type="float">
            <text:p><text:s/>5 </text:p>
          </table:table-cell>
          <table:table-cell table:number-columns-repeated="997"/>
        </table:table-row>
        <table:table-row table:style-name="ro2">
          <table:table-cell office:value-type="string" office:string-value="duke of wellington" calcext:value-type="string">
            <text:p><text:s/>duke of wellingto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4245" calcext:value-type="float">
            <text:p><text:s/>4.24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45" calcext:value-type="float">
            <text:p><text:s/>14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09" calcext:value-type="float">
            <text:p><text:s/>209 </text:p>
          </table:table-cell>
          <table:table-cell office:value-type="string" office:string-value="duke of wellington" calcext:value-type="string">
            <text:p><text:s/>duke of wellingto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german officer" calcext:value-type="string">
            <text:p><text:s/>german officer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office:value-type="float" office:value="180" calcext:value-type="float">
            <text:p><text:s/>180 </text:p>
          </table:table-cell>
          <table:table-cell office:value-type="float" office:value="480" calcext:value-type="float">
            <text:p><text:s/>480 </text:p>
          </table:table-cell>
          <table:table-cell office:value-type="float" office:value="400" calcext:value-type="float">
            <text:p><text:s/>400 </text:p>
          </table:table-cell>
          <table:table-cell table:number-columns-repeated="3"/>
          <table:table-cell office:value-type="float" office:value="2430" calcext:value-type="float">
            <text:p><text:s/>2.43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10" calcext:value-type="float">
            <text:p><text:s/>210 </text:p>
          </table:table-cell>
          <table:table-cell office:value-type="string" office:string-value="german officer" calcext:value-type="string">
            <text:p><text:s/>german officer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hauptmann durer" calcext:value-type="string">
            <text:p><text:s/>hauptmann dur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5235" calcext:value-type="float">
            <text:p><text:s/>5.23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60" calcext:value-type="float">
            <text:p><text:s/>16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5" calcext:value-type="float">
            <text:p><text:s/>0,50 </text:p>
          </table:table-cell>
          <table:table-cell/>
          <table:table-cell office:value-type="float" office:value="211" calcext:value-type="float">
            <text:p><text:s/>211 </text:p>
          </table:table-cell>
          <table:table-cell office:value-type="string" office:string-value="hauptmann durer" calcext:value-type="string">
            <text:p><text:s/>hauptmann durer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prophet durer" calcext:value-type="string">
            <text:p><text:s/>prophet dure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2500" calcext:value-type="float">
            <text:p><text:s/>2.5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80" calcext:value-type="float">
            <text:p><text:s/>180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12" calcext:value-type="float">
            <text:p><text:s/>212 </text:p>
          </table:table-cell>
          <table:table-cell office:value-type="string" office:string-value="prophet durer" calcext:value-type="string">
            <text:p><text:s/>prophet durer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9" calcext:value-type="float">
            <text:p><text:s/>9 </text:p>
          </table:table-cell>
          <table:table-cell table:number-columns-repeated="997"/>
        </table:table-row>
        <table:table-row table:style-name="ro2">
          <table:table-cell office:value-type="string" office:string-value="black robe officer" calcext:value-type="string">
            <text:p><text:s/>black robe officer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STRATEGIST" calcext:value-type="string">
            <text:p><text:s/>STRATEGIST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3600" calcext:value-type="float">
            <text:p><text:s/>3.6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90" calcext:value-type="float">
            <text:p><text:s/>9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13" calcext:value-type="float">
            <text:p><text:s/>213 </text:p>
          </table:table-cell>
          <table:table-cell office:value-type="string" office:string-value="black robe officer" calcext:value-type="string">
            <text:p><text:s/>black robe officer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grigor stoyanovich" calcext:value-type="string">
            <text:p><text:s/>grigor stoyanovich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Hero" calcext:value-type="string">
            <text:p><text:s/>Hero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WARRIOR" calcext:value-type="string">
            <text:p><text:s/>WARRIOR </text:p>
          </table:table-cell>
          <table:table-cell table:number-columns-repeated="2" office:value-type="string" office:string-value="Hero" calcext:value-type="string">
            <text:p><text:s/>Hero </text:p>
          </table:table-cell>
          <table:table-cell office:value-type="string" office:string-value="Infantry" calcext:value-type="string">
            <text:p><text:s/>Infantry </text:p>
          </table:table-cell>
          <table:table-cell table:number-columns-repeated="6"/>
          <table:table-cell office:value-type="float" office:value="6500" calcext:value-type="float">
            <text:p><text:s/>6.5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9" calcext:value-type="float">
            <text:p><text:s/>9 </text:p>
          </table:table-cell>
          <table:table-cell office:value-type="float" office:value="95" calcext:value-type="float">
            <text:p><text:s/>9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14" calcext:value-type="float">
            <text:p><text:s/>214 </text:p>
          </table:table-cell>
          <table:table-cell office:value-type="string" office:string-value="grigor stoyanovich" calcext:value-type="string">
            <text:p><text:s/>grigor stoyanovich </text:p>
          </table:table-cell>
          <table:table-cell office:value-type="float" office:value="10" calcext:value-type="float">
            <text:p><text:s/>10 </text:p>
          </table:table-cell>
          <table:table-cell table:number-columns-repeated="999"/>
        </table:table-row>
        <table:table-row table:style-name="ro2">
          <table:table-cell office:value-type="string" office:string-value="grigor ii" calcext:value-type="string">
            <text:p><text:s/>grigor ii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Cybers" calcext:value-type="string">
            <text:p><text:s/>Cybers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CYBER" calcext:value-type="string">
            <text:p><text:s/>CYBER </text:p>
          </table:table-cell>
          <table:table-cell office:value-type="string" office:string-value="Hyperion" calcext:value-type="string">
            <text:p><text:s/>Hyperion </text:p>
          </table:table-cell>
          <table:table-cell table:formula="of:=[.F217]" office:value-type="string" office:string-value="Hyperion" calcext:value-type="string">
            <text:p><text:s/>Hyperion </text:p>
          </table:table-cell>
          <table:table-cell office:value-type="string" office:string-value="Cyber" calcext:value-type="string">
            <text:p><text:s/>Cyber </text:p>
          </table:table-cell>
          <table:table-cell table:number-columns-repeated="6"/>
          <table:table-cell office:value-type="float" office:value="6000" calcext:value-type="float">
            <text:p><text:s/>6.0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9" calcext:value-type="float">
            <text:p><text:s/>9,00 </text:p>
          </table:table-cell>
          <table:table-cell/>
          <table:table-cell office:value-type="float" office:value="215" calcext:value-type="float">
            <text:p><text:s/>215 </text:p>
          </table:table-cell>
          <table:table-cell office:value-type="string" office:string-value="grigor ii" calcext:value-type="string">
            <text:p><text:s/>grigor ii </text:p>
          </table:table-cell>
          <table:table-cell/>
          <table:table-cell table:number-columns-repeated="3" office:value-type="float" office:value="50" calcext:value-type="float">
            <text:p><text:s/>50 </text:p>
          </table:table-cell>
          <table:table-cell office:value-type="float" office:value="75" calcext:value-type="float">
            <text:p><text:s/>75 </text:p>
          </table:table-cell>
          <table:table-cell table:number-columns-repeated="995"/>
        </table:table-row>
        <table:table-row table:style-name="ro2">
          <table:table-cell office:value-type="string" office:string-value="ufo" calcext:value-type="string">
            <text:p><text:s/>ufo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ir" calcext:value-type="string">
            <text:p><text:s/>Air </text:p>
          </table:table-cell>
          <table:table-cell office:value-type="string" office:string-value="extra" calcext:value-type="string">
            <text:p><text:s/>extra </text:p>
          </table:table-cell>
          <table:table-cell office:value-type="string" office:string-value="HELICOPTER" calcext:value-type="string">
            <text:p><text:s/>HELICOPTER </text:p>
          </table:table-cell>
          <table:table-cell table:number-columns-repeated="2" office:value-type="string" office:string-value="Hover" calcext:value-type="string">
            <text:p><text:s/>Hover </text:p>
          </table:table-cell>
          <table:table-cell office:value-type="string" office:string-value="Helicopter" calcext:value-type="string">
            <text:p><text:s/>Helicopter </text:p>
          </table:table-cell>
          <table:table-cell table:number-columns-repeated="6"/>
          <table:table-cell office:value-type="float" office:value="1100" calcext:value-type="float">
            <text:p><text:s/>1.100 </text:p>
          </table:table-cell>
          <table:table-cell office:value-type="float" office:value="22" calcext:value-type="float">
            <text:p><text:s/>22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laser" calcext:value-type="string">
            <text:p><text:s/>laser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216" calcext:value-type="float">
            <text:p><text:s/>216 </text:p>
          </table:table-cell>
          <table:table-cell office:value-type="string" office:string-value="ufo" calcext:value-type="string">
            <text:p><text:s/>ufo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2" office:value-type="float" office:value="15" calcext:value-type="float">
            <text:p><text:s/>15 </text:p>
          </table:table-cell>
          <table:table-cell table:number-columns-repeated="995"/>
        </table:table-row>
        <table:table-row table:style-name="ro2">
          <table:table-cell office:value-type="string" office:string-value="u-boat" calcext:value-type="string">
            <text:p><text:s/>u-boat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SUB" calcext:value-type="string">
            <text:p><text:s/>SUB </text:p>
          </table:table-cell>
          <table:table-cell table:number-columns-repeated="2" office:value-type="string" office:string-value="Sub" calcext:value-type="string">
            <text:p><text:s/>Sub </text:p>
          </table:table-cell>
          <table:table-cell office:value-type="string" office:string-value="Attack Sub" calcext:value-type="string">
            <text:p><text:s/>Attack Sub </text:p>
          </table:table-cell>
          <table:table-cell office:value-type="float" office:value="80" calcext:value-type="float">
            <text:p><text:s/>80 </text:p>
          </table:table-cell>
          <table:table-cell table:number-columns-repeated="3"/>
          <table:table-cell table:number-columns-repeated="2" office:value-type="float" office:value="190" calcext:value-type="float">
            <text:p><text:s/>190 </text:p>
          </table:table-cell>
          <table:table-cell office:value-type="float" office:value="1000" calcext:value-type="float">
            <text:p><text:s/>1.00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30" calcext:value-type="float">
            <text:p><text:s/>13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217" calcext:value-type="float">
            <text:p><text:s/>217 </text:p>
          </table:table-cell>
          <table:table-cell office:value-type="string" office:string-value="u-boat" calcext:value-type="string">
            <text:p><text:s/>u-boat </text:p>
          </table:table-cell>
          <table:table-cell table:number-columns-repeated="1000"/>
        </table:table-row>
        <table:table-row table:style-name="ro2">
          <table:table-cell office:value-type="string" office:string-value="enterprise" calcext:value-type="string">
            <text:p><text:s/>enterprise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CARRIER" calcext:value-type="string">
            <text:p><text:s/>CARRIE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Aircraft Carrier" calcext:value-type="string">
            <text:p><text:s/>Aircraft Carri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20" calcext:value-type="float">
            <text:p><text:s/>120 </text:p>
          </table:table-cell>
          <table:table-cell/>
          <table:table-cell office:value-type="float" office:value="300" calcext:value-type="float">
            <text:p><text:s/>300 </text:p>
          </table:table-cell>
          <table:table-cell/>
          <table:table-cell office:value-type="float" office:value="300" calcext:value-type="float">
            <text:p><text:s/>300 </text:p>
          </table:table-cell>
          <table:table-cell/>
          <table:table-cell office:value-type="float" office:value="6000" calcext:value-type="float">
            <text:p><text:s/>6.0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4" calcext:value-type="float">
            <text:p><text:s/>4 </text:p>
          </table:table-cell>
          <table:table-cell table:number-columns-repeated="5"/>
          <table:table-cell office:value-type="float" office:value="218" calcext:value-type="float">
            <text:p><text:s/>218 </text:p>
          </table:table-cell>
          <table:table-cell office:value-type="string" office:string-value="enterprise" calcext:value-type="string">
            <text:p><text:s/>enterprise </text:p>
          </table:table-cell>
          <table:table-cell/>
          <table:table-cell table:number-columns-repeated="4" office:value-type="float" office:value="20" calcext:value-type="float">
            <text:p><text:s/>20 </text:p>
          </table:table-cell>
          <table:table-cell table:number-columns-repeated="995"/>
        </table:table-row>
        <table:table-row table:style-name="ro2">
          <table:table-cell office:value-type="string" office:string-value="trident" calcext:value-type="string">
            <text:p><text:s/>trident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Nuclear Sub" calcext:value-type="string">
            <text:p><text:s/>Nuclear Sub </text:p>
          </table:table-cell>
          <table:table-cell table:formula="of:=[.F221]" office:value-type="string" office:string-value="Nuclear Sub" calcext:value-type="string">
            <text:p><text:s/>Nuclear Sub </text:p>
          </table:table-cell>
          <table:table-cell office:value-type="string" office:string-value="Nuclear Sub" calcext:value-type="string">
            <text:p><text:s/>Nuclear Sub </text:p>
          </table:table-cell>
          <table:table-cell office:value-type="float" office:value="120" calcext:value-type="float">
            <text:p><text:s/>120 </text:p>
          </table:table-cell>
          <table:table-cell/>
          <table:table-cell office:value-type="float" office:value="600" calcext:value-type="float">
            <text:p><text:s/>600 </text:p>
          </table:table-cell>
          <table:table-cell table:number-columns-repeated="2"/>
          <table:table-cell office:value-type="float" office:value="600" calcext:value-type="float">
            <text:p><text:s/>600 </text:p>
          </table:table-cell>
          <table:table-cell office:value-type="float" office:value="800" calcext:value-type="float">
            <text:p><text:s/>80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3" calcext:value-type="float">
            <text:p><text:s/>3 </text:p>
          </table:table-cell>
          <table:table-cell office:value-type="float" office:value="800" calcext:value-type="float">
            <text:p><text:s/>8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5" calcext:value-type="float">
            <text:p><text:s/>15,00 </text:p>
          </table:table-cell>
          <table:table-cell office:value-type="float" office:value="24" calcext:value-type="float">
            <text:p><text:s/>24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219" calcext:value-type="float">
            <text:p><text:s/>219 </text:p>
          </table:table-cell>
          <table:table-cell office:value-type="string" office:string-value="trident" calcext:value-type="string">
            <text:p><text:s/>trident </text:p>
          </table:table-cell>
          <table:table-cell table:number-columns-repeated="1000"/>
        </table:table-row>
        <table:table-row table:style-name="ro2">
          <table:table-cell office:value-type="string" office:string-value="nuclear sub" calcext:value-type="string">
            <text:p><text:s/>nuclear sub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SUB" calcext:value-type="string">
            <text:p><text:s/>SUB </text:p>
          </table:table-cell>
          <table:table-cell table:number-columns-repeated="2" office:value-type="string" office:string-value="Sub" calcext:value-type="string">
            <text:p><text:s/>Sub </text:p>
          </table:table-cell>
          <table:table-cell office:value-type="string" office:string-value="Attack Sub" calcext:value-type="string">
            <text:p><text:s/>Attack Sub </text:p>
          </table:table-cell>
          <table:table-cell office:value-type="float" office:value="80" calcext:value-type="float">
            <text:p><text:s/>80 </text:p>
          </table:table-cell>
          <table:table-cell table:number-columns-repeated="3"/>
          <table:table-cell table:number-columns-repeated="2" office:value-type="float" office:value="190" calcext:value-type="float">
            <text:p><text:s/>190 </text:p>
          </table:table-cell>
          <table:table-cell office:value-type="float" office:value="1350" calcext:value-type="float">
            <text:p><text:s/>1.35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20" calcext:value-type="float">
            <text:p><text:s/>220 </text:p>
          </table:table-cell>
          <table:table-cell office:value-type="string" office:string-value="nuclear sub" calcext:value-type="string">
            <text:p><text:s/>nuclear sub </text:p>
          </table:table-cell>
          <table:table-cell table:number-columns-repeated="1000"/>
        </table:table-row>
        <table:table-row table:style-name="ro2">
          <table:table-cell office:value-type="string" office:string-value="nexus" calcext:value-type="string">
            <text:p><text:s/>nexus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CARRIER" calcext:value-type="string">
            <text:p><text:s/>CARRIE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Aircraft Carrier" calcext:value-type="string">
            <text:p><text:s/>Aircraft Carri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40" calcext:value-type="float">
            <text:p><text:s/>140 </text:p>
          </table:table-cell>
          <table:table-cell/>
          <table:table-cell office:value-type="float" office:value="300" calcext:value-type="float">
            <text:p><text:s/>300 </text:p>
          </table:table-cell>
          <table:table-cell/>
          <table:table-cell office:value-type="float" office:value="300" calcext:value-type="float">
            <text:p><text:s/>300 </text:p>
          </table:table-cell>
          <table:table-cell/>
          <table:table-cell office:value-type="float" office:value="8000" calcext:value-type="float">
            <text:p><text:s/>8.0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4" calcext:value-type="float">
            <text:p><text:s/>4 </text:p>
          </table:table-cell>
          <table:table-cell table:number-columns-repeated="5"/>
          <table:table-cell office:value-type="float" office:value="221" calcext:value-type="float">
            <text:p><text:s/>221 </text:p>
          </table:table-cell>
          <table:table-cell office:value-type="string" office:string-value="nexus" calcext:value-type="string">
            <text:p><text:s/>nexus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2" office:value-type="float" office:value="20" calcext:value-type="float">
            <text:p><text:s/>20 </text:p>
          </table:table-cell>
          <table:table-cell table:number-columns-repeated="995"/>
        </table:table-row>
        <table:table-row table:style-name="ro2">
          <table:table-cell office:value-type="string" office:string-value="triton" calcext:value-type="string">
            <text:p><text:s/>triton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Nuclear Sub" calcext:value-type="string">
            <text:p><text:s/>Nuclear Sub </text:p>
          </table:table-cell>
          <table:table-cell table:formula="of:=[.F224]" office:value-type="string" office:string-value="Nuclear Sub" calcext:value-type="string">
            <text:p><text:s/>Nuclear Sub </text:p>
          </table:table-cell>
          <table:table-cell office:value-type="string" office:string-value="Nuclear Sub" calcext:value-type="string">
            <text:p><text:s/>Nuclear Sub </text:p>
          </table:table-cell>
          <table:table-cell office:value-type="float" office:value="120" calcext:value-type="float">
            <text:p><text:s/>120 </text:p>
          </table:table-cell>
          <table:table-cell/>
          <table:table-cell office:value-type="float" office:value="600" calcext:value-type="float">
            <text:p><text:s/>600 </text:p>
          </table:table-cell>
          <table:table-cell table:number-columns-repeated="2"/>
          <table:table-cell office:value-type="float" office:value="600" calcext:value-type="float">
            <text:p><text:s/>600 </text:p>
          </table:table-cell>
          <table:table-cell office:value-type="float" office:value="1000" calcext:value-type="float">
            <text:p><text:s/>1.00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3" calcext:value-type="float">
            <text:p><text:s/>3 </text:p>
          </table:table-cell>
          <table:table-cell office:value-type="float" office:value="1000" calcext:value-type="float">
            <text:p><text:s/>1.0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5" calcext:value-type="float">
            <text:p><text:s/>15,00 </text:p>
          </table:table-cell>
          <table:table-cell office:value-type="float" office:value="24" calcext:value-type="float">
            <text:p><text:s/>24,00 </text:p>
          </table:table-cell>
          <table:table-cell office:value-type="float" office:value="1" calcext:value-type="float">
            <text:p><text:s/>1,00 </text:p>
          </table:table-cell>
          <table:table-cell office:value-type="float" office:value="222" calcext:value-type="float">
            <text:p><text:s/>222 </text:p>
          </table:table-cell>
          <table:table-cell office:value-type="string" office:string-value="triton" calcext:value-type="string">
            <text:p><text:s/>trito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hammerhead" calcext:value-type="string">
            <text:p><text:s/>hammerhead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Sea" calcext:value-type="string">
            <text:p><text:s/>Sea </text:p>
          </table:table-cell>
          <table:table-cell office:value-type="string" office:string-value="NAVY YARD" calcext:value-type="string">
            <text:p><text:s/>NAVY YARD </text:p>
          </table:table-cell>
          <table:table-cell office:value-type="string" office:string-value="SUB" calcext:value-type="string">
            <text:p><text:s/>SUB </text:p>
          </table:table-cell>
          <table:table-cell table:number-columns-repeated="2" office:value-type="string" office:string-value="Sub" calcext:value-type="string">
            <text:p><text:s/>Sub </text:p>
          </table:table-cell>
          <table:table-cell office:value-type="string" office:string-value="Attack Sub" calcext:value-type="string">
            <text:p><text:s/>Attack Sub </text:p>
          </table:table-cell>
          <table:table-cell office:value-type="float" office:value="80" calcext:value-type="float">
            <text:p><text:s/>80 </text:p>
          </table:table-cell>
          <table:table-cell table:number-columns-repeated="3"/>
          <table:table-cell table:number-columns-repeated="2" office:value-type="float" office:value="190" calcext:value-type="float">
            <text:p><text:s/>190 </text:p>
          </table:table-cell>
          <table:table-cell office:value-type="float" office:value="1900" calcext:value-type="float">
            <text:p><text:s/>1.900 </text:p>
          </table:table-cell>
          <table:table-cell office:value-type="float" office:value="13" calcext:value-type="float">
            <text:p><text:s/>13 </text:p>
          </table:table-cell>
          <table:table-cell office:value-type="float" office:value="9" calcext:value-type="float">
            <text:p><text:s/>9 </text:p>
          </table:table-cell>
          <table:table-cell office:value-type="float" office:value="250" calcext:value-type="float">
            <text:p><text:s/>2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23" calcext:value-type="float">
            <text:p><text:s/>223 </text:p>
          </table:table-cell>
          <table:table-cell office:value-type="string" office:string-value="hammerhead" calcext:value-type="string">
            <text:p><text:s/>hammerhead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table:number-columns-repeated="997"/>
        </table:table-row>
        <table:table-row table:style-name="ro2">
          <table:table-cell office:value-type="string" office:string-value="stone thrower" calcext:value-type="string">
            <text:p><text:s/>stone thrower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Field Piece" calcext:value-type="string">
            <text:p><text:s/>Field Piece </text:p>
          </table:table-cell>
          <table:table-cell table:formula="of:=[.F226]" office:value-type="string" office:string-value="Field Piece" calcext:value-type="string">
            <text:p><text:s/>Field Piec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60" calcext:value-type="float">
            <text:p><text:s/>160 </text:p>
          </table:table-cell>
          <table:table-cell table:number-columns-repeated="2"/>
          <table:table-cell office:value-type="float" office:value="160" calcext:value-type="float">
            <text:p><text:s/>160 </text:p>
          </table:table-cell>
          <table:table-cell/>
          <table:table-cell office:value-type="float" office:value="180" calcext:value-type="float">
            <text:p><text:s/>18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6" calcext:value-type="float">
            <text:p><text:s/>6 </text:p>
          </table:table-cell>
          <table:table-cell office:value-type="float" office:value="65" calcext:value-type="float">
            <text:p><text:s/>6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0" calcext:value-type="float">
            <text:p><text:s/>10,0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1.2" calcext:value-type="float">
            <text:p><text:s/>1,20 </text:p>
          </table:table-cell>
          <table:table-cell office:value-type="float" office:value="224" calcext:value-type="float">
            <text:p><text:s/>224 </text:p>
          </table:table-cell>
          <table:table-cell office:value-type="string" office:string-value="stone thrower" calcext:value-type="string">
            <text:p><text:s/>stone thrower </text:p>
          </table:table-cell>
          <table:table-cell/>
          <table:table-cell office:value-type="float" office:value="5" calcext:value-type="float">
            <text:p><text:s/>5 </text:p>
          </table:table-cell>
          <table:table-cell office:value-type="float" office:value="4" calcext:value-type="float">
            <text:p><text:s/>4 </text:p>
          </table:table-cell>
          <table:table-cell table:number-columns-repeated="997"/>
        </table:table-row>
        <table:table-row table:style-name="ro2">
          <table:table-cell office:value-type="string" office:string-value="ram" calcext:value-type="string">
            <text:p><text:s/>ram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Ram" calcext:value-type="string">
            <text:p><text:s/>Ram </text:p>
          </table:table-cell>
          <table:table-cell table:formula="of:=[.F227]" office:value-type="string" office:string-value="Ram" calcext:value-type="string">
            <text:p><text:s/>Ram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275" calcext:value-type="float">
            <text:p><text:s/>27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25" calcext:value-type="float">
            <text:p><text:s/>125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0.7" calcext:value-type="float">
            <text:p><text:s/>0,70 </text:p>
          </table:table-cell>
          <table:table-cell/>
          <table:table-cell office:value-type="float" office:value="225" calcext:value-type="float">
            <text:p><text:s/>225 </text:p>
          </table:table-cell>
          <table:table-cell office:value-type="string" office:string-value="ram" calcext:value-type="string">
            <text:p><text:s/>ram </text:p>
          </table:table-cell>
          <table:table-cell table:number-columns-repeated="1000"/>
        </table:table-row>
        <table:table-row table:style-name="ro2">
          <table:table-cell office:value-type="string" office:string-value="catapult" calcext:value-type="string">
            <text:p><text:s/>catapult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table:formula="of:=[.F228]"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60" calcext:value-type="float">
            <text:p><text:s/>160 </text:p>
          </table:table-cell>
          <table:table-cell table:number-columns-repeated="2" office:value-type="float" office:value="8" calcext:value-type="float">
            <text:p><text:s/>8 </text:p>
          </table:table-cell>
          <table:table-cell office:value-type="float" office:value="85" calcext:value-type="float">
            <text:p><text:s/>8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226" calcext:value-type="float">
            <text:p><text:s/>226 </text:p>
          </table:table-cell>
          <table:table-cell office:value-type="string" office:string-value="catapult" calcext:value-type="string">
            <text:p><text:s/>catapult </text:p>
          </table:table-cell>
          <table:table-cell/>
          <table:table-cell office:value-type="float" office:value="8" calcext:value-type="float">
            <text:p><text:s/>8 </text:p>
          </table:table-cell>
          <table:table-cell office:value-type="float" office:value="6" calcext:value-type="float">
            <text:p><text:s/>6 </text:p>
          </table:table-cell>
          <table:table-cell table:number-columns-repeated="2"/>
          <table:table-cell office:value-type="float" office:value="4" calcext:value-type="float">
            <text:p><text:s/>4 </text:p>
          </table:table-cell>
          <table:table-cell table:number-columns-repeated="994"/>
        </table:table-row>
        <table:table-row table:style-name="ro2">
          <table:table-cell office:value-type="string" office:string-value="siege tower" calcext:value-type="string">
            <text:p><text:s/>siege tower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Ram" calcext:value-type="string">
            <text:p><text:s/>Ram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30" calcext:value-type="float">
            <text:p><text:s/>30 </text:p>
          </table:table-cell>
          <table:table-cell/>
          <table:table-cell office:value-type="float" office:value="25" calcext:value-type="float">
            <text:p><text:s/>25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675" calcext:value-type="float">
            <text:p><text:s/>675 </text:p>
          </table:table-cell>
          <table:table-cell office:value-type="float" office:value="8" calcext:value-type="float">
            <text:p><text:s/>8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table:number-columns-repeated="2"/>
          <table:table-cell office:value-type="float" office:value="227" calcext:value-type="float">
            <text:p><text:s/>227 </text:p>
          </table:table-cell>
          <table:table-cell office:value-type="string" office:string-value="siege tower" calcext:value-type="string">
            <text:p><text:s/>siege tower </text:p>
          </table:table-cell>
          <table:table-cell table:number-columns-repeated="1000"/>
        </table:table-row>
        <table:table-row table:style-name="ro2">
          <table:table-cell office:value-type="string" office:string-value="trojan horse" calcext:value-type="string">
            <text:p><text:s/>trojan horse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Ram" calcext:value-type="string">
            <text:p><text:s/>Ram </text:p>
          </table:table-cell>
          <table:table-cell office:value-type="string" office:string-value="Shock" calcext:value-type="string">
            <text:p><text:s/>Shock </text:p>
          </table:table-cell>
          <table:table-cell table:number-columns-repeated="6"/>
          <table:table-cell office:value-type="float" office:value="1500" calcext:value-type="float">
            <text:p><text:s/>1.50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table:number-columns-repeated="2"/>
          <table:table-cell office:value-type="float" office:value="228" calcext:value-type="float">
            <text:p><text:s/>228 </text:p>
          </table:table-cell>
          <table:table-cell office:value-type="string" office:string-value="trojan horse" calcext:value-type="string">
            <text:p><text:s/>trojan horse </text:p>
          </table:table-cell>
          <table:table-cell table:number-columns-repeated="1000"/>
        </table:table-row>
        <table:table-row table:style-name="ro2">
          <table:table-cell office:value-type="string" office:string-value="ballista" calcext:value-type="string">
            <text:p><text:s/>ballista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Field Piece" calcext:value-type="string">
            <text:p><text:s/>Field Piece </text:p>
          </table:table-cell>
          <table:table-cell table:formula="of:=[.F231]" office:value-type="string" office:string-value="Field Piece" calcext:value-type="string">
            <text:p><text:s/>Field Piec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0" calcext:value-type="float">
            <text:p><text:s/>50 </text:p>
          </table:table-cell>
          <table:table-cell/>
          <table:table-cell office:value-type="float" office:value="160" calcext:value-type="float">
            <text:p><text:s/>160 </text:p>
          </table:table-cell>
          <table:table-cell/>
          <table:table-cell office:value-type="float" office:value="160" calcext:value-type="float">
            <text:p><text:s/>160 </text:p>
          </table:table-cell>
          <table:table-cell/>
          <table:table-cell office:value-type="float" office:value="200" calcext:value-type="float">
            <text:p><text:s/>20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7" calcext:value-type="float">
            <text:p><text:s/>7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10" calcext:value-type="float">
            <text:p><text:s/>10,00 </text:p>
          </table:table-cell>
          <table:table-cell table:number-columns-repeated="2"/>
          <table:table-cell office:value-type="float" office:value="229" calcext:value-type="float">
            <text:p><text:s/>229 </text:p>
          </table:table-cell>
          <table:table-cell office:value-type="string" office:string-value="ballista" calcext:value-type="string">
            <text:p><text:s/>ballista </text:p>
          </table:table-cell>
          <table:table-cell/>
          <table:table-cell office:value-type="float" office:value="5" calcext:value-type="float">
            <text:p><text:s/>5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2" calcext:value-type="float">
            <text:p><text:s/>12 </text:p>
          </table:table-cell>
          <table:table-cell table:number-columns-repeated="996"/>
        </table:table-row>
        <table:table-row table:style-name="ro2">
          <table:table-cell office:value-type="string" office:string-value="heavy ram" calcext:value-type="string">
            <text:p><text:s/>heavy ram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table:number-columns-repeated="2" office:value-type="string" office:string-value="Ram" calcext:value-type="string">
            <text:p><text:s/>Ram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325" calcext:value-type="float">
            <text:p><text:s/>32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1.1" calcext:value-type="float">
            <text:p><text:s/>1,10 </text:p>
          </table:table-cell>
          <table:table-cell/>
          <table:table-cell office:value-type="float" office:value="230" calcext:value-type="float">
            <text:p><text:s/>230 </text:p>
          </table:table-cell>
          <table:table-cell office:value-type="string" office:string-value="heavy ram" calcext:value-type="string">
            <text:p><text:s/>heavy ram </text:p>
          </table:table-cell>
          <table:table-cell table:number-columns-repeated="1000"/>
        </table:table-row>
        <table:table-row table:style-name="ro2">
          <table:table-cell office:value-type="string" office:string-value="heavy siege tower" calcext:value-type="string">
            <text:p><text:s/>heavy siege tower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Ram" calcext:value-type="string">
            <text:p><text:s/>Ram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30" calcext:value-type="float">
            <text:p><text:s/>30 </text:p>
          </table:table-cell>
          <table:table-cell/>
          <table:table-cell office:value-type="float" office:value="25" calcext:value-type="float">
            <text:p><text:s/>25 </text:p>
          </table:table-cell>
          <table:table-cell/>
          <table:table-cell office:value-type="float" office:value="80" calcext:value-type="float">
            <text:p><text:s/>80 </text:p>
          </table:table-cell>
          <table:table-cell/>
          <table:table-cell office:value-type="float" office:value="720" calcext:value-type="float">
            <text:p><text:s/>72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table:number-columns-repeated="2"/>
          <table:table-cell office:value-type="float" office:value="231" calcext:value-type="float">
            <text:p><text:s/>231 </text:p>
          </table:table-cell>
          <table:table-cell office:value-type="string" office:string-value="heavy siege tower" calcext:value-type="string">
            <text:p><text:s/>heavy siege tower </text:p>
          </table:table-cell>
          <table:table-cell table:number-columns-repeated="1000"/>
        </table:table-row>
        <table:table-row table:style-name="ro2">
          <table:table-cell office:value-type="string" office:string-value="trebuchet" calcext:value-type="string">
            <text:p><text:s/>trebuchet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table:formula="of:=[.F234]"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150" calcext:value-type="float">
            <text:p><text:s/>150 </text:p>
          </table:table-cell>
          <table:table-cell/>
          <table:table-cell office:value-type="float" office:value="215" calcext:value-type="float">
            <text:p><text:s/>215 </text:p>
          </table:table-cell>
          <table:table-cell table:number-columns-repeated="2" office:value-type="float" office:value="10" calcext:value-type="float">
            <text:p><text:s/>10 </text:p>
          </table:table-cell>
          <table:table-cell office:value-type="float" office:value="150" calcext:value-type="float">
            <text:p><text:s/>15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table:number-columns-repeated="2"/>
          <table:table-cell office:value-type="float" office:value="232" calcext:value-type="float">
            <text:p><text:s/>232 </text:p>
          </table:table-cell>
          <table:table-cell office:value-type="string" office:string-value="trebuchet" calcext:value-type="string">
            <text:p><text:s/>trebuchet </text:p>
          </table:table-cell>
          <table:table-cell/>
          <table:table-cell office:value-type="float" office:value="13" calcext:value-type="float">
            <text:p><text:s/>13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7" calcext:value-type="float">
            <text:p><text:s/>17 </text:p>
          </table:table-cell>
          <table:table-cell/>
          <table:table-cell office:value-type="float" office:value="4" calcext:value-type="float">
            <text:p><text:s/>4 </text:p>
          </table:table-cell>
          <table:table-cell table:number-columns-repeated="994"/>
        </table:table-row>
        <table:table-row table:style-name="ro2">
          <table:table-cell office:value-type="string" office:string-value="culverin" calcext:value-type="string">
            <text:p><text:s/>culverin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table:formula="of:=[.F235]" office:value-type="string" office:string-value="Field Cannon" calcext:value-type="string">
            <text:p><text:s/>Field Cannon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office:value-type="float" office:value="200" calcext:value-type="float">
            <text:p><text:s/>200 </text:p>
          </table:table-cell>
          <table:table-cell office:value-type="float" office:value="175" calcext:value-type="float">
            <text:p><text:s/>175 </text:p>
          </table:table-cell>
          <table:table-cell office:value-type="float" office:value="215" calcext:value-type="float">
            <text:p><text:s/>21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80" calcext:value-type="float">
            <text:p><text:s/>8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0" calcext:value-type="float">
            <text:p><text:s/>10,00 </text:p>
          </table:table-cell>
          <table:table-cell table:number-columns-repeated="2"/>
          <table:table-cell office:value-type="float" office:value="233" calcext:value-type="float">
            <text:p><text:s/>233 </text:p>
          </table:table-cell>
          <table:table-cell office:value-type="string" office:string-value="culverin" calcext:value-type="string">
            <text:p><text:s/>culverin </text:p>
          </table:table-cell>
          <table:table-cell/>
          <table:table-cell office:value-type="float" office:value="11" calcext:value-type="float">
            <text:p><text:s/>11 </text:p>
          </table:table-cell>
          <table:table-cell/>
          <table:table-cell office:value-type="float" office:value="43" calcext:value-type="float">
            <text:p><text:s/>43 </text:p>
          </table:table-cell>
          <table:table-cell table:number-columns-repeated="996"/>
        </table:table-row>
        <table:table-row table:style-name="ro2">
          <table:table-cell office:value-type="string" office:string-value="basilisk" calcext:value-type="string">
            <text:p><text:s/>basilisk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table:formula="of:=[.F236]"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table:number-columns-repeated="2" office:value-type="float" office:value="170" calcext:value-type="float">
            <text:p><text:s/>170 </text:p>
          </table:table-cell>
          <table:table-cell office:value-type="float" office:value="360" calcext:value-type="float">
            <text:p><text:s/>36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9" calcext:value-type="float">
            <text:p><text:s/>9 </text:p>
          </table:table-cell>
          <table:table-cell office:value-type="float" office:value="145" calcext:value-type="float">
            <text:p><text:s/>14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table:number-columns-repeated="2"/>
          <table:table-cell office:value-type="float" office:value="234" calcext:value-type="float">
            <text:p><text:s/>234 </text:p>
          </table:table-cell>
          <table:table-cell office:value-type="string" office:string-value="basilisk" calcext:value-type="string">
            <text:p><text:s/>basilisk </text:p>
          </table:table-cell>
          <table:table-cell/>
          <table:table-cell office:value-type="float" office:value="13" calcext:value-type="float">
            <text:p><text:s/>13 </text:p>
          </table:table-cell>
          <table:table-cell/>
          <table:table-cell office:value-type="float" office:value="13" calcext:value-type="float">
            <text:p><text:s/>13 </text:p>
          </table:table-cell>
          <table:table-cell/>
          <table:table-cell office:value-type="float" office:value="10" calcext:value-type="float">
            <text:p><text:s/>10 </text:p>
          </table:table-cell>
          <table:table-cell table:number-columns-repeated="994"/>
        </table:table-row>
        <table:table-row table:style-name="ro2">
          <table:table-cell office:value-type="string" office:string-value="bombard" calcext:value-type="string">
            <text:p><text:s/>bombard </text:p>
          </table:table-cell>
          <table:table-cell office:value-type="float" office:value="8" calcext:value-type="float">
            <text:p><text:s/>8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Artillery" calcext:value-type="string">
            <text:p><text:s/>Artillery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60" calcext:value-type="float">
            <text:p><text:s/>60 </text:p>
          </table:table-cell>
          <table:table-cell table:number-columns-repeated="3"/>
          <table:table-cell table:number-columns-repeated="2" office:value-type="float" office:value="200" calcext:value-type="float">
            <text:p><text:s/>200 </text:p>
          </table:table-cell>
          <table:table-cell office:value-type="float" office:value="175" calcext:value-type="float">
            <text:p><text:s/>17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" calcext:value-type="float">
            <text:p><text:s/>5 </text:p>
          </table:table-cell>
          <table:table-cell office:value-type="float" office:value="140" calcext:value-type="float">
            <text:p><text:s/>14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table:number-columns-repeated="2"/>
          <table:table-cell office:value-type="float" office:value="235" calcext:value-type="float">
            <text:p><text:s/>235 </text:p>
          </table:table-cell>
          <table:table-cell office:value-type="string" office:string-value="bombard" calcext:value-type="string">
            <text:p><text:s/>bombard </text:p>
          </table:table-cell>
          <table:table-cell table:number-columns-repeated="3"/>
          <table:table-cell office:value-type="float" office:value="20" calcext:value-type="float">
            <text:p><text:s/>2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4"/>
        </table:table-row>
        <table:table-row table:style-name="ro2">
          <table:table-cell office:value-type="string" office:string-value="bronze cannon" calcext:value-type="string">
            <text:p><text:s/>bronze canno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table:formula="of:=[.F238]" office:value-type="string" office:string-value="Field Cannon" calcext:value-type="string">
            <text:p><text:s/>Field Cannon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office:value-type="float" office:value="200" calcext:value-type="float">
            <text:p><text:s/>200 </text:p>
          </table:table-cell>
          <table:table-cell office:value-type="float" office:value="175" calcext:value-type="float">
            <text:p><text:s/>175 </text:p>
          </table:table-cell>
          <table:table-cell office:value-type="float" office:value="280" calcext:value-type="float">
            <text:p><text:s/>28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9" calcext:value-type="float">
            <text:p><text:s/>9 </text:p>
          </table:table-cell>
          <table:table-cell office:value-type="float" office:value="90" calcext:value-type="float">
            <text:p><text:s/>9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0" calcext:value-type="float">
            <text:p><text:s/>10,00 </text:p>
          </table:table-cell>
          <table:table-cell table:number-columns-repeated="2"/>
          <table:table-cell office:value-type="float" office:value="236" calcext:value-type="float">
            <text:p><text:s/>236 </text:p>
          </table:table-cell>
          <table:table-cell office:value-type="string" office:string-value="bronze cannon" calcext:value-type="string">
            <text:p><text:s/>bronze cannon </text:p>
          </table:table-cell>
          <table:table-cell/>
          <table:table-cell office:value-type="float" office:value="10" calcext:value-type="float">
            <text:p><text:s/>10 </text:p>
          </table:table-cell>
          <table:table-cell/>
          <table:table-cell office:value-type="float" office:value="43" calcext:value-type="float">
            <text:p><text:s/>43 </text:p>
          </table:table-cell>
          <table:table-cell table:number-columns-repeated="996"/>
        </table:table-row>
        <table:table-row table:style-name="ro2">
          <table:table-cell office:value-type="string" office:string-value="serpentine" calcext:value-type="string">
            <text:p><text:s/>serpentine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table:number-columns-repeated="2"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table:number-columns-repeated="2" office:value-type="float" office:value="170" calcext:value-type="float">
            <text:p><text:s/>170 </text:p>
          </table:table-cell>
          <table:table-cell office:value-type="float" office:value="405" calcext:value-type="float">
            <text:p><text:s/>405 </text:p>
          </table:table-cell>
          <table:table-cell table:number-columns-repeated="2" office:value-type="float" office:value="10" calcext:value-type="float">
            <text:p><text:s/>10 </text:p>
          </table:table-cell>
          <table:table-cell office:value-type="float" office:value="205" calcext:value-type="float">
            <text:p><text:s/>20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table:number-columns-repeated="2"/>
          <table:table-cell office:value-type="float" office:value="237" calcext:value-type="float">
            <text:p><text:s/>237 </text:p>
          </table:table-cell>
          <table:table-cell office:value-type="string" office:string-value="serpentine" calcext:value-type="string">
            <text:p><text:s/>serpentine </text:p>
          </table:table-cell>
          <table:table-cell table:number-columns-repeated="3"/>
          <table:table-cell office:value-type="float" office:value="13" calcext:value-type="float">
            <text:p><text:s/>13 </text:p>
          </table:table-cell>
          <table:table-cell/>
          <table:table-cell office:value-type="float" office:value="10" calcext:value-type="float">
            <text:p><text:s/>10 </text:p>
          </table:table-cell>
          <table:table-cell table:number-columns-repeated="994"/>
        </table:table-row>
        <table:table-row table:style-name="ro2">
          <table:table-cell office:value-type="string" office:string-value="57mm AT gun" calcext:value-type="string">
            <text:p><text:s/>57mm AT gu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Gun" calcext:value-type="string">
            <text:p><text:s/>AT Gun </text:p>
          </table:table-cell>
          <table:table-cell table:formula="of:=[.F240]" office:value-type="string" office:string-value="AT Gun" calcext:value-type="string">
            <text:p><text:s/>AT Gun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55" calcext:value-type="float">
            <text:p><text:s/>55 </text:p>
          </table:table-cell>
          <table:table-cell/>
          <table:table-cell office:value-type="float" office:value="70" calcext:value-type="float">
            <text:p><text:s/>70 </text:p>
          </table:table-cell>
          <table:table-cell/>
          <table:table-cell office:value-type="float" office:value="440" calcext:value-type="float">
            <text:p><text:s/>44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35" calcext:value-type="float">
            <text:p><text:s/>3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38" calcext:value-type="float">
            <text:p><text:s/>238 </text:p>
          </table:table-cell>
          <table:table-cell office:value-type="string" office:string-value="57mm AT gun" calcext:value-type="string">
            <text:p><text:s/>57mm AT gun </text:p>
          </table:table-cell>
          <table:table-cell table:number-columns-repeated="3"/>
          <table:table-cell office:value-type="float" office:value="8" calcext:value-type="float">
            <text:p><text:s/>8 </text:p>
          </table:table-cell>
          <table:table-cell table:number-columns-repeated="996"/>
        </table:table-row>
        <table:table-row table:style-name="ro2">
          <table:table-cell office:value-type="string" office:string-value="howitzer cannon" calcext:value-type="string">
            <text:p><text:s/>howitzer cannon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Modern Siege" calcext:value-type="string">
            <text:p><text:s/>Modern 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table:number-columns-repeated="2" office:value-type="float" office:value="170" calcext:value-type="float">
            <text:p><text:s/>170 </text:p>
          </table:table-cell>
          <table:table-cell office:value-type="float" office:value="500" calcext:value-type="float">
            <text:p><text:s/>500 </text:p>
          </table:table-cell>
          <table:table-cell table:number-columns-repeated="2" office:value-type="float" office:value="10" calcext:value-type="float">
            <text:p><text:s/>10 </text:p>
          </table:table-cell>
          <table:table-cell office:value-type="float" office:value="250" calcext:value-type="float">
            <text:p><text:s/>25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table:number-columns-repeated="2"/>
          <table:table-cell office:value-type="float" office:value="239" calcext:value-type="float">
            <text:p><text:s/>239 </text:p>
          </table:table-cell>
          <table:table-cell office:value-type="string" office:string-value="howitzer cannon" calcext:value-type="string">
            <text:p><text:s/>howitzer cannon </text:p>
          </table:table-cell>
          <table:table-cell table:number-columns-repeated="3"/>
          <table:table-cell office:value-type="float" office:value="13" calcext:value-type="float">
            <text:p><text:s/>13 </text:p>
          </table:table-cell>
          <table:table-cell/>
          <table:table-cell office:value-type="float" office:value="15" calcext:value-type="float">
            <text:p><text:s/>15 </text:p>
          </table:table-cell>
          <table:table-cell table:number-columns-repeated="994"/>
        </table:table-row>
        <table:table-row table:style-name="ro2">
          <table:table-cell office:value-type="string" office:string-value="artillery" calcext:value-type="string">
            <text:p><text:s/>artillery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table:number-columns-repeated="2" office:value-type="string" office:string-value="Artillery" calcext:value-type="string">
            <text:p><text:s/>Artillery </text:p>
          </table:table-cell>
          <table:table-cell office:value-type="float" office:value="60" calcext:value-type="float">
            <text:p><text:s/>60 </text:p>
          </table:table-cell>
          <table:table-cell table:number-columns-repeated="3"/>
          <table:table-cell table:number-columns-repeated="2" office:value-type="float" office:value="200" calcext:value-type="float">
            <text:p><text:s/>200 </text:p>
          </table:table-cell>
          <table:table-cell office:value-type="float" office:value="225" calcext:value-type="float">
            <text:p><text:s/>225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" calcext:value-type="float">
            <text:p><text:s/>5 </text:p>
          </table:table-cell>
          <table:table-cell office:value-type="float" office:value="175" calcext:value-type="float">
            <text:p><text:s/>17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table:number-columns-repeated="2"/>
          <table:table-cell office:value-type="float" office:value="240" calcext:value-type="float">
            <text:p><text:s/>240 </text:p>
          </table:table-cell>
          <table:table-cell office:value-type="string" office:string-value="artillery" calcext:value-type="string">
            <text:p><text:s/>artillery </text:p>
          </table:table-cell>
          <table:table-cell table:number-columns-repeated="3"/>
          <table:table-cell office:value-type="float" office:value="20" calcext:value-type="float">
            <text:p><text:s/>2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4"/>
        </table:table-row>
        <table:table-row table:style-name="ro2">
          <table:table-cell office:value-type="string" office:string-value="120mm AT gun" calcext:value-type="string">
            <text:p><text:s/>120mm AT gun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Gun" calcext:value-type="string">
            <text:p><text:s/>AT Gun </text:p>
          </table:table-cell>
          <table:table-cell table:formula="of:=[.F243]" office:value-type="string" office:string-value="AT Gun" calcext:value-type="string">
            <text:p><text:s/>AT Gun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55" calcext:value-type="float">
            <text:p><text:s/>55 </text:p>
          </table:table-cell>
          <table:table-cell/>
          <table:table-cell office:value-type="float" office:value="70" calcext:value-type="float">
            <text:p><text:s/>70 </text:p>
          </table:table-cell>
          <table:table-cell/>
          <table:table-cell office:value-type="float" office:value="455" calcext:value-type="float">
            <text:p><text:s/>45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44" calcext:value-type="float">
            <text:p><text:s/>44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41" calcext:value-type="float">
            <text:p><text:s/>241 </text:p>
          </table:table-cell>
          <table:table-cell office:value-type="string" office:string-value="120mm AT gun" calcext:value-type="string">
            <text:p><text:s/>120mm AT gun </text:p>
          </table:table-cell>
          <table:table-cell table:number-columns-repeated="3"/>
          <table:table-cell office:value-type="float" office:value="10" calcext:value-type="float">
            <text:p><text:s/>10 </text:p>
          </table:table-cell>
          <table:table-cell office:value-type="float" office:value="25" calcext:value-type="float">
            <text:p><text:s/>25 </text:p>
          </table:table-cell>
          <table:table-cell table:number-columns-repeated="995"/>
        </table:table-row>
        <table:table-row table:style-name="ro2">
          <table:table-cell office:value-type="string" office:string-value="thor AT gun" calcext:value-type="string">
            <text:p><text:s/>thor AT gu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Gun" calcext:value-type="string">
            <text:p><text:s/>AT Gun </text:p>
          </table:table-cell>
          <table:table-cell table:formula="of:=[.F244]" office:value-type="string" office:string-value="AT Gun" calcext:value-type="string">
            <text:p><text:s/>AT Gun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55" calcext:value-type="float">
            <text:p><text:s/>55 </text:p>
          </table:table-cell>
          <table:table-cell/>
          <table:table-cell office:value-type="float" office:value="70" calcext:value-type="float">
            <text:p><text:s/>70 </text:p>
          </table:table-cell>
          <table:table-cell/>
          <table:table-cell office:value-type="float" office:value="550" calcext:value-type="float">
            <text:p><text:s/>5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52" calcext:value-type="float">
            <text:p><text:s/>52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42" calcext:value-type="float">
            <text:p><text:s/>242 </text:p>
          </table:table-cell>
          <table:table-cell office:value-type="string" office:string-value="thor AT gun" calcext:value-type="string">
            <text:p><text:s/>thor AT gun </text:p>
          </table:table-cell>
          <table:table-cell table:number-columns-repeated="3"/>
          <table:table-cell office:value-type="float" office:value="12" calcext:value-type="float">
            <text:p><text:s/>12 </text:p>
          </table:table-cell>
          <table:table-cell office:value-type="float" office:value="33" calcext:value-type="float">
            <text:p><text:s/>33 </text:p>
          </table:table-cell>
          <table:table-cell table:number-columns-repeated="995"/>
        </table:table-row>
        <table:table-row table:style-name="ro2">
          <table:table-cell office:value-type="string" office:string-value="paladin cannon" calcext:value-type="string">
            <text:p><text:s/>paladin cannon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Modern Siege" calcext:value-type="string">
            <text:p><text:s/>Modern 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55" calcext:value-type="float">
            <text:p><text:s/>55 </text:p>
          </table:table-cell>
          <table:table-cell table:number-columns-repeated="3"/>
          <table:table-cell table:number-columns-repeated="2" office:value-type="float" office:value="170" calcext:value-type="float">
            <text:p><text:s/>170 </text:p>
          </table:table-cell>
          <table:table-cell office:value-type="float" office:value="800" calcext:value-type="float">
            <text:p><text:s/>8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11" calcext:value-type="float">
            <text:p><text:s/>11 </text:p>
          </table:table-cell>
          <table:table-cell office:value-type="float" office:value="425" calcext:value-type="float">
            <text:p><text:s/>42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8" calcext:value-type="float">
            <text:p><text:s/>8,00 </text:p>
          </table:table-cell>
          <table:table-cell table:number-columns-repeated="2"/>
          <table:table-cell office:value-type="float" office:value="243" calcext:value-type="float">
            <text:p><text:s/>243 </text:p>
          </table:table-cell>
          <table:table-cell office:value-type="string" office:string-value="paladin cannon" calcext:value-type="string">
            <text:p><text:s/>paladin canno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18" calcext:value-type="float">
            <text:p><text:s/>18 </text:p>
          </table:table-cell>
          <table:table-cell/>
          <table:table-cell office:value-type="float" office:value="25" calcext:value-type="float">
            <text:p><text:s/>25 </text:p>
          </table:table-cell>
          <table:table-cell table:number-columns-repeated="994"/>
        </table:table-row>
        <table:table-row table:style-name="ro2">
          <table:table-cell office:value-type="string" office:string-value="colossus artillery" calcext:value-type="string">
            <text:p><text:s/>colossus artillery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Artillery" calcext:value-type="string">
            <text:p><text:s/>Artillery </text:p>
          </table:table-cell>
          <table:table-cell office:value-type="string" office:string-value="Field Cannon" calcext:value-type="string">
            <text:p><text:s/>Field Cannon </text:p>
          </table:table-cell>
          <table:table-cell office:value-type="float" office:value="60" calcext:value-type="float">
            <text:p><text:s/>60 </text:p>
          </table:table-cell>
          <table:table-cell table:number-columns-repeated="3"/>
          <table:table-cell table:number-columns-repeated="2" office:value-type="float" office:value="200" calcext:value-type="float">
            <text:p><text:s/>200 </text:p>
          </table:table-cell>
          <table:table-cell office:value-type="float" office:value="300" calcext:value-type="float">
            <text:p><text:s/>3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5" calcext:value-type="float">
            <text:p><text:s/>5 </text:p>
          </table:table-cell>
          <table:table-cell office:value-type="float" office:value="200" calcext:value-type="float">
            <text:p><text:s/>20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12" calcext:value-type="float">
            <text:p><text:s/>12,00 </text:p>
          </table:table-cell>
          <table:table-cell table:number-columns-repeated="2"/>
          <table:table-cell office:value-type="float" office:value="244" calcext:value-type="float">
            <text:p><text:s/>244 </text:p>
          </table:table-cell>
          <table:table-cell office:value-type="string" office:string-value="colossus artillery" calcext:value-type="string">
            <text:p><text:s/>colossus artillery </text:p>
          </table:table-cell>
          <table:table-cell table:number-columns-repeated="3"/>
          <table:table-cell office:value-type="float" office:value="20" calcext:value-type="float">
            <text:p><text:s/>20 </text:p>
          </table:table-cell>
          <table:table-cell/>
          <table:table-cell office:value-type="float" office:value="10" calcext:value-type="float">
            <text:p><text:s/>10 </text:p>
          </table:table-cell>
          <table:table-cell table:number-columns-repeated="994"/>
        </table:table-row>
        <table:table-row table:style-name="ro2">
          <table:table-cell office:value-type="string" office:string-value="hercules AT gun" calcext:value-type="string">
            <text:p><text:s/>hercules AT gun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Siege &amp; Artillery" calcext:value-type="string">
            <text:p><text:s/>Siege &amp; Artillery </text:p>
          </table:table-cell>
          <table:table-cell office:value-type="string" office:string-value="SIEGE FACTORY" calcext:value-type="string">
            <text:p><text:s/>SIEGE FACTORY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string" office:string-value="AT Gun" calcext:value-type="string">
            <text:p><text:s/>AT Gun </text:p>
          </table:table-cell>
          <table:table-cell table:formula="of:=[.F247]" office:value-type="string" office:string-value="AT Gun" calcext:value-type="string">
            <text:p><text:s/>AT Gun </text:p>
          </table:table-cell>
          <table:table-cell office:value-type="string" office:string-value="Anti-Tank" calcext:value-type="string">
            <text:p><text:s/>Anti-Tank </text:p>
          </table:table-cell>
          <table:table-cell office:value-type="float" office:value="40" calcext:value-type="float">
            <text:p><text:s/>40 </text:p>
          </table:table-cell>
          <table:table-cell/>
          <table:table-cell office:value-type="float" office:value="55" calcext:value-type="float">
            <text:p><text:s/>55 </text:p>
          </table:table-cell>
          <table:table-cell/>
          <table:table-cell office:value-type="float" office:value="70" calcext:value-type="float">
            <text:p><text:s/>70 </text:p>
          </table:table-cell>
          <table:table-cell/>
          <table:table-cell office:value-type="float" office:value="680" calcext:value-type="float">
            <text:p><text:s/>68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62" calcext:value-type="float">
            <text:p><text:s/>62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45" calcext:value-type="float">
            <text:p><text:s/>245 </text:p>
          </table:table-cell>
          <table:table-cell office:value-type="string" office:string-value="hercules AT gun" calcext:value-type="string">
            <text:p><text:s/>hercules AT gun </text:p>
          </table:table-cell>
          <table:table-cell/>
          <table:table-cell table:number-columns-repeated="2" office:value-type="float" office:value="50" calcext:value-type="float">
            <text:p><text:s/>50 </text:p>
          </table:table-cell>
          <table:table-cell office:value-type="float" office:value="15" calcext:value-type="float">
            <text:p><text:s/>15 </text:p>
          </table:table-cell>
          <table:table-cell office:value-type="float" office:value="40" calcext:value-type="float">
            <text:p><text:s/>40 </text:p>
          </table:table-cell>
          <table:table-cell office:value-type="float" office:value="5" calcext:value-type="float">
            <text:p><text:s/>5 </text:p>
          </table:table-cell>
          <table:table-cell table:number-columns-repeated="994"/>
        </table:table-row>
        <table:table-row table:style-name="ro2">
          <table:table-cell office:value-type="string" office:string-value="horseman" calcext:value-type="string">
            <text:p><text:s/>horseman </text:p>
          </table:table-cell>
          <table:table-cell office:value-type="float" office:value="3" calcext:value-type="float">
            <text:p><text:s/>3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HOCK" calcext:value-type="string">
            <text:p><text:s/>SHOCK </text:p>
          </table:table-cell>
          <table:table-cell office:value-type="string" office:string-value="Mounted Shock" calcext:value-type="string">
            <text:p><text:s/>Mounted Shock </text:p>
          </table:table-cell>
          <table:table-cell table:formula="of:=[.F248]" office:value-type="string" office:string-value="Mounted Shock" calcext:value-type="string">
            <text:p><text:s/>Mounted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240" calcext:value-type="float">
            <text:p><text:s/>24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17" calcext:value-type="float">
            <text:p><text:s/>17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46" calcext:value-type="float">
            <text:p><text:s/>246 </text:p>
          </table:table-cell>
          <table:table-cell office:value-type="string" office:string-value="horseman" calcext:value-type="string">
            <text:p><text:s/>horseman </text:p>
          </table:table-cell>
          <table:table-cell/>
          <table:table-cell office:value-type="float" office:value="6" calcext:value-type="float">
            <text:p><text:s/>6 </text:p>
          </table:table-cell>
          <table:table-cell table:number-columns-repeated="998"/>
        </table:table-row>
        <table:table-row table:style-name="ro2">
          <table:table-cell office:value-type="string" office:string-value="bronze cav" calcext:value-type="string">
            <text:p><text:s/>bronze cav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Mounted Spear" calcext:value-type="string">
            <text:p><text:s/>Mounted Spear </text:p>
          </table:table-cell>
          <table:table-cell table:formula="of:=[.F249]" office:value-type="string" office:string-value="Mounted Spear" calcext:value-type="string">
            <text:p><text:s/>Mounted 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290" calcext:value-type="float">
            <text:p><text:s/>29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47" calcext:value-type="float">
            <text:p><text:s/>247 </text:p>
          </table:table-cell>
          <table:table-cell office:value-type="string" office:string-value="bronze cav" calcext:value-type="string">
            <text:p><text:s/>bronze cav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companion cavalry" calcext:value-type="string">
            <text:p><text:s/>companion cavalry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Mounted Spear" calcext:value-type="string">
            <text:p><text:s/>Mounted Spear </text:p>
          </table:table-cell>
          <table:table-cell table:formula="of:=[.F250]" office:value-type="string" office:string-value="Mounted Spear" calcext:value-type="string">
            <text:p><text:s/>Mounted 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290" calcext:value-type="float">
            <text:p><text:s/>29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48" calcext:value-type="float">
            <text:p><text:s/>248 </text:p>
          </table:table-cell>
          <table:table-cell office:value-type="string" office:string-value="companion cavalry" calcext:value-type="string">
            <text:p><text:s/>companion cavalry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float" office:value="2" calcext:value-type="float">
            <text:p><text:s/>2 </text:p>
          </table:table-cell>
          <table:table-cell table:number-columns-repeated="997"/>
        </table:table-row>
        <table:table-row table:style-name="ro2">
          <table:table-cell office:value-type="string" office:string-value="war elephant" calcext:value-type="string">
            <text:p><text:s/>war elephant </text:p>
          </table:table-cell>
          <table:table-cell office:value-type="float" office:value="4" calcext:value-type="float">
            <text:p><text:s/>4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Siege" calcext:value-type="string">
            <text:p><text:s/>Siege </text:p>
          </table:table-cell>
          <table:table-cell office:value-type="string" office:string-value="War Elephant" calcext:value-type="string">
            <text:p><text:s/>War Elephant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8" calcext:value-type="float">
            <text:p><text:s/>48 </text:p>
          </table:table-cell>
          <table:table-cell office:value-type="float" office:value="120" calcext:value-type="float">
            <text:p><text:s/>120 </text:p>
          </table:table-cell>
          <table:table-cell office:value-type="float" office:value="80" calcext:value-type="float">
            <text:p><text:s/>80 </text:p>
          </table:table-cell>
          <table:table-cell table:number-columns-repeated="3"/>
          <table:table-cell office:value-type="float" office:value="600" calcext:value-type="float">
            <text:p><text:s/>600 </text:p>
          </table:table-cell>
          <table:table-cell office:value-type="float" office:value="10" calcext:value-type="float">
            <text:p><text:s/>10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3" calcext:value-type="float">
            <text:p><text:s/>23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 office:value-type="float" office:value="1.1" calcext:value-type="float">
            <text:p><text:s/>1,10 </text:p>
          </table:table-cell>
          <table:table-cell office:value-type="float" office:value="249" calcext:value-type="float">
            <text:p><text:s/>249 </text:p>
          </table:table-cell>
          <table:table-cell office:value-type="string" office:string-value="war elephant" calcext:value-type="string">
            <text:p><text:s/>war elephant </text:p>
          </table:table-cell>
          <table:table-cell table:number-columns-repeated="1000"/>
        </table:table-row>
        <table:table-row table:style-name="ro2">
          <table:table-cell office:value-type="string" office:string-value="cataphract" calcext:value-type="string">
            <text:p><text:s/>cataphract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HOCK" calcext:value-type="string">
            <text:p><text:s/>SHOCK </text:p>
          </table:table-cell>
          <table:table-cell office:value-type="string" office:string-value="Mounted Shock" calcext:value-type="string">
            <text:p><text:s/>Mounted Shock </text:p>
          </table:table-cell>
          <table:table-cell table:formula="of:=[.F252]" office:value-type="string" office:string-value="Mounted Shock" calcext:value-type="string">
            <text:p><text:s/>Mounted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440" calcext:value-type="float">
            <text:p><text:s/>44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50" calcext:value-type="float">
            <text:p><text:s/>250 </text:p>
          </table:table-cell>
          <table:table-cell office:value-type="string" office:string-value="cataphract" calcext:value-type="string">
            <text:p><text:s/>cataphract </text:p>
          </table:table-cell>
          <table:table-cell office:value-type="float" office:value="2" calcext:value-type="float">
            <text:p><text:s/>2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20" calcext:value-type="float">
            <text:p><text:s/>20 </text:p>
          </table:table-cell>
          <table:table-cell table:number-columns-repeated="996"/>
        </table:table-row>
        <table:table-row table:style-name="ro2">
          <table:table-cell office:value-type="string" office:string-value="moorish cavalry" calcext:value-type="string">
            <text:p><text:s/>moorish cavalry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HOCK" calcext:value-type="string">
            <text:p><text:s/>SHOCK </text:p>
          </table:table-cell>
          <table:table-cell office:value-type="string" office:string-value="Mounted Shock" calcext:value-type="string">
            <text:p><text:s/>Mounted Shock </text:p>
          </table:table-cell>
          <table:table-cell table:formula="of:=[.F253]" office:value-type="string" office:string-value="Mounted Shock" calcext:value-type="string">
            <text:p><text:s/>Mounted Shock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440" calcext:value-type="float">
            <text:p><text:s/>44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24" calcext:value-type="float">
            <text:p><text:s/>24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51" calcext:value-type="float">
            <text:p><text:s/>251 </text:p>
          </table:table-cell>
          <table:table-cell office:value-type="string" office:string-value="moorish cavalry" calcext:value-type="string">
            <text:p><text:s/>moorish cavalry </text:p>
          </table:table-cell>
          <table:table-cell office:value-type="float" office:value="2" calcext:value-type="float">
            <text:p><text:s/>2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float" office:value="20" calcext:value-type="float">
            <text:p><text:s/>20 </text:p>
          </table:table-cell>
          <table:table-cell table:number-columns-repeated="996"/>
        </table:table-row>
        <table:table-row table:style-name="ro2">
          <table:table-cell office:value-type="string" office:string-value="persian cavalry" calcext:value-type="string">
            <text:p><text:s/>persian cavalry </text:p>
          </table:table-cell>
          <table:table-cell office:value-type="float" office:value="5" calcext:value-type="float">
            <text:p><text:s/>5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Persian Cav" calcext:value-type="string">
            <text:p><text:s/>Persian Cav </text:p>
          </table:table-cell>
          <table:table-cell table:formula="of:=[.F254]" office:value-type="string" office:string-value="Persian Cav" calcext:value-type="string">
            <text:p><text:s/>Persian Cav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40" calcext:value-type="float">
            <text:p><text:s/>40 </text:p>
          </table:table-cell>
          <table:table-cell table:number-columns-repeated="2" office:value-type="float" office:value="55" calcext:value-type="float">
            <text:p><text:s/>55 </text:p>
          </table:table-cell>
          <table:table-cell table:number-columns-repeated="3"/>
          <table:table-cell office:value-type="float" office:value="225" calcext:value-type="float">
            <text:p><text:s/>22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18" calcext:value-type="float">
            <text:p><text:s/>18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252" calcext:value-type="float">
            <text:p><text:s/>252 </text:p>
          </table:table-cell>
          <table:table-cell office:value-type="string" office:string-value="persian cavalry" calcext:value-type="string">
            <text:p><text:s/>persian cavalry </text:p>
          </table:table-cell>
          <table:table-cell office:value-type="float" office:value="7" calcext:value-type="float">
            <text:p><text:s/>7 </text:p>
          </table:table-cell>
          <table:table-cell table:number-columns-repeated="999"/>
        </table:table-row>
        <table:table-row table:style-name="ro2">
          <table:table-cell office:value-type="string" office:string-value="knight" calcext:value-type="string">
            <text:p><text:s/>knight </text:p>
          </table:table-cell>
          <table:table-cell office:value-type="float" office:value="6" calcext:value-type="float">
            <text:p><text:s/>6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PEAR" calcext:value-type="string">
            <text:p><text:s/>SPEAR </text:p>
          </table:table-cell>
          <table:table-cell office:value-type="string" office:string-value="Mounted Spear" calcext:value-type="string">
            <text:p><text:s/>Mounted Spear </text:p>
          </table:table-cell>
          <table:table-cell table:formula="of:=[.F255]" office:value-type="string" office:string-value="Mounted Spear" calcext:value-type="string">
            <text:p><text:s/>Mounted Spear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400" calcext:value-type="float">
            <text:p><text:s/>4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38" calcext:value-type="float">
            <text:p><text:s/>38 </text:p>
          </table:table-cell>
          <table:table-cell office:value-type="string" office:string-value="pierce" calcext:value-type="string">
            <text:p><text:s/>pierc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8" calcext:value-type="float">
            <text:p><text:s/>0,80 </text:p>
          </table:table-cell>
          <table:table-cell/>
          <table:table-cell office:value-type="float" office:value="253" calcext:value-type="float">
            <text:p><text:s/>253 </text:p>
          </table:table-cell>
          <table:table-cell office:value-type="string" office:string-value="knight" calcext:value-type="string">
            <text:p><text:s/>knight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float" office:value="8" calcext:value-type="float">
            <text:p><text:s/>8 </text:p>
          </table:table-cell>
          <table:table-cell table:number-columns-repeated="997"/>
        </table:table-row>
        <table:table-row table:style-name="ro2">
          <table:table-cell office:value-type="string" office:string-value="carabineer" calcext:value-type="string">
            <text:p><text:s/>carabineer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Mounted Gun" calcext:value-type="string">
            <text:p><text:s/>Mounted Gun </text:p>
          </table:table-cell>
          <table:table-cell table:formula="of:=[.F256]" office:value-type="string" office:string-value="Mounted Gun" calcext:value-type="string">
            <text:p><text:s/>Mounted Gun </text:p>
          </table:table-cell>
          <table:table-cell office:value-type="string" office:string-value="Gun Cavalry" calcext:value-type="string">
            <text:p><text:s/>Gun Cavalry </text:p>
          </table:table-cell>
          <table:table-cell office:value-type="float" office:value="43" calcext:value-type="float">
            <text:p><text:s/>43 </text:p>
          </table:table-cell>
          <table:table-cell office:value-type="float" office:value="70" calcext:value-type="float">
            <text:p><text:s/>70 </text:p>
          </table:table-cell>
          <table:table-cell office:value-type="float" office:value="65" calcext:value-type="float">
            <text:p><text:s/>65 </text:p>
          </table:table-cell>
          <table:table-cell table:number-columns-repeated="3"/>
          <table:table-cell office:value-type="float" office:value="425" calcext:value-type="float">
            <text:p><text:s/>42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5" calcext:value-type="float">
            <text:p><text:s/>5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254" calcext:value-type="float">
            <text:p><text:s/>254 </text:p>
          </table:table-cell>
          <table:table-cell office:value-type="string" office:string-value="carabineer" calcext:value-type="string">
            <text:p><text:s/>carabineer </text:p>
          </table:table-cell>
          <table:table-cell office:value-type="float" office:value="20" calcext:value-type="float">
            <text:p><text:s/>20 </text:p>
          </table:table-cell>
          <table:table-cell table:number-columns-repeated="999"/>
        </table:table-row>
        <table:table-row table:style-name="ro2">
          <table:table-cell office:value-type="string" office:string-value="spanish cavalry" calcext:value-type="string">
            <text:p><text:s/>spanish cavalry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Mounted Gun" calcext:value-type="string">
            <text:p><text:s/>Mounted Gun </text:p>
          </table:table-cell>
          <table:table-cell table:formula="of:=[.F257]" office:value-type="string" office:string-value="Mounted Gun" calcext:value-type="string">
            <text:p><text:s/>Mounted Gun </text:p>
          </table:table-cell>
          <table:table-cell office:value-type="string" office:string-value="Gun Cavalry" calcext:value-type="string">
            <text:p><text:s/>Gun Cavalry </text:p>
          </table:table-cell>
          <table:table-cell office:value-type="float" office:value="43" calcext:value-type="float">
            <text:p><text:s/>43 </text:p>
          </table:table-cell>
          <table:table-cell office:value-type="float" office:value="70" calcext:value-type="float">
            <text:p><text:s/>70 </text:p>
          </table:table-cell>
          <table:table-cell office:value-type="float" office:value="65" calcext:value-type="float">
            <text:p><text:s/>65 </text:p>
          </table:table-cell>
          <table:table-cell table:number-columns-repeated="3"/>
          <table:table-cell office:value-type="float" office:value="425" calcext:value-type="float">
            <text:p><text:s/>42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5" calcext:value-type="float">
            <text:p><text:s/>5 </text:p>
          </table:table-cell>
          <table:table-cell office:value-type="float" office:value="55" calcext:value-type="float">
            <text:p><text:s/>5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255" calcext:value-type="float">
            <text:p><text:s/>255 </text:p>
          </table:table-cell>
          <table:table-cell office:value-type="string" office:string-value="spanish cavalry" calcext:value-type="string">
            <text:p><text:s/>spanish cavalry </text:p>
          </table:table-cell>
          <table:table-cell office:value-type="float" office:value="20" calcext:value-type="float">
            <text:p><text:s/>20 </text:p>
          </table:table-cell>
          <table:table-cell table:number-columns-repeated="999"/>
        </table:table-row>
        <table:table-row table:style-name="ro2">
          <table:table-cell office:value-type="string" office:string-value="royal cuirassier" calcext:value-type="string">
            <text:p><text:s/>royal cuirassier </text:p>
          </table:table-cell>
          <table:table-cell office:value-type="float" office:value="7" calcext:value-type="float">
            <text:p><text:s/>7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HOCK" calcext:value-type="string">
            <text:p><text:s/>SHOCK </text:p>
          </table:table-cell>
          <table:table-cell office:value-type="string" office:string-value="Mounted Shock" calcext:value-type="string">
            <text:p><text:s/>Mounted Shock </text:p>
          </table:table-cell>
          <table:table-cell table:formula="of:=[.F258]" office:value-type="string" office:string-value="Mounted Shock" calcext:value-type="string">
            <text:p><text:s/>Mounted Shock </text:p>
          </table:table-cell>
          <table:table-cell office:value-type="string" office:string-value="Sword Cavalry" calcext:value-type="string">
            <text:p><text:s/>Sword Cavalry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605" calcext:value-type="float">
            <text:p><text:s/>60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4" calcext:value-type="float">
            <text:p><text:s/>4 </text:p>
          </table:table-cell>
          <table:table-cell office:value-type="float" office:value="40" calcext:value-type="float">
            <text:p><text:s/>4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56" calcext:value-type="float">
            <text:p><text:s/>256 </text:p>
          </table:table-cell>
          <table:table-cell office:value-type="string" office:string-value="royal cuirassier" calcext:value-type="string">
            <text:p><text:s/>royal cuirassier </text:p>
          </table:table-cell>
          <table:table-cell office:value-type="float" office:value="1" calcext:value-type="float">
            <text:p><text:s/>1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float" office:value="20" calcext:value-type="float">
            <text:p><text:s/>20 </text:p>
          </table:table-cell>
          <table:table-cell table:number-columns-repeated="996"/>
        </table:table-row>
        <table:table-row table:style-name="ro2">
          <table:table-cell office:value-type="string" office:string-value="dragoon" calcext:value-type="string">
            <text:p><text:s/>dragoon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GUN" calcext:value-type="string">
            <text:p><text:s/>GUN </text:p>
          </table:table-cell>
          <table:table-cell office:value-type="string" office:string-value="Mounted Gun" calcext:value-type="string">
            <text:p><text:s/>Mounted Gun </text:p>
          </table:table-cell>
          <table:table-cell table:formula="of:=[.F259]" office:value-type="string" office:string-value="Mounted Gun" calcext:value-type="string">
            <text:p><text:s/>Mounted Gun </text:p>
          </table:table-cell>
          <table:table-cell office:value-type="string" office:string-value="Gun Cavalry" calcext:value-type="string">
            <text:p><text:s/>Gun Cavalry </text:p>
          </table:table-cell>
          <table:table-cell office:value-type="float" office:value="43" calcext:value-type="float">
            <text:p><text:s/>43 </text:p>
          </table:table-cell>
          <table:table-cell office:value-type="float" office:value="70" calcext:value-type="float">
            <text:p><text:s/>70 </text:p>
          </table:table-cell>
          <table:table-cell office:value-type="float" office:value="65" calcext:value-type="float">
            <text:p><text:s/>65 </text:p>
          </table:table-cell>
          <table:table-cell table:number-columns-repeated="3"/>
          <table:table-cell office:value-type="float" office:value="480" calcext:value-type="float">
            <text:p><text:s/>48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6" calcext:value-type="float">
            <text:p><text:s/>6 </text:p>
          </table:table-cell>
          <table:table-cell office:value-type="float" office:value="65" calcext:value-type="float">
            <text:p><text:s/>6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5" calcext:value-type="float">
            <text:p><text:s/>5,00 </text:p>
          </table:table-cell>
          <table:table-cell/>
          <table:table-cell office:value-type="float" office:value="257" calcext:value-type="float">
            <text:p><text:s/>257 </text:p>
          </table:table-cell>
          <table:table-cell office:value-type="string" office:string-value="dragoon" calcext:value-type="string">
            <text:p><text:s/>dragoon </text:p>
          </table:table-cell>
          <table:table-cell office:value-type="float" office:value="25" calcext:value-type="float">
            <text:p><text:s/>25 </text:p>
          </table:table-cell>
          <table:table-cell table:number-columns-repeated="999"/>
        </table:table-row>
        <table:table-row table:style-name="ro2">
          <table:table-cell office:value-type="string" office:string-value="imperial cuirassier" calcext:value-type="string">
            <text:p><text:s/>imperial cuirassier </text:p>
          </table:table-cell>
          <table:table-cell office:value-type="float" office:value="9" calcext:value-type="float">
            <text:p><text:s/>9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STABLE" calcext:value-type="string">
            <text:p><text:s/>STABLE </text:p>
          </table:table-cell>
          <table:table-cell office:value-type="string" office:string-value="SHOCK" calcext:value-type="string">
            <text:p><text:s/>SHOCK </text:p>
          </table:table-cell>
          <table:table-cell office:value-type="string" office:string-value="Mounted Shock" calcext:value-type="string">
            <text:p><text:s/>Mounted Shock </text:p>
          </table:table-cell>
          <table:table-cell table:formula="of:=[.F260]" office:value-type="string" office:string-value="Mounted Shock" calcext:value-type="string">
            <text:p><text:s/>Mounted Shock </text:p>
          </table:table-cell>
          <table:table-cell office:value-type="string" office:string-value="Sword Cavalry" calcext:value-type="string">
            <text:p><text:s/>Sword Cavalry </text:p>
          </table:table-cell>
          <table:table-cell office:value-type="float" office:value="43" calcext:value-type="float">
            <text:p><text:s/>43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3"/>
          <table:table-cell office:value-type="float" office:value="655" calcext:value-type="float">
            <text:p><text:s/>655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5" calcext:value-type="float">
            <text:p><text:s/>5 </text:p>
          </table:table-cell>
          <table:table-cell office:value-type="float" office:value="60" calcext:value-type="float">
            <text:p><text:s/>60 </text:p>
          </table:table-cell>
          <table:table-cell office:value-type="string" office:string-value="shock" calcext:value-type="string">
            <text:p><text:s/>shock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0.6" calcext:value-type="float">
            <text:p><text:s/>0,60 </text:p>
          </table:table-cell>
          <table:table-cell/>
          <table:table-cell office:value-type="float" office:value="258" calcext:value-type="float">
            <text:p><text:s/>258 </text:p>
          </table:table-cell>
          <table:table-cell office:value-type="string" office:string-value="imperial cuirassier" calcext:value-type="string">
            <text:p><text:s/>imperial cuirassier </text:p>
          </table:table-cell>
          <table:table-cell/>
          <table:table-cell office:value-type="float" office:value="9" calcext:value-type="float">
            <text:p><text:s/>9 </text:p>
          </table:table-cell>
          <table:table-cell/>
          <table:table-cell office:value-type="float" office:value="31" calcext:value-type="float">
            <text:p><text:s/>31 </text:p>
          </table:table-cell>
          <table:table-cell table:number-columns-repeated="996"/>
        </table:table-row>
        <table:table-row table:style-name="ro2">
          <table:table-cell office:value-type="string" office:string-value="flak halftrack" calcext:value-type="string">
            <text:p><text:s/>flak halftrack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Land AA" calcext:value-type="string">
            <text:p><text:s/>Land AA </text:p>
          </table:table-cell>
          <table:table-cell office:value-type="string" office:string-value="Tank" calcext:value-type="string">
            <text:p><text:s/>Tank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450" calcext:value-type="float">
            <text:p><text:s/>45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50" calcext:value-type="float">
            <text:p><text:s/>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2" calcext:value-type="float">
            <text:p><text:s/>2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259" calcext:value-type="float">
            <text:p><text:s/>259 </text:p>
          </table:table-cell>
          <table:table-cell office:value-type="string" office:string-value="flak halftrack" calcext:value-type="string">
            <text:p><text:s/>flak halftrack </text:p>
          </table:table-cell>
          <table:table-cell/>
          <table:table-cell table:number-columns-repeated="2" office:value-type="float" office:value="30" calcext:value-type="float">
            <text:p><text:s/>30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0" calcext:value-type="float">
            <text:p><text:s/>10 </text:p>
          </table:table-cell>
          <table:table-cell table:number-columns-repeated="995"/>
        </table:table-row>
        <table:table-row table:style-name="ro2">
          <table:table-cell office:value-type="string" office:string-value="cargo" calcext:value-type="string">
            <text:p><text:s/>cargo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Tank" calcext:value-type="string">
            <text:p><text:s/>Tank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table:number-columns-repeated="5"/>
          <table:table-cell office:value-type="float" office:value="260" calcext:value-type="float">
            <text:p><text:s/>260 </text:p>
          </table:table-cell>
          <table:table-cell office:value-type="string" office:string-value="cargo" calcext:value-type="string">
            <text:p><text:s/>cargo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10" calcext:value-type="float">
            <text:p><text:s/>10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995"/>
        </table:table-row>
        <table:table-row table:style-name="ro2">
          <table:table-cell office:value-type="string" office:string-value="MKV tank" calcext:value-type="string">
            <text:p><text:s/>MKV tank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315" calcext:value-type="float">
            <text:p><text:s/>31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office:value-type="float" office:value="85" calcext:value-type="float">
            <text:p><text:s/>8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1" calcext:value-type="float">
            <text:p><text:s/>261 </text:p>
          </table:table-cell>
          <table:table-cell office:value-type="string" office:string-value="MKV tank" calcext:value-type="string">
            <text:p><text:s/>MKV tank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995"/>
        </table:table-row>
        <table:table-row table:style-name="ro2">
          <table:table-cell office:value-type="string" office:string-value="a7v" calcext:value-type="string">
            <text:p><text:s/>a7v </text:p>
          </table:table-cell>
          <table:table-cell office:value-type="float" office:value="10" calcext:value-type="float">
            <text:p><text:s/>10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office:value-type="string" office:string-value="Tank (German)" calcext:value-type="string">
            <text:p><text:s/>Tank (German) </text:p>
          </table:table-cell>
          <table:table-cell table:formula="of:=[.F264]" office:value-type="string" office:string-value="Tank (German)" calcext:value-type="string">
            <text:p><text:s/>Tank (German) </text:p>
          </table:table-cell>
          <table:table-cell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office:value-type="float" office:value="130" calcext:value-type="float">
            <text:p><text:s/>130 </text:p>
          </table:table-cell>
          <table:table-cell office:value-type="float" office:value="405" calcext:value-type="float">
            <text:p><text:s/>40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85" calcext:value-type="float">
            <text:p><text:s/>8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2" calcext:value-type="float">
            <text:p><text:s/>262 </text:p>
          </table:table-cell>
          <table:table-cell office:value-type="string" office:string-value="a7v" calcext:value-type="string">
            <text:p><text:s/>a7v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995"/>
        </table:table-row>
        <table:table-row table:style-name="ro2">
          <table:table-cell office:value-type="string" office:string-value="staff car" calcext:value-type="string">
            <text:p><text:s/>staff car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CARGO" calcext:value-type="string">
            <text:p><text:s/>CARGO </text:p>
          </table:table-cell>
          <table:table-cell office:value-type="string" office:string-value="NA" calcext:value-type="string">
            <text:p><text:s/>NA </text:p>
          </table:table-cell>
          <table:table-cell office:value-type="string" office:string-value="Car" calcext:value-type="string">
            <text:p><text:s/>Car </text:p>
          </table:table-cell>
          <table:table-cell office:value-type="string" office:string-value="Others" calcext:value-type="string">
            <text:p><text:s/>Others </text:p>
          </table:table-cell>
          <table:table-cell table:number-columns-repeated="6"/>
          <table:table-cell office:value-type="float" office:value="315" calcext:value-type="float">
            <text:p><text:s/>315 </text:p>
          </table:table-cell>
          <table:table-cell office:value-type="float" office:value="14" calcext:value-type="float">
            <text:p><text:s/>14 </text:p>
          </table:table-cell>
          <table:table-cell office:value-type="float" office:value="7" calcext:value-type="float">
            <text:p><text:s/>7 </text:p>
          </table:table-cell>
          <table:table-cell table:number-columns-repeated="5"/>
          <table:table-cell office:value-type="float" office:value="263" calcext:value-type="float">
            <text:p><text:s/>263 </text:p>
          </table:table-cell>
          <table:table-cell office:value-type="string" office:string-value="staff car" calcext:value-type="string">
            <text:p><text:s/>staff car </text:p>
          </table:table-cell>
          <table:table-cell office:value-type="float" office:value="60" calcext:value-type="float">
            <text:p><text:s/>60 </text:p>
          </table:table-cell>
          <table:table-cell table:number-columns-repeated="2" office:value-type="float" office:value="10" calcext:value-type="float">
            <text:p><text:s/>10 </text:p>
          </table:table-cell>
          <table:table-cell table:number-columns-repeated="2" office:value-type="float" office:value="60" calcext:value-type="float">
            <text:p><text:s/>60 </text:p>
          </table:table-cell>
          <table:table-cell table:number-columns-repeated="995"/>
        </table:table-row>
        <table:table-row table:style-name="ro2">
          <table:table-cell office:value-type="string" office:string-value="sherman tank" calcext:value-type="string">
            <text:p><text:s/>sherman tank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400" calcext:value-type="float">
            <text:p><text:s/>4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4" calcext:value-type="float">
            <text:p><text:s/>264 </text:p>
          </table:table-cell>
          <table:table-cell office:value-type="string" office:string-value="sherman tank" calcext:value-type="string">
            <text:p><text:s/>sherman tank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995"/>
        </table:table-row>
        <table:table-row table:style-name="ro2">
          <table:table-cell office:value-type="string" office:string-value="panzer tank" calcext:value-type="string">
            <text:p><text:s/>panzer tank </text:p>
          </table:table-cell>
          <table:table-cell office:value-type="float" office:value="11" calcext:value-type="float">
            <text:p><text:s/>11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2" office:value-type="string" office:string-value="Tank (German)" calcext:value-type="string">
            <text:p><text:s/>Tank (German) </text:p>
          </table:table-cell>
          <table:table-cell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office:value-type="float" office:value="130" calcext:value-type="float">
            <text:p><text:s/>130 </text:p>
          </table:table-cell>
          <table:table-cell office:value-type="float" office:value="500" calcext:value-type="float">
            <text:p><text:s/>5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5" calcext:value-type="float">
            <text:p><text:s/>265 </text:p>
          </table:table-cell>
          <table:table-cell office:value-type="string" office:string-value="panzer tank" calcext:value-type="string">
            <text:p><text:s/>panzer tank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table:number-columns-repeated="995"/>
        </table:table-row>
        <table:table-row table:style-name="ro2">
          <table:table-cell office:value-type="string" office:string-value="m1 tank" calcext:value-type="string">
            <text:p><text:s/>m1 tank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450" calcext:value-type="float">
            <text:p><text:s/>4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10" calcext:value-type="float">
            <text:p><text:s/>11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6" calcext:value-type="float">
            <text:p><text:s/>266 </text:p>
          </table:table-cell>
          <table:table-cell office:value-type="string" office:string-value="m1 tank" calcext:value-type="string">
            <text:p><text:s/>m1 tank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72" calcext:value-type="float">
            <text:p><text:s/>72 </text:p>
          </table:table-cell>
          <table:table-cell table:number-columns-repeated="995"/>
        </table:table-row>
        <table:table-row table:style-name="ro2">
          <table:table-cell office:value-type="string" office:string-value="leopard tank" calcext:value-type="string">
            <text:p><text:s/>leopard tank </text:p>
          </table:table-cell>
          <table:table-cell office:value-type="float" office:value="12" calcext:value-type="float">
            <text:p><text:s/>12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office:value-type="string" office:string-value="Tank (German)" calcext:value-type="string">
            <text:p><text:s/>Tank (German) </text:p>
          </table:table-cell>
          <table:table-cell table:formula="of:=[.F269]" office:value-type="string" office:string-value="Tank (German)" calcext:value-type="string">
            <text:p><text:s/>Tank (German) </text:p>
          </table:table-cell>
          <table:table-cell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30" calcext:value-type="float">
            <text:p><text:s/>130 </text:p>
          </table:table-cell>
          <table:table-cell table:number-columns-repeated="3"/>
          <table:table-cell office:value-type="float" office:value="130" calcext:value-type="float">
            <text:p><text:s/>130 </text:p>
          </table:table-cell>
          <table:table-cell office:value-type="float" office:value="600" calcext:value-type="float">
            <text:p><text:s/>600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10" calcext:value-type="float">
            <text:p><text:s/>11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7" calcext:value-type="float">
            <text:p><text:s/>267 </text:p>
          </table:table-cell>
          <table:table-cell office:value-type="string" office:string-value="leopard tank" calcext:value-type="string">
            <text:p><text:s/>leopard tank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72" calcext:value-type="float">
            <text:p><text:s/>72 </text:p>
          </table:table-cell>
          <table:table-cell table:number-columns-repeated="995"/>
        </table:table-row>
        <table:table-row table:style-name="ro2">
          <table:table-cell office:value-type="string" office:string-value="skywatcher AA" calcext:value-type="string">
            <text:p><text:s/>skywatcher AA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ANTI-AIR" calcext:value-type="string">
            <text:p><text:s/>ANTI-AIR </text:p>
          </table:table-cell>
          <table:table-cell office:value-type="string" office:string-value="AA" calcext:value-type="string">
            <text:p><text:s/>AA </text:p>
          </table:table-cell>
          <table:table-cell office:value-type="string" office:string-value="Land AA" calcext:value-type="string">
            <text:p><text:s/>Land AA </text:p>
          </table:table-cell>
          <table:table-cell office:value-type="string" office:string-value="Tank" calcext:value-type="string">
            <text:p><text:s/>Tank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575" calcext:value-type="float">
            <text:p><text:s/>575 </text:p>
          </table:table-cell>
          <table:table-cell office:value-type="float" office:value="12" calcext:value-type="float">
            <text:p><text:s/>12 </text:p>
          </table:table-cell>
          <table:table-cell office:value-type="float" office:value="8" calcext:value-type="float">
            <text:p><text:s/>8 </text:p>
          </table:table-cell>
          <table:table-cell office:value-type="float" office:value="100" calcext:value-type="float">
            <text:p><text:s/>10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3" calcext:value-type="float">
            <text:p><text:s/>3,00 </text:p>
          </table:table-cell>
          <table:table-cell office:value-type="float" office:value="7" calcext:value-type="float">
            <text:p><text:s/>7,00 </text:p>
          </table:table-cell>
          <table:table-cell/>
          <table:table-cell office:value-type="float" office:value="268" calcext:value-type="float">
            <text:p><text:s/>268 </text:p>
          </table:table-cell>
          <table:table-cell office:value-type="string" office:string-value="skywatcher AA" calcext:value-type="string">
            <text:p><text:s/>skywatcher AA </text:p>
          </table:table-cell>
          <table:table-cell/>
          <table:table-cell table:number-columns-repeated="2" office:value-type="float" office:value="30" calcext:value-type="float">
            <text:p><text:s/>30 </text:p>
          </table:table-cell>
          <table:table-cell table:number-columns-repeated="2" office:value-type="float" office:value="10" calcext:value-type="float">
            <text:p><text:s/>10 </text:p>
          </table:table-cell>
          <table:table-cell table:number-columns-repeated="995"/>
        </table:table-row>
        <table:table-row table:style-name="ro2">
          <table:table-cell office:value-type="string" office:string-value="gladiator tank" calcext:value-type="string">
            <text:p><text:s/>gladiator tank </text:p>
          </table:table-cell>
          <table:table-cell office:value-type="float" office:value="13" calcext:value-type="float">
            <text:p><text:s/>13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600" calcext:value-type="float">
            <text:p><text:s/>60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10" calcext:value-type="float">
            <text:p><text:s/>110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69" calcext:value-type="float">
            <text:p><text:s/>269 </text:p>
          </table:table-cell>
          <table:table-cell office:value-type="string" office:string-value="gladiator tank" calcext:value-type="string">
            <text:p><text:s/>gladiator tank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60" calcext:value-type="float">
            <text:p><text:s/>60 </text:p>
          </table:table-cell>
          <table:table-cell office:value-type="float" office:value="72" calcext:value-type="float">
            <text:p><text:s/>72 </text:p>
          </table:table-cell>
          <table:table-cell table:number-columns-repeated="995"/>
        </table:table-row>
        <table:table-row table:style-name="ro2">
          <table:table-cell office:value-type="string" office:string-value="centurion tank" calcext:value-type="string">
            <text:p><text:s/>centurion tank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750" calcext:value-type="float">
            <text:p><text:s/>7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45" calcext:value-type="float">
            <text:p><text:s/>14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70" calcext:value-type="float">
            <text:p><text:s/>270 </text:p>
          </table:table-cell>
          <table:table-cell office:value-type="string" office:string-value="centurion tank" calcext:value-type="string">
            <text:p><text:s/>centurion tank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75" calcext:value-type="float">
            <text:p><text:s/>75 </text:p>
          </table:table-cell>
          <table:table-cell office:value-type="float" office:value="82" calcext:value-type="float">
            <text:p><text:s/>82 </text:p>
          </table:table-cell>
          <table:table-cell table:number-columns-repeated="995"/>
        </table:table-row>
        <table:table-row table:style-name="ro2">
          <table:table-cell office:value-type="string" office:string-value="hover tank" calcext:value-type="string">
            <text:p><text:s/>hover tank </text:p>
          </table:table-cell>
          <table:table-cell office:value-type="float" office:value="14" calcext:value-type="float">
            <text:p><text:s/>14 </text:p>
          </table:table-cell>
          <table:table-cell office:value-type="string" office:string-value="Armor" calcext:value-type="string">
            <text:p><text:s/>Armor </text:p>
          </table:table-cell>
          <table:table-cell office:value-type="string" office:string-value="TANK FACTORY" calcext:value-type="string">
            <text:p><text:s/>TANK FACTORY </text:p>
          </table:table-cell>
          <table:table-cell office:value-type="string" office:string-value="TANK" calcext:value-type="string">
            <text:p><text:s/>TANK </text:p>
          </table:table-cell>
          <table:table-cell table:number-columns-repeated="3" office:value-type="string" office:string-value="Tank" calcext:value-type="string">
            <text:p><text:s/>Tank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00" calcext:value-type="float">
            <text:p><text:s/>100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750" calcext:value-type="float">
            <text:p><text:s/>750 </text:p>
          </table:table-cell>
          <table:table-cell office:value-type="float" office:value="16" calcext:value-type="float">
            <text:p><text:s/>16 </text:p>
          </table:table-cell>
          <table:table-cell office:value-type="float" office:value="7" calcext:value-type="float">
            <text:p><text:s/>7 </text:p>
          </table:table-cell>
          <table:table-cell office:value-type="float" office:value="145" calcext:value-type="float">
            <text:p><text:s/>145 </text:p>
          </table:table-cell>
          <table:table-cell office:value-type="string" office:string-value="gun" calcext:value-type="string">
            <text:p><text:s/>gun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71" calcext:value-type="float">
            <text:p><text:s/>271 </text:p>
          </table:table-cell>
          <table:table-cell office:value-type="string" office:string-value="hover tank" calcext:value-type="string">
            <text:p><text:s/>hover tank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60" calcext:value-type="float">
            <text:p><text:s/>60 </text:p>
          </table:table-cell>
          <table:table-cell office:value-type="float" office:value="76" calcext:value-type="float">
            <text:p><text:s/>76 </text:p>
          </table:table-cell>
          <table:table-cell office:value-type="float" office:value="82" calcext:value-type="float">
            <text:p><text:s/>82 </text:p>
          </table:table-cell>
          <table:table-cell table:number-columns-repeated="995"/>
        </table:table-row>
        <table:table-row table:style-name="ro2">
          <table:table-cell office:value-type="string" office:string-value="prophet" calcext:value-type="string">
            <text:p><text:s/>prophet </text:p>
          </table:table-cell>
          <table:table-cell office:value-type="float" office:value="1" calcext:value-type="float">
            <text:p><text:s/>1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TEMPLE" calcext:value-type="string">
            <text:p><text:s/>TEMPLE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Other" calcext:value-type="string">
            <text:p><text:s/>Other </text:p>
          </table:table-cell>
          <table:table-cell office:value-type="string" office:string-value="Human" calcext:value-type="string">
            <text:p><text:s/>Human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50" calcext:value-type="float">
            <text:p><text:s/>50 </text:p>
          </table:table-cell>
          <table:table-cell table:number-columns-repeated="2" office:value-type="float" office:value="200" calcext:value-type="float">
            <text:p><text:s/>200 </text:p>
          </table:table-cell>
          <table:table-cell table:number-columns-repeated="3"/>
          <table:table-cell office:value-type="float" office:value="150" calcext:value-type="float">
            <text:p><text:s/>150 </text:p>
          </table:table-cell>
          <table:table-cell office:value-type="float" office:value="9" calcext:value-type="float">
            <text:p><text:s/>9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string" office:string-value="calamity" calcext:value-type="string">
            <text:p><text:s/>calamity </text:p>
          </table:table-cell>
          <table:table-cell office:value-type="float" office:value="180" calcext:value-type="float">
            <text:p><text:s/>180,00 </text:p>
          </table:table-cell>
          <table:table-cell office:value-type="float" office:value="6" calcext:value-type="float">
            <text:p><text:s/>6,00 </text:p>
          </table:table-cell>
          <table:table-cell/>
          <table:table-cell office:value-type="float" office:value="272" calcext:value-type="float">
            <text:p><text:s/>272 </text:p>
          </table:table-cell>
          <table:table-cell office:value-type="string" office:string-value="prophet" calcext:value-type="string">
            <text:p><text:s/>prophet </text:p>
          </table:table-cell>
          <table:table-cell/>
          <table:table-cell table:number-columns-repeated="2" office:value-type="float" office:value="6" calcext:value-type="float">
            <text:p><text:s/>6 </text:p>
          </table:table-cell>
          <table:table-cell office:value-type="float" office:value="10" calcext:value-type="float">
            <text:p><text:s/>10 </text:p>
          </table:table-cell>
          <table:table-cell table:number-columns-repeated="996"/>
        </table:table-row>
        <table:table-row table:style-name="ro2">
          <table:table-cell office:value-type="string" office:string-value="priest" calcext:value-type="string">
            <text:p><text:s/>priest </text:p>
          </table:table-cell>
          <table:table-cell office:value-type="float" office:value="2" calcext:value-type="float">
            <text:p><text:s/>2 </text:p>
          </table:table-cell>
          <table:table-cell office:value-type="string" office:string-value="Personnel" calcext:value-type="string">
            <text:p><text:s/>Personnel </text:p>
          </table:table-cell>
          <table:table-cell office:value-type="string" office:string-value="TEMPLE" calcext:value-type="string">
            <text:p><text:s/>TEMPLE </text:p>
          </table:table-cell>
          <table:table-cell office:value-type="string" office:string-value="SUPPORT" calcext:value-type="string">
            <text:p><text:s/>SUPPORT </text:p>
          </table:table-cell>
          <table:table-cell office:value-type="string" office:string-value="Priest" calcext:value-type="string">
            <text:p><text:s/>Priest </text:p>
          </table:table-cell>
          <table:table-cell table:formula="of:=[.F275]" office:value-type="string" office:string-value="Priest" calcext:value-type="string">
            <text:p><text:s/>Priest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45" calcext:value-type="float">
            <text:p><text:s/>45 </text:p>
          </table:table-cell>
          <table:table-cell office:value-type="float" office:value="50" calcext:value-type="float">
            <text:p><text:s/>50 </text:p>
          </table:table-cell>
          <table:table-cell office:value-type="float" office:value="125" calcext:value-type="float">
            <text:p><text:s/>125 </text:p>
          </table:table-cell>
          <table:table-cell table:number-columns-repeated="3"/>
          <table:table-cell office:value-type="float" office:value="100" calcext:value-type="float">
            <text:p><text:s/>100 </text:p>
          </table:table-cell>
          <table:table-cell office:value-type="float" office:value="9" calcext:value-type="float">
            <text:p><text:s/>9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string" office:string-value="conversion" calcext:value-type="string">
            <text:p><text:s/>conversion </text:p>
          </table:table-cell>
          <table:table-cell office:value-type="float" office:value="25" calcext:value-type="float">
            <text:p><text:s/>25,00 </text:p>
          </table:table-cell>
          <table:table-cell office:value-type="float" office:value="4" calcext:value-type="float">
            <text:p><text:s/>4,00 </text:p>
          </table:table-cell>
          <table:table-cell/>
          <table:table-cell office:value-type="float" office:value="273" calcext:value-type="float">
            <text:p><text:s/>273 </text:p>
          </table:table-cell>
          <table:table-cell office:value-type="string" office:string-value="priest" calcext:value-type="string">
            <text:p><text:s/>priest </text:p>
          </table:table-cell>
          <table:table-cell table:number-columns-repeated="1000"/>
        </table:table-row>
        <table:table-row table:style-name="ro2">
          <table:table-cell office:value-type="string" office:string-value="tower primitive" calcext:value-type="string">
            <text:p><text:s/>tower primitive </text:p>
          </table:table-cell>
          <table:table-cell office:value-type="float" office:value="1" calcext:value-type="float">
            <text:p><text:s/>1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76]" office:value-type="string" office:string-value="TOWER" calcext:value-type="string">
            <text:p><text:s/>TOWER </text:p>
          </table:table-cell>
          <table:table-cell table:formula="of:=[.F276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1000" calcext:value-type="float">
            <text:p><text:s/>1.000 </text:p>
          </table:table-cell>
          <table:table-cell/>
          <table:table-cell office:value-type="float" office:value="5" calcext:value-type="float">
            <text:p><text:s/>5 </text:p>
          </table:table-cell>
          <table:table-cell office:value-type="float" office:value="50" calcext:value-type="float">
            <text:p><text:s/>50 </text:p>
          </table:table-cell>
          <table:table-cell office:value-type="string" office:string-value="missile" calcext:value-type="string">
            <text:p><text:s/>missile </text:p>
          </table:table-cell>
          <table:table-cell table:number-columns-repeated="2" office:value-type="float" office:value="4" calcext:value-type="float">
            <text:p><text:s/>4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4" calcext:value-type="float">
            <text:p><text:s/>274 </text:p>
          </table:table-cell>
          <table:table-cell office:value-type="string" office:string-value="tower primitive" calcext:value-type="string">
            <text:p><text:s/>tower primitive </text:p>
          </table:table-cell>
          <table:table-cell table:number-columns-repeated="1000"/>
        </table:table-row>
        <table:table-row table:style-name="ro2">
          <table:table-cell office:value-type="string" office:string-value="tower copper" calcext:value-type="string">
            <text:p><text:s/>tower copper </text:p>
          </table:table-cell>
          <table:table-cell office:value-type="float" office:value="3" calcext:value-type="float">
            <text:p><text:s/>3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77]" office:value-type="string" office:string-value="TOWER" calcext:value-type="string">
            <text:p><text:s/>TOWER </text:p>
          </table:table-cell>
          <table:table-cell table:formula="of:=[.F277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1450" calcext:value-type="float">
            <text:p><text:s/>1.450 </text:p>
          </table:table-cell>
          <table:table-cell/>
          <table:table-cell office:value-type="float" office:value="5" calcext:value-type="float">
            <text:p><text:s/>5 </text:p>
          </table:table-cell>
          <table:table-cell office:value-type="float" office:value="68" calcext:value-type="float">
            <text:p><text:s/>68 </text:p>
          </table:table-cell>
          <table:table-cell office:value-type="string" office:string-value="missile" calcext:value-type="string">
            <text:p><text:s/>missile </text:p>
          </table:table-cell>
          <table:table-cell table:number-columns-repeated="2" office:value-type="float" office:value="4" calcext:value-type="float">
            <text:p><text:s/>4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5" calcext:value-type="float">
            <text:p><text:s/>275 </text:p>
          </table:table-cell>
          <table:table-cell office:value-type="string" office:string-value="tower copper" calcext:value-type="string">
            <text:p><text:s/>tower copper </text:p>
          </table:table-cell>
          <table:table-cell table:number-columns-repeated="1000"/>
        </table:table-row>
        <table:table-row table:style-name="ro2">
          <table:table-cell office:value-type="string" office:string-value="tower bronze" calcext:value-type="string">
            <text:p><text:s/>tower bronze </text:p>
          </table:table-cell>
          <table:table-cell office:value-type="float" office:value="4" calcext:value-type="float">
            <text:p><text:s/>4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78]" office:value-type="string" office:string-value="TOWER" calcext:value-type="string">
            <text:p><text:s/>TOWER </text:p>
          </table:table-cell>
          <table:table-cell table:formula="of:=[.F278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1750" calcext:value-type="float">
            <text:p><text:s/>1.750 </text:p>
          </table:table-cell>
          <table:table-cell/>
          <table:table-cell office:value-type="float" office:value="6" calcext:value-type="float">
            <text:p><text:s/>6 </text:p>
          </table:table-cell>
          <table:table-cell office:value-type="float" office:value="75" calcext:value-type="float">
            <text:p><text:s/>7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6" calcext:value-type="float">
            <text:p><text:s/>276 </text:p>
          </table:table-cell>
          <table:table-cell office:value-type="string" office:string-value="tower bronze" calcext:value-type="string">
            <text:p><text:s/>tower bronze </text:p>
          </table:table-cell>
          <table:table-cell table:number-columns-repeated="1000"/>
        </table:table-row>
        <table:table-row table:style-name="ro2">
          <table:table-cell office:value-type="string" office:string-value="tower middle" calcext:value-type="string">
            <text:p><text:s/>tower middle </text:p>
          </table:table-cell>
          <table:table-cell office:value-type="float" office:value="6" calcext:value-type="float">
            <text:p><text:s/>6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79]" office:value-type="string" office:string-value="TOWER" calcext:value-type="string">
            <text:p><text:s/>TOWER </text:p>
          </table:table-cell>
          <table:table-cell table:formula="of:=[.F279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3125" calcext:value-type="float">
            <text:p><text:s/>3.125 </text:p>
          </table:table-cell>
          <table:table-cell/>
          <table:table-cell office:value-type="float" office:value="6" calcext:value-type="float">
            <text:p><text:s/>6 </text:p>
          </table:table-cell>
          <table:table-cell office:value-type="float" office:value="140" calcext:value-type="float">
            <text:p><text:s/>14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5" calcext:value-type="float">
            <text:p><text:s/>5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7" calcext:value-type="float">
            <text:p><text:s/>277 </text:p>
          </table:table-cell>
          <table:table-cell office:value-type="string" office:string-value="tower middle" calcext:value-type="string">
            <text:p><text:s/>tower middle </text:p>
          </table:table-cell>
          <table:table-cell table:number-columns-repeated="1000"/>
        </table:table-row>
        <table:table-row table:style-name="ro2">
          <table:table-cell office:value-type="string" office:string-value="tower imperial" calcext:value-type="string">
            <text:p><text:s/>tower imperial </text:p>
          </table:table-cell>
          <table:table-cell office:value-type="float" office:value="9" calcext:value-type="float">
            <text:p><text:s/>9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80]" office:value-type="string" office:string-value="TOWER" calcext:value-type="string">
            <text:p><text:s/>TOWER </text:p>
          </table:table-cell>
          <table:table-cell table:formula="of:=[.F280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4625" calcext:value-type="float">
            <text:p><text:s/>4.625 </text:p>
          </table:table-cell>
          <table:table-cell/>
          <table:table-cell office:value-type="float" office:value="7" calcext:value-type="float">
            <text:p><text:s/>7 </text:p>
          </table:table-cell>
          <table:table-cell office:value-type="float" office:value="180" calcext:value-type="float">
            <text:p><text:s/>18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6" calcext:value-type="float">
            <text:p><text:s/>6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8" calcext:value-type="float">
            <text:p><text:s/>278 </text:p>
          </table:table-cell>
          <table:table-cell office:value-type="string" office:string-value="tower imperial" calcext:value-type="string">
            <text:p><text:s/>tower imperial </text:p>
          </table:table-cell>
          <table:table-cell table:number-columns-repeated="1000"/>
        </table:table-row>
        <table:table-row table:style-name="ro2">
          <table:table-cell office:value-type="string" office:string-value="tower concrete" calcext:value-type="string">
            <text:p><text:s/>tower concrete </text:p>
          </table:table-cell>
          <table:table-cell office:value-type="float" office:value="10" calcext:value-type="float">
            <text:p><text:s/>10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81]" office:value-type="string" office:string-value="TOWER" calcext:value-type="string">
            <text:p><text:s/>TOWER </text:p>
          </table:table-cell>
          <table:table-cell table:formula="of:=[.F281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4875" calcext:value-type="float">
            <text:p><text:s/>4.875 </text:p>
          </table:table-cell>
          <table:table-cell/>
          <table:table-cell office:value-type="float" office:value="8" calcext:value-type="float">
            <text:p><text:s/>8 </text:p>
          </table:table-cell>
          <table:table-cell office:value-type="float" office:value="225" calcext:value-type="float">
            <text:p><text:s/>225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7" calcext:value-type="float">
            <text:p><text:s/>7,00 </text:p>
          </table:table-cell>
          <table:table-cell office:value-type="float" office:value="0.3" calcext:value-type="float">
            <text:p><text:s/>0,30 </text:p>
          </table:table-cell>
          <table:table-cell office:value-type="float" office:value="279" calcext:value-type="float">
            <text:p><text:s/>279 </text:p>
          </table:table-cell>
          <table:table-cell office:value-type="string" office:string-value="tower concrete" calcext:value-type="string">
            <text:p><text:s/>tower concrete </text:p>
          </table:table-cell>
          <table:table-cell table:number-columns-repeated="1000"/>
        </table:table-row>
        <table:table-row table:style-name="ro2">
          <table:table-cell office:value-type="string" office:string-value="tower laser" calcext:value-type="string">
            <text:p><text:s/>tower laser </text:p>
          </table:table-cell>
          <table:table-cell office:value-type="float" office:value="13" calcext:value-type="float">
            <text:p><text:s/>13 </text:p>
          </table:table-cell>
          <table:table-cell table:number-columns-repeated="2" office:value-type="string" office:string-value="Tower" calcext:value-type="string">
            <text:p><text:s/>Tower </text:p>
          </table:table-cell>
          <table:table-cell office:value-type="string" office:string-value="TOWER" calcext:value-type="string">
            <text:p><text:s/>TOWER </text:p>
          </table:table-cell>
          <table:table-cell table:formula="of:=[.E282]" office:value-type="string" office:string-value="TOWER" calcext:value-type="string">
            <text:p><text:s/>TOWER </text:p>
          </table:table-cell>
          <table:table-cell table:formula="of:=[.F282]" office:value-type="string" office:string-value="TOWER" calcext:value-type="string">
            <text:p><text:s/>TOWER </text:p>
          </table:table-cell>
          <table:table-cell office:value-type="string" office:string-value="Others" calcext:value-type="string">
            <text:p><text:s/>Others </text:p>
          </table:table-cell>
          <table:table-cell office:value-type="float" office:value="150" calcext:value-type="float">
            <text:p><text:s/>150 </text:p>
          </table:table-cell>
          <table:table-cell table:number-columns-repeated="2"/>
          <table:table-cell office:value-type="float" office:value="175" calcext:value-type="float">
            <text:p><text:s/>175 </text:p>
          </table:table-cell>
          <table:table-cell table:number-columns-repeated="2"/>
          <table:table-cell office:value-type="float" office:value="5250" calcext:value-type="float">
            <text:p><text:s/>5.250 </text:p>
          </table:table-cell>
          <table:table-cell/>
          <table:table-cell office:value-type="float" office:value="9" calcext:value-type="float">
            <text:p><text:s/>9 </text:p>
          </table:table-cell>
          <table:table-cell office:value-type="float" office:value="350" calcext:value-type="float">
            <text:p><text:s/>350 </text:p>
          </table:table-cell>
          <table:table-cell office:value-type="string" office:string-value="missile" calcext:value-type="string">
            <text:p><text:s/>missile </text:p>
          </table:table-cell>
          <table:table-cell office:value-type="float" office:value="4" calcext:value-type="float">
            <text:p><text:s/>4,00 </text:p>
          </table:table-cell>
          <table:table-cell office:value-type="float" office:value="8" calcext:value-type="float">
            <text:p><text:s/>8,00 </text:p>
          </table:table-cell>
          <table:table-cell/>
          <table:table-cell office:value-type="float" office:value="280" calcext:value-type="float">
            <text:p><text:s/>280 </text:p>
          </table:table-cell>
          <table:table-cell office:value-type="string" office:string-value="tower laser" calcext:value-type="string">
            <text:p><text:s/>tower laser 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office:value-type="string" office:string-value="Capitol-1" calcext:value-type="string">
            <text:p><text:s/>Capitol-1 </text:p>
          </table:table-cell>
          <table:table-cell office:value-type="float" office:value="1" calcext:value-type="float">
            <text:p><text:s/>1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5000" calcext:value-type="float">
            <text:p><text:s/>5.000 </text:p>
          </table:table-cell>
          <table:table-cell table:number-columns-repeated="1009"/>
        </table:table-row>
        <table:table-row table:style-name="ro2">
          <table:table-cell office:value-type="string" office:string-value="Capitol-2" calcext:value-type="string">
            <text:p><text:s/>Capitol-2 </text:p>
          </table:table-cell>
          <table:table-cell office:value-type="float" office:value="2" calcext:value-type="float">
            <text:p><text:s/>2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5000" calcext:value-type="float">
            <text:p><text:s/>5.000 </text:p>
          </table:table-cell>
          <table:table-cell table:number-columns-repeated="1009"/>
        </table:table-row>
        <table:table-row table:style-name="ro2">
          <table:table-cell office:value-type="string" office:string-value="Capitol-3" calcext:value-type="string">
            <text:p><text:s/>Capitol-3 </text:p>
          </table:table-cell>
          <table:table-cell office:value-type="float" office:value="3" calcext:value-type="float">
            <text:p><text:s/>3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5000" calcext:value-type="float">
            <text:p><text:s/>5.000 </text:p>
          </table:table-cell>
          <table:table-cell table:number-columns-repeated="1009"/>
        </table:table-row>
        <table:table-row table:style-name="ro2">
          <table:table-cell office:value-type="string" office:string-value="Capitol-4" calcext:value-type="string">
            <text:p><text:s/>Capitol-4 </text:p>
          </table:table-cell>
          <table:table-cell office:value-type="float" office:value="4" calcext:value-type="float">
            <text:p><text:s/>4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5000" calcext:value-type="float">
            <text:p><text:s/>5.000 </text:p>
          </table:table-cell>
          <table:table-cell table:number-columns-repeated="1009"/>
        </table:table-row>
        <table:table-row table:style-name="ro2">
          <table:table-cell office:value-type="string" office:string-value="Capitol-5" calcext:value-type="string">
            <text:p><text:s/>Capitol-5 </text:p>
          </table:table-cell>
          <table:table-cell office:value-type="float" office:value="5" calcext:value-type="float">
            <text:p><text:s/>5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7500" calcext:value-type="float">
            <text:p><text:s/>7.500 </text:p>
          </table:table-cell>
          <table:table-cell table:number-columns-repeated="1009"/>
        </table:table-row>
        <table:table-row table:style-name="ro2">
          <table:table-cell office:value-type="string" office:string-value="Capitol-6" calcext:value-type="string">
            <text:p><text:s/>Capitol-6 </text:p>
          </table:table-cell>
          <table:table-cell office:value-type="float" office:value="6" calcext:value-type="float">
            <text:p><text:s/>6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7500" calcext:value-type="float">
            <text:p><text:s/>7.500 </text:p>
          </table:table-cell>
          <table:table-cell table:number-columns-repeated="1009"/>
        </table:table-row>
        <table:table-row table:style-name="ro2">
          <table:table-cell office:value-type="string" office:string-value="Capitol-7" calcext:value-type="string">
            <text:p><text:s/>Capitol-7 </text:p>
          </table:table-cell>
          <table:table-cell office:value-type="float" office:value="7" calcext:value-type="float">
            <text:p><text:s/>7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7500" calcext:value-type="float">
            <text:p><text:s/>7.500 </text:p>
          </table:table-cell>
          <table:table-cell table:number-columns-repeated="1009"/>
        </table:table-row>
        <table:table-row table:style-name="ro2">
          <table:table-cell office:value-type="string" office:string-value="Capitol-8" calcext:value-type="string">
            <text:p><text:s/>Capitol-8 </text:p>
          </table:table-cell>
          <table:table-cell office:value-type="float" office:value="8" calcext:value-type="float">
            <text:p><text:s/>8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7500" calcext:value-type="float">
            <text:p><text:s/>7.500 </text:p>
          </table:table-cell>
          <table:table-cell table:number-columns-repeated="1009"/>
        </table:table-row>
        <table:table-row table:style-name="ro2">
          <table:table-cell office:value-type="string" office:string-value="Capitol-9" calcext:value-type="string">
            <text:p><text:s/>Capitol-9 </text:p>
          </table:table-cell>
          <table:table-cell office:value-type="float" office:value="9" calcext:value-type="float">
            <text:p><text:s/>9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0000" calcext:value-type="float">
            <text:p><text:s/>10.000 </text:p>
          </table:table-cell>
          <table:table-cell table:number-columns-repeated="1009"/>
        </table:table-row>
        <table:table-row table:style-name="ro2">
          <table:table-cell office:value-type="string" office:string-value="Capitol-10" calcext:value-type="string">
            <text:p><text:s/>Capitol-10 </text:p>
          </table:table-cell>
          <table:table-cell office:value-type="float" office:value="10" calcext:value-type="float">
            <text:p><text:s/>10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0000" calcext:value-type="float">
            <text:p><text:s/>10.000 </text:p>
          </table:table-cell>
          <table:table-cell table:number-columns-repeated="1009"/>
        </table:table-row>
        <table:table-row table:style-name="ro2">
          <table:table-cell office:value-type="string" office:string-value="Capitol-11" calcext:value-type="string">
            <text:p><text:s/>Capitol-11 </text:p>
          </table:table-cell>
          <table:table-cell office:value-type="float" office:value="11" calcext:value-type="float">
            <text:p><text:s/>11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0000" calcext:value-type="float">
            <text:p><text:s/>10.000 </text:p>
          </table:table-cell>
          <table:table-cell table:number-columns-repeated="1009"/>
        </table:table-row>
        <table:table-row table:style-name="ro2">
          <table:table-cell office:value-type="string" office:string-value="Capitol-12" calcext:value-type="string">
            <text:p><text:s/>Capitol-12 </text:p>
          </table:table-cell>
          <table:table-cell office:value-type="float" office:value="12" calcext:value-type="float">
            <text:p><text:s/>12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0000" calcext:value-type="float">
            <text:p><text:s/>10.000 </text:p>
          </table:table-cell>
          <table:table-cell table:number-columns-repeated="1009"/>
        </table:table-row>
        <table:table-row table:style-name="ro2">
          <table:table-cell office:value-type="string" office:string-value="Capitol-13" calcext:value-type="string">
            <text:p><text:s/>Capitol-13 </text:p>
          </table:table-cell>
          <table:table-cell office:value-type="float" office:value="13" calcext:value-type="float">
            <text:p><text:s/>13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2500" calcext:value-type="float">
            <text:p><text:s/>12.500 </text:p>
          </table:table-cell>
          <table:table-cell table:number-columns-repeated="1009"/>
        </table:table-row>
        <table:table-row table:style-name="ro2">
          <table:table-cell office:value-type="string" office:string-value="Capitol-14" calcext:value-type="string">
            <text:p><text:s/>Capitol-14 </text:p>
          </table:table-cell>
          <table:table-cell office:value-type="float" office:value="14" calcext:value-type="float">
            <text:p><text:s/>14 </text:p>
          </table:table-cell>
          <table:table-cell table:number-columns-repeated="6" office:value-type="string" office:string-value="Building" calcext:value-type="string">
            <text:p><text:s/>Building </text:p>
          </table:table-cell>
          <table:table-cell table:number-columns-repeated="6"/>
          <table:table-cell office:value-type="float" office:value="12500" calcext:value-type="float">
            <text:p><text:s/>12.500 </text:p>
          </table:table-cell>
          <table:table-cell table:number-columns-repeated="1009"/>
        </table:table-row>
        <table:table-row table:style-name="ro2" table:number-rows-repeated="104827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Unit Stats'.$A$1" table:cell-range-address="$'Unit Stats'.$A$2:.$AD$282"/>
        </table:named-expressions>
        <calcext:conditional-formats>
          <calcext:conditional-format calcext:target-range-address="'Unit Stats'.T2:'Unit Stats'.T2">
            <calcext:condition calcext:apply-style-name="ConditionalStyle_1" calcext:value="is-error" calcext:base-cell-address="'Unit Stats'.T2"/>
          </calcext:conditional-format>
        </calcext:conditional-formats>
      </table:table>
      <table:table table:name="DB lists" table:style-name="ta2" table:print-ranges="'DB lists'.A2:'DB lists'.AMJ2">
        <office:forms form:automatic-focus="false" form:apply-design-mode="false"/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14" table:default-cell-style-name="ce3"/>
        <table:table-column table:style-name="co30" table:number-columns-repeated="57" table:default-cell-style-name="Default"/>
        <table:table-row table:style-name="ro2">
          <table:table-cell table:style-name="ce8" office:value-type="string" office:string-value="Unit Name" calcext:value-type="string">
            <text:p><text:s/>Unit Name </text:p>
          </table:table-cell>
          <table:table-cell table:style-name="ce8" office:value-type="string" office:string-value="dbobj Name" calcext:value-type="string">
            <text:p><text:s/>dbobj Name </text:p>
          </table:table-cell>
          <table:table-cell table:style-name="ce8" office:value-type="string" office:string-value="No." calcext:value-type="string">
            <text:p><text:s/>No. </text:p>
          </table:table-cell>
          <table:table-cell table:style-name="ce8"/>
          <table:table-cell table:style-name="ce8" office:value-type="string" office:string-value="dbtech Name" calcext:value-type="string">
            <text:p><text:s/>dbtech Name </text:p>
          </table:table-cell>
          <table:table-cell table:style-name="ce8" office:value-type="string" office:string-value="No." calcext:value-type="string">
            <text:p><text:s/>No. </text:p>
          </table:table-cell>
          <table:table-cell table:number-columns-repeated="57"/>
        </table:table-row>
        <table:table-row table:style-name="ro2">
          <table:table-cell office:value-type="string" office:string-value="priest" calcext:value-type="string">
            <text:p><text:s/>priest </text:p>
          </table:table-cell>
          <table:table-cell office:value-type="string" office:string-value="Priest" calcext:value-type="string">
            <text:p><text:s/>Priest </text:p>
          </table:table-cell>
          <table:table-cell office:value-type="float" office:value="1" calcext:value-type="float">
            <text:p><text:s/>1 </text:p>
          </table:table-cell>
          <table:table-cell/>
          <table:table-cell office:value-type="string" office:string-value="Priest 02" calcext:value-type="string">
            <text:p><text:s/>Priest 02 </text:p>
          </table:table-cell>
          <table:table-cell office:value-type="float" office:value="1076" calcext:value-type="float">
            <text:p><text:s/>1.076 </text:p>
          </table:table-cell>
          <table:table-cell table:number-columns-repeated="57"/>
        </table:table-row>
        <table:table-row table:style-name="ro2">
          <table:table-cell office:value-type="string" office:string-value="dragoon" calcext:value-type="string">
            <text:p><text:s/>dragoon </text:p>
          </table:table-cell>
          <table:table-cell office:value-type="string" office:string-value="Cav09 - Dragoon (gun)" calcext:value-type="string">
            <text:p><text:s/>Cav09 - Dragoon (gun) </text:p>
          </table:table-cell>
          <table:table-cell office:value-type="float" office:value="2" calcext:value-type="float">
            <text:p><text:s/>2 </text:p>
          </table:table-cell>
          <table:table-cell/>
          <table:table-cell office:value-type="string" office:string-value="Cav09 - Dragoon" calcext:value-type="string">
            <text:p><text:s/>Cav09 - Dragoon </text:p>
          </table:table-cell>
          <table:table-cell office:value-type="float" office:value="9028" calcext:value-type="float">
            <text:p><text:s/>9.028 </text:p>
          </table:table-cell>
          <table:table-cell table:number-columns-repeated="57"/>
        </table:table-row>
        <table:table-row table:style-name="ro2">
          <table:table-cell office:value-type="string" office:string-value="pegasus transport" calcext:value-type="string">
            <text:p><text:s/>pegasus transport </text:p>
          </table:table-cell>
          <table:table-cell office:value-type="string" office:string-value="a HelicopterXprt13 Pegasus" calcext:value-type="string">
            <text:p><text:s/>a HelicopterXprt13 Pegasus </text:p>
          </table:table-cell>
          <table:table-cell office:value-type="float" office:value="3" calcext:value-type="float">
            <text:p><text:s/>3 </text:p>
          </table:table-cell>
          <table:table-cell/>
          <table:table-cell office:value-type="string" office:string-value="a  13 Pegasus Heli Trans" calcext:value-type="string">
            <text:p><text:s/>a <text:s/>13 Pegasus Heli Trans </text:p>
          </table:table-cell>
          <table:table-cell office:value-type="float" office:value="13203" calcext:value-type="float">
            <text:p><text:s/>13.203 </text:p>
          </table:table-cell>
          <table:table-cell table:number-columns-repeated="57"/>
        </table:table-row>
        <table:table-row table:style-name="ro2">
          <table:table-cell office:value-type="string" office:string-value="spitfire" calcext:value-type="string">
            <text:p><text:s/>spitfire </text:p>
          </table:table-cell>
          <table:table-cell office:value-type="string" office:string-value="a Fighter11 Spitfire" calcext:value-type="string">
            <text:p><text:s/>a Fighter11 Spitfire </text:p>
          </table:table-cell>
          <table:table-cell office:value-type="float" office:value="5" calcext:value-type="float">
            <text:p><text:s/>5 </text:p>
          </table:table-cell>
          <table:table-cell/>
          <table:table-cell office:value-type="string" office:string-value="a  11 Spitfire" calcext:value-type="string">
            <text:p><text:s/>a <text:s/>11 Spitfire </text:p>
          </table:table-cell>
          <table:table-cell office:value-type="float" office:value="11010" calcext:value-type="float">
            <text:p><text:s/>11.010 </text:p>
          </table:table-cell>
          <table:table-cell table:number-columns-repeated="57"/>
        </table:table-row>
        <table:table-row table:style-name="ro2">
          <table:table-cell office:value-type="string" office:string-value="helicopter AT" calcext:value-type="string">
            <text:p><text:s/>helicopter AT </text:p>
          </table:table-cell>
          <table:table-cell office:value-type="string" office:string-value="a Helicopter Apache Longbow 12" calcext:value-type="string">
            <text:p><text:s/>a Helicopter Apache Longbow 12 </text:p>
          </table:table-cell>
          <table:table-cell office:value-type="float" office:value="6" calcext:value-type="float">
            <text:p><text:s/>6 </text:p>
          </table:table-cell>
          <table:table-cell/>
          <table:table-cell office:value-type="string" office:string-value="a  12 Helicopter Apache" calcext:value-type="string">
            <text:p><text:s/>a <text:s/>12 Helicopter Apache </text:p>
          </table:table-cell>
          <table:table-cell office:value-type="float" office:value="12003" calcext:value-type="float">
            <text:p><text:s/>12.003 </text:p>
          </table:table-cell>
          <table:table-cell table:number-columns-repeated="57"/>
        </table:table-row>
        <table:table-row table:style-name="ro2">
          <table:table-cell office:value-type="string" office:string-value="reaper gunship" calcext:value-type="string">
            <text:p><text:s/>reaper gunship </text:p>
          </table:table-cell>
          <table:table-cell office:value-type="string" office:string-value="a HelicopterGunShip13 Reaper" calcext:value-type="string">
            <text:p><text:s/>a HelicopterGunShip13 Reaper </text:p>
          </table:table-cell>
          <table:table-cell office:value-type="float" office:value="7" calcext:value-type="float">
            <text:p><text:s/>7 </text:p>
          </table:table-cell>
          <table:table-cell/>
          <table:table-cell office:value-type="string" office:string-value="a  13 Helicopter Reaper" calcext:value-type="string">
            <text:p><text:s/>a <text:s/>13 Helicopter Reaper </text:p>
          </table:table-cell>
          <table:table-cell office:value-type="float" office:value="13076" calcext:value-type="float">
            <text:p><text:s/>13.076 </text:p>
          </table:table-cell>
          <table:table-cell table:number-columns-repeated="57"/>
        </table:table-row>
        <table:table-row table:style-name="ro2">
          <table:table-cell office:value-type="string" office:string-value="f-15" calcext:value-type="string">
            <text:p><text:s/>f-15 </text:p>
          </table:table-cell>
          <table:table-cell office:value-type="string" office:string-value="a Fighter12 F-15" calcext:value-type="string">
            <text:p><text:s/>a Fighter12 F-15 </text:p>
          </table:table-cell>
          <table:table-cell office:value-type="float" office:value="8" calcext:value-type="float">
            <text:p><text:s/>8 </text:p>
          </table:table-cell>
          <table:table-cell/>
          <table:table-cell office:value-type="string" office:string-value="a  12 F15" calcext:value-type="string">
            <text:p><text:s/>a <text:s/>12 F15 </text:p>
          </table:table-cell>
          <table:table-cell office:value-type="float" office:value="12001" calcext:value-type="float">
            <text:p><text:s/>12.001 </text:p>
          </table:table-cell>
          <table:table-cell table:number-columns-repeated="57"/>
        </table:table-row>
        <table:table-row table:style-name="ro2">
          <table:table-cell office:value-type="string" office:string-value="b-2 bomber" calcext:value-type="string">
            <text:p><text:s/>b-2 bomber </text:p>
          </table:table-cell>
          <table:table-cell office:value-type="string" office:string-value="a Bomber 12 Stealth B-2" calcext:value-type="string">
            <text:p><text:s/>a Bomber 12 Stealth B-2 </text:p>
          </table:table-cell>
          <table:table-cell office:value-type="float" office:value="9" calcext:value-type="float">
            <text:p><text:s/>9 </text:p>
          </table:table-cell>
          <table:table-cell/>
          <table:table-cell office:value-type="string" office:string-value="a  12 Stealth B-2" calcext:value-type="string">
            <text:p><text:s/>a <text:s/>12 Stealth B-2 </text:p>
          </table:table-cell>
          <table:table-cell office:value-type="float" office:value="12111" calcext:value-type="float">
            <text:p><text:s/>12.111 </text:p>
          </table:table-cell>
          <table:table-cell table:number-columns-repeated="57"/>
        </table:table-row>
        <table:table-row table:style-name="ro2">
          <table:table-cell office:value-type="string" office:string-value="simple bowman" calcext:value-type="string">
            <text:p><text:s/>simple bowman </text:p>
          </table:table-cell>
          <table:table-cell office:value-type="string" office:string-value="Arch03 - Simple Bowman" calcext:value-type="string">
            <text:p><text:s/>Arch03 - Simple Bowman </text:p>
          </table:table-cell>
          <table:table-cell office:value-type="float" office:value="10" calcext:value-type="float">
            <text:p><text:s/>10 </text:p>
          </table:table-cell>
          <table:table-cell/>
          <table:table-cell office:value-type="string" office:string-value="Arch03 - Simple Bowman" calcext:value-type="string">
            <text:p><text:s/>Arch03 - Simple Bowman </text:p>
          </table:table-cell>
          <table:table-cell office:value-type="float" office:value="3018" calcext:value-type="float">
            <text:p><text:s/>3.018 </text:p>
          </table:table-cell>
          <table:table-cell table:number-columns-repeated="57"/>
        </table:table-row>
        <table:table-row table:style-name="ro2">
          <table:table-cell office:value-type="string" office:string-value="cavalry archer" calcext:value-type="string">
            <text:p><text:s/>cavalry archer </text:p>
          </table:table-cell>
          <table:table-cell office:value-type="string" office:string-value="Arch06 - Cavalry Archer" calcext:value-type="string">
            <text:p><text:s/>Arch06 - Cavalry Archer </text:p>
          </table:table-cell>
          <table:table-cell office:value-type="float" office:value="11" calcext:value-type="float">
            <text:p><text:s/>11 </text:p>
          </table:table-cell>
          <table:table-cell/>
          <table:table-cell office:value-type="string" office:string-value="Arch06 - Cavalry Archer" calcext:value-type="string">
            <text:p><text:s/>Arch06 - Cavalry Archer </text:p>
          </table:table-cell>
          <table:table-cell office:value-type="float" office:value="6036" calcext:value-type="float">
            <text:p><text:s/>6.036 </text:p>
          </table:table-cell>
          <table:table-cell table:number-columns-repeated="57"/>
        </table:table-row>
        <table:table-row table:style-name="ro2">
          <table:table-cell office:value-type="string" office:string-value="chariot archer" calcext:value-type="string">
            <text:p><text:s/>chariot archer </text:p>
          </table:table-cell>
          <table:table-cell office:value-type="string" office:string-value="Arch04 - Chariot Archer" calcext:value-type="string">
            <text:p><text:s/>Arch04 - Chariot Archer </text:p>
          </table:table-cell>
          <table:table-cell office:value-type="float" office:value="12" calcext:value-type="float">
            <text:p><text:s/>12 </text:p>
          </table:table-cell>
          <table:table-cell/>
          <table:table-cell office:value-type="string" office:string-value="Arch04 - Chariot Archer" calcext:value-type="string">
            <text:p><text:s/>Arch04 - Chariot Archer </text:p>
          </table:table-cell>
          <table:table-cell office:value-type="float" office:value="4052" calcext:value-type="float">
            <text:p><text:s/>4.052 </text:p>
          </table:table-cell>
          <table:table-cell table:number-columns-repeated="57"/>
        </table:table-row>
        <table:table-row table:style-name="ro2">
          <table:table-cell office:value-type="string" office:string-value="war elephant" calcext:value-type="string">
            <text:p><text:s/>war elephant </text:p>
          </table:table-cell>
          <table:table-cell office:value-type="string" office:string-value="Cav04 - War Elephant" calcext:value-type="string">
            <text:p><text:s/>Cav04 - War Elephant </text:p>
          </table:table-cell>
          <table:table-cell office:value-type="float" office:value="13" calcext:value-type="float">
            <text:p><text:s/>13 </text:p>
          </table:table-cell>
          <table:table-cell/>
          <table:table-cell office:value-type="string" office:string-value="Cav04 - War Elephant" calcext:value-type="string">
            <text:p><text:s/>Cav04 - War Elephant </text:p>
          </table:table-cell>
          <table:table-cell office:value-type="float" office:value="4040" calcext:value-type="float">
            <text:p><text:s/>4.040 </text:p>
          </table:table-cell>
          <table:table-cell table:number-columns-repeated="57"/>
        </table:table-row>
        <table:table-row table:style-name="ro2">
          <table:table-cell office:value-type="string" office:string-value="stone thrower" calcext:value-type="string">
            <text:p><text:s/>stone thrower </text:p>
          </table:table-cell>
          <table:table-cell office:value-type="string" office:string-value="Gun Spear04 Stone Thrower" calcext:value-type="string">
            <text:p><text:s/>Gun Spear04 Stone Thrower </text:p>
          </table:table-cell>
          <table:table-cell office:value-type="float" office:value="14" calcext:value-type="float">
            <text:p><text:s/>14 </text:p>
          </table:table-cell>
          <table:table-cell/>
          <table:table-cell office:value-type="string" office:string-value="Fld Wpn04 - Stone Thrower" calcext:value-type="string">
            <text:p><text:s/>Fld Wpn04 - Stone Thrower </text:p>
          </table:table-cell>
          <table:table-cell office:value-type="float" office:value="4038" calcext:value-type="float">
            <text:p><text:s/>4.038 </text:p>
          </table:table-cell>
          <table:table-cell table:number-columns-repeated="57"/>
        </table:table-row>
        <table:table-row table:style-name="ro2">
          <table:table-cell office:value-type="string" office:string-value="composite bow" calcext:value-type="string">
            <text:p><text:s/>composite bow </text:p>
          </table:table-cell>
          <table:table-cell office:value-type="string" office:string-value="Arch05 - Composite Bow" calcext:value-type="string">
            <text:p><text:s/>Arch05 - Composite Bow </text:p>
          </table:table-cell>
          <table:table-cell office:value-type="float" office:value="15" calcext:value-type="float">
            <text:p><text:s/>15 </text:p>
          </table:table-cell>
          <table:table-cell/>
          <table:table-cell office:value-type="string" office:string-value="Arch05 - Composite Bow" calcext:value-type="string">
            <text:p><text:s/>Arch05 - Composite Bow </text:p>
          </table:table-cell>
          <table:table-cell office:value-type="float" office:value="5031" calcext:value-type="float">
            <text:p><text:s/>5.031 </text:p>
          </table:table-cell>
          <table:table-cell table:number-columns-repeated="57"/>
        </table:table-row>
        <table:table-row table:style-name="ro2">
          <table:table-cell office:value-type="string" office:string-value="crossbow" calcext:value-type="string">
            <text:p><text:s/>crossbow </text:p>
          </table:table-cell>
          <table:table-cell office:value-type="string" office:string-value="Arch05 - Cross Bow" calcext:value-type="string">
            <text:p><text:s/>Arch05 - Cross Bow </text:p>
          </table:table-cell>
          <table:table-cell office:value-type="float" office:value="16" calcext:value-type="float">
            <text:p><text:s/>16 </text:p>
          </table:table-cell>
          <table:table-cell/>
          <table:table-cell office:value-type="string" office:string-value="Arch05 - Cross Bow" calcext:value-type="string">
            <text:p><text:s/>Arch05 - Cross Bow </text:p>
          </table:table-cell>
          <table:table-cell office:value-type="float" office:value="5038" calcext:value-type="float">
            <text:p><text:s/>5.038 </text:p>
          </table:table-cell>
          <table:table-cell table:number-columns-repeated="57"/>
        </table:table-row>
        <table:table-row table:style-name="ro2">
          <table:table-cell office:value-type="string" office:string-value="long bow" calcext:value-type="string">
            <text:p><text:s/>long bow </text:p>
          </table:table-cell>
          <table:table-cell office:value-type="string" office:string-value="Arch06 - Long Bow" calcext:value-type="string">
            <text:p><text:s/>Arch06 - Long Bow </text:p>
          </table:table-cell>
          <table:table-cell office:value-type="float" office:value="17" calcext:value-type="float">
            <text:p><text:s/>17 </text:p>
          </table:table-cell>
          <table:table-cell/>
          <table:table-cell office:value-type="string" office:string-value="Arch06 - Long Bow" calcext:value-type="string">
            <text:p><text:s/>Arch06 - Long Bow </text:p>
          </table:table-cell>
          <table:table-cell office:value-type="float" office:value="6020" calcext:value-type="float">
            <text:p><text:s/>6.020 </text:p>
          </table:table-cell>
          <table:table-cell table:number-columns-repeated="57"/>
        </table:table-row>
        <table:table-row table:style-name="ro2">
          <table:table-cell office:value-type="string" office:string-value="120mm AT gun" calcext:value-type="string">
            <text:p><text:s/>120mm AT gun </text:p>
          </table:table-cell>
          <table:table-cell office:value-type="string" office:string-value="Gun AT12 120mm At Gun" calcext:value-type="string">
            <text:p><text:s/>Gun AT12 120mm At Gun </text:p>
          </table:table-cell>
          <table:table-cell office:value-type="float" office:value="18" calcext:value-type="float">
            <text:p><text:s/>18 </text:p>
          </table:table-cell>
          <table:table-cell/>
          <table:table-cell office:value-type="string" office:string-value="AT12 - Gun - Modern" calcext:value-type="string">
            <text:p><text:s/>AT12 - Gun - Modern </text:p>
          </table:table-cell>
          <table:table-cell office:value-type="float" office:value="12053" calcext:value-type="float">
            <text:p><text:s/>12.053 </text:p>
          </table:table-cell>
          <table:table-cell table:number-columns-repeated="57"/>
        </table:table-row>
        <table:table-row table:style-name="ro2">
          <table:table-cell office:value-type="string" office:string-value="stinger soldier" calcext:value-type="string">
            <text:p><text:s/>stinger soldier </text:p>
          </table:table-cell>
          <table:table-cell office:value-type="string" office:string-value="AA10 - Stinger Soldier" calcext:value-type="string">
            <text:p><text:s/>AA10 - Stinger Soldier </text:p>
          </table:table-cell>
          <table:table-cell office:value-type="float" office:value="19" calcext:value-type="float">
            <text:p><text:s/>19 </text:p>
          </table:table-cell>
          <table:table-cell/>
          <table:table-cell office:value-type="string" office:string-value="AA10 - Stinger Soldier" calcext:value-type="string">
            <text:p><text:s/>AA10 - Stinger Soldier </text:p>
          </table:table-cell>
          <table:table-cell office:value-type="float" office:value="12112" calcext:value-type="float">
            <text:p><text:s/>12.112 </text:p>
          </table:table-cell>
          <table:table-cell table:number-columns-repeated="57"/>
        </table:table-row>
        <table:table-row table:style-name="ro2">
          <table:table-cell office:value-type="string" office:string-value="clubman" calcext:value-type="string">
            <text:p><text:s/>clubman </text:p>
          </table:table-cell>
          <table:table-cell office:value-type="string" office:string-value="Inf01 - Clubman" calcext:value-type="string">
            <text:p><text:s/>Inf01 - Clubman </text:p>
          </table:table-cell>
          <table:table-cell office:value-type="float" office:value="20" calcext:value-type="float">
            <text:p><text:s/>20 </text:p>
          </table:table-cell>
          <table:table-cell/>
          <table:table-cell office:value-type="string" office:string-value="Inf01 - Clubman" calcext:value-type="string">
            <text:p><text:s/>Inf01 - Clubman </text:p>
          </table:table-cell>
          <table:table-cell office:value-type="float" office:value="1073" calcext:value-type="float">
            <text:p><text:s/>1.073 </text:p>
          </table:table-cell>
          <table:table-cell table:number-columns-repeated="57"/>
        </table:table-row>
        <table:table-row table:style-name="ro2">
          <table:table-cell office:value-type="string" office:string-value="maceman" calcext:value-type="string">
            <text:p><text:s/>maceman </text:p>
          </table:table-cell>
          <table:table-cell office:value-type="string" office:string-value="Inf03 - Maceman" calcext:value-type="string">
            <text:p><text:s/>Inf03 - Maceman </text:p>
          </table:table-cell>
          <table:table-cell office:value-type="float" office:value="21" calcext:value-type="float">
            <text:p><text:s/>21 </text:p>
          </table:table-cell>
          <table:table-cell/>
          <table:table-cell office:value-type="string" office:string-value="Inf03 - Maceman" calcext:value-type="string">
            <text:p><text:s/>Inf03 - Maceman </text:p>
          </table:table-cell>
          <table:table-cell office:value-type="float" office:value="3011" calcext:value-type="float">
            <text:p><text:s/>3.011 </text:p>
          </table:table-cell>
          <table:table-cell table:number-columns-repeated="57"/>
        </table:table-row>
        <table:table-row table:style-name="ro2">
          <table:table-cell office:value-type="string" office:string-value="shortsword" calcext:value-type="string">
            <text:p><text:s/>shortsword </text:p>
          </table:table-cell>
          <table:table-cell office:value-type="string" office:string-value="Inf04 - Short Sword" calcext:value-type="string">
            <text:p><text:s/>Inf04 - Short Sword </text:p>
          </table:table-cell>
          <table:table-cell office:value-type="float" office:value="22" calcext:value-type="float">
            <text:p><text:s/>22 </text:p>
          </table:table-cell>
          <table:table-cell/>
          <table:table-cell office:value-type="string" office:string-value="xSP04 Roman Legionnaire" calcext:value-type="string">
            <text:p><text:s/>xSP04 Roman Legionnaire </text:p>
          </table:table-cell>
          <table:table-cell office:value-type="float" office:value="4085" calcext:value-type="float">
            <text:p><text:s/>4.085 </text:p>
          </table:table-cell>
          <table:table-cell table:number-columns-repeated="57"/>
        </table:table-row>
        <table:table-row table:style-name="ro2">
          <table:table-cell office:value-type="string" office:string-value="long sword" calcext:value-type="string">
            <text:p><text:s/>long sword </text:p>
          </table:table-cell>
          <table:table-cell office:value-type="string" office:string-value="Inf06 - LongSword" calcext:value-type="string">
            <text:p><text:s/>Inf06 - LongSword </text:p>
          </table:table-cell>
          <table:table-cell office:value-type="float" office:value="23" calcext:value-type="float">
            <text:p><text:s/>23 </text:p>
          </table:table-cell>
          <table:table-cell/>
          <table:table-cell office:value-type="string" office:string-value="Inf06 - LongSword" calcext:value-type="string">
            <text:p><text:s/>Inf06 - LongSword </text:p>
          </table:table-cell>
          <table:table-cell office:value-type="float" office:value="6016" calcext:value-type="float">
            <text:p><text:s/>6.016 </text:p>
          </table:table-cell>
          <table:table-cell table:number-columns-repeated="57"/>
        </table:table-row>
        <table:table-row table:style-name="ro2">
          <table:table-cell office:value-type="string" office:string-value="spearman" calcext:value-type="string">
            <text:p><text:s/>spearman </text:p>
          </table:table-cell>
          <table:table-cell office:value-type="string" office:string-value="Inf02 - Spearman" calcext:value-type="string">
            <text:p><text:s/>Inf02 - Spearman </text:p>
          </table:table-cell>
          <table:table-cell office:value-type="float" office:value="24" calcext:value-type="float">
            <text:p><text:s/>24 </text:p>
          </table:table-cell>
          <table:table-cell/>
          <table:table-cell office:value-type="string" office:string-value="Inf02 - Spearman" calcext:value-type="string">
            <text:p><text:s/>Inf02 - Spearman </text:p>
          </table:table-cell>
          <table:table-cell office:value-type="float" office:value="2024" calcext:value-type="float">
            <text:p><text:s/>2.024 </text:p>
          </table:table-cell>
          <table:table-cell table:number-columns-repeated="57"/>
        </table:table-row>
        <table:table-row table:style-name="ro2">
          <table:table-cell office:value-type="string" office:string-value="phalanx" calcext:value-type="string">
            <text:p><text:s/>phalanx </text:p>
          </table:table-cell>
          <table:table-cell office:value-type="string" office:string-value="Inf04 - Phalanx" calcext:value-type="string">
            <text:p><text:s/>Inf04 - Phalanx </text:p>
          </table:table-cell>
          <table:table-cell office:value-type="float" office:value="25" calcext:value-type="float">
            <text:p><text:s/>25 </text:p>
          </table:table-cell>
          <table:table-cell/>
          <table:table-cell office:value-type="string" office:string-value="Inf04 - Phalanx" calcext:value-type="string">
            <text:p><text:s/>Inf04 - Phalanx </text:p>
          </table:table-cell>
          <table:table-cell office:value-type="float" office:value="4029" calcext:value-type="float">
            <text:p><text:s/>4.029 </text:p>
          </table:table-cell>
          <table:table-cell table:number-columns-repeated="57"/>
        </table:table-row>
        <table:table-row table:style-name="ro2">
          <table:table-cell office:value-type="string" office:string-value="pikeman" calcext:value-type="string">
            <text:p><text:s/>pikeman </text:p>
          </table:table-cell>
          <table:table-cell office:value-type="string" office:string-value="Inf06 - Pikeman" calcext:value-type="string">
            <text:p><text:s/>Inf06 - Pikeman </text:p>
          </table:table-cell>
          <table:table-cell office:value-type="float" office:value="26" calcext:value-type="float">
            <text:p><text:s/>26 </text:p>
          </table:table-cell>
          <table:table-cell/>
          <table:table-cell office:value-type="string" office:string-value="Inf06 - Pikeman" calcext:value-type="string">
            <text:p><text:s/>Inf06 - Pikeman </text:p>
          </table:table-cell>
          <table:table-cell office:value-type="float" office:value="6022" calcext:value-type="float">
            <text:p><text:s/>6.022 </text:p>
          </table:table-cell>
          <table:table-cell table:number-columns-repeated="57"/>
        </table:table-row>
        <table:table-row table:style-name="ro2">
          <table:table-cell office:value-type="string" office:string-value="engineer" calcext:value-type="string">
            <text:p><text:s/>engineer </text:p>
          </table:table-cell>
          <table:table-cell office:value-type="string" office:string-value="x10 Engineer" calcext:value-type="string">
            <text:p><text:s/>x10 Engineer </text:p>
          </table:table-cell>
          <table:table-cell office:value-type="float" office:value="27" calcext:value-type="float">
            <text:p><text:s/>27 </text:p>
          </table:table-cell>
          <table:table-cell/>
          <table:table-cell office:value-type="string" office:string-value="xSP10 Engineer" calcext:value-type="string">
            <text:p><text:s/>xSP10 Engineer </text:p>
          </table:table-cell>
          <table:table-cell office:value-type="float" office:value="10016" calcext:value-type="float">
            <text:p><text:s/>10.016 </text:p>
          </table:table-cell>
          <table:table-cell table:number-columns-repeated="57"/>
        </table:table-row>
        <table:table-row table:style-name="ro2">
          <table:table-cell office:value-type="string" office:string-value="arquebus" calcext:value-type="string">
            <text:p><text:s/>arquebus </text:p>
          </table:table-cell>
          <table:table-cell office:value-type="string" office:string-value="Inf07 - Arquebus" calcext:value-type="string">
            <text:p><text:s/>Inf07 - Arquebus </text:p>
          </table:table-cell>
          <table:table-cell office:value-type="float" office:value="28" calcext:value-type="float">
            <text:p><text:s/>28 </text:p>
          </table:table-cell>
          <table:table-cell/>
          <table:table-cell office:value-type="string" office:string-value="Inf07 - Arquebus" calcext:value-type="string">
            <text:p><text:s/>Inf07 - Arquebus </text:p>
          </table:table-cell>
          <table:table-cell office:value-type="float" office:value="7016" calcext:value-type="float">
            <text:p><text:s/>7.016 </text:p>
          </table:table-cell>
          <table:table-cell table:number-columns-repeated="57"/>
        </table:table-row>
        <table:table-row table:style-name="ro2">
          <table:table-cell office:value-type="string" office:string-value="musketeer" calcext:value-type="string">
            <text:p><text:s/>musketeer </text:p>
          </table:table-cell>
          <table:table-cell office:value-type="string" office:string-value="Inf08 - Musketeer" calcext:value-type="string">
            <text:p><text:s/>Inf08 - Musketeer </text:p>
          </table:table-cell>
          <table:table-cell office:value-type="float" office:value="29" calcext:value-type="float">
            <text:p><text:s/>29 </text:p>
          </table:table-cell>
          <table:table-cell/>
          <table:table-cell office:value-type="string" office:string-value="Inf08 - Musketeer" calcext:value-type="string">
            <text:p><text:s/>Inf08 - Musketeer </text:p>
          </table:table-cell>
          <table:table-cell office:value-type="float" office:value="8022" calcext:value-type="float">
            <text:p><text:s/>8.022 </text:p>
          </table:table-cell>
          <table:table-cell table:number-columns-repeated="57"/>
        </table:table-row>
        <table:table-row table:style-name="ro2">
          <table:table-cell office:value-type="string" office:string-value="grenadier" calcext:value-type="string">
            <text:p><text:s/>grenadier </text:p>
          </table:table-cell>
          <table:table-cell office:value-type="string" office:string-value="Inf09 - Grenadier" calcext:value-type="string">
            <text:p><text:s/>Inf09 - Grenadier </text:p>
          </table:table-cell>
          <table:table-cell office:value-type="float" office:value="30" calcext:value-type="float">
            <text:p><text:s/>30 </text:p>
          </table:table-cell>
          <table:table-cell/>
          <table:table-cell office:value-type="string" office:string-value="Inf09 - Grenadier" calcext:value-type="string">
            <text:p><text:s/>Inf09 - Grenadier </text:p>
          </table:table-cell>
          <table:table-cell office:value-type="float" office:value="9018" calcext:value-type="float">
            <text:p><text:s/>9.018 </text:p>
          </table:table-cell>
          <table:table-cell table:number-columns-repeated="57"/>
        </table:table-row>
        <table:table-row table:style-name="ro2">
          <table:table-cell office:value-type="string" office:string-value="marine" calcext:value-type="string">
            <text:p><text:s/>marine </text:p>
          </table:table-cell>
          <table:table-cell office:value-type="string" office:string-value="Inf11 - Marine" calcext:value-type="string">
            <text:p><text:s/>Inf11 - Marine </text:p>
          </table:table-cell>
          <table:table-cell office:value-type="float" office:value="31" calcext:value-type="float">
            <text:p><text:s/>31 </text:p>
          </table:table-cell>
          <table:table-cell/>
          <table:table-cell office:value-type="string" office:string-value="Inf11 - Marine" calcext:value-type="string">
            <text:p><text:s/>Inf11 - Marine </text:p>
          </table:table-cell>
          <table:table-cell office:value-type="float" office:value="11050" calcext:value-type="float">
            <text:p><text:s/>11.050 </text:p>
          </table:table-cell>
          <table:table-cell table:number-columns-repeated="57"/>
        </table:table-row>
        <table:table-row table:style-name="ro2">
          <table:table-cell office:value-type="string" office:string-value="citizen" calcext:value-type="string">
            <text:p><text:s/>citizen </text:p>
          </table:table-cell>
          <table:table-cell office:value-type="string" office:string-value="Citizen" calcext:value-type="string">
            <text:p><text:s/>Citizen </text:p>
          </table:table-cell>
          <table:table-cell office:value-type="float" office:value="32" calcext:value-type="float">
            <text:p><text:s/>32 </text:p>
          </table:table-cell>
          <table:table-cell/>
          <table:table-cell office:value-type="string" office:string-value="Citizen" calcext:value-type="string">
            <text:p><text:s/>Citizen </text:p>
          </table:table-cell>
          <table:table-cell office:value-type="float" office:value="1074" calcext:value-type="float">
            <text:p><text:s/>1.074 </text:p>
          </table:table-cell>
          <table:table-cell table:number-columns-repeated="57"/>
        </table:table-row>
        <table:table-row table:style-name="ro2">
          <table:table-cell office:value-type="string" office:string-value="grigor ii" calcext:value-type="string">
            <text:p><text:s/>grigor ii </text:p>
          </table:table-cell>
          <table:table-cell office:value-type="string" office:string-value="x13 Grigor II" calcext:value-type="string">
            <text:p><text:s/>x13 Grigor II </text:p>
          </table:table-cell>
          <table:table-cell office:value-type="float" office:value="33" calcext:value-type="float">
            <text:p><text:s/>33 </text:p>
          </table:table-cell>
          <table:table-cell/>
          <table:table-cell office:value-type="string" office:string-value="(Grigor II)" calcext:value-type="string">
            <text:p><text:s/>(Grigor II) </text:p>
          </table:table-cell>
          <table:table-cell office:value-type="float" office:value="1427" calcext:value-type="float">
            <text:p><text:s/>1.427 </text:p>
          </table:table-cell>
          <table:table-cell table:number-columns-repeated="57"/>
        </table:table-row>
        <table:table-row table:style-name="ro2">
          <table:table-cell office:value-type="string" office:string-value="gunboat" calcext:value-type="string">
            <text:p><text:s/>gunboat </text:p>
          </table:table-cell>
          <table:table-cell office:value-type="string" office:string-value="s08 Gunboat Cruiser" calcext:value-type="string">
            <text:p><text:s/>s08 Gunboat Cruiser </text:p>
          </table:table-cell>
          <table:table-cell office:value-type="float" office:value="44" calcext:value-type="float">
            <text:p><text:s/>44 </text:p>
          </table:table-cell>
          <table:table-cell/>
          <table:table-cell office:value-type="string" office:string-value="s08 Gunboat Cruiser" calcext:value-type="string">
            <text:p><text:s/>s08 Gunboat Cruiser </text:p>
          </table:table-cell>
          <table:table-cell office:value-type="float" office:value="8088" calcext:value-type="float">
            <text:p><text:s/>8.088 </text:p>
          </table:table-cell>
          <table:table-cell table:number-columns-repeated="57"/>
        </table:table-row>
        <table:table-row table:style-name="ro2">
          <table:table-cell office:value-type="string" office:string-value="tower primitive" calcext:value-type="string">
            <text:p><text:s/>tower primitive </text:p>
          </table:table-cell>
          <table:table-cell office:value-type="string" office:string-value="b  Guard Tower - Paleo" calcext:value-type="string">
            <text:p><text:s/>b <text:s/>Guard Tower - Paleo </text:p>
          </table:table-cell>
          <table:table-cell office:value-type="float" office:value="47" calcext:value-type="float">
            <text:p><text:s/>47 </text:p>
          </table:table-cell>
          <table:table-cell/>
          <table:table-cell office:value-type="string" office:string-value="b Tower - Stone" calcext:value-type="string">
            <text:p><text:s/>b Tower - Stone </text:p>
          </table:table-cell>
          <table:table-cell office:value-type="float" office:value="1007" calcext:value-type="float">
            <text:p><text:s/>1.007 </text:p>
          </table:table-cell>
          <table:table-cell table:number-columns-repeated="57"/>
        </table:table-row>
        <table:table-row table:style-name="ro2">
          <table:table-cell office:value-type="string" office:string-value="sea king II" calcext:value-type="string">
            <text:p><text:s/>sea king II </text:p>
          </table:table-cell>
          <table:table-cell office:value-type="string" office:string-value="a Helicopter Sea King II 13" calcext:value-type="string">
            <text:p><text:s/>a Helicopter Sea King II 13 </text:p>
          </table:table-cell>
          <table:table-cell office:value-type="float" office:value="51" calcext:value-type="float">
            <text:p><text:s/>51 </text:p>
          </table:table-cell>
          <table:table-cell/>
          <table:table-cell office:value-type="string" office:string-value="a   14m Sea King II" calcext:value-type="string">
            <text:p><text:s/>a <text:s text:c="2"/>14m Sea King II </text:p>
          </table:table-cell>
          <table:table-cell office:value-type="float" office:value="14011" calcext:value-type="float">
            <text:p><text:s/>14.011 </text:p>
          </table:table-cell>
          <table:table-cell table:number-columns-repeated="57"/>
        </table:table-row>
        <table:table-row table:style-name="ro2">
          <table:table-cell office:value-type="string" office:string-value="galleon - imperial" calcext:value-type="string">
            <text:p><text:s/>galleon - imperial </text:p>
          </table:table-cell>
          <table:table-cell office:value-type="string" office:string-value="s08 Imperial Galleon" calcext:value-type="string">
            <text:p><text:s/>s08 Imperial Galleon </text:p>
          </table:table-cell>
          <table:table-cell office:value-type="float" office:value="57" calcext:value-type="float">
            <text:p><text:s/>57 </text:p>
          </table:table-cell>
          <table:table-cell/>
          <table:table-cell office:value-type="string" office:string-value="s08 Super Explosive Galleon" calcext:value-type="string">
            <text:p><text:s/>s08 Super Explosive Galleon </text:p>
          </table:table-cell>
          <table:table-cell office:value-type="float" office:value="8062" calcext:value-type="float">
            <text:p><text:s/>8.062 </text:p>
          </table:table-cell>
          <table:table-cell table:number-columns-repeated="57"/>
        </table:table-row>
        <table:table-row table:style-name="ro2">
          <table:table-cell office:value-type="string" office:string-value="b-29 bomber" calcext:value-type="string">
            <text:p><text:s/>b-29 bomber </text:p>
          </table:table-cell>
          <table:table-cell office:value-type="string" office:string-value="a BomberNuc11 B-29" calcext:value-type="string">
            <text:p><text:s/>a BomberNuc11 B-29 </text:p>
          </table:table-cell>
          <table:table-cell office:value-type="float" office:value="70" calcext:value-type="float">
            <text:p><text:s/>70 </text:p>
          </table:table-cell>
          <table:table-cell/>
          <table:table-cell office:value-type="string" office:string-value="a  11 B-29" calcext:value-type="string">
            <text:p><text:s/>a <text:s/>11 B-29 </text:p>
          </table:table-cell>
          <table:table-cell office:value-type="float" office:value="11071" calcext:value-type="float">
            <text:p><text:s/>11.071 </text:p>
          </table:table-cell>
          <table:table-cell table:number-columns-repeated="57"/>
        </table:table-row>
        <table:table-row table:style-name="ro2">
          <table:table-cell office:value-type="string" office:string-value="fokker" calcext:value-type="string">
            <text:p><text:s/>fokker </text:p>
          </table:table-cell>
          <table:table-cell office:value-type="string" office:string-value="a Strafe Fighter10 Fokker DR.1" calcext:value-type="string">
            <text:p><text:s/>a Strafe Fighter10 Fokker DR.1 </text:p>
          </table:table-cell>
          <table:table-cell office:value-type="float" office:value="71" calcext:value-type="float">
            <text:p><text:s/>71 </text:p>
          </table:table-cell>
          <table:table-cell/>
          <table:table-cell office:value-type="string" office:string-value="a  10 Fokker DR.1" calcext:value-type="string">
            <text:p><text:s/>a <text:s/>10 Fokker DR.1 </text:p>
          </table:table-cell>
          <table:table-cell office:value-type="float" office:value="10018" calcext:value-type="float">
            <text:p><text:s/>10.018 </text:p>
          </table:table-cell>
          <table:table-cell table:number-columns-repeated="57"/>
        </table:table-row>
        <table:table-row table:style-name="ro2">
          <table:table-cell office:value-type="string" office:string-value="sopwith" calcext:value-type="string">
            <text:p><text:s/>sopwith </text:p>
          </table:table-cell>
          <table:table-cell office:value-type="string" office:string-value="a Fighter10 Sopwith Camel F.1" calcext:value-type="string">
            <text:p><text:s/>a Fighter10 Sopwith Camel F.1 </text:p>
          </table:table-cell>
          <table:table-cell office:value-type="float" office:value="72" calcext:value-type="float">
            <text:p><text:s/>72 </text:p>
          </table:table-cell>
          <table:table-cell/>
          <table:table-cell office:value-type="string" office:string-value="a  10 Sopwith Camel F.1" calcext:value-type="string">
            <text:p><text:s/>a <text:s/>10 Sopwith Camel F.1 </text:p>
          </table:table-cell>
          <table:table-cell office:value-type="float" office:value="10005" calcext:value-type="float">
            <text:p><text:s/>10.005 </text:p>
          </table:table-cell>
          <table:table-cell table:number-columns-repeated="57"/>
        </table:table-row>
        <table:table-row table:style-name="ro2">
          <table:table-cell office:value-type="string" office:string-value="albatros dv fighter" calcext:value-type="string">
            <text:p><text:s/>albatros dv fighter </text:p>
          </table:table-cell>
          <table:table-cell office:value-type="string" office:string-value="x a10 Albatros D.V." calcext:value-type="string">
            <text:p><text:s/>x a10 Albatros D.V. </text:p>
          </table:table-cell>
          <table:table-cell office:value-type="float" office:value="73" calcext:value-type="float">
            <text:p><text:s/>73 </text:p>
          </table:table-cell>
          <table:table-cell/>
          <table:table-cell office:value-type="string" office:string-value="xsp Albatros D.V." calcext:value-type="string">
            <text:p><text:s/>xsp Albatros D.V. </text:p>
          </table:table-cell>
          <table:table-cell office:value-type="float" office:value="10010" calcext:value-type="float">
            <text:p><text:s/>10.010 </text:p>
          </table:table-cell>
          <table:table-cell table:number-columns-repeated="57"/>
        </table:table-row>
        <table:table-row table:style-name="ro2">
          <table:table-cell office:value-type="string" office:string-value="fw190" calcext:value-type="string">
            <text:p><text:s/>fw190 </text:p>
          </table:table-cell>
          <table:table-cell office:value-type="string" office:string-value="x11 FW190" calcext:value-type="string">
            <text:p><text:s/>x11 FW190 </text:p>
          </table:table-cell>
          <table:table-cell office:value-type="float" office:value="74" calcext:value-type="float">
            <text:p><text:s/>74 </text:p>
          </table:table-cell>
          <table:table-cell/>
          <table:table-cell office:value-type="string" office:string-value="xsp FW190" calcext:value-type="string">
            <text:p><text:s/>xsp FW190 </text:p>
          </table:table-cell>
          <table:table-cell office:value-type="float" office:value="11004" calcext:value-type="float">
            <text:p><text:s/>11.004 </text:p>
          </table:table-cell>
          <table:table-cell table:number-columns-repeated="57"/>
        </table:table-row>
        <table:table-row table:style-name="ro2">
          <table:table-cell office:value-type="string" office:string-value="me109" calcext:value-type="string">
            <text:p><text:s/>me109 </text:p>
          </table:table-cell>
          <table:table-cell office:value-type="string" office:string-value="a Strafe Fighter11 ME109" calcext:value-type="string">
            <text:p><text:s/>a Strafe Fighter11 ME109 </text:p>
          </table:table-cell>
          <table:table-cell office:value-type="float" office:value="75" calcext:value-type="float">
            <text:p><text:s/>75 </text:p>
          </table:table-cell>
          <table:table-cell/>
          <table:table-cell office:value-type="string" office:string-value="a  11 ME109" calcext:value-type="string">
            <text:p><text:s/>a <text:s/>11 ME109 </text:p>
          </table:table-cell>
          <table:table-cell office:value-type="float" office:value="11006" calcext:value-type="float">
            <text:p><text:s/>11.006 </text:p>
          </table:table-cell>
          <table:table-cell table:number-columns-repeated="57"/>
        </table:table-row>
        <table:table-row table:style-name="ro2">
          <table:table-cell office:value-type="string" office:string-value="p-51" calcext:value-type="string">
            <text:p><text:s/>p-51 </text:p>
          </table:table-cell>
          <table:table-cell office:value-type="string" office:string-value="a Fighter11 P51" calcext:value-type="string">
            <text:p><text:s/>a Fighter11 P51 </text:p>
          </table:table-cell>
          <table:table-cell office:value-type="float" office:value="77" calcext:value-type="float">
            <text:p><text:s/>77 </text:p>
          </table:table-cell>
          <table:table-cell/>
          <table:table-cell office:value-type="string" office:string-value="a  11 P51" calcext:value-type="string">
            <text:p><text:s/>a <text:s/>11 P51 </text:p>
          </table:table-cell>
          <table:table-cell office:value-type="float" office:value="11000" calcext:value-type="float">
            <text:p><text:s/>11.000 </text:p>
          </table:table-cell>
          <table:table-cell table:number-columns-repeated="57"/>
        </table:table-row>
        <table:table-row table:style-name="ro2">
          <table:table-cell office:value-type="string" office:string-value="p-38 lightning" calcext:value-type="string">
            <text:p><text:s/>p-38 lightning </text:p>
          </table:table-cell>
          <table:table-cell office:value-type="string" office:string-value="x11 P38" calcext:value-type="string">
            <text:p><text:s/>x11 P38 </text:p>
          </table:table-cell>
          <table:table-cell office:value-type="float" office:value="78" calcext:value-type="float">
            <text:p><text:s/>78 </text:p>
          </table:table-cell>
          <table:table-cell/>
          <table:table-cell office:value-type="string" office:string-value="xsp P38" calcext:value-type="string">
            <text:p><text:s/>xsp P38 </text:p>
          </table:table-cell>
          <table:table-cell office:value-type="float" office:value="11009" calcext:value-type="float">
            <text:p><text:s/>11.009 </text:p>
          </table:table-cell>
          <table:table-cell table:number-columns-repeated="57"/>
        </table:table-row>
        <table:table-row table:style-name="ro2">
          <table:table-cell office:value-type="string" office:string-value="b-17 bomber" calcext:value-type="string">
            <text:p><text:s/>b-17 bomber </text:p>
          </table:table-cell>
          <table:table-cell office:value-type="string" office:string-value="a Bomber 11 B-17" calcext:value-type="string">
            <text:p><text:s/>a Bomber 11 B-17 </text:p>
          </table:table-cell>
          <table:table-cell office:value-type="float" office:value="79" calcext:value-type="float">
            <text:p><text:s/>79 </text:p>
          </table:table-cell>
          <table:table-cell/>
          <table:table-cell office:value-type="string" office:string-value="a  11 B-17" calcext:value-type="string">
            <text:p><text:s/>a <text:s/>11 B-17 </text:p>
          </table:table-cell>
          <table:table-cell office:value-type="float" office:value="11001" calcext:value-type="float">
            <text:p><text:s/>11.001 </text:p>
          </table:table-cell>
          <table:table-cell table:number-columns-repeated="57"/>
        </table:table-row>
        <table:table-row table:style-name="ro2">
          <table:table-cell office:value-type="string" office:string-value="f-14" calcext:value-type="string">
            <text:p><text:s/>f-14 </text:p>
          </table:table-cell>
          <table:table-cell office:value-type="string" office:string-value="a CarrierFighter12 F-14" calcext:value-type="string">
            <text:p><text:s/>a CarrierFighter12 F-14 </text:p>
          </table:table-cell>
          <table:table-cell office:value-type="float" office:value="80" calcext:value-type="float">
            <text:p><text:s/>80 </text:p>
          </table:table-cell>
          <table:table-cell/>
          <table:table-cell office:value-type="string" office:string-value="a   10m F14" calcext:value-type="string">
            <text:p><text:s/>a <text:s text:c="2"/>10m F14 </text:p>
          </table:table-cell>
          <table:table-cell office:value-type="float" office:value="12015" calcext:value-type="float">
            <text:p><text:s/>12.015 </text:p>
          </table:table-cell>
          <table:table-cell table:number-columns-repeated="57"/>
        </table:table-row>
        <table:table-row table:style-name="ro2">
          <table:table-cell office:value-type="string" office:string-value="c-47 cargo plane" calcext:value-type="string">
            <text:p><text:s/>c-47 cargo plane </text:p>
          </table:table-cell>
          <table:table-cell office:value-type="string" office:string-value="x11a Transport C-47" calcext:value-type="string">
            <text:p><text:s/>x11a Transport C-47 </text:p>
          </table:table-cell>
          <table:table-cell office:value-type="float" office:value="81" calcext:value-type="float">
            <text:p><text:s/>81 </text:p>
          </table:table-cell>
          <table:table-cell/>
          <table:table-cell office:value-type="string" office:string-value="xsp C-47" calcext:value-type="string">
            <text:p><text:s/>xsp C-47 </text:p>
          </table:table-cell>
          <table:table-cell office:value-type="float" office:value="10037" calcext:value-type="float">
            <text:p><text:s/>10.037 </text:p>
          </table:table-cell>
          <table:table-cell table:number-columns-repeated="57"/>
        </table:table-row>
        <table:table-row table:style-name="ro2">
          <table:table-cell office:value-type="string" office:string-value="typhoon AT" calcext:value-type="string">
            <text:p><text:s/>typhoon AT </text:p>
          </table:table-cell>
          <table:table-cell office:value-type="string" office:string-value="a AT Fighter11 Typhoon" calcext:value-type="string">
            <text:p><text:s/>a AT Fighter11 Typhoon </text:p>
          </table:table-cell>
          <table:table-cell office:value-type="float" office:value="82" calcext:value-type="float">
            <text:p><text:s/>82 </text:p>
          </table:table-cell>
          <table:table-cell/>
          <table:table-cell office:value-type="string" office:string-value="a  11 Typhoon" calcext:value-type="string">
            <text:p><text:s/>a <text:s/>11 Typhoon </text:p>
          </table:table-cell>
          <table:table-cell office:value-type="float" office:value="11085" calcext:value-type="float">
            <text:p><text:s/>11.085 </text:p>
          </table:table-cell>
          <table:table-cell table:number-columns-repeated="57"/>
        </table:table-row>
        <table:table-row table:style-name="ro2">
          <table:table-cell office:value-type="string" office:string-value="me110 bomber" calcext:value-type="string">
            <text:p><text:s/>me110 bomber </text:p>
          </table:table-cell>
          <table:table-cell office:value-type="string" office:string-value="x11 ME110" calcext:value-type="string">
            <text:p><text:s/>x11 ME110 </text:p>
          </table:table-cell>
          <table:table-cell office:value-type="float" office:value="83" calcext:value-type="float">
            <text:p><text:s/>83 </text:p>
          </table:table-cell>
          <table:table-cell/>
          <table:table-cell office:value-type="string" office:string-value="a  11 ME110" calcext:value-type="string">
            <text:p><text:s/>a <text:s/>11 ME110 </text:p>
          </table:table-cell>
          <table:table-cell office:value-type="float" office:value="11007" calcext:value-type="float">
            <text:p><text:s/>11.007 </text:p>
          </table:table-cell>
          <table:table-cell table:number-columns-repeated="57"/>
        </table:table-row>
        <table:table-row table:style-name="ro2">
          <table:table-cell office:value-type="string" office:string-value="corsair" calcext:value-type="string">
            <text:p><text:s/>corsair </text:p>
          </table:table-cell>
          <table:table-cell office:value-type="string" office:string-value="a CarrierFighter11 Corsair1" calcext:value-type="string">
            <text:p><text:s/>a CarrierFighter11 Corsair1 </text:p>
          </table:table-cell>
          <table:table-cell office:value-type="float" office:value="85" calcext:value-type="float">
            <text:p><text:s/>85 </text:p>
          </table:table-cell>
          <table:table-cell/>
          <table:table-cell office:value-type="string" office:string-value="a   10ww2  Corsair" calcext:value-type="string">
            <text:p><text:s/>a <text:s text:c="2"/>10ww2 <text:s/>Corsair </text:p>
          </table:table-cell>
          <table:table-cell office:value-type="float" office:value="11035" calcext:value-type="float">
            <text:p><text:s/>11.035 </text:p>
          </table:table-cell>
          <table:table-cell table:number-columns-repeated="57"/>
        </table:table-row>
        <table:table-row table:style-name="ro2">
          <table:table-cell office:value-type="string" office:string-value="me262" calcext:value-type="string">
            <text:p><text:s/>me262 </text:p>
          </table:table-cell>
          <table:table-cell office:value-type="string" office:string-value="a Strafe Fighter11 ME262" calcext:value-type="string">
            <text:p><text:s/>a Strafe Fighter11 ME262 </text:p>
          </table:table-cell>
          <table:table-cell office:value-type="float" office:value="86" calcext:value-type="float">
            <text:p><text:s/>86 </text:p>
          </table:table-cell>
          <table:table-cell/>
          <table:table-cell office:value-type="string" office:string-value="a  11 ME262" calcext:value-type="string">
            <text:p><text:s/>a <text:s/>11 ME262 </text:p>
          </table:table-cell>
          <table:table-cell office:value-type="float" office:value="11008" calcext:value-type="float">
            <text:p><text:s/>11.008 </text:p>
          </table:table-cell>
          <table:table-cell table:number-columns-repeated="57"/>
        </table:table-row>
        <table:table-row table:style-name="ro2">
          <table:table-cell office:value-type="string" office:string-value="titan" calcext:value-type="string">
            <text:p><text:s/>titan </text:p>
          </table:table-cell>
          <table:table-cell office:value-type="string" office:string-value="a BomberNuc13 Titan" calcext:value-type="string">
            <text:p><text:s/>a BomberNuc13 Titan </text:p>
          </table:table-cell>
          <table:table-cell office:value-type="float" office:value="87" calcext:value-type="float">
            <text:p><text:s/>87 </text:p>
          </table:table-cell>
          <table:table-cell/>
          <table:table-cell office:value-type="string" office:string-value="a  13 Titan Bomber" calcext:value-type="string">
            <text:p><text:s/>a <text:s/>13 Titan Bomber </text:p>
          </table:table-cell>
          <table:table-cell office:value-type="float" office:value="13085" calcext:value-type="float">
            <text:p><text:s/>13.085 </text:p>
          </table:table-cell>
          <table:table-cell table:number-columns-repeated="57"/>
        </table:table-row>
        <table:table-row table:style-name="ro2">
          <table:table-cell office:value-type="string" office:string-value="talon" calcext:value-type="string">
            <text:p><text:s/>talon </text:p>
          </table:table-cell>
          <table:table-cell office:value-type="string" office:string-value="a Strafe Fighter13 Talon" calcext:value-type="string">
            <text:p><text:s/>a Strafe Fighter13 Talon </text:p>
          </table:table-cell>
          <table:table-cell office:value-type="float" office:value="88" calcext:value-type="float">
            <text:p><text:s/>88 </text:p>
          </table:table-cell>
          <table:table-cell/>
          <table:table-cell office:value-type="string" office:string-value="a  13 Talon Fighter" calcext:value-type="string">
            <text:p><text:s/>a <text:s/>13 Talon Fighter </text:p>
          </table:table-cell>
          <table:table-cell office:value-type="float" office:value="13092" calcext:value-type="float">
            <text:p><text:s/>13.092 </text:p>
          </table:table-cell>
          <table:table-cell table:number-columns-repeated="57"/>
        </table:table-row>
        <table:table-row table:style-name="ro2">
          <table:table-cell office:value-type="string" office:string-value="phoenix" calcext:value-type="string">
            <text:p><text:s/>phoenix </text:p>
          </table:table-cell>
          <table:table-cell office:value-type="string" office:string-value="a Strafe Fighter14 Phoenix" calcext:value-type="string">
            <text:p><text:s/>a Strafe Fighter14 Phoenix </text:p>
          </table:table-cell>
          <table:table-cell office:value-type="float" office:value="89" calcext:value-type="float">
            <text:p><text:s/>89 </text:p>
          </table:table-cell>
          <table:table-cell/>
          <table:table-cell office:value-type="string" office:string-value="a  14 Phoenix Fighter" calcext:value-type="string">
            <text:p><text:s/>a <text:s/>14 Phoenix Fighter </text:p>
          </table:table-cell>
          <table:table-cell office:value-type="float" office:value="14022" calcext:value-type="float">
            <text:p><text:s/>14.022 </text:p>
          </table:table-cell>
          <table:table-cell table:number-columns-repeated="57"/>
        </table:table-row>
        <table:table-row table:style-name="ro2">
          <table:table-cell office:value-type="string" office:string-value="observation baloon" calcext:value-type="string">
            <text:p><text:s/>observation baloon </text:p>
          </table:table-cell>
          <table:table-cell office:value-type="string" office:string-value="a Balloon10 Observation Balloon" calcext:value-type="string">
            <text:p><text:s/>a Balloon10 Observation Balloon </text:p>
          </table:table-cell>
          <table:table-cell office:value-type="float" office:value="90" calcext:value-type="float">
            <text:p><text:s/>90 </text:p>
          </table:table-cell>
          <table:table-cell/>
          <table:table-cell office:value-type="string" office:string-value="a   10 Oberservation Balloon" calcext:value-type="string">
            <text:p><text:s/>a <text:s text:c="2"/>10 Oberservation Balloon </text:p>
          </table:table-cell>
          <table:table-cell office:value-type="float" office:value="10042" calcext:value-type="float">
            <text:p><text:s/>10.042 </text:p>
          </table:table-cell>
          <table:table-cell table:number-columns-repeated="57"/>
        </table:table-row>
        <table:table-row table:style-name="ro2">
          <table:table-cell office:value-type="string" office:string-value="57mm AT gun" calcext:value-type="string">
            <text:p><text:s/>57mm AT gun </text:p>
          </table:table-cell>
          <table:table-cell office:value-type="string" office:string-value="Gun AT10 57mm AT Gun" calcext:value-type="string">
            <text:p><text:s/>Gun AT10 57mm AT Gun </text:p>
          </table:table-cell>
          <table:table-cell office:value-type="float" office:value="91" calcext:value-type="float">
            <text:p><text:s/>91 </text:p>
          </table:table-cell>
          <table:table-cell/>
          <table:table-cell office:value-type="string" office:string-value="AT10 - Gun" calcext:value-type="string">
            <text:p><text:s/>AT10 - Gun </text:p>
          </table:table-cell>
          <table:table-cell office:value-type="float" office:value="10009" calcext:value-type="float">
            <text:p><text:s/>10.009 </text:p>
          </table:table-cell>
          <table:table-cell table:number-columns-repeated="57"/>
        </table:table-row>
        <table:table-row table:style-name="ro2">
          <table:table-cell office:value-type="string" office:string-value="bazooka" calcext:value-type="string">
            <text:p><text:s/>bazooka </text:p>
          </table:table-cell>
          <table:table-cell office:value-type="string" office:string-value="Inf11 - Bazooka Infantry" calcext:value-type="string">
            <text:p><text:s/>Inf11 - Bazooka Infantry </text:p>
          </table:table-cell>
          <table:table-cell office:value-type="float" office:value="92" calcext:value-type="float">
            <text:p><text:s/>92 </text:p>
          </table:table-cell>
          <table:table-cell/>
          <table:table-cell office:value-type="string" office:string-value="AT11 - Bazooka Infantry" calcext:value-type="string">
            <text:p><text:s/>AT11 - Bazooka Infantry </text:p>
          </table:table-cell>
          <table:table-cell office:value-type="float" office:value="11912" calcext:value-type="float">
            <text:p><text:s/>11.912 </text:p>
          </table:table-cell>
          <table:table-cell table:number-columns-repeated="57"/>
        </table:table-row>
        <table:table-row table:style-name="ro2">
          <table:table-cell office:value-type="string" office:string-value="pilum" calcext:value-type="string">
            <text:p><text:s/>pilum </text:p>
          </table:table-cell>
          <table:table-cell office:value-type="string" office:string-value="Inf05 - Pilum" calcext:value-type="string">
            <text:p><text:s/>Inf05 - Pilum </text:p>
          </table:table-cell>
          <table:table-cell office:value-type="float" office:value="96" calcext:value-type="float">
            <text:p><text:s/>96 </text:p>
          </table:table-cell>
          <table:table-cell/>
          <table:table-cell office:value-type="string" office:string-value="Inf05 - Pilum" calcext:value-type="string">
            <text:p><text:s/>Inf05 - Pilum </text:p>
          </table:table-cell>
          <table:table-cell office:value-type="float" office:value="5036" calcext:value-type="float">
            <text:p><text:s/>5.036 </text:p>
          </table:table-cell>
          <table:table-cell table:number-columns-repeated="57"/>
        </table:table-row>
        <table:table-row table:style-name="ro2">
          <table:table-cell office:value-type="string" office:string-value="galley - copper" calcext:value-type="string">
            <text:p><text:s/>galley - copper </text:p>
          </table:table-cell>
          <table:table-cell office:value-type="string" office:string-value="s03 Copper Galley" calcext:value-type="string">
            <text:p><text:s/>s03 Copper Galley </text:p>
          </table:table-cell>
          <table:table-cell office:value-type="float" office:value="97" calcext:value-type="float">
            <text:p><text:s/>97 </text:p>
          </table:table-cell>
          <table:table-cell/>
          <table:table-cell office:value-type="string" office:string-value="s03 Fire Galley" calcext:value-type="string">
            <text:p><text:s/>s03 Fire Galley </text:p>
          </table:table-cell>
          <table:table-cell office:value-type="float" office:value="3040" calcext:value-type="float">
            <text:p><text:s/>3.040 </text:p>
          </table:table-cell>
          <table:table-cell table:number-columns-repeated="57"/>
        </table:table-row>
        <table:table-row table:style-name="ro2">
          <table:table-cell office:value-type="string" office:string-value="colossus artillery" calcext:value-type="string">
            <text:p><text:s/>colossus artillery </text:p>
          </table:table-cell>
          <table:table-cell office:value-type="string" office:string-value="Gun Artillery13 Colossus" calcext:value-type="string">
            <text:p><text:s/>Gun Artillery13 Colossus </text:p>
          </table:table-cell>
          <table:table-cell office:value-type="float" office:value="101" calcext:value-type="float">
            <text:p><text:s/>101 </text:p>
          </table:table-cell>
          <table:table-cell/>
          <table:table-cell office:value-type="string" office:string-value="Fld Wpn12 - Mega Artillery" calcext:value-type="string">
            <text:p><text:s/>Fld Wpn12 - Mega Artillery </text:p>
          </table:table-cell>
          <table:table-cell office:value-type="float" office:value="13090" calcext:value-type="float">
            <text:p><text:s/>13.090 </text:p>
          </table:table-cell>
          <table:table-cell table:number-columns-repeated="57"/>
        </table:table-row>
        <table:table-row table:style-name="ro2">
          <table:table-cell office:value-type="string" office:string-value="ram" calcext:value-type="string">
            <text:p><text:s/>ram </text:p>
          </table:table-cell>
          <table:table-cell office:value-type="string" office:string-value="Siege04 - Ram" calcext:value-type="string">
            <text:p><text:s/>Siege04 - Ram </text:p>
          </table:table-cell>
          <table:table-cell office:value-type="float" office:value="102" calcext:value-type="float">
            <text:p><text:s/>102 </text:p>
          </table:table-cell>
          <table:table-cell/>
          <table:table-cell office:value-type="string" office:string-value="Siege04 -  Ram" calcext:value-type="string">
            <text:p><text:s/>Siege04 - <text:s/>Ram </text:p>
          </table:table-cell>
          <table:table-cell office:value-type="float" office:value="4039" calcext:value-type="float">
            <text:p><text:s/>4.039 </text:p>
          </table:table-cell>
          <table:table-cell table:number-columns-repeated="57"/>
        </table:table-row>
        <table:table-row table:style-name="ro2">
          <table:table-cell office:value-type="string" office:string-value="siege tower" calcext:value-type="string">
            <text:p><text:s/>siege tower </text:p>
          </table:table-cell>
          <table:table-cell office:value-type="string" office:string-value="Siege04 - Tower" calcext:value-type="string">
            <text:p><text:s/>Siege04 - Tower </text:p>
          </table:table-cell>
          <table:table-cell office:value-type="float" office:value="103" calcext:value-type="float">
            <text:p><text:s/>103 </text:p>
          </table:table-cell>
          <table:table-cell/>
          <table:table-cell office:value-type="string" office:string-value="Siege04 -  Tower" calcext:value-type="string">
            <text:p><text:s/>Siege04 - <text:s/>Tower </text:p>
          </table:table-cell>
          <table:table-cell office:value-type="float" office:value="4022" calcext:value-type="float">
            <text:p><text:s/>4.022 </text:p>
          </table:table-cell>
          <table:table-cell table:number-columns-repeated="57"/>
        </table:table-row>
        <table:table-row table:style-name="ro2">
          <table:table-cell office:value-type="string" office:string-value="catapult" calcext:value-type="string">
            <text:p><text:s/>catapult </text:p>
          </table:table-cell>
          <table:table-cell office:value-type="string" office:string-value="Gun Siege04 Catapult" calcext:value-type="string">
            <text:p><text:s/>Gun Siege04 Catapult </text:p>
          </table:table-cell>
          <table:table-cell office:value-type="float" office:value="104" calcext:value-type="float">
            <text:p><text:s/>104 </text:p>
          </table:table-cell>
          <table:table-cell/>
          <table:table-cell office:value-type="string" office:string-value="Siege04 - Catapult" calcext:value-type="string">
            <text:p><text:s/>Siege04 - Catapult </text:p>
          </table:table-cell>
          <table:table-cell office:value-type="float" office:value="4028" calcext:value-type="float">
            <text:p><text:s/>4.028 </text:p>
          </table:table-cell>
          <table:table-cell table:number-columns-repeated="57"/>
        </table:table-row>
        <table:table-row table:style-name="ro2">
          <table:table-cell office:value-type="string" office:string-value="trebuchet" calcext:value-type="string">
            <text:p><text:s/>trebuchet </text:p>
          </table:table-cell>
          <table:table-cell office:value-type="string" office:string-value="Gun Siege06 Trebuchet" calcext:value-type="string">
            <text:p><text:s/>Gun Siege06 Trebuchet </text:p>
          </table:table-cell>
          <table:table-cell office:value-type="float" office:value="105" calcext:value-type="float">
            <text:p><text:s/>105 </text:p>
          </table:table-cell>
          <table:table-cell/>
          <table:table-cell office:value-type="string" office:string-value="Siege06 -  Trebuchet" calcext:value-type="string">
            <text:p><text:s/>Siege06 - <text:s/>Trebuchet </text:p>
          </table:table-cell>
          <table:table-cell office:value-type="float" office:value="6029" calcext:value-type="float">
            <text:p><text:s/>6.029 </text:p>
          </table:table-cell>
          <table:table-cell table:number-columns-repeated="57"/>
        </table:table-row>
        <table:table-row table:style-name="ro2">
          <table:table-cell office:value-type="string" office:string-value="culverin" calcext:value-type="string">
            <text:p><text:s/>culverin </text:p>
          </table:table-cell>
          <table:table-cell office:value-type="string" office:string-value="Gun Cannon07 - Culverin Cannon" calcext:value-type="string">
            <text:p><text:s/>Gun Cannon07 - Culverin Cannon </text:p>
          </table:table-cell>
          <table:table-cell office:value-type="float" office:value="106" calcext:value-type="float">
            <text:p><text:s/>106 </text:p>
          </table:table-cell>
          <table:table-cell/>
          <table:table-cell office:value-type="string" office:string-value="Fld Wpn07 - Culverin Cannon" calcext:value-type="string">
            <text:p><text:s/>Fld Wpn07 - Culverin Cannon </text:p>
          </table:table-cell>
          <table:table-cell office:value-type="float" office:value="7024" calcext:value-type="float">
            <text:p><text:s/>7.024 </text:p>
          </table:table-cell>
          <table:table-cell table:number-columns-repeated="57"/>
        </table:table-row>
        <table:table-row table:style-name="ro2">
          <table:table-cell office:value-type="string" office:string-value="serpentine" calcext:value-type="string">
            <text:p><text:s/>serpentine </text:p>
          </table:table-cell>
          <table:table-cell office:value-type="string" office:string-value="Gun Siege09 Serpentine Cannon" calcext:value-type="string">
            <text:p><text:s/>Gun Siege09 Serpentine Cannon </text:p>
          </table:table-cell>
          <table:table-cell office:value-type="float" office:value="107" calcext:value-type="float">
            <text:p><text:s/>107 </text:p>
          </table:table-cell>
          <table:table-cell/>
          <table:table-cell office:value-type="string" office:string-value="Siege  - Serpentine Cannon" calcext:value-type="string">
            <text:p><text:s/>Siege <text:s/>- Serpentine Cannon </text:p>
          </table:table-cell>
          <table:table-cell office:value-type="float" office:value="9021" calcext:value-type="float">
            <text:p><text:s/>9.021 </text:p>
          </table:table-cell>
          <table:table-cell table:number-columns-repeated="57"/>
        </table:table-row>
        <table:table-row table:style-name="ro2">
          <table:table-cell office:value-type="string" office:string-value="fishing raft" calcext:value-type="string">
            <text:p><text:s/>fishing raft </text:p>
          </table:table-cell>
          <table:table-cell office:value-type="string" office:string-value="s02 Fishing Boat Stone" calcext:value-type="string">
            <text:p><text:s/>s02 Fishing Boat Stone </text:p>
          </table:table-cell>
          <table:table-cell office:value-type="float" office:value="108" calcext:value-type="float">
            <text:p><text:s/>108 </text:p>
          </table:table-cell>
          <table:table-cell/>
          <table:table-cell office:value-type="string" office:string-value="s02 Fishing Boat - Stone" calcext:value-type="string">
            <text:p><text:s/>s02 Fishing Boat - Stone </text:p>
          </table:table-cell>
          <table:table-cell office:value-type="float" office:value="2000" calcext:value-type="float">
            <text:p><text:s/>2.000 </text:p>
          </table:table-cell>
          <table:table-cell table:number-columns-repeated="57"/>
        </table:table-row>
        <table:table-row table:style-name="ro2">
          <table:table-cell office:value-type="string" office:string-value="fishing boat - bronze" calcext:value-type="string">
            <text:p><text:s/>fishing boat - bronze </text:p>
          </table:table-cell>
          <table:table-cell office:value-type="string" office:string-value="s04 Fishing Boat Bronze" calcext:value-type="string">
            <text:p><text:s/>s04 Fishing Boat Bronze </text:p>
          </table:table-cell>
          <table:table-cell office:value-type="float" office:value="109" calcext:value-type="float">
            <text:p><text:s/>109 </text:p>
          </table:table-cell>
          <table:table-cell/>
          <table:table-cell office:value-type="string" office:string-value="s05 Fishing Boat - Dark" calcext:value-type="string">
            <text:p><text:s/>s05 Fishing Boat - Dark </text:p>
          </table:table-cell>
          <table:table-cell office:value-type="float" office:value="4005" calcext:value-type="float">
            <text:p><text:s/>4.005 </text:p>
          </table:table-cell>
          <table:table-cell table:number-columns-repeated="57"/>
        </table:table-row>
        <table:table-row table:style-name="ro2">
          <table:table-cell office:value-type="string" office:string-value="transport - copper" calcext:value-type="string">
            <text:p><text:s/>transport - copper </text:p>
          </table:table-cell>
          <table:table-cell office:value-type="string" office:string-value="s03 Copper Transport" calcext:value-type="string">
            <text:p><text:s/>s03 Copper Transport </text:p>
          </table:table-cell>
          <table:table-cell office:value-type="float" office:value="110" calcext:value-type="float">
            <text:p><text:s/>110 </text:p>
          </table:table-cell>
          <table:table-cell/>
          <table:table-cell office:value-type="string" office:string-value="s03 Transport - Copper" calcext:value-type="string">
            <text:p><text:s/>s03 Transport - Copper </text:p>
          </table:table-cell>
          <table:table-cell office:value-type="float" office:value="3039" calcext:value-type="float">
            <text:p><text:s/>3.039 </text:p>
          </table:table-cell>
          <table:table-cell table:number-columns-repeated="57"/>
        </table:table-row>
        <table:table-row table:style-name="ro2">
          <table:table-cell office:value-type="string" office:string-value="transport - bronze" calcext:value-type="string">
            <text:p><text:s/>transport - bronze </text:p>
          </table:table-cell>
          <table:table-cell office:value-type="string" office:string-value="s04 Bronze Transport" calcext:value-type="string">
            <text:p><text:s/>s04 Bronze Transport </text:p>
          </table:table-cell>
          <table:table-cell office:value-type="float" office:value="111" calcext:value-type="float">
            <text:p><text:s/>111 </text:p>
          </table:table-cell>
          <table:table-cell/>
          <table:table-cell office:value-type="string" office:string-value="s04 Transport - Bronze" calcext:value-type="string">
            <text:p><text:s/>s04 Transport - Bronze </text:p>
          </table:table-cell>
          <table:table-cell office:value-type="float" office:value="4108" calcext:value-type="float">
            <text:p><text:s/>4.108 </text:p>
          </table:table-cell>
          <table:table-cell table:number-columns-repeated="57"/>
        </table:table-row>
        <table:table-row table:style-name="ro2">
          <table:table-cell office:value-type="string" office:string-value="transport - imperial" calcext:value-type="string">
            <text:p><text:s/>transport - imperial </text:p>
          </table:table-cell>
          <table:table-cell office:value-type="string" office:string-value="s08 Imperial Transport" calcext:value-type="string">
            <text:p><text:s/>s08 Imperial Transport </text:p>
          </table:table-cell>
          <table:table-cell office:value-type="float" office:value="112" calcext:value-type="float">
            <text:p><text:s/>112 </text:p>
          </table:table-cell>
          <table:table-cell/>
          <table:table-cell office:value-type="string" office:string-value="s08 Transport - Imperial" calcext:value-type="string">
            <text:p><text:s/>s08 Transport - Imperial </text:p>
          </table:table-cell>
          <table:table-cell office:value-type="float" office:value="8020" calcext:value-type="float">
            <text:p><text:s/>8.020 </text:p>
          </table:table-cell>
          <table:table-cell table:number-columns-repeated="57"/>
        </table:table-row>
        <table:table-row table:style-name="ro2">
          <table:table-cell office:value-type="string" office:string-value="transport - atomic" calcext:value-type="string">
            <text:p><text:s/>transport - atomic </text:p>
          </table:table-cell>
          <table:table-cell office:value-type="string" office:string-value="s10 Atomic Age Transport" calcext:value-type="string">
            <text:p><text:s/>s10 Atomic Age Transport </text:p>
          </table:table-cell>
          <table:table-cell office:value-type="float" office:value="113" calcext:value-type="float">
            <text:p><text:s/>113 </text:p>
          </table:table-cell>
          <table:table-cell/>
          <table:table-cell office:value-type="string" office:string-value="s10 Transport - Atomic" calcext:value-type="string">
            <text:p><text:s/>s10 Transport - Atomic </text:p>
          </table:table-cell>
          <table:table-cell office:value-type="float" office:value="10028" calcext:value-type="float">
            <text:p><text:s/>10.028 </text:p>
          </table:table-cell>
          <table:table-cell table:number-columns-repeated="57"/>
        </table:table-row>
        <table:table-row table:style-name="ro2">
          <table:table-cell office:value-type="string" office:string-value="gargantua" calcext:value-type="string">
            <text:p><text:s/>gargantua </text:p>
          </table:table-cell>
          <table:table-cell office:value-type="string" office:string-value="s13 Gargantua Transport" calcext:value-type="string">
            <text:p><text:s/>s13 Gargantua Transport </text:p>
          </table:table-cell>
          <table:table-cell office:value-type="float" office:value="114" calcext:value-type="float">
            <text:p><text:s/>114 </text:p>
          </table:table-cell>
          <table:table-cell/>
          <table:table-cell office:value-type="string" office:string-value="s12 Transport - Nano" calcext:value-type="string">
            <text:p><text:s/>s12 Transport - Nano </text:p>
          </table:table-cell>
          <table:table-cell office:value-type="float" office:value="13095" calcext:value-type="float">
            <text:p><text:s/>13.095 </text:p>
          </table:table-cell>
          <table:table-cell table:number-columns-repeated="57"/>
        </table:table-row>
        <table:table-row table:style-name="ro2">
          <table:table-cell office:value-type="string" office:string-value="battleship - copper" calcext:value-type="string">
            <text:p><text:s/>battleship - copper </text:p>
          </table:table-cell>
          <table:table-cell office:value-type="string" office:string-value="s03 Copper Battleship [Galley]" calcext:value-type="string">
            <text:p><text:s/>s03 Copper Battleship [Galley] </text:p>
          </table:table-cell>
          <table:table-cell office:value-type="float" office:value="115" calcext:value-type="float">
            <text:p><text:s/>115 </text:p>
          </table:table-cell>
          <table:table-cell/>
          <table:table-cell office:value-type="string" office:string-value="s03 Galley" calcext:value-type="string">
            <text:p><text:s/>s03 Galley </text:p>
          </table:table-cell>
          <table:table-cell office:value-type="float" office:value="3007" calcext:value-type="float">
            <text:p><text:s/>3.007 </text:p>
          </table:table-cell>
          <table:table-cell table:number-columns-repeated="57"/>
        </table:table-row>
        <table:table-row table:style-name="ro2">
          <table:table-cell office:value-type="string" office:string-value="galleon - renaissance" calcext:value-type="string">
            <text:p><text:s/>galleon - renaissance </text:p>
          </table:table-cell>
          <table:table-cell office:value-type="string" office:string-value="s07 Renaissance Galleon" calcext:value-type="string">
            <text:p><text:s/>s07 Renaissance Galleon </text:p>
          </table:table-cell>
          <table:table-cell office:value-type="float" office:value="116" calcext:value-type="float">
            <text:p><text:s/>116 </text:p>
          </table:table-cell>
          <table:table-cell/>
          <table:table-cell office:value-type="string" office:string-value="s07 Explosive Galleon" calcext:value-type="string">
            <text:p><text:s/>s07 Explosive Galleon </text:p>
          </table:table-cell>
          <table:table-cell office:value-type="float" office:value="7062" calcext:value-type="float">
            <text:p><text:s/>7.062 </text:p>
          </table:table-cell>
          <table:table-cell table:number-columns-repeated="57"/>
        </table:table-row>
        <table:table-row table:style-name="ro2">
          <table:table-cell office:value-type="string" office:string-value="battleship - imperial" calcext:value-type="string">
            <text:p><text:s/>battleship - imperial </text:p>
          </table:table-cell>
          <table:table-cell office:value-type="string" office:string-value="s08 Imperial Battleship" calcext:value-type="string">
            <text:p><text:s/>s08 Imperial Battleship </text:p>
          </table:table-cell>
          <table:table-cell office:value-type="float" office:value="117" calcext:value-type="float">
            <text:p><text:s/>117 </text:p>
          </table:table-cell>
          <table:table-cell/>
          <table:table-cell office:value-type="string" office:string-value="s08 Henri" calcext:value-type="string">
            <text:p><text:s/>s08 Henri </text:p>
          </table:table-cell>
          <table:table-cell office:value-type="float" office:value="8016" calcext:value-type="float">
            <text:p><text:s/>8.016 </text:p>
          </table:table-cell>
          <table:table-cell table:number-columns-repeated="57"/>
        </table:table-row>
        <table:table-row table:style-name="ro2">
          <table:table-cell office:value-type="string" office:string-value="battleship - royal" calcext:value-type="string">
            <text:p><text:s/>battleship - royal </text:p>
          </table:table-cell>
          <table:table-cell office:value-type="string" office:string-value="s09 Royal Battleship" calcext:value-type="string">
            <text:p><text:s/>s09 Royal Battleship </text:p>
          </table:table-cell>
          <table:table-cell office:value-type="float" office:value="118" calcext:value-type="float">
            <text:p><text:s/>118 </text:p>
          </table:table-cell>
          <table:table-cell/>
          <table:table-cell office:value-type="string" office:string-value="s09 Victory" calcext:value-type="string">
            <text:p><text:s/>s09 Victory </text:p>
          </table:table-cell>
          <table:table-cell office:value-type="float" office:value="9017" calcext:value-type="float">
            <text:p><text:s/>9.017 </text:p>
          </table:table-cell>
          <table:table-cell table:number-columns-repeated="57"/>
        </table:table-row>
        <table:table-row table:style-name="ro2">
          <table:table-cell office:value-type="string" office:string-value="bismarck" calcext:value-type="string">
            <text:p><text:s/>bismarck </text:p>
          </table:table-cell>
          <table:table-cell office:value-type="string" office:string-value="s11 Bismarck Battleship" calcext:value-type="string">
            <text:p><text:s/>s11 Bismarck Battleship </text:p>
          </table:table-cell>
          <table:table-cell office:value-type="float" office:value="119" calcext:value-type="float">
            <text:p><text:s/>119 </text:p>
          </table:table-cell>
          <table:table-cell/>
          <table:table-cell office:value-type="string" office:string-value="s11 Bismarck" calcext:value-type="string">
            <text:p><text:s/>s11 Bismarck </text:p>
          </table:table-cell>
          <table:table-cell office:value-type="float" office:value="11040" calcext:value-type="float">
            <text:p><text:s/>11.040 </text:p>
          </table:table-cell>
          <table:table-cell table:number-columns-repeated="57"/>
        </table:table-row>
        <table:table-row table:style-name="ro2">
          <table:table-cell office:value-type="string" office:string-value="leviathan" calcext:value-type="string">
            <text:p><text:s/>leviathan </text:p>
          </table:table-cell>
          <table:table-cell office:value-type="string" office:string-value="s13 Leviathon Battleship" calcext:value-type="string">
            <text:p><text:s/>s13 Leviathon Battleship </text:p>
          </table:table-cell>
          <table:table-cell office:value-type="float" office:value="120" calcext:value-type="float">
            <text:p><text:s/>120 </text:p>
          </table:table-cell>
          <table:table-cell/>
          <table:table-cell office:value-type="string" office:string-value="s13 Battleship13" calcext:value-type="string">
            <text:p><text:s/>s13 Battleship13 </text:p>
          </table:table-cell>
          <table:table-cell office:value-type="float" office:value="13039" calcext:value-type="float">
            <text:p><text:s/>13.039 </text:p>
          </table:table-cell>
          <table:table-cell table:number-columns-repeated="57"/>
        </table:table-row>
        <table:table-row table:style-name="ro2">
          <table:table-cell office:value-type="string" office:string-value="machine gun" calcext:value-type="string">
            <text:p><text:s/>machine gun </text:p>
          </table:table-cell>
          <table:table-cell office:value-type="string" office:string-value="Inf10 - Machine Gun" calcext:value-type="string">
            <text:p><text:s/>Inf10 - Machine Gun </text:p>
          </table:table-cell>
          <table:table-cell office:value-type="float" office:value="121" calcext:value-type="float">
            <text:p><text:s/>121 </text:p>
          </table:table-cell>
          <table:table-cell/>
          <table:table-cell office:value-type="string" office:string-value="Inf10 - Machine Gun" calcext:value-type="string">
            <text:p><text:s/>Inf10 - Machine Gun </text:p>
          </table:table-cell>
          <table:table-cell office:value-type="float" office:value="10017" calcext:value-type="float">
            <text:p><text:s/>10.017 </text:p>
          </table:table-cell>
          <table:table-cell table:number-columns-repeated="57"/>
        </table:table-row>
        <table:table-row table:style-name="ro2">
          <table:table-cell office:value-type="string" office:string-value="battleship - renaissance" calcext:value-type="string">
            <text:p><text:s/>battleship - renaissance </text:p>
          </table:table-cell>
          <table:table-cell office:value-type="string" office:string-value="s07 Renaissance Battleship [Galleon]" calcext:value-type="string">
            <text:p><text:s/>s07 Renaissance Battleship [Galleon] </text:p>
          </table:table-cell>
          <table:table-cell office:value-type="float" office:value="122" calcext:value-type="float">
            <text:p><text:s/>122 </text:p>
          </table:table-cell>
          <table:table-cell/>
          <table:table-cell office:value-type="string" office:string-value="s07 Galleon" calcext:value-type="string">
            <text:p><text:s/>s07 Galleon </text:p>
          </table:table-cell>
          <table:table-cell office:value-type="float" office:value="7014" calcext:value-type="float">
            <text:p><text:s/>7.014 </text:p>
          </table:table-cell>
          <table:table-cell table:number-columns-repeated="57"/>
        </table:table-row>
        <table:table-row table:style-name="ro2">
          <table:table-cell office:value-type="string" office:string-value="battleship - byzantine" calcext:value-type="string">
            <text:p><text:s/>battleship - byzantine </text:p>
          </table:table-cell>
          <table:table-cell office:value-type="string" office:string-value="s05 Byzantine Battleship [Septrireme]" calcext:value-type="string">
            <text:p><text:s/>s05 Byzantine Battleship [Septrireme] </text:p>
          </table:table-cell>
          <table:table-cell office:value-type="float" office:value="123" calcext:value-type="float">
            <text:p><text:s/>123 </text:p>
          </table:table-cell>
          <table:table-cell/>
          <table:table-cell office:value-type="string" office:string-value="s05 Trireme" calcext:value-type="string">
            <text:p><text:s/>s05 Trireme </text:p>
          </table:table-cell>
          <table:table-cell office:value-type="float" office:value="5008" calcext:value-type="float">
            <text:p><text:s/>5.008 </text:p>
          </table:table-cell>
          <table:table-cell table:number-columns-repeated="57"/>
        </table:table-row>
        <table:table-row table:style-name="ro2">
          <table:table-cell office:value-type="string" office:string-value="enterprise" calcext:value-type="string">
            <text:p><text:s/>enterprise </text:p>
          </table:table-cell>
          <table:table-cell office:value-type="string" office:string-value="s11 Enterprise Aircraft Carrier" calcext:value-type="string">
            <text:p><text:s/>s11 Enterprise Aircraft Carrier </text:p>
          </table:table-cell>
          <table:table-cell office:value-type="float" office:value="126" calcext:value-type="float">
            <text:p><text:s/>126 </text:p>
          </table:table-cell>
          <table:table-cell/>
          <table:table-cell office:value-type="string" office:string-value="s11 Aircraft Carrier 1" calcext:value-type="string">
            <text:p><text:s/>s11 Aircraft Carrier 1 </text:p>
          </table:table-cell>
          <table:table-cell office:value-type="float" office:value="11046" calcext:value-type="float">
            <text:p><text:s/>11.046 </text:p>
          </table:table-cell>
          <table:table-cell table:number-columns-repeated="57"/>
        </table:table-row>
        <table:table-row table:style-name="ro2">
          <table:table-cell office:value-type="string" office:string-value="nexus" calcext:value-type="string">
            <text:p><text:s/>nexus </text:p>
          </table:table-cell>
          <table:table-cell office:value-type="string" office:string-value="s13 Nexus Carrier" calcext:value-type="string">
            <text:p><text:s/>s13 Nexus Carrier </text:p>
          </table:table-cell>
          <table:table-cell office:value-type="float" office:value="127" calcext:value-type="float">
            <text:p><text:s/>127 </text:p>
          </table:table-cell>
          <table:table-cell/>
          <table:table-cell office:value-type="string" office:string-value="s12 Aircraft Carrier 2 - Nexus" calcext:value-type="string">
            <text:p><text:s/>s12 Aircraft Carrier 2 - Nexus </text:p>
          </table:table-cell>
          <table:table-cell office:value-type="float" office:value="13054" calcext:value-type="float">
            <text:p><text:s/>13.054 </text:p>
          </table:table-cell>
          <table:table-cell table:number-columns-repeated="57"/>
        </table:table-row>
        <table:table-row table:style-name="ro2">
          <table:table-cell office:value-type="string" office:string-value="b-122 wyvern" calcext:value-type="string">
            <text:p><text:s/>b-122 wyvern </text:p>
          </table:table-cell>
          <table:table-cell office:value-type="string" office:string-value="a Bomber 13 B-122 Wyvern" calcext:value-type="string">
            <text:p><text:s/>a Bomber 13 B-122 Wyvern </text:p>
          </table:table-cell>
          <table:table-cell office:value-type="float" office:value="130" calcext:value-type="float">
            <text:p><text:s/>130 </text:p>
          </table:table-cell>
          <table:table-cell/>
          <table:table-cell office:value-type="string" office:string-value="a  13 Wyvern Bomber" calcext:value-type="string">
            <text:p><text:s/>a <text:s/>13 Wyvern Bomber </text:p>
          </table:table-cell>
          <table:table-cell office:value-type="float" office:value="13078" calcext:value-type="float">
            <text:p><text:s/>13.078 </text:p>
          </table:table-cell>
          <table:table-cell table:number-columns-repeated="57"/>
        </table:table-row>
        <table:table-row table:style-name="ro2">
          <table:table-cell office:value-type="string" office:string-value="nuclear sub" calcext:value-type="string">
            <text:p><text:s/>nuclear sub </text:p>
          </table:table-cell>
          <table:table-cell office:value-type="string" office:string-value="s12 Nautilus Submarine" calcext:value-type="string">
            <text:p><text:s/>s12 Nautilus Submarine </text:p>
          </table:table-cell>
          <table:table-cell office:value-type="float" office:value="131" calcext:value-type="float">
            <text:p><text:s/>131 </text:p>
          </table:table-cell>
          <table:table-cell/>
          <table:table-cell office:value-type="string" office:string-value="s12 Modern Submarine" calcext:value-type="string">
            <text:p><text:s/>s12 Modern Submarine </text:p>
          </table:table-cell>
          <table:table-cell office:value-type="float" office:value="12009" calcext:value-type="float">
            <text:p><text:s/>12.009 </text:p>
          </table:table-cell>
          <table:table-cell table:number-columns-repeated="57"/>
        </table:table-row>
        <table:table-row table:style-name="ro2">
          <table:table-cell office:value-type="string" office:string-value="hammerhead" calcext:value-type="string">
            <text:p><text:s/>hammerhead </text:p>
          </table:table-cell>
          <table:table-cell office:value-type="string" office:string-value="s14 Hammerhead Submarine" calcext:value-type="string">
            <text:p><text:s/>s14 Hammerhead Submarine </text:p>
          </table:table-cell>
          <table:table-cell office:value-type="float" office:value="132" calcext:value-type="float">
            <text:p><text:s/>132 </text:p>
          </table:table-cell>
          <table:table-cell/>
          <table:table-cell office:value-type="string" office:string-value="s12 Submarine 4" calcext:value-type="string">
            <text:p><text:s/>s12 Submarine 4 </text:p>
          </table:table-cell>
          <table:table-cell office:value-type="float" office:value="14007" calcext:value-type="float">
            <text:p><text:s/>14.007 </text:p>
          </table:table-cell>
          <table:table-cell table:number-columns-repeated="57"/>
        </table:table-row>
        <table:table-row table:style-name="ro2">
          <table:table-cell office:value-type="string" office:string-value="trident" calcext:value-type="string">
            <text:p><text:s/>trident </text:p>
          </table:table-cell>
          <table:table-cell office:value-type="string" office:string-value="s12 Trident Submarine" calcext:value-type="string">
            <text:p><text:s/>s12 Trident Submarine </text:p>
          </table:table-cell>
          <table:table-cell office:value-type="float" office:value="133" calcext:value-type="float">
            <text:p><text:s/>133 </text:p>
          </table:table-cell>
          <table:table-cell/>
          <table:table-cell office:value-type="string" office:string-value="s12 Submarine 2 Nuc" calcext:value-type="string">
            <text:p><text:s/>s12 Submarine 2 Nuc </text:p>
          </table:table-cell>
          <table:table-cell office:value-type="float" office:value="12017" calcext:value-type="float">
            <text:p><text:s/>12.017 </text:p>
          </table:table-cell>
          <table:table-cell table:number-columns-repeated="57"/>
        </table:table-row>
        <table:table-row table:style-name="ro2">
          <table:table-cell office:value-type="string" office:string-value="triton" calcext:value-type="string">
            <text:p><text:s/>triton </text:p>
          </table:table-cell>
          <table:table-cell office:value-type="string" office:string-value="s14 Triton Submarine" calcext:value-type="string">
            <text:p><text:s/>s14 Triton Submarine </text:p>
          </table:table-cell>
          <table:table-cell office:value-type="float" office:value="134" calcext:value-type="float">
            <text:p><text:s/>134 </text:p>
          </table:table-cell>
          <table:table-cell/>
          <table:table-cell office:value-type="string" office:string-value="s14 Submarine 5 Nuc" calcext:value-type="string">
            <text:p><text:s/>s14 Submarine 5 Nuc </text:p>
          </table:table-cell>
          <table:table-cell office:value-type="float" office:value="14040" calcext:value-type="float">
            <text:p><text:s/>14.040 </text:p>
          </table:table-cell>
          <table:table-cell table:number-columns-repeated="57"/>
        </table:table-row>
        <table:table-row table:style-name="ro2">
          <table:table-cell office:value-type="string" office:string-value="horseman" calcext:value-type="string">
            <text:p><text:s/>horseman </text:p>
          </table:table-cell>
          <table:table-cell office:value-type="string" office:string-value="Cav03 - Horseman" calcext:value-type="string">
            <text:p><text:s/>Cav03 - Horseman </text:p>
          </table:table-cell>
          <table:table-cell office:value-type="float" office:value="136" calcext:value-type="float">
            <text:p><text:s/>136 </text:p>
          </table:table-cell>
          <table:table-cell/>
          <table:table-cell office:value-type="string" office:string-value="Cav03 - Horseman" calcext:value-type="string">
            <text:p><text:s/>Cav03 - Horseman </text:p>
          </table:table-cell>
          <table:table-cell office:value-type="float" office:value="3020" calcext:value-type="float">
            <text:p><text:s/>3.020 </text:p>
          </table:table-cell>
          <table:table-cell table:number-columns-repeated="57"/>
        </table:table-row>
        <table:table-row table:style-name="ro2">
          <table:table-cell office:value-type="string" office:string-value="bronze cav" calcext:value-type="string">
            <text:p><text:s/>bronze cav </text:p>
          </table:table-cell>
          <table:table-cell office:value-type="string" office:string-value="Cav04 - Bronze Spear Cavalry" calcext:value-type="string">
            <text:p><text:s/>Cav04 - Bronze Spear Cavalry </text:p>
          </table:table-cell>
          <table:table-cell office:value-type="float" office:value="137" calcext:value-type="float">
            <text:p><text:s/>137 </text:p>
          </table:table-cell>
          <table:table-cell/>
          <table:table-cell office:value-type="string" office:string-value="Cav04 - Bronze Cavalry - Spear" calcext:value-type="string">
            <text:p><text:s/>Cav04 - Bronze Cavalry - Spear </text:p>
          </table:table-cell>
          <table:table-cell office:value-type="float" office:value="4036" calcext:value-type="float">
            <text:p><text:s/>4.036 </text:p>
          </table:table-cell>
          <table:table-cell table:number-columns-repeated="57"/>
        </table:table-row>
        <table:table-row table:style-name="ro2">
          <table:table-cell office:value-type="string" office:string-value="cataphract" calcext:value-type="string">
            <text:p><text:s/>cataphract </text:p>
          </table:table-cell>
          <table:table-cell office:value-type="string" office:string-value="Cav05 - Cataphract" calcext:value-type="string">
            <text:p><text:s/>Cav05 - Cataphract </text:p>
          </table:table-cell>
          <table:table-cell office:value-type="float" office:value="138" calcext:value-type="float">
            <text:p><text:s/>138 </text:p>
          </table:table-cell>
          <table:table-cell/>
          <table:table-cell office:value-type="string" office:string-value="Cav05 - Cataphract" calcext:value-type="string">
            <text:p><text:s/>Cav05 - Cataphract </text:p>
          </table:table-cell>
          <table:table-cell office:value-type="float" office:value="5025" calcext:value-type="float">
            <text:p><text:s/>5.025 </text:p>
          </table:table-cell>
          <table:table-cell table:number-columns-repeated="57"/>
        </table:table-row>
        <table:table-row table:style-name="ro2">
          <table:table-cell office:value-type="string" office:string-value="knight" calcext:value-type="string">
            <text:p><text:s/>knight </text:p>
          </table:table-cell>
          <table:table-cell office:value-type="string" office:string-value="Cav06 - Knight" calcext:value-type="string">
            <text:p><text:s/>Cav06 - Knight </text:p>
          </table:table-cell>
          <table:table-cell office:value-type="float" office:value="139" calcext:value-type="float">
            <text:p><text:s/>139 </text:p>
          </table:table-cell>
          <table:table-cell/>
          <table:table-cell office:value-type="string" office:string-value="Cav06 - Knight" calcext:value-type="string">
            <text:p><text:s/>Cav06 - Knight </text:p>
          </table:table-cell>
          <table:table-cell office:value-type="float" office:value="6024" calcext:value-type="float">
            <text:p><text:s/>6.024 </text:p>
          </table:table-cell>
          <table:table-cell table:number-columns-repeated="57"/>
        </table:table-row>
        <table:table-row table:style-name="ro2">
          <table:table-cell office:value-type="string" office:string-value="spectre AT" calcext:value-type="string">
            <text:p><text:s/>spectre AT </text:p>
          </table:table-cell>
          <table:table-cell office:value-type="string" office:string-value="a HelicopterAT13 Spectre" calcext:value-type="string">
            <text:p><text:s/>a HelicopterAT13 Spectre </text:p>
          </table:table-cell>
          <table:table-cell office:value-type="float" office:value="140" calcext:value-type="float">
            <text:p><text:s/>140 </text:p>
          </table:table-cell>
          <table:table-cell/>
          <table:table-cell office:value-type="string" office:string-value="a  13 Helicopter Spectre" calcext:value-type="string">
            <text:p><text:s/>a <text:s/>13 Helicopter Spectre </text:p>
          </table:table-cell>
          <table:table-cell office:value-type="float" office:value="13000" calcext:value-type="float">
            <text:p><text:s/>13.000 </text:p>
          </table:table-cell>
          <table:table-cell table:number-columns-repeated="57"/>
        </table:table-row>
        <table:table-row table:style-name="ro2">
          <table:table-cell office:value-type="string" office:string-value="basilisk" calcext:value-type="string">
            <text:p><text:s/>basilisk </text:p>
          </table:table-cell>
          <table:table-cell office:value-type="string" office:string-value="Gun Siege07 Basilisk Cannon" calcext:value-type="string">
            <text:p><text:s/>Gun Siege07 Basilisk Cannon </text:p>
          </table:table-cell>
          <table:table-cell office:value-type="float" office:value="141" calcext:value-type="float">
            <text:p><text:s/>141 </text:p>
          </table:table-cell>
          <table:table-cell/>
          <table:table-cell office:value-type="string" office:string-value="Siege  - Basilisk Cannon" calcext:value-type="string">
            <text:p><text:s/>Siege <text:s/>- Basilisk Cannon </text:p>
          </table:table-cell>
          <table:table-cell office:value-type="float" office:value="7000" calcext:value-type="float">
            <text:p><text:s/>7.000 </text:p>
          </table:table-cell>
          <table:table-cell table:number-columns-repeated="57"/>
        </table:table-row>
        <table:table-row table:style-name="ro2">
          <table:table-cell office:value-type="string" office:string-value="bronze cannon" calcext:value-type="string">
            <text:p><text:s/>bronze cannon </text:p>
          </table:table-cell>
          <table:table-cell office:value-type="string" office:string-value="Gun Cannon09 - Bronze Cannon" calcext:value-type="string">
            <text:p><text:s/>Gun Cannon09 - Bronze Cannon </text:p>
          </table:table-cell>
          <table:table-cell office:value-type="float" office:value="142" calcext:value-type="float">
            <text:p><text:s/>142 </text:p>
          </table:table-cell>
          <table:table-cell/>
          <table:table-cell office:value-type="string" office:string-value="Fld Wpn09 - Bronze Cannon" calcext:value-type="string">
            <text:p><text:s/>Fld Wpn09 - Bronze Cannon </text:p>
          </table:table-cell>
          <table:table-cell office:value-type="float" office:value="9013" calcext:value-type="float">
            <text:p><text:s/>9.013 </text:p>
          </table:table-cell>
          <table:table-cell table:number-columns-repeated="57"/>
        </table:table-row>
        <table:table-row table:style-name="ro2">
          <table:table-cell office:value-type="string" office:string-value="artillery" calcext:value-type="string">
            <text:p><text:s/>artillery </text:p>
          </table:table-cell>
          <table:table-cell office:value-type="string" office:string-value="Gun Artillery10 Artillery" calcext:value-type="string">
            <text:p><text:s/>Gun Artillery10 Artillery </text:p>
          </table:table-cell>
          <table:table-cell office:value-type="float" office:value="143" calcext:value-type="float">
            <text:p><text:s/>143 </text:p>
          </table:table-cell>
          <table:table-cell/>
          <table:table-cell office:value-type="string" office:string-value="Fld Wpn10 Artillery" calcext:value-type="string">
            <text:p><text:s/>Fld Wpn10 Artillery </text:p>
          </table:table-cell>
          <table:table-cell office:value-type="float" office:value="10022" calcext:value-type="float">
            <text:p><text:s/>10.022 </text:p>
          </table:table-cell>
          <table:table-cell table:number-columns-repeated="57"/>
        </table:table-row>
        <table:table-row table:style-name="ro2">
          <table:table-cell office:value-type="string" office:string-value="ballista" calcext:value-type="string">
            <text:p><text:s/>ballista </text:p>
          </table:table-cell>
          <table:table-cell office:value-type="string" office:string-value="Gun Spear06 Balistae" calcext:value-type="string">
            <text:p><text:s/>Gun Spear06 Balistae </text:p>
          </table:table-cell>
          <table:table-cell office:value-type="float" office:value="144" calcext:value-type="float">
            <text:p><text:s/>144 </text:p>
          </table:table-cell>
          <table:table-cell/>
          <table:table-cell office:value-type="string" office:string-value="Fld Wpn06 - Balistae" calcext:value-type="string">
            <text:p><text:s/>Fld Wpn06 - Balistae </text:p>
          </table:table-cell>
          <table:table-cell office:value-type="float" office:value="6037" calcext:value-type="float">
            <text:p><text:s/>6.037 </text:p>
          </table:table-cell>
          <table:table-cell table:number-columns-repeated="57"/>
        </table:table-row>
        <table:table-row table:style-name="ro2">
          <table:table-cell office:value-type="string" office:string-value="88MM AA gun" calcext:value-type="string">
            <text:p><text:s/>88MM AA gun </text:p>
          </table:table-cell>
          <table:table-cell office:value-type="string" office:string-value="b  AA10 Gun 88mm" calcext:value-type="string">
            <text:p><text:s/>b <text:s/>AA10 Gun 88mm </text:p>
          </table:table-cell>
          <table:table-cell office:value-type="float" office:value="145" calcext:value-type="float">
            <text:p><text:s/>145 </text:p>
          </table:table-cell>
          <table:table-cell/>
          <table:table-cell office:value-type="string" office:string-value="AA10 - Gun 88" calcext:value-type="string">
            <text:p><text:s/>AA10 - Gun 88 </text:p>
          </table:table-cell>
          <table:table-cell office:value-type="float" office:value="10050" calcext:value-type="float">
            <text:p><text:s/>10.050 </text:p>
          </table:table-cell>
          <table:table-cell table:number-columns-repeated="57"/>
        </table:table-row>
        <table:table-row table:style-name="ro2">
          <table:table-cell office:value-type="string" office:string-value="flak halftrack" calcext:value-type="string">
            <text:p><text:s/>flak halftrack </text:p>
          </table:table-cell>
          <table:table-cell office:value-type="string" office:string-value="10 AA - Tank" calcext:value-type="string">
            <text:p><text:s/>10 AA - Tank </text:p>
          </table:table-cell>
          <table:table-cell office:value-type="float" office:value="146" calcext:value-type="float">
            <text:p><text:s/>146 </text:p>
          </table:table-cell>
          <table:table-cell/>
          <table:table-cell office:value-type="string" office:string-value="Tank11 AA - Tank" calcext:value-type="string">
            <text:p><text:s/>Tank11 AA - Tank </text:p>
          </table:table-cell>
          <table:table-cell office:value-type="float" office:value="10031" calcext:value-type="float">
            <text:p><text:s/>10.031 </text:p>
          </table:table-cell>
          <table:table-cell table:number-columns-repeated="57"/>
        </table:table-row>
        <table:table-row table:style-name="ro2">
          <table:table-cell office:value-type="string" office:string-value="AA missile tower" calcext:value-type="string">
            <text:p><text:s/>AA missile tower </text:p>
          </table:table-cell>
          <table:table-cell office:value-type="string" office:string-value="b  AA13 Missile Tower" calcext:value-type="string">
            <text:p><text:s/>b <text:s/>AA13 Missile Tower </text:p>
          </table:table-cell>
          <table:table-cell office:value-type="float" office:value="147" calcext:value-type="float">
            <text:p><text:s/>147 </text:p>
          </table:table-cell>
          <table:table-cell/>
          <table:table-cell office:value-type="string" office:string-value="AA13 - Skywatcher" calcext:value-type="string">
            <text:p><text:s/>AA13 - Skywatcher </text:p>
          </table:table-cell>
          <table:table-cell office:value-type="float" office:value="13028" calcext:value-type="float">
            <text:p><text:s/>13.028 </text:p>
          </table:table-cell>
          <table:table-cell table:number-columns-repeated="57"/>
        </table:table-row>
        <table:table-row table:style-name="ro2">
          <table:table-cell office:value-type="string" office:string-value="flamethrower" calcext:value-type="string">
            <text:p><text:s/>flamethrower </text:p>
          </table:table-cell>
          <table:table-cell office:value-type="string" office:string-value="Inf11 - Flame Thrower" calcext:value-type="string">
            <text:p><text:s/>Inf11 - Flame Thrower </text:p>
          </table:table-cell>
          <table:table-cell office:value-type="float" office:value="149" calcext:value-type="float">
            <text:p><text:s/>149 </text:p>
          </table:table-cell>
          <table:table-cell/>
          <table:table-cell office:value-type="string" office:string-value="Inf10 - Flame Thrower" calcext:value-type="string">
            <text:p><text:s/>Inf10 - Flame Thrower </text:p>
          </table:table-cell>
          <table:table-cell office:value-type="float" office:value="11094" calcext:value-type="float">
            <text:p><text:s/>11.094 </text:p>
          </table:table-cell>
          <table:table-cell table:number-columns-repeated="57"/>
        </table:table-row>
        <table:table-row table:style-name="ro2">
          <table:table-cell office:value-type="string" office:string-value="sentinel" calcext:value-type="string">
            <text:p><text:s/>sentinel </text:p>
          </table:table-cell>
          <table:table-cell office:value-type="string" office:string-value="Inf13 - Sentinel" calcext:value-type="string">
            <text:p><text:s/>Inf13 - Sentinel </text:p>
          </table:table-cell>
          <table:table-cell office:value-type="float" office:value="150" calcext:value-type="float">
            <text:p><text:s/>150 </text:p>
          </table:table-cell>
          <table:table-cell/>
          <table:table-cell office:value-type="string" office:string-value="Inf13 - Trooper Laser 13" calcext:value-type="string">
            <text:p><text:s/>Inf13 - Trooper Laser 13 </text:p>
          </table:table-cell>
          <table:table-cell office:value-type="float" office:value="13012" calcext:value-type="float">
            <text:p><text:s/>13.012 </text:p>
          </table:table-cell>
          <table:table-cell table:number-columns-repeated="57"/>
        </table:table-row>
        <table:table-row table:style-name="ro2">
          <table:table-cell office:value-type="string" office:string-value="guardian" calcext:value-type="string">
            <text:p><text:s/>guardian </text:p>
          </table:table-cell>
          <table:table-cell office:value-type="string" office:string-value="Inf14 - Guardian" calcext:value-type="string">
            <text:p><text:s/>Inf14 - Guardian </text:p>
          </table:table-cell>
          <table:table-cell office:value-type="float" office:value="151" calcext:value-type="float">
            <text:p><text:s/>151 </text:p>
          </table:table-cell>
          <table:table-cell/>
          <table:table-cell office:value-type="string" office:string-value="Inf14 - Trooper Laser 14 (elite)" calcext:value-type="string">
            <text:p><text:s/>Inf14 - Trooper Laser 14 (elite) </text:p>
          </table:table-cell>
          <table:table-cell office:value-type="float" office:value="14101" calcext:value-type="float">
            <text:p><text:s/>14.101 </text:p>
          </table:table-cell>
          <table:table-cell table:number-columns-repeated="57"/>
        </table:table-row>
        <table:table-row table:style-name="ro2">
          <table:table-cell office:value-type="string" office:string-value="trench mortar" calcext:value-type="string">
            <text:p><text:s/>trench mortar </text:p>
          </table:table-cell>
          <table:table-cell office:value-type="string" office:string-value="Inf10 - Trench Mortar" calcext:value-type="string">
            <text:p><text:s/>Inf10 - Trench Mortar </text:p>
          </table:table-cell>
          <table:table-cell office:value-type="float" office:value="152" calcext:value-type="float">
            <text:p><text:s/>152 </text:p>
          </table:table-cell>
          <table:table-cell/>
          <table:table-cell office:value-type="string" office:string-value="Inf10 - Mortar Infantry 10" calcext:value-type="string">
            <text:p><text:s/>Inf10 - Mortar Infantry 10 </text:p>
          </table:table-cell>
          <table:table-cell office:value-type="float" office:value="10003" calcext:value-type="float">
            <text:p><text:s/>10.003 </text:p>
          </table:table-cell>
          <table:table-cell table:number-columns-repeated="57"/>
        </table:table-row>
        <table:table-row table:style-name="ro2">
          <table:table-cell office:value-type="string" office:string-value="MKV tank" calcext:value-type="string">
            <text:p><text:s/>MKV tank </text:p>
          </table:table-cell>
          <table:table-cell office:value-type="string" office:string-value="Tank10  Mk V" calcext:value-type="string">
            <text:p><text:s/>Tank10 <text:s/>Mk V </text:p>
          </table:table-cell>
          <table:table-cell office:value-type="float" office:value="153" calcext:value-type="float">
            <text:p><text:s/>153 </text:p>
          </table:table-cell>
          <table:table-cell/>
          <table:table-cell office:value-type="string" office:string-value="Tank10  Mk V" calcext:value-type="string">
            <text:p><text:s/>Tank10 <text:s/>Mk V </text:p>
          </table:table-cell>
          <table:table-cell office:value-type="float" office:value="10020" calcext:value-type="float">
            <text:p><text:s/>10.020 </text:p>
          </table:table-cell>
          <table:table-cell table:number-columns-repeated="57"/>
        </table:table-row>
        <table:table-row table:style-name="ro2">
          <table:table-cell office:value-type="string" office:string-value="panzer tank" calcext:value-type="string">
            <text:p><text:s/>panzer tank </text:p>
          </table:table-cell>
          <table:table-cell office:value-type="string" office:string-value="Tank11 Panzer" calcext:value-type="string">
            <text:p><text:s/>Tank11 Panzer </text:p>
          </table:table-cell>
          <table:table-cell office:value-type="float" office:value="154" calcext:value-type="float">
            <text:p><text:s/>154 </text:p>
          </table:table-cell>
          <table:table-cell/>
          <table:table-cell office:value-type="string" office:string-value="Tank10 Panzer" calcext:value-type="string">
            <text:p><text:s/>Tank10 Panzer </text:p>
          </table:table-cell>
          <table:table-cell office:value-type="float" office:value="11030" calcext:value-type="float">
            <text:p><text:s/>11.030 </text:p>
          </table:table-cell>
          <table:table-cell table:number-columns-repeated="57"/>
        </table:table-row>
        <table:table-row table:style-name="ro2">
          <table:table-cell office:value-type="string" office:string-value="m1 tank" calcext:value-type="string">
            <text:p><text:s/>m1 tank </text:p>
          </table:table-cell>
          <table:table-cell office:value-type="string" office:string-value="Tank12  M1A1" calcext:value-type="string">
            <text:p><text:s/>Tank12 <text:s/>M1A1 </text:p>
          </table:table-cell>
          <table:table-cell office:value-type="float" office:value="155" calcext:value-type="float">
            <text:p><text:s/>155 </text:p>
          </table:table-cell>
          <table:table-cell/>
          <table:table-cell office:value-type="string" office:string-value="Tank10  M1" calcext:value-type="string">
            <text:p><text:s/>Tank10 <text:s/>M1 </text:p>
          </table:table-cell>
          <table:table-cell office:value-type="float" office:value="12010" calcext:value-type="float">
            <text:p><text:s/>12.010 </text:p>
          </table:table-cell>
          <table:table-cell table:number-columns-repeated="57"/>
        </table:table-row>
        <table:table-row table:style-name="ro2">
          <table:table-cell office:value-type="string" office:string-value="hover tank" calcext:value-type="string">
            <text:p><text:s/>hover tank </text:p>
          </table:table-cell>
          <table:table-cell office:value-type="string" office:string-value="x14 HoverTank" calcext:value-type="string">
            <text:p><text:s/>x14 HoverTank </text:p>
          </table:table-cell>
          <table:table-cell office:value-type="float" office:value="156" calcext:value-type="float">
            <text:p><text:s/>156 </text:p>
          </table:table-cell>
          <table:table-cell/>
          <table:table-cell office:value-type="string" office:string-value="xsp Hover Tank" calcext:value-type="string">
            <text:p><text:s/>xsp Hover Tank </text:p>
          </table:table-cell>
          <table:table-cell office:value-type="float" office:value="14214" calcext:value-type="float">
            <text:p><text:s/>14.214 </text:p>
          </table:table-cell>
          <table:table-cell table:number-columns-repeated="57"/>
        </table:table-row>
        <table:table-row table:style-name="ro2">
          <table:table-cell office:value-type="string" office:string-value="gladiator tank" calcext:value-type="string">
            <text:p><text:s/>gladiator tank </text:p>
          </table:table-cell>
          <table:table-cell office:value-type="string" office:string-value="Tank13 Gladiator" calcext:value-type="string">
            <text:p><text:s/>Tank13 Gladiator </text:p>
          </table:table-cell>
          <table:table-cell office:value-type="float" office:value="157" calcext:value-type="float">
            <text:p><text:s/>157 </text:p>
          </table:table-cell>
          <table:table-cell/>
          <table:table-cell office:value-type="string" office:string-value="Tank11 InfoTank" calcext:value-type="string">
            <text:p><text:s/>Tank11 InfoTank </text:p>
          </table:table-cell>
          <table:table-cell office:value-type="float" office:value="13007" calcext:value-type="float">
            <text:p><text:s/>13.007 </text:p>
          </table:table-cell>
          <table:table-cell table:number-columns-repeated="57"/>
        </table:table-row>
        <table:table-row table:style-name="ro2">
          <table:table-cell office:value-type="string" office:string-value="sargon of akkad" calcext:value-type="string">
            <text:p><text:s/>sargon of akkad </text:p>
          </table:table-cell>
          <table:table-cell office:value-type="string" office:string-value="h1-3 Sargon of Akkad (heal)" calcext:value-type="string">
            <text:p><text:s/>h1-3 Sargon of Akkad (heal) </text:p>
          </table:table-cell>
          <table:table-cell office:value-type="float" office:value="159" calcext:value-type="float">
            <text:p><text:s/>159 </text:p>
          </table:table-cell>
          <table:table-cell/>
          <table:table-cell office:value-type="string" office:string-value="h Sargon of Akkad" calcext:value-type="string">
            <text:p><text:s/>h Sargon of Akkad </text:p>
          </table:table-cell>
          <table:table-cell office:value-type="float" office:value="3032" calcext:value-type="float">
            <text:p><text:s/>3.032 </text:p>
          </table:table-cell>
          <table:table-cell table:number-columns-repeated="57"/>
        </table:table-row>
        <table:table-row table:style-name="ro2">
          <table:table-cell office:value-type="string" office:string-value="gilgamesh" calcext:value-type="string">
            <text:p><text:s/>gilgamesh </text:p>
          </table:table-cell>
          <table:table-cell office:value-type="string" office:string-value="h2-3 Gilgamesh (Morale)" calcext:value-type="string">
            <text:p><text:s/>h2-3 Gilgamesh (Morale) </text:p>
          </table:table-cell>
          <table:table-cell office:value-type="float" office:value="160" calcext:value-type="float">
            <text:p><text:s/>160 </text:p>
          </table:table-cell>
          <table:table-cell/>
          <table:table-cell office:value-type="string" office:string-value="h Gilgamesh" calcext:value-type="string">
            <text:p><text:s/>h Gilgamesh </text:p>
          </table:table-cell>
          <table:table-cell office:value-type="float" office:value="3038" calcext:value-type="float">
            <text:p><text:s/>3.038 </text:p>
          </table:table-cell>
          <table:table-cell table:number-columns-repeated="57"/>
        </table:table-row>
        <table:table-row table:style-name="ro2">
          <table:table-cell office:value-type="string" office:string-value="minotaur" calcext:value-type="string">
            <text:p><text:s/>minotaur </text:p>
          </table:table-cell>
          <table:table-cell office:value-type="string" office:string-value="Mech Minotaur" calcext:value-type="string">
            <text:p><text:s/>Mech Minotaur </text:p>
          </table:table-cell>
          <table:table-cell office:value-type="float" office:value="161" calcext:value-type="float">
            <text:p><text:s/>161 </text:p>
          </table:table-cell>
          <table:table-cell/>
          <table:table-cell office:value-type="string" office:string-value="Mech  Minotaur" calcext:value-type="string">
            <text:p><text:s/>Mech <text:s/>Minotaur </text:p>
          </table:table-cell>
          <table:table-cell office:value-type="float" office:value="13013" calcext:value-type="float">
            <text:p><text:s/>13.013 </text:p>
          </table:table-cell>
          <table:table-cell table:number-columns-repeated="57"/>
        </table:table-row>
        <table:table-row table:style-name="ro2">
          <table:table-cell office:value-type="string" office:string-value="cruiser" calcext:value-type="string">
            <text:p><text:s/>cruiser </text:p>
          </table:table-cell>
          <table:table-cell office:value-type="string" office:string-value="s10 Cruiser" calcext:value-type="string">
            <text:p><text:s/>s10 Cruiser </text:p>
          </table:table-cell>
          <table:table-cell office:value-type="float" office:value="163" calcext:value-type="float">
            <text:p><text:s/>163 </text:p>
          </table:table-cell>
          <table:table-cell/>
          <table:table-cell office:value-type="string" office:string-value="s10 Cruiser" calcext:value-type="string">
            <text:p><text:s/>s10 Cruiser </text:p>
          </table:table-cell>
          <table:table-cell office:value-type="float" office:value="10012" calcext:value-type="float">
            <text:p><text:s/>10.012 </text:p>
          </table:table-cell>
          <table:table-cell table:number-columns-repeated="57"/>
        </table:table-row>
        <table:table-row table:style-name="ro2">
          <table:table-cell office:value-type="string" office:string-value="hannibal" calcext:value-type="string">
            <text:p><text:s/>hannibal </text:p>
          </table:table-cell>
          <table:table-cell office:value-type="string" office:string-value="h2-4 Hannibal (Morale)" calcext:value-type="string">
            <text:p><text:s/>h2-4 Hannibal (Morale) </text:p>
          </table:table-cell>
          <table:table-cell office:value-type="float" office:value="165" calcext:value-type="float">
            <text:p><text:s/>165 </text:p>
          </table:table-cell>
          <table:table-cell/>
          <table:table-cell office:value-type="string" office:string-value="h Hannibal" calcext:value-type="string">
            <text:p><text:s/>h Hannibal </text:p>
          </table:table-cell>
          <table:table-cell office:value-type="float" office:value="4025" calcext:value-type="float">
            <text:p><text:s/>4.025 </text:p>
          </table:table-cell>
          <table:table-cell table:number-columns-repeated="57"/>
        </table:table-row>
        <table:table-row table:style-name="ro2">
          <table:table-cell office:value-type="string" office:string-value="charlemagne" calcext:value-type="string">
            <text:p><text:s/>charlemagne </text:p>
          </table:table-cell>
          <table:table-cell office:value-type="string" office:string-value="h1-5 Charlemagne (heal)" calcext:value-type="string">
            <text:p><text:s/>h1-5 Charlemagne (heal) </text:p>
          </table:table-cell>
          <table:table-cell office:value-type="float" office:value="167" calcext:value-type="float">
            <text:p><text:s/>167 </text:p>
          </table:table-cell>
          <table:table-cell/>
          <table:table-cell office:value-type="string" office:string-value="h Charlemagne" calcext:value-type="string">
            <text:p><text:s/>h Charlemagne </text:p>
          </table:table-cell>
          <table:table-cell office:value-type="float" office:value="5034" calcext:value-type="float">
            <text:p><text:s/>5.034 </text:p>
          </table:table-cell>
          <table:table-cell table:number-columns-repeated="57"/>
        </table:table-row>
        <table:table-row table:style-name="ro2">
          <table:table-cell office:value-type="string" office:string-value="ares" calcext:value-type="string">
            <text:p><text:s/>ares </text:p>
          </table:table-cell>
          <table:table-cell office:value-type="string" office:string-value="Mech Ares" calcext:value-type="string">
            <text:p><text:s/>Mech Ares </text:p>
          </table:table-cell>
          <table:table-cell office:value-type="float" office:value="168" calcext:value-type="float">
            <text:p><text:s/>168 </text:p>
          </table:table-cell>
          <table:table-cell/>
          <table:table-cell office:value-type="string" office:string-value="Mech Ares" calcext:value-type="string">
            <text:p><text:s/>Mech Ares </text:p>
          </table:table-cell>
          <table:table-cell office:value-type="float" office:value="13202" calcext:value-type="float">
            <text:p><text:s/>13.202 </text:p>
          </table:table-cell>
          <table:table-cell table:number-columns-repeated="57"/>
        </table:table-row>
        <table:table-row table:style-name="ro2">
          <table:table-cell office:value-type="string" office:string-value="rock thrower" calcext:value-type="string">
            <text:p><text:s/>rock thrower </text:p>
          </table:table-cell>
          <table:table-cell office:value-type="string" office:string-value="Inf01 - Rock Thrower" calcext:value-type="string">
            <text:p><text:s/>Inf01 - Rock Thrower </text:p>
          </table:table-cell>
          <table:table-cell office:value-type="float" office:value="170" calcext:value-type="float">
            <text:p><text:s/>170 </text:p>
          </table:table-cell>
          <table:table-cell/>
          <table:table-cell office:value-type="string" office:string-value="Rock Thrower" calcext:value-type="string">
            <text:p><text:s/>Rock Thrower </text:p>
          </table:table-cell>
          <table:table-cell office:value-type="float" office:value="1005" calcext:value-type="float">
            <text:p><text:s/>1.005 </text:p>
          </table:table-cell>
          <table:table-cell table:number-columns-repeated="57"/>
        </table:table-row>
        <table:table-row table:style-name="ro2">
          <table:table-cell office:value-type="string" office:string-value="julius caesar" calcext:value-type="string">
            <text:p><text:s/>julius caesar </text:p>
          </table:table-cell>
          <table:table-cell office:value-type="string" office:string-value="h2-5 Julius Caesar (Morale)" calcext:value-type="string">
            <text:p><text:s/>h2-5 Julius Caesar (Morale) </text:p>
          </table:table-cell>
          <table:table-cell office:value-type="float" office:value="171" calcext:value-type="float">
            <text:p><text:s/>171 </text:p>
          </table:table-cell>
          <table:table-cell/>
          <table:table-cell office:value-type="string" office:string-value="h Julius Caesar" calcext:value-type="string">
            <text:p><text:s/>h Julius Caesar </text:p>
          </table:table-cell>
          <table:table-cell office:value-type="float" office:value="5035" calcext:value-type="float">
            <text:p><text:s/>5.035 </text:p>
          </table:table-cell>
          <table:table-cell table:number-columns-repeated="57"/>
        </table:table-row>
        <table:table-row table:style-name="ro2">
          <table:table-cell office:value-type="string" office:string-value="diplomat" calcext:value-type="string">
            <text:p><text:s/>diplomat </text:p>
          </table:table-cell>
          <table:table-cell office:value-type="string" office:string-value="x Diplomat" calcext:value-type="string">
            <text:p><text:s/>x Diplomat </text:p>
          </table:table-cell>
          <table:table-cell office:value-type="float" office:value="172" calcext:value-type="float">
            <text:p><text:s/>172 </text:p>
          </table:table-cell>
          <table:table-cell/>
          <table:table-cell office:value-type="string" office:string-value="(Wealthy Citizen)" calcext:value-type="string">
            <text:p><text:s/>(Wealthy Citizen) </text:p>
          </table:table-cell>
          <table:table-cell office:value-type="float" office:value="1404" calcext:value-type="float">
            <text:p><text:s/>1.404 </text:p>
          </table:table-cell>
          <table:table-cell table:number-columns-repeated="57"/>
        </table:table-row>
        <table:table-row table:style-name="ro2">
          <table:table-cell office:value-type="string" office:string-value="alexander the great" calcext:value-type="string">
            <text:p><text:s/>alexander the great </text:p>
          </table:table-cell>
          <table:table-cell office:value-type="string" office:string-value="h1-4 Alexander the Great (heal)" calcext:value-type="string">
            <text:p><text:s/>h1-4 Alexander the Great (heal) </text:p>
          </table:table-cell>
          <table:table-cell office:value-type="float" office:value="173" calcext:value-type="float">
            <text:p><text:s/>173 </text:p>
          </table:table-cell>
          <table:table-cell/>
          <table:table-cell office:value-type="string" office:string-value="h Alexander the Great" calcext:value-type="string">
            <text:p><text:s/>h Alexander the Great </text:p>
          </table:table-cell>
          <table:table-cell office:value-type="float" office:value="4020" calcext:value-type="float">
            <text:p><text:s/>4.020 </text:p>
          </table:table-cell>
          <table:table-cell table:number-columns-repeated="57"/>
        </table:table-row>
        <table:table-row table:style-name="ro2">
          <table:table-cell office:value-type="string" office:string-value="hercules AT gun" calcext:value-type="string">
            <text:p><text:s/>hercules AT gun </text:p>
          </table:table-cell>
          <table:table-cell office:value-type="string" office:string-value="Gun AT14 Hercules AT Gun" calcext:value-type="string">
            <text:p><text:s/>Gun AT14 Hercules AT Gun </text:p>
          </table:table-cell>
          <table:table-cell office:value-type="float" office:value="174" calcext:value-type="float">
            <text:p><text:s/>174 </text:p>
          </table:table-cell>
          <table:table-cell/>
          <table:table-cell office:value-type="string" office:string-value="Tau Missile - AT Gun4" calcext:value-type="string">
            <text:p><text:s/>Tau Missile - AT Gun4 </text:p>
          </table:table-cell>
          <table:table-cell office:value-type="float" office:value="14089" calcext:value-type="float">
            <text:p><text:s/>14.089 </text:p>
          </table:table-cell>
          <table:table-cell table:number-columns-repeated="57"/>
        </table:table-row>
        <table:table-row table:style-name="ro2">
          <table:table-cell office:value-type="string" office:string-value="william" calcext:value-type="string">
            <text:p><text:s/>william </text:p>
          </table:table-cell>
          <table:table-cell office:value-type="string" office:string-value="h1 6 William the Conqueror (heal)" calcext:value-type="string">
            <text:p><text:s/>h1 6 William the Conqueror (heal) </text:p>
          </table:table-cell>
          <table:table-cell office:value-type="float" office:value="177" calcext:value-type="float">
            <text:p><text:s/>177 </text:p>
          </table:table-cell>
          <table:table-cell/>
          <table:table-cell office:value-type="string" office:string-value="h William the Conqueror" calcext:value-type="string">
            <text:p><text:s/>h William the Conqueror </text:p>
          </table:table-cell>
          <table:table-cell office:value-type="float" office:value="6039" calcext:value-type="float">
            <text:p><text:s/>6.039 </text:p>
          </table:table-cell>
          <table:table-cell table:number-columns-repeated="57"/>
        </table:table-row>
        <table:table-row table:style-name="ro2">
          <table:table-cell office:value-type="string" office:string-value="richard the lionheart" calcext:value-type="string">
            <text:p><text:s/>richard the lionheart </text:p>
          </table:table-cell>
          <table:table-cell office:value-type="string" office:string-value="h2-6 Richard the Lionheart (Morale)" calcext:value-type="string">
            <text:p><text:s/>h2-6 Richard the Lionheart (Morale) </text:p>
          </table:table-cell>
          <table:table-cell office:value-type="float" office:value="179" calcext:value-type="float">
            <text:p><text:s/>179 </text:p>
          </table:table-cell>
          <table:table-cell/>
          <table:table-cell office:value-type="string" office:string-value="h Richard the Lionheart" calcext:value-type="string">
            <text:p><text:s/>h Richard the Lionheart </text:p>
          </table:table-cell>
          <table:table-cell office:value-type="float" office:value="6023" calcext:value-type="float">
            <text:p><text:s/>6.023 </text:p>
          </table:table-cell>
          <table:table-cell table:number-columns-repeated="57"/>
        </table:table-row>
        <table:table-row table:style-name="ro2">
          <table:table-cell office:value-type="string" office:string-value="henry v" calcext:value-type="string">
            <text:p><text:s/>henry v </text:p>
          </table:table-cell>
          <table:table-cell office:value-type="string" office:string-value="h2-7 Henry V (Morale)" calcext:value-type="string">
            <text:p><text:s/>h2-7 Henry V (Morale) </text:p>
          </table:table-cell>
          <table:table-cell office:value-type="float" office:value="183" calcext:value-type="float">
            <text:p><text:s/>183 </text:p>
          </table:table-cell>
          <table:table-cell/>
          <table:table-cell office:value-type="string" office:string-value="h Henry V" calcext:value-type="string">
            <text:p><text:s/>h Henry V </text:p>
          </table:table-cell>
          <table:table-cell office:value-type="float" office:value="7084" calcext:value-type="float">
            <text:p><text:s/>7.084 </text:p>
          </table:table-cell>
          <table:table-cell table:number-columns-repeated="57"/>
        </table:table-row>
        <table:table-row table:style-name="ro2">
          <table:table-cell office:value-type="string" office:string-value="galley - middle ages" calcext:value-type="string">
            <text:p><text:s/>galley - middle ages </text:p>
          </table:table-cell>
          <table:table-cell office:value-type="string" office:string-value="s06 Middle Age Galley" calcext:value-type="string">
            <text:p><text:s/>s06 Middle Age Galley </text:p>
          </table:table-cell>
          <table:table-cell office:value-type="float" office:value="185" calcext:value-type="float">
            <text:p><text:s/>185 </text:p>
          </table:table-cell>
          <table:table-cell/>
          <table:table-cell office:value-type="string" office:string-value="s06 Super Fire Trireme" calcext:value-type="string">
            <text:p><text:s/>s06 Super Fire Trireme </text:p>
          </table:table-cell>
          <table:table-cell office:value-type="float" office:value="6062" calcext:value-type="float">
            <text:p><text:s/>6.062 </text:p>
          </table:table-cell>
          <table:table-cell table:number-columns-repeated="57"/>
        </table:table-row>
        <table:table-row table:style-name="ro2">
          <table:table-cell office:value-type="string" office:string-value="isabella of castille" calcext:value-type="string">
            <text:p><text:s/>isabella of castille </text:p>
          </table:table-cell>
          <table:table-cell office:value-type="string" office:string-value="h1-7 Isabella (heal)" calcext:value-type="string">
            <text:p><text:s/>h1-7 Isabella (heal) </text:p>
          </table:table-cell>
          <table:table-cell office:value-type="float" office:value="186" calcext:value-type="float">
            <text:p><text:s/>186 </text:p>
          </table:table-cell>
          <table:table-cell/>
          <table:table-cell office:value-type="string" office:string-value="h Isabella I" calcext:value-type="string">
            <text:p><text:s/>h Isabella I </text:p>
          </table:table-cell>
          <table:table-cell office:value-type="float" office:value="7085" calcext:value-type="float">
            <text:p><text:s/>7.085 </text:p>
          </table:table-cell>
          <table:table-cell table:number-columns-repeated="57"/>
        </table:table-row>
        <table:table-row table:style-name="ro2">
          <table:table-cell office:value-type="string" office:string-value="bombard" calcext:value-type="string">
            <text:p><text:s/>bombard </text:p>
          </table:table-cell>
          <table:table-cell office:value-type="string" office:string-value="Gun Artillery08 Bombard" calcext:value-type="string">
            <text:p><text:s/>Gun Artillery08 Bombard </text:p>
          </table:table-cell>
          <table:table-cell office:value-type="float" office:value="187" calcext:value-type="float">
            <text:p><text:s/>187 </text:p>
          </table:table-cell>
          <table:table-cell/>
          <table:table-cell office:value-type="string" office:string-value="Fld Wpn08 - Bombard" calcext:value-type="string">
            <text:p><text:s/>Fld Wpn08 - Bombard </text:p>
          </table:table-cell>
          <table:table-cell office:value-type="float" office:value="8033" calcext:value-type="float">
            <text:p><text:s/>8.033 </text:p>
          </table:table-cell>
          <table:table-cell table:number-columns-repeated="57"/>
        </table:table-row>
        <table:table-row table:style-name="ro2">
          <table:table-cell office:value-type="string" office:string-value="british infantry" calcext:value-type="string">
            <text:p><text:s/>british infantry </text:p>
          </table:table-cell>
          <table:table-cell office:value-type="string" office:string-value="x09 British Infantry" calcext:value-type="string">
            <text:p><text:s/>x09 British Infantry </text:p>
          </table:table-cell>
          <table:table-cell office:value-type="float" office:value="190" calcext:value-type="float">
            <text:p><text:s/>190 </text:p>
          </table:table-cell>
          <table:table-cell/>
          <table:table-cell office:value-type="string" office:string-value="xSP09 British Infantry" calcext:value-type="string">
            <text:p><text:s/>xSP09 British Infantry </text:p>
          </table:table-cell>
          <table:table-cell office:value-type="float" office:value="9034" calcext:value-type="float">
            <text:p><text:s/>9.034 </text:p>
          </table:table-cell>
          <table:table-cell table:number-columns-repeated="57"/>
        </table:table-row>
        <table:table-row table:style-name="ro2">
          <table:table-cell office:value-type="string" office:string-value="oliver cromwell" calcext:value-type="string">
            <text:p><text:s/>oliver cromwell </text:p>
          </table:table-cell>
          <table:table-cell office:value-type="string" office:string-value="h2-8 Oliver Cromwell (Morale)" calcext:value-type="string">
            <text:p><text:s/>h2-8 Oliver Cromwell (Morale) </text:p>
          </table:table-cell>
          <table:table-cell office:value-type="float" office:value="191" calcext:value-type="float">
            <text:p><text:s/>191 </text:p>
          </table:table-cell>
          <table:table-cell/>
          <table:table-cell office:value-type="string" office:string-value="h Oliver Cromwell" calcext:value-type="string">
            <text:p><text:s/>h Oliver Cromwell </text:p>
          </table:table-cell>
          <table:table-cell office:value-type="float" office:value="8086" calcext:value-type="float">
            <text:p><text:s/>8.086 </text:p>
          </table:table-cell>
          <table:table-cell table:number-columns-repeated="57"/>
        </table:table-row>
        <table:table-row table:style-name="ro2">
          <table:table-cell office:value-type="string" office:string-value="elizabeth I" calcext:value-type="string">
            <text:p><text:s/>elizabeth I </text:p>
          </table:table-cell>
          <table:table-cell office:value-type="string" office:string-value="h1-8 Elizabeth I (heal)" calcext:value-type="string">
            <text:p><text:s/>h1-8 Elizabeth I (heal) </text:p>
          </table:table-cell>
          <table:table-cell office:value-type="float" office:value="192" calcext:value-type="float">
            <text:p><text:s/>192 </text:p>
          </table:table-cell>
          <table:table-cell/>
          <table:table-cell office:value-type="string" office:string-value="h Elizabeth" calcext:value-type="string">
            <text:p><text:s/>h Elizabeth </text:p>
          </table:table-cell>
          <table:table-cell office:value-type="float" office:value="8026" calcext:value-type="float">
            <text:p><text:s/>8.026 </text:p>
          </table:table-cell>
          <table:table-cell table:number-columns-repeated="57"/>
        </table:table-row>
        <table:table-row table:style-name="ro2">
          <table:table-cell office:value-type="string" office:string-value="good hope" calcext:value-type="string">
            <text:p><text:s/>good hope </text:p>
          </table:table-cell>
          <table:table-cell office:value-type="string" office:string-value="s10 Good Hope Frigate" calcext:value-type="string">
            <text:p><text:s/>s10 Good Hope Frigate </text:p>
          </table:table-cell>
          <table:table-cell office:value-type="float" office:value="193" calcext:value-type="float">
            <text:p><text:s/>193 </text:p>
          </table:table-cell>
          <table:table-cell/>
          <table:table-cell office:value-type="string" office:string-value="s10 Good Hope Frigate" calcext:value-type="string">
            <text:p><text:s/>s10 Good Hope Frigate </text:p>
          </table:table-cell>
          <table:table-cell office:value-type="float" office:value="10051" calcext:value-type="float">
            <text:p><text:s/>10.051 </text:p>
          </table:table-cell>
          <table:table-cell table:number-columns-repeated="57"/>
        </table:table-row>
        <table:table-row table:style-name="ro2">
          <table:table-cell office:value-type="string" office:string-value="zeus" calcext:value-type="string">
            <text:p><text:s/>zeus </text:p>
          </table:table-cell>
          <table:table-cell office:value-type="string" office:string-value="x Mech Zeus (prototype)" calcext:value-type="string">
            <text:p><text:s/>x Mech Zeus (prototype) </text:p>
          </table:table-cell>
          <table:table-cell office:value-type="float" office:value="194" calcext:value-type="float">
            <text:p><text:s/>194 </text:p>
          </table:table-cell>
          <table:table-cell/>
          <table:table-cell office:value-type="string" office:string-value="Mech Zeus II" calcext:value-type="string">
            <text:p><text:s/>Mech Zeus II </text:p>
          </table:table-cell>
          <table:table-cell office:value-type="float" office:value="14204" calcext:value-type="float">
            <text:p><text:s/>14.204 </text:p>
          </table:table-cell>
          <table:table-cell table:number-columns-repeated="57"/>
        </table:table-row>
        <table:table-row table:style-name="ro2">
          <table:table-cell office:value-type="string" office:string-value="napoleon" calcext:value-type="string">
            <text:p><text:s/>napoleon </text:p>
          </table:table-cell>
          <table:table-cell office:value-type="string" office:string-value="h2-9 Napoleon (Morale)" calcext:value-type="string">
            <text:p><text:s/>h2-9 Napoleon (Morale) </text:p>
          </table:table-cell>
          <table:table-cell office:value-type="float" office:value="195" calcext:value-type="float">
            <text:p><text:s/>195 </text:p>
          </table:table-cell>
          <table:table-cell/>
          <table:table-cell office:value-type="string" office:string-value="h Napoleon" calcext:value-type="string">
            <text:p><text:s/>h Napoleon </text:p>
          </table:table-cell>
          <table:table-cell office:value-type="float" office:value="9088" calcext:value-type="float">
            <text:p><text:s/>9.088 </text:p>
          </table:table-cell>
          <table:table-cell table:number-columns-repeated="57"/>
        </table:table-row>
        <table:table-row table:style-name="ro2">
          <table:table-cell office:value-type="string" office:string-value="court jester" calcext:value-type="string">
            <text:p><text:s/>court jester </text:p>
          </table:table-cell>
          <table:table-cell office:value-type="string" office:string-value="x06 Court Jester" calcext:value-type="string">
            <text:p><text:s/>x06 Court Jester </text:p>
          </table:table-cell>
          <table:table-cell office:value-type="float" office:value="196" calcext:value-type="float">
            <text:p><text:s/>196 </text:p>
          </table:table-cell>
          <table:table-cell/>
          <table:table-cell office:value-type="string" office:string-value="(Court Jester)" calcext:value-type="string">
            <text:p><text:s/>(Court Jester) </text:p>
          </table:table-cell>
          <table:table-cell office:value-type="float" office:value="1439" calcext:value-type="float">
            <text:p><text:s/>1.439 </text:p>
          </table:table-cell>
          <table:table-cell table:number-columns-repeated="57"/>
        </table:table-row>
        <table:table-row table:style-name="ro2">
          <table:table-cell office:value-type="string" office:string-value="otto von bismarck" calcext:value-type="string">
            <text:p><text:s/>otto von bismarck </text:p>
          </table:table-cell>
          <table:table-cell office:value-type="string" office:string-value="h1-9 Otto Von Bismarck (heal)" calcext:value-type="string">
            <text:p><text:s/>h1-9 Otto Von Bismarck (heal) </text:p>
          </table:table-cell>
          <table:table-cell office:value-type="float" office:value="197" calcext:value-type="float">
            <text:p><text:s/>197 </text:p>
          </table:table-cell>
          <table:table-cell/>
          <table:table-cell office:value-type="string" office:string-value="h Bismarck" calcext:value-type="string">
            <text:p><text:s/>h Bismarck </text:p>
          </table:table-cell>
          <table:table-cell office:value-type="float" office:value="9029" calcext:value-type="float">
            <text:p><text:s/>9.029 </text:p>
          </table:table-cell>
          <table:table-cell table:number-columns-repeated="57"/>
        </table:table-row>
        <table:table-row table:style-name="ro2">
          <table:table-cell office:value-type="string" office:string-value="galley - bronze" calcext:value-type="string">
            <text:p><text:s/>galley - bronze </text:p>
          </table:table-cell>
          <table:table-cell office:value-type="string" office:string-value="s04 Bronze Galley" calcext:value-type="string">
            <text:p><text:s/>s04 Bronze Galley </text:p>
          </table:table-cell>
          <table:table-cell office:value-type="float" office:value="198" calcext:value-type="float">
            <text:p><text:s/>198 </text:p>
          </table:table-cell>
          <table:table-cell/>
          <table:table-cell office:value-type="string" office:string-value="s04 Super Fire Galley" calcext:value-type="string">
            <text:p><text:s/>s04 Super Fire Galley </text:p>
          </table:table-cell>
          <table:table-cell office:value-type="float" office:value="4056" calcext:value-type="float">
            <text:p><text:s/>4.056 </text:p>
          </table:table-cell>
          <table:table-cell table:number-columns-repeated="57"/>
        </table:table-row>
        <table:table-row table:style-name="ro2">
          <table:table-cell office:value-type="string" office:string-value="deverran" calcext:value-type="string">
            <text:p><text:s/>deverran </text:p>
          </table:table-cell>
          <table:table-cell office:value-type="string" office:string-value="h1-10 DeVerran (heal)" calcext:value-type="string">
            <text:p><text:s/>h1-10 DeVerran (heal) </text:p>
          </table:table-cell>
          <table:table-cell office:value-type="float" office:value="201" calcext:value-type="float">
            <text:p><text:s/>201 </text:p>
          </table:table-cell>
          <table:table-cell/>
          <table:table-cell office:value-type="string" office:string-value="h WW1 Hero Pershin" calcext:value-type="string">
            <text:p><text:s/>h WW1 Hero Pershin </text:p>
          </table:table-cell>
          <table:table-cell office:value-type="float" office:value="10064" calcext:value-type="float">
            <text:p><text:s/>10.064 </text:p>
          </table:table-cell>
          <table:table-cell table:number-columns-repeated="57"/>
        </table:table-row>
        <table:table-row table:style-name="ro2">
          <table:table-cell office:value-type="string" office:string-value="erwin rommel" calcext:value-type="string">
            <text:p><text:s/>erwin rommel </text:p>
          </table:table-cell>
          <table:table-cell office:value-type="string" office:string-value="h1-11 Rommel (heal)" calcext:value-type="string">
            <text:p><text:s/>h1-11 Rommel (heal) </text:p>
          </table:table-cell>
          <table:table-cell office:value-type="float" office:value="203" calcext:value-type="float">
            <text:p><text:s/>203 </text:p>
          </table:table-cell>
          <table:table-cell/>
          <table:table-cell office:value-type="string" office:string-value="h Rommel" calcext:value-type="string">
            <text:p><text:s/>h Rommel </text:p>
          </table:table-cell>
          <table:table-cell office:value-type="float" office:value="11093" calcext:value-type="float">
            <text:p><text:s/>11.093 </text:p>
          </table:table-cell>
          <table:table-cell table:number-columns-repeated="57"/>
        </table:table-row>
        <table:table-row table:style-name="ro2">
          <table:table-cell office:value-type="string" office:string-value="doughboy" calcext:value-type="string">
            <text:p><text:s/>doughboy </text:p>
          </table:table-cell>
          <table:table-cell office:value-type="string" office:string-value="Inf10 - Doughboy" calcext:value-type="string">
            <text:p><text:s/>Inf10 - Doughboy </text:p>
          </table:table-cell>
          <table:table-cell office:value-type="float" office:value="204" calcext:value-type="float">
            <text:p><text:s/>204 </text:p>
          </table:table-cell>
          <table:table-cell/>
          <table:table-cell office:value-type="string" office:string-value="Inf10 Doughboy" calcext:value-type="string">
            <text:p><text:s/>Inf10 Doughboy </text:p>
          </table:table-cell>
          <table:table-cell office:value-type="float" office:value="10036" calcext:value-type="float">
            <text:p><text:s/>10.036 </text:p>
          </table:table-cell>
          <table:table-cell table:number-columns-repeated="57"/>
        </table:table-row>
        <table:table-row table:style-name="ro2">
          <table:table-cell office:value-type="string" office:string-value="frigate - renaissance" calcext:value-type="string">
            <text:p><text:s/>frigate - renaissance </text:p>
          </table:table-cell>
          <table:table-cell office:value-type="string" office:string-value="s07 Renaissance Frigate" calcext:value-type="string">
            <text:p><text:s/>s07 Renaissance Frigate </text:p>
          </table:table-cell>
          <table:table-cell office:value-type="float" office:value="205" calcext:value-type="float">
            <text:p><text:s/>205 </text:p>
          </table:table-cell>
          <table:table-cell/>
          <table:table-cell office:value-type="string" office:string-value="s07 Galleon - Frigate" calcext:value-type="string">
            <text:p><text:s/>s07 Galleon - Frigate </text:p>
          </table:table-cell>
          <table:table-cell office:value-type="float" office:value="7004" calcext:value-type="float">
            <text:p><text:s/>7.004 </text:p>
          </table:table-cell>
          <table:table-cell table:number-columns-repeated="57"/>
        </table:table-row>
        <table:table-row table:style-name="ro2">
          <table:table-cell office:value-type="string" office:string-value="slinger" calcext:value-type="string">
            <text:p><text:s/>slinger </text:p>
          </table:table-cell>
          <table:table-cell office:value-type="string" office:string-value="Arch02 - Slinger" calcext:value-type="string">
            <text:p><text:s/>Arch02 - Slinger </text:p>
          </table:table-cell>
          <table:table-cell office:value-type="float" office:value="207" calcext:value-type="float">
            <text:p><text:s/>207 </text:p>
          </table:table-cell>
          <table:table-cell/>
          <table:table-cell office:value-type="string" office:string-value="Inf02 - Slinger" calcext:value-type="string">
            <text:p><text:s/>Inf02 - Slinger </text:p>
          </table:table-cell>
          <table:table-cell office:value-type="float" office:value="2009" calcext:value-type="float">
            <text:p><text:s/>2.009 </text:p>
          </table:table-cell>
          <table:table-cell table:number-columns-repeated="57"/>
        </table:table-row>
        <table:table-row table:style-name="ro2">
          <table:table-cell office:value-type="string" office:string-value="trojan horse" calcext:value-type="string">
            <text:p><text:s/>trojan horse </text:p>
          </table:table-cell>
          <table:table-cell office:value-type="string" office:string-value="x04 Trojan Horse" calcext:value-type="string">
            <text:p><text:s/>x04 Trojan Horse </text:p>
          </table:table-cell>
          <table:table-cell office:value-type="float" office:value="209" calcext:value-type="float">
            <text:p><text:s/>209 </text:p>
          </table:table-cell>
          <table:table-cell/>
          <table:table-cell office:value-type="string" office:string-value="xSP04 Trojan Horse" calcext:value-type="string">
            <text:p><text:s/>xSP04 Trojan Horse </text:p>
          </table:table-cell>
          <table:table-cell office:value-type="float" office:value="4010" calcext:value-type="float">
            <text:p><text:s/>4.010 </text:p>
          </table:table-cell>
          <table:table-cell table:number-columns-repeated="57"/>
        </table:table-row>
        <table:table-row table:style-name="ro2">
          <table:table-cell office:value-type="string" office:string-value="jackal" calcext:value-type="string">
            <text:p><text:s/>jackal </text:p>
          </table:table-cell>
          <table:table-cell office:value-type="string" office:string-value="a Fighter13 F-48 Jackal" calcext:value-type="string">
            <text:p><text:s/>a Fighter13 F-48 Jackal </text:p>
          </table:table-cell>
          <table:table-cell office:value-type="float" office:value="210" calcext:value-type="float">
            <text:p><text:s/>210 </text:p>
          </table:table-cell>
          <table:table-cell/>
          <table:table-cell office:value-type="string" office:string-value="a  13 F-48 Jackal" calcext:value-type="string">
            <text:p><text:s/>a <text:s/>13 F-48 Jackal </text:p>
          </table:table-cell>
          <table:table-cell office:value-type="float" office:value="13010" calcext:value-type="float">
            <text:p><text:s/>13.010 </text:p>
          </table:table-cell>
          <table:table-cell table:number-columns-repeated="57"/>
        </table:table-row>
        <table:table-row table:style-name="ro2">
          <table:table-cell office:value-type="string" office:string-value="trawler" calcext:value-type="string">
            <text:p><text:s/>trawler </text:p>
          </table:table-cell>
          <table:table-cell office:value-type="string" office:string-value="s11 Fishing Boat Modern" calcext:value-type="string">
            <text:p><text:s/>s11 Fishing Boat Modern </text:p>
          </table:table-cell>
          <table:table-cell office:value-type="float" office:value="211" calcext:value-type="float">
            <text:p><text:s/>211 </text:p>
          </table:table-cell>
          <table:table-cell/>
          <table:table-cell office:value-type="string" office:string-value="s11 Fishing boat - Atomic" calcext:value-type="string">
            <text:p><text:s/>s11 Fishing boat - Atomic </text:p>
          </table:table-cell>
          <table:table-cell office:value-type="float" office:value="11090" calcext:value-type="float">
            <text:p><text:s/>11.090 </text:p>
          </table:table-cell>
          <table:table-cell table:number-columns-repeated="57"/>
        </table:table-row>
        <table:table-row table:style-name="ro2">
          <table:table-cell office:value-type="string" office:string-value="cargo" calcext:value-type="string">
            <text:p><text:s/>cargo </text:p>
          </table:table-cell>
          <table:table-cell office:value-type="string" office:string-value="x10 Cargo Truck" calcext:value-type="string">
            <text:p><text:s/>x10 Cargo Truck </text:p>
          </table:table-cell>
          <table:table-cell office:value-type="float" office:value="215" calcext:value-type="float">
            <text:p><text:s/>215 </text:p>
          </table:table-cell>
          <table:table-cell/>
          <table:table-cell office:value-type="string" office:string-value="x Cargo Truck" calcext:value-type="string">
            <text:p><text:s/>x Cargo Truck </text:p>
          </table:table-cell>
          <table:table-cell office:value-type="float" office:value="10100" calcext:value-type="float">
            <text:p><text:s/>10.100 </text:p>
          </table:table-cell>
          <table:table-cell table:number-columns-repeated="57"/>
        </table:table-row>
        <table:table-row table:style-name="ro2">
          <table:table-cell office:value-type="string" office:string-value="prophet" calcext:value-type="string">
            <text:p><text:s/>prophet </text:p>
          </table:table-cell>
          <table:table-cell office:value-type="string" office:string-value="Prophet" calcext:value-type="string">
            <text:p><text:s/>Prophet </text:p>
          </table:table-cell>
          <table:table-cell office:value-type="float" office:value="216" calcext:value-type="float">
            <text:p><text:s/>216 </text:p>
          </table:table-cell>
          <table:table-cell/>
          <table:table-cell office:value-type="string" office:string-value="Prophet" calcext:value-type="string">
            <text:p><text:s/>Prophet </text:p>
          </table:table-cell>
          <table:table-cell office:value-type="float" office:value="1077" calcext:value-type="float">
            <text:p><text:s/>1.077 </text:p>
          </table:table-cell>
          <table:table-cell table:number-columns-repeated="57"/>
        </table:table-row>
        <table:table-row table:style-name="ro2">
          <table:table-cell office:value-type="string" office:string-value="b-52 bomber" calcext:value-type="string">
            <text:p><text:s/>b-52 bomber </text:p>
          </table:table-cell>
          <table:table-cell office:value-type="string" office:string-value="a BomberNuc12 B-52" calcext:value-type="string">
            <text:p><text:s/>a BomberNuc12 B-52 </text:p>
          </table:table-cell>
          <table:table-cell office:value-type="float" office:value="217" calcext:value-type="float">
            <text:p><text:s/>217 </text:p>
          </table:table-cell>
          <table:table-cell/>
          <table:table-cell office:value-type="string" office:string-value="a  12 B-52" calcext:value-type="string">
            <text:p><text:s/>a <text:s/>12 B-52 </text:p>
          </table:table-cell>
          <table:table-cell office:value-type="float" office:value="12061" calcext:value-type="float">
            <text:p><text:s/>12.061 </text:p>
          </table:table-cell>
          <table:table-cell table:number-columns-repeated="57"/>
        </table:table-row>
        <table:table-row table:style-name="ro2">
          <table:table-cell office:value-type="string" office:string-value="alexi septimus" calcext:value-type="string">
            <text:p><text:s/>alexi septimus </text:p>
          </table:table-cell>
          <table:table-cell office:value-type="string" office:string-value="h1-13 Alexi Septimus (heal)" calcext:value-type="string">
            <text:p><text:s/>h1-13 Alexi Septimus (heal) </text:p>
          </table:table-cell>
          <table:table-cell office:value-type="float" office:value="218" calcext:value-type="float">
            <text:p><text:s/>218 </text:p>
          </table:table-cell>
          <table:table-cell/>
          <table:table-cell office:value-type="string" office:string-value="h Septimus" calcext:value-type="string">
            <text:p><text:s/>h Septimus </text:p>
          </table:table-cell>
          <table:table-cell office:value-type="float" office:value="13058" calcext:value-type="float">
            <text:p><text:s/>13.058 </text:p>
          </table:table-cell>
          <table:table-cell table:number-columns-repeated="57"/>
        </table:table-row>
        <table:table-row table:style-name="ro2">
          <table:table-cell office:value-type="string" office:string-value="heavy mortar" calcext:value-type="string">
            <text:p><text:s/>heavy mortar </text:p>
          </table:table-cell>
          <table:table-cell office:value-type="string" office:string-value="Inf12 - Heavy Mortar" calcext:value-type="string">
            <text:p><text:s/>Inf12 - Heavy Mortar </text:p>
          </table:table-cell>
          <table:table-cell office:value-type="float" office:value="219" calcext:value-type="float">
            <text:p><text:s/>219 </text:p>
          </table:table-cell>
          <table:table-cell/>
          <table:table-cell office:value-type="string" office:string-value="Inf12 - Mortar Infantry 13" calcext:value-type="string">
            <text:p><text:s/>Inf12 - Mortar Infantry 13 </text:p>
          </table:table-cell>
          <table:table-cell office:value-type="float" office:value="12006" calcext:value-type="float">
            <text:p><text:s/>12.006 </text:p>
          </table:table-cell>
          <table:table-cell table:number-columns-repeated="57"/>
        </table:table-row>
        <table:table-row table:style-name="ro2">
          <table:table-cell office:value-type="string" office:string-value="cyborg molotov" calcext:value-type="string">
            <text:p><text:s/>cyborg molotov </text:p>
          </table:table-cell>
          <table:table-cell office:value-type="string" office:string-value="h2-14 Cyborg Molotov (Morale)" calcext:value-type="string">
            <text:p><text:s/>h2-14 Cyborg Molotov (Morale) </text:p>
          </table:table-cell>
          <table:table-cell office:value-type="float" office:value="220" calcext:value-type="float">
            <text:p><text:s/>220 </text:p>
          </table:table-cell>
          <table:table-cell/>
          <table:table-cell office:value-type="string" office:string-value="h Cyborg Molotov" calcext:value-type="string">
            <text:p><text:s/>h Cyborg Molotov </text:p>
          </table:table-cell>
          <table:table-cell office:value-type="float" office:value="14043" calcext:value-type="float">
            <text:p><text:s/>14.043 </text:p>
          </table:table-cell>
          <table:table-cell table:number-columns-repeated="57"/>
        </table:table-row>
        <table:table-row table:style-name="ro2">
          <table:table-cell office:value-type="string" office:string-value="pope" calcext:value-type="string">
            <text:p><text:s/>pope </text:p>
          </table:table-cell>
          <table:table-cell office:value-type="string" office:string-value="x05 Pope" calcext:value-type="string">
            <text:p><text:s/>x05 Pope </text:p>
          </table:table-cell>
          <table:table-cell office:value-type="float" office:value="221" calcext:value-type="float">
            <text:p><text:s/>221 </text:p>
          </table:table-cell>
          <table:table-cell/>
          <table:table-cell office:value-type="string" office:string-value="xSP05 Pope" calcext:value-type="string">
            <text:p><text:s/>xSP05 Pope </text:p>
          </table:table-cell>
          <table:table-cell office:value-type="float" office:value="5100" calcext:value-type="float">
            <text:p><text:s/>5.100 </text:p>
          </table:table-cell>
          <table:table-cell table:number-columns-repeated="57"/>
        </table:table-row>
        <table:table-row table:style-name="ro2">
          <table:table-cell office:value-type="string" office:string-value="child" calcext:value-type="string">
            <text:p><text:s/>child </text:p>
          </table:table-cell>
          <table:table-cell office:value-type="string" office:string-value="x Child Citizen" calcext:value-type="string">
            <text:p><text:s/>x Child Citizen </text:p>
          </table:table-cell>
          <table:table-cell office:value-type="float" office:value="222" calcext:value-type="float">
            <text:p><text:s/>222 </text:p>
          </table:table-cell>
          <table:table-cell/>
          <table:table-cell office:value-type="string" office:string-value="(Child Citizen)" calcext:value-type="string">
            <text:p><text:s/>(Child Citizen) </text:p>
          </table:table-cell>
          <table:table-cell office:value-type="float" office:value="1419" calcext:value-type="float">
            <text:p><text:s/>1.419 </text:p>
          </table:table-cell>
          <table:table-cell table:number-columns-repeated="57"/>
        </table:table-row>
        <table:table-row table:style-name="ro2">
          <table:table-cell office:value-type="string" office:string-value="apollo" calcext:value-type="string">
            <text:p><text:s/>apollo </text:p>
          </table:table-cell>
          <table:table-cell office:value-type="string" office:string-value="Mech Apollo" calcext:value-type="string">
            <text:p><text:s/>Mech Apollo </text:p>
          </table:table-cell>
          <table:table-cell office:value-type="float" office:value="230" calcext:value-type="float">
            <text:p><text:s/>230 </text:p>
          </table:table-cell>
          <table:table-cell/>
          <table:table-cell office:value-type="string" office:string-value="Mech Apollo" calcext:value-type="string">
            <text:p><text:s/>Mech Apollo </text:p>
          </table:table-cell>
          <table:table-cell office:value-type="float" office:value="13100" calcext:value-type="float">
            <text:p><text:s/>13.100 </text:p>
          </table:table-cell>
          <table:table-cell table:number-columns-repeated="57"/>
        </table:table-row>
        <table:table-row table:style-name="ro2">
          <table:table-cell office:value-type="string" office:string-value="molly ryan" calcext:value-type="string">
            <text:p><text:s/>molly ryan </text:p>
          </table:table-cell>
          <table:table-cell office:value-type="string" office:string-value="h1-14 Molly Ryan (heal)" calcext:value-type="string">
            <text:p><text:s/>h1-14 Molly Ryan (heal) </text:p>
          </table:table-cell>
          <table:table-cell office:value-type="float" office:value="232" calcext:value-type="float">
            <text:p><text:s/>232 </text:p>
          </table:table-cell>
          <table:table-cell/>
          <table:table-cell office:value-type="string" office:string-value="h Molly Ryan" calcext:value-type="string">
            <text:p><text:s/>h Molly Ryan </text:p>
          </table:table-cell>
          <table:table-cell office:value-type="float" office:value="14042" calcext:value-type="float">
            <text:p><text:s/>14.042 </text:p>
          </table:table-cell>
          <table:table-cell table:number-columns-repeated="57"/>
        </table:table-row>
        <table:table-row table:style-name="ro2">
          <table:table-cell office:value-type="string" office:string-value="sergei molotov" calcext:value-type="string">
            <text:p><text:s/>sergei molotov </text:p>
          </table:table-cell>
          <table:table-cell office:value-type="string" office:string-value="h2-13 Sergei Molotov (Morale)" calcext:value-type="string">
            <text:p><text:s/>h2-13 Sergei Molotov (Morale) </text:p>
          </table:table-cell>
          <table:table-cell office:value-type="float" office:value="233" calcext:value-type="float">
            <text:p><text:s/>233 </text:p>
          </table:table-cell>
          <table:table-cell/>
          <table:table-cell office:value-type="string" office:string-value="h Molotov" calcext:value-type="string">
            <text:p><text:s/>h Molotov </text:p>
          </table:table-cell>
          <table:table-cell office:value-type="float" office:value="13059" calcext:value-type="float">
            <text:p><text:s/>13.059 </text:p>
          </table:table-cell>
          <table:table-cell table:number-columns-repeated="57"/>
        </table:table-row>
        <table:table-row table:style-name="ro2">
          <table:table-cell office:value-type="string" office:string-value="juggernaut" calcext:value-type="string">
            <text:p><text:s/>juggernaut </text:p>
          </table:table-cell>
          <table:table-cell office:value-type="string" office:string-value="s13 Juggernaut Frigate" calcext:value-type="string">
            <text:p><text:s/>s13 Juggernaut Frigate </text:p>
          </table:table-cell>
          <table:table-cell office:value-type="float" office:value="234" calcext:value-type="float">
            <text:p><text:s/>234 </text:p>
          </table:table-cell>
          <table:table-cell/>
          <table:table-cell office:value-type="string" office:string-value="s13 Destroyer 13" calcext:value-type="string">
            <text:p><text:s/>s13 Destroyer 13 </text:p>
          </table:table-cell>
          <table:table-cell office:value-type="float" office:value="13040" calcext:value-type="float">
            <text:p><text:s/>13.040 </text:p>
          </table:table-cell>
          <table:table-cell table:number-columns-repeated="57"/>
        </table:table-row>
        <table:table-row table:style-name="ro2">
          <table:table-cell office:value-type="string" office:string-value="huskarl" calcext:value-type="string">
            <text:p><text:s/>huskarl </text:p>
          </table:table-cell>
          <table:table-cell office:value-type="string" office:string-value="x06 Housecarl" calcext:value-type="string">
            <text:p><text:s/>x06 Housecarl </text:p>
          </table:table-cell>
          <table:table-cell office:value-type="float" office:value="235" calcext:value-type="float">
            <text:p><text:s/>235 </text:p>
          </table:table-cell>
          <table:table-cell/>
          <table:table-cell office:value-type="string" office:string-value="xSP06 Housecarl" calcext:value-type="string">
            <text:p><text:s/>xSP06 Housecarl </text:p>
          </table:table-cell>
          <table:table-cell office:value-type="float" office:value="6900" calcext:value-type="float">
            <text:p><text:s/>6.900 </text:p>
          </table:table-cell>
          <table:table-cell table:number-columns-repeated="57"/>
        </table:table-row>
        <table:table-row table:style-name="ro2">
          <table:table-cell office:value-type="string" office:string-value="royal cuirassier" calcext:value-type="string">
            <text:p><text:s/>royal cuirassier </text:p>
          </table:table-cell>
          <table:table-cell office:value-type="string" office:string-value="Cav07 - Royal Cuirassier (Sword)" calcext:value-type="string">
            <text:p><text:s/>Cav07 - Royal Cuirassier (Sword) </text:p>
          </table:table-cell>
          <table:table-cell office:value-type="float" office:value="236" calcext:value-type="float">
            <text:p><text:s/>236 </text:p>
          </table:table-cell>
          <table:table-cell/>
          <table:table-cell office:value-type="string" office:string-value="Cav07 - Royal Cuirassier" calcext:value-type="string">
            <text:p><text:s/>Cav07 - Royal Cuirassier </text:p>
          </table:table-cell>
          <table:table-cell office:value-type="float" office:value="7023" calcext:value-type="float">
            <text:p><text:s/>7.023 </text:p>
          </table:table-cell>
          <table:table-cell table:number-columns-repeated="57"/>
        </table:table-row>
        <table:table-row table:style-name="ro2">
          <table:table-cell office:value-type="string" office:string-value="galley - byzantine" calcext:value-type="string">
            <text:p><text:s/>galley - byzantine </text:p>
          </table:table-cell>
          <table:table-cell office:value-type="string" office:string-value="s05 Byzantine Galley" calcext:value-type="string">
            <text:p><text:s/>s05 Byzantine Galley </text:p>
          </table:table-cell>
          <table:table-cell office:value-type="float" office:value="241" calcext:value-type="float">
            <text:p><text:s/>241 </text:p>
          </table:table-cell>
          <table:table-cell/>
          <table:table-cell office:value-type="string" office:string-value="s05 Fire Trireme" calcext:value-type="string">
            <text:p><text:s/>s05 Fire Trireme </text:p>
          </table:table-cell>
          <table:table-cell office:value-type="float" office:value="5037" calcext:value-type="float">
            <text:p><text:s/>5.037 </text:p>
          </table:table-cell>
          <table:table-cell table:number-columns-repeated="57"/>
        </table:table-row>
        <table:table-row table:style-name="ro2">
          <table:table-cell office:value-type="string" office:string-value="war raft" calcext:value-type="string">
            <text:p><text:s/>war raft </text:p>
          </table:table-cell>
          <table:table-cell office:value-type="string" office:string-value="s02 Stone Frigate [War Raft]" calcext:value-type="string">
            <text:p><text:s/>s02 Stone Frigate [War Raft] </text:p>
          </table:table-cell>
          <table:table-cell office:value-type="float" office:value="242" calcext:value-type="float">
            <text:p><text:s/>242 </text:p>
          </table:table-cell>
          <table:table-cell/>
          <table:table-cell office:value-type="string" office:string-value="s02 War Raft" calcext:value-type="string">
            <text:p><text:s/>s02 War Raft </text:p>
          </table:table-cell>
          <table:table-cell office:value-type="float" office:value="2001" calcext:value-type="float">
            <text:p><text:s/>2.001 </text:p>
          </table:table-cell>
          <table:table-cell table:number-columns-repeated="57"/>
        </table:table-row>
        <table:table-row table:style-name="ro2">
          <table:table-cell office:value-type="string" office:string-value="warrington" calcext:value-type="string">
            <text:p><text:s/>warrington </text:p>
          </table:table-cell>
          <table:table-cell office:value-type="string" office:string-value="s11 Warrington" calcext:value-type="string">
            <text:p><text:s/>s11 Warrington </text:p>
          </table:table-cell>
          <table:table-cell office:value-type="float" office:value="246" calcext:value-type="float">
            <text:p><text:s/>246 </text:p>
          </table:table-cell>
          <table:table-cell/>
          <table:table-cell office:value-type="string" office:string-value="s11 Warrington" calcext:value-type="string">
            <text:p><text:s/>s11 Warrington </text:p>
          </table:table-cell>
          <table:table-cell office:value-type="float" office:value="11041" calcext:value-type="float">
            <text:p><text:s/>11.041 </text:p>
          </table:table-cell>
          <table:table-cell table:number-columns-repeated="57"/>
        </table:table-row>
        <table:table-row table:style-name="ro2">
          <table:table-cell office:value-type="string" office:string-value="thor AT gun" calcext:value-type="string">
            <text:p><text:s/>thor AT gun </text:p>
          </table:table-cell>
          <table:table-cell office:value-type="string" office:string-value="Gun AT13 Thor AT Gun" calcext:value-type="string">
            <text:p><text:s/>Gun AT13 Thor AT Gun </text:p>
          </table:table-cell>
          <table:table-cell office:value-type="float" office:value="248" calcext:value-type="float">
            <text:p><text:s/>248 </text:p>
          </table:table-cell>
          <table:table-cell/>
          <table:table-cell office:value-type="string" office:string-value="AT Gun3 - Thor" calcext:value-type="string">
            <text:p><text:s/>AT Gun3 - Thor </text:p>
          </table:table-cell>
          <table:table-cell office:value-type="float" office:value="13050" calcext:value-type="float">
            <text:p><text:s/>13.050 </text:p>
          </table:table-cell>
          <table:table-cell table:number-columns-repeated="57"/>
        </table:table-row>
        <table:table-row table:style-name="ro2">
          <table:table-cell office:value-type="string" office:string-value="frigate - imperial" calcext:value-type="string">
            <text:p><text:s/>frigate - imperial </text:p>
          </table:table-cell>
          <table:table-cell office:value-type="string" office:string-value="s08 Imperial Frigate" calcext:value-type="string">
            <text:p><text:s/>s08 Imperial Frigate </text:p>
          </table:table-cell>
          <table:table-cell office:value-type="float" office:value="249" calcext:value-type="float">
            <text:p><text:s/>249 </text:p>
          </table:table-cell>
          <table:table-cell/>
          <table:table-cell office:value-type="string" office:string-value="s08 Henri - Frigate" calcext:value-type="string">
            <text:p><text:s/>s08 Henri - Frigate </text:p>
          </table:table-cell>
          <table:table-cell office:value-type="float" office:value="8007" calcext:value-type="float">
            <text:p><text:s/>8.007 </text:p>
          </table:table-cell>
          <table:table-cell table:number-columns-repeated="57"/>
        </table:table-row>
        <table:table-row table:style-name="ro2">
          <table:table-cell office:value-type="string" office:string-value="u-boat" calcext:value-type="string">
            <text:p><text:s/>u-boat </text:p>
          </table:table-cell>
          <table:table-cell office:value-type="string" office:string-value="s10 U Boat" calcext:value-type="string">
            <text:p><text:s/>s10 U Boat </text:p>
          </table:table-cell>
          <table:table-cell office:value-type="float" office:value="250" calcext:value-type="float">
            <text:p><text:s/>250 </text:p>
          </table:table-cell>
          <table:table-cell/>
          <table:table-cell office:value-type="string" office:string-value="s10 Submarine 1" calcext:value-type="string">
            <text:p><text:s/>s10 Submarine 1 </text:p>
          </table:table-cell>
          <table:table-cell office:value-type="float" office:value="10049" calcext:value-type="float">
            <text:p><text:s/>10.049 </text:p>
          </table:table-cell>
          <table:table-cell table:number-columns-repeated="57"/>
        </table:table-row>
        <table:table-row table:style-name="ro2">
          <table:table-cell office:value-type="string" office:string-value="decereme" calcext:value-type="string">
            <text:p><text:s/>decereme </text:p>
          </table:table-cell>
          <table:table-cell office:value-type="string" office:string-value="s04 Bronze Catapult Ship" calcext:value-type="string">
            <text:p><text:s/>s04 Bronze Catapult Ship </text:p>
          </table:table-cell>
          <table:table-cell office:value-type="float" office:value="251" calcext:value-type="float">
            <text:p><text:s/>251 </text:p>
          </table:table-cell>
          <table:table-cell/>
          <table:table-cell office:value-type="string" office:string-value="s04 Trireme - Catapult" calcext:value-type="string">
            <text:p><text:s/>s04 Trireme - Catapult </text:p>
          </table:table-cell>
          <table:table-cell office:value-type="float" office:value="4026" calcext:value-type="float">
            <text:p><text:s/>4.026 </text:p>
          </table:table-cell>
          <table:table-cell table:number-columns-repeated="57"/>
        </table:table-row>
        <table:table-row table:style-name="ro2">
          <table:table-cell office:value-type="string" office:string-value="frigate - bronze" calcext:value-type="string">
            <text:p><text:s/>frigate - bronze </text:p>
          </table:table-cell>
          <table:table-cell office:value-type="string" office:string-value="s04 Bronze Frigate" calcext:value-type="string">
            <text:p><text:s/>s04 Bronze Frigate </text:p>
          </table:table-cell>
          <table:table-cell office:value-type="float" office:value="252" calcext:value-type="float">
            <text:p><text:s/>252 </text:p>
          </table:table-cell>
          <table:table-cell/>
          <table:table-cell office:value-type="string" office:string-value="s04 Pentakonter - Frigate" calcext:value-type="string">
            <text:p><text:s/>s04 Pentakonter - Frigate </text:p>
          </table:table-cell>
          <table:table-cell office:value-type="float" office:value="4035" calcext:value-type="float">
            <text:p><text:s/>4.035 </text:p>
          </table:table-cell>
          <table:table-cell table:number-columns-repeated="57"/>
        </table:table-row>
        <table:table-row table:style-name="ro2">
          <table:table-cell office:value-type="string" office:string-value="frigate - copper" calcext:value-type="string">
            <text:p><text:s/>frigate - copper </text:p>
          </table:table-cell>
          <table:table-cell office:value-type="string" office:string-value="s03 Copper Frigate" calcext:value-type="string">
            <text:p><text:s/>s03 Copper Frigate </text:p>
          </table:table-cell>
          <table:table-cell office:value-type="float" office:value="253" calcext:value-type="float">
            <text:p><text:s/>253 </text:p>
          </table:table-cell>
          <table:table-cell/>
          <table:table-cell office:value-type="string" office:string-value="s03 Super War Raft" calcext:value-type="string">
            <text:p><text:s/>s03 Super War Raft </text:p>
          </table:table-cell>
          <table:table-cell office:value-type="float" office:value="3041" calcext:value-type="float">
            <text:p><text:s/>3.041 </text:p>
          </table:table-cell>
          <table:table-cell table:number-columns-repeated="57"/>
        </table:table-row>
        <table:table-row table:style-name="ro2">
          <table:table-cell office:value-type="string" office:string-value="battleship - middle ages" calcext:value-type="string">
            <text:p><text:s/>battleship - middle ages </text:p>
          </table:table-cell>
          <table:table-cell office:value-type="string" office:string-value="s06 Middle Ages Battleship [Decereme]" calcext:value-type="string">
            <text:p><text:s/>s06 Middle Ages Battleship [Decereme] </text:p>
          </table:table-cell>
          <table:table-cell office:value-type="float" office:value="254" calcext:value-type="float">
            <text:p><text:s/>254 </text:p>
          </table:table-cell>
          <table:table-cell/>
          <table:table-cell office:value-type="string" office:string-value="s06 Decereme" calcext:value-type="string">
            <text:p><text:s/>s06 Decereme </text:p>
          </table:table-cell>
          <table:table-cell office:value-type="float" office:value="6001" calcext:value-type="float">
            <text:p><text:s/>6.001 </text:p>
          </table:table-cell>
          <table:table-cell table:number-columns-repeated="57"/>
        </table:table-row>
        <table:table-row table:style-name="ro2">
          <table:table-cell office:value-type="string" office:string-value="frigate - middle ages" calcext:value-type="string">
            <text:p><text:s/>frigate - middle ages </text:p>
          </table:table-cell>
          <table:table-cell office:value-type="string" office:string-value="s06 Middle Age Frigate" calcext:value-type="string">
            <text:p><text:s/>s06 Middle Age Frigate </text:p>
          </table:table-cell>
          <table:table-cell office:value-type="float" office:value="255" calcext:value-type="float">
            <text:p><text:s/>255 </text:p>
          </table:table-cell>
          <table:table-cell/>
          <table:table-cell office:value-type="string" office:string-value="s06 Decereme Frigate" calcext:value-type="string">
            <text:p><text:s/>s06 Decereme Frigate </text:p>
          </table:table-cell>
          <table:table-cell office:value-type="float" office:value="6038" calcext:value-type="float">
            <text:p><text:s/>6.038 </text:p>
          </table:table-cell>
          <table:table-cell table:number-columns-repeated="57"/>
        </table:table-row>
        <table:table-row table:style-name="ro2">
          <table:table-cell office:value-type="string" office:string-value="battleship - bronze" calcext:value-type="string">
            <text:p><text:s/>battleship - bronze </text:p>
          </table:table-cell>
          <table:table-cell office:value-type="string" office:string-value="s04 Bronze Battleship [Pentakonter]" calcext:value-type="string">
            <text:p><text:s/>s04 Bronze Battleship [Pentakonter] </text:p>
          </table:table-cell>
          <table:table-cell office:value-type="float" office:value="257" calcext:value-type="float">
            <text:p><text:s/>257 </text:p>
          </table:table-cell>
          <table:table-cell/>
          <table:table-cell office:value-type="string" office:string-value="s04 Pentakonter" calcext:value-type="string">
            <text:p><text:s/>s04 Pentakonter </text:p>
          </table:table-cell>
          <table:table-cell office:value-type="float" office:value="4027" calcext:value-type="float">
            <text:p><text:s/>4.027 </text:p>
          </table:table-cell>
          <table:table-cell table:number-columns-repeated="57"/>
        </table:table-row>
        <table:table-row table:style-name="ro2">
          <table:table-cell office:value-type="string" office:string-value="frigate - royal" calcext:value-type="string">
            <text:p><text:s/>frigate - royal </text:p>
          </table:table-cell>
          <table:table-cell office:value-type="string" office:string-value="s09 Royal Frigate" calcext:value-type="string">
            <text:p><text:s/>s09 Royal Frigate </text:p>
          </table:table-cell>
          <table:table-cell office:value-type="float" office:value="258" calcext:value-type="float">
            <text:p><text:s/>258 </text:p>
          </table:table-cell>
          <table:table-cell/>
          <table:table-cell office:value-type="string" office:string-value="s09 Victory - Frigate" calcext:value-type="string">
            <text:p><text:s/>s09 Victory - Frigate </text:p>
          </table:table-cell>
          <table:table-cell office:value-type="float" office:value="9020" calcext:value-type="float">
            <text:p><text:s/>9.020 </text:p>
          </table:table-cell>
          <table:table-cell table:number-columns-repeated="57"/>
        </table:table-row>
        <table:table-row table:style-name="ro2">
          <table:table-cell office:value-type="string" office:string-value="furies" calcext:value-type="string">
            <text:p><text:s/>furies </text:p>
          </table:table-cell>
          <table:table-cell office:value-type="string" office:string-value="Mech Furies" calcext:value-type="string">
            <text:p><text:s/>Mech Furies </text:p>
          </table:table-cell>
          <table:table-cell office:value-type="float" office:value="259" calcext:value-type="float">
            <text:p><text:s/>259 </text:p>
          </table:table-cell>
          <table:table-cell/>
          <table:table-cell office:value-type="string" office:string-value="Mech  Furies" calcext:value-type="string">
            <text:p><text:s/>Mech <text:s/>Furies </text:p>
          </table:table-cell>
          <table:table-cell office:value-type="float" office:value="13204" calcext:value-type="float">
            <text:p><text:s/>13.204 </text:p>
          </table:table-cell>
          <table:table-cell table:number-columns-repeated="57"/>
        </table:table-row>
        <table:table-row table:style-name="ro2">
          <table:table-cell office:value-type="string" office:string-value="sampson" calcext:value-type="string">
            <text:p><text:s/>sampson </text:p>
          </table:table-cell>
          <table:table-cell office:value-type="string" office:string-value="Inf02 - Sampson" calcext:value-type="string">
            <text:p><text:s/>Inf02 - Sampson </text:p>
          </table:table-cell>
          <table:table-cell office:value-type="float" office:value="262" calcext:value-type="float">
            <text:p><text:s/>262 </text:p>
          </table:table-cell>
          <table:table-cell/>
          <table:table-cell office:value-type="string" office:string-value="Inf02 Log Guy" calcext:value-type="string">
            <text:p><text:s/>Inf02 Log Guy </text:p>
          </table:table-cell>
          <table:table-cell office:value-type="float" office:value="2004" calcext:value-type="float">
            <text:p><text:s/>2.004 </text:p>
          </table:table-cell>
          <table:table-cell table:number-columns-repeated="57"/>
        </table:table-row>
        <table:table-row table:style-name="ro2">
          <table:table-cell office:value-type="string" office:string-value="catapult ship" calcext:value-type="string">
            <text:p><text:s/>catapult ship </text:p>
          </table:table-cell>
          <table:table-cell office:value-type="string" office:string-value="s06 Middle Age Catapult Ship" calcext:value-type="string">
            <text:p><text:s/>s06 Middle Age Catapult Ship </text:p>
          </table:table-cell>
          <table:table-cell office:value-type="float" office:value="263" calcext:value-type="float">
            <text:p><text:s/>263 </text:p>
          </table:table-cell>
          <table:table-cell/>
          <table:table-cell office:value-type="string" office:string-value="s06 Decereme - Catapult" calcext:value-type="string">
            <text:p><text:s/>s06 Decereme - Catapult </text:p>
          </table:table-cell>
          <table:table-cell office:value-type="float" office:value="6008" calcext:value-type="float">
            <text:p><text:s/>6.008 </text:p>
          </table:table-cell>
          <table:table-cell table:number-columns-repeated="57"/>
        </table:table-row>
        <table:table-row table:style-name="ro2">
          <table:table-cell office:value-type="string" office:string-value="pandora" calcext:value-type="string">
            <text:p><text:s/>pandora </text:p>
          </table:table-cell>
          <table:table-cell office:value-type="string" office:string-value="Mech Pandora" calcext:value-type="string">
            <text:p><text:s/>Mech Pandora </text:p>
          </table:table-cell>
          <table:table-cell office:value-type="float" office:value="265" calcext:value-type="float">
            <text:p><text:s/>265 </text:p>
          </table:table-cell>
          <table:table-cell/>
          <table:table-cell office:value-type="string" office:string-value="Mech Cyclops" calcext:value-type="string">
            <text:p><text:s/>Mech Cyclops </text:p>
          </table:table-cell>
          <table:table-cell office:value-type="float" office:value="13201" calcext:value-type="float">
            <text:p><text:s/>13.201 </text:p>
          </table:table-cell>
          <table:table-cell table:number-columns-repeated="57"/>
        </table:table-row>
        <table:table-row table:style-name="ro2">
          <table:table-cell office:value-type="string" office:string-value="tempest" calcext:value-type="string">
            <text:p><text:s/>tempest </text:p>
          </table:table-cell>
          <table:table-cell office:value-type="string" office:string-value="Mech Tempest" calcext:value-type="string">
            <text:p><text:s/>Mech Tempest </text:p>
          </table:table-cell>
          <table:table-cell office:value-type="float" office:value="267" calcext:value-type="float">
            <text:p><text:s/>267 </text:p>
          </table:table-cell>
          <table:table-cell/>
          <table:table-cell office:value-type="string" office:string-value="Mech Tempest" calcext:value-type="string">
            <text:p><text:s/>Mech Tempest </text:p>
          </table:table-cell>
          <table:table-cell office:value-type="float" office:value="13101" calcext:value-type="float">
            <text:p><text:s/>13.101 </text:p>
          </table:table-cell>
          <table:table-cell table:number-columns-repeated="57"/>
        </table:table-row>
        <table:table-row table:style-name="ro2">
          <table:table-cell office:value-type="string" office:string-value="battleship - agincourt" calcext:value-type="string">
            <text:p><text:s/>battleship - agincourt </text:p>
          </table:table-cell>
          <table:table-cell office:value-type="string" office:string-value="x09 Agincourt Battleship" calcext:value-type="string">
            <text:p><text:s/>x09 Agincourt Battleship </text:p>
          </table:table-cell>
          <table:table-cell office:value-type="float" office:value="268" calcext:value-type="float">
            <text:p><text:s/>268 </text:p>
          </table:table-cell>
          <table:table-cell/>
          <table:table-cell office:value-type="string" office:string-value="(Agincourt)" calcext:value-type="string">
            <text:p><text:s/>(Agincourt) </text:p>
          </table:table-cell>
          <table:table-cell office:value-type="float" office:value="9035" calcext:value-type="float">
            <text:p><text:s/>9.035 </text:p>
          </table:table-cell>
          <table:table-cell table:number-columns-repeated="57"/>
        </table:table-row>
        <table:table-row table:style-name="ro2">
          <table:table-cell office:value-type="string" office:string-value="hyperion" calcext:value-type="string">
            <text:p><text:s/>hyperion </text:p>
          </table:table-cell>
          <table:table-cell office:value-type="string" office:string-value="Mech Hyperion" calcext:value-type="string">
            <text:p><text:s/>Mech Hyperion </text:p>
          </table:table-cell>
          <table:table-cell office:value-type="float" office:value="269" calcext:value-type="float">
            <text:p><text:s/>269 </text:p>
          </table:table-cell>
          <table:table-cell/>
          <table:table-cell office:value-type="string" office:string-value="Mech Hyperion" calcext:value-type="string">
            <text:p><text:s/>Mech Hyperion </text:p>
          </table:table-cell>
          <table:table-cell office:value-type="float" office:value="13014" calcext:value-type="float">
            <text:p><text:s/>13.014 </text:p>
          </table:table-cell>
          <table:table-cell table:number-columns-repeated="57"/>
        </table:table-row>
        <table:table-row table:style-name="ro2">
          <table:table-cell office:value-type="string" office:string-value="zeus II" calcext:value-type="string">
            <text:p><text:s/>zeus II </text:p>
          </table:table-cell>
          <table:table-cell office:value-type="string" office:string-value="Mech Zeus" calcext:value-type="string">
            <text:p><text:s/>Mech Zeus </text:p>
          </table:table-cell>
          <table:table-cell office:value-type="float" office:value="276" calcext:value-type="float">
            <text:p><text:s/>276 </text:p>
          </table:table-cell>
          <table:table-cell/>
          <table:table-cell office:value-type="string" office:string-value="Mech Zeus" calcext:value-type="string">
            <text:p><text:s/>Mech Zeus </text:p>
          </table:table-cell>
          <table:table-cell office:value-type="float" office:value="14004" calcext:value-type="float">
            <text:p><text:s/>14.004 </text:p>
          </table:table-cell>
          <table:table-cell table:number-columns-repeated="57"/>
        </table:table-row>
        <table:table-row table:style-name="ro2">
          <table:table-cell office:value-type="string" office:string-value="elephant archer" calcext:value-type="string">
            <text:p><text:s/>elephant archer </text:p>
          </table:table-cell>
          <table:table-cell office:value-type="string" office:string-value="Arch04 - Elephant Archer" calcext:value-type="string">
            <text:p><text:s/>Arch04 - Elephant Archer </text:p>
          </table:table-cell>
          <table:table-cell office:value-type="float" office:value="277" calcext:value-type="float">
            <text:p><text:s/>277 </text:p>
          </table:table-cell>
          <table:table-cell/>
          <table:table-cell office:value-type="string" office:string-value="Arch04 - Elephant Archer" calcext:value-type="string">
            <text:p><text:s/>Arch04 - Elephant Archer </text:p>
          </table:table-cell>
          <table:table-cell office:value-type="float" office:value="4024" calcext:value-type="float">
            <text:p><text:s/>4.024 </text:p>
          </table:table-cell>
          <table:table-cell table:number-columns-repeated="57"/>
        </table:table-row>
        <table:table-row table:style-name="ro2">
          <table:table-cell office:value-type="string" office:string-value="hauptmann durer" calcext:value-type="string">
            <text:p><text:s/>hauptmann durer </text:p>
          </table:table-cell>
          <table:table-cell office:value-type="string" office:string-value="x11 Hauptmann Durer" calcext:value-type="string">
            <text:p><text:s/>x11 Hauptmann Durer </text:p>
          </table:table-cell>
          <table:table-cell office:value-type="float" office:value="278" calcext:value-type="float">
            <text:p><text:s/>278 </text:p>
          </table:table-cell>
          <table:table-cell/>
          <table:table-cell office:value-type="string" office:string-value="(Hauptmann Durer)" calcext:value-type="string">
            <text:p><text:s/>(Hauptmann Durer) </text:p>
          </table:table-cell>
          <table:table-cell office:value-type="float" office:value="1425" calcext:value-type="float">
            <text:p><text:s/>1.425 </text:p>
          </table:table-cell>
          <table:table-cell table:number-columns-repeated="57"/>
        </table:table-row>
        <table:table-row table:style-name="ro2">
          <table:table-cell office:value-type="string" office:string-value="heavy ram" calcext:value-type="string">
            <text:p><text:s/>heavy ram </text:p>
          </table:table-cell>
          <table:table-cell office:value-type="string" office:string-value="Siege06 - Heavy Ram" calcext:value-type="string">
            <text:p><text:s/>Siege06 - Heavy Ram </text:p>
          </table:table-cell>
          <table:table-cell office:value-type="float" office:value="287" calcext:value-type="float">
            <text:p><text:s/>287 </text:p>
          </table:table-cell>
          <table:table-cell/>
          <table:table-cell office:value-type="string" office:string-value="Siege06 -  Ram" calcext:value-type="string">
            <text:p><text:s/>Siege06 - <text:s/>Ram </text:p>
          </table:table-cell>
          <table:table-cell office:value-type="float" office:value="6034" calcext:value-type="float">
            <text:p><text:s/>6.034 </text:p>
          </table:table-cell>
          <table:table-cell table:number-columns-repeated="57"/>
        </table:table-row>
        <table:table-row table:style-name="ro2">
          <table:table-cell office:value-type="string" office:string-value="sea king" calcext:value-type="string">
            <text:p><text:s/>sea king </text:p>
          </table:table-cell>
          <table:table-cell office:value-type="string" office:string-value="a Helicopter Sea King 12" calcext:value-type="string">
            <text:p><text:s/>a Helicopter Sea King 12 </text:p>
          </table:table-cell>
          <table:table-cell office:value-type="float" office:value="290" calcext:value-type="float">
            <text:p><text:s/>290 </text:p>
          </table:table-cell>
          <table:table-cell/>
          <table:table-cell office:value-type="string" office:string-value="a   10m Helicopter Sea King" calcext:value-type="string">
            <text:p><text:s/>a <text:s text:c="2"/>10m Helicopter Sea King </text:p>
          </table:table-cell>
          <table:table-cell office:value-type="float" office:value="12016" calcext:value-type="float">
            <text:p><text:s/>12.016 </text:p>
          </table:table-cell>
          <table:table-cell table:number-columns-repeated="57"/>
        </table:table-row>
        <table:table-row table:style-name="ro2">
          <table:table-cell office:value-type="string" office:string-value="javelin" calcext:value-type="string">
            <text:p><text:s/>javelin </text:p>
          </table:table-cell>
          <table:table-cell office:value-type="string" office:string-value="Inf04 - Javelin" calcext:value-type="string">
            <text:p><text:s/>Inf04 - Javelin </text:p>
          </table:table-cell>
          <table:table-cell office:value-type="float" office:value="296" calcext:value-type="float">
            <text:p><text:s/>296 </text:p>
          </table:table-cell>
          <table:table-cell/>
          <table:table-cell office:value-type="string" office:string-value="Inf04 - Javelin" calcext:value-type="string">
            <text:p><text:s/>Inf04 - Javelin </text:p>
          </table:table-cell>
          <table:table-cell office:value-type="float" office:value="4002" calcext:value-type="float">
            <text:p><text:s/>4.002 </text:p>
          </table:table-cell>
          <table:table-cell table:number-columns-repeated="57"/>
        </table:table-row>
        <table:table-row table:style-name="ro2">
          <table:table-cell office:value-type="string" office:string-value="poseidon" calcext:value-type="string">
            <text:p><text:s/>poseidon </text:p>
          </table:table-cell>
          <table:table-cell office:value-type="string" office:string-value="Mech Poseidon" calcext:value-type="string">
            <text:p><text:s/>Mech Poseidon </text:p>
          </table:table-cell>
          <table:table-cell office:value-type="float" office:value="298" calcext:value-type="float">
            <text:p><text:s/>298 </text:p>
          </table:table-cell>
          <table:table-cell/>
          <table:table-cell office:value-type="string" office:string-value="Mech Poseiden" calcext:value-type="string">
            <text:p><text:s/>Mech Poseiden </text:p>
          </table:table-cell>
          <table:table-cell office:value-type="float" office:value="14031" calcext:value-type="float">
            <text:p><text:s/>14.031 </text:p>
          </table:table-cell>
          <table:table-cell table:number-columns-repeated="57"/>
        </table:table-row>
        <table:table-row table:style-name="ro2">
          <table:table-cell office:value-type="string" office:string-value="shock trooper" calcext:value-type="string">
            <text:p><text:s/>shock trooper </text:p>
          </table:table-cell>
          <table:table-cell office:value-type="string" office:string-value="x13 Shock Trooper" calcext:value-type="string">
            <text:p><text:s/>x13 Shock Trooper </text:p>
          </table:table-cell>
          <table:table-cell office:value-type="float" office:value="299" calcext:value-type="float">
            <text:p><text:s/>299 </text:p>
          </table:table-cell>
          <table:table-cell/>
          <table:table-cell office:value-type="string" office:string-value="x Inf13 - Trooper Shock 13" calcext:value-type="string">
            <text:p><text:s/>x Inf13 - Trooper Shock 13 </text:p>
          </table:table-cell>
          <table:table-cell office:value-type="float" office:value="13030" calcext:value-type="float">
            <text:p><text:s/>13.030 </text:p>
          </table:table-cell>
          <table:table-cell table:number-columns-repeated="57"/>
        </table:table-row>
        <table:table-row table:style-name="ro2">
          <table:table-cell office:value-type="string" office:string-value="hades" calcext:value-type="string">
            <text:p><text:s/>hades </text:p>
          </table:table-cell>
          <table:table-cell office:value-type="string" office:string-value="Mech Hades" calcext:value-type="string">
            <text:p><text:s/>Mech Hades </text:p>
          </table:table-cell>
          <table:table-cell office:value-type="float" office:value="303" calcext:value-type="float">
            <text:p><text:s/>303 </text:p>
          </table:table-cell>
          <table:table-cell/>
          <table:table-cell office:value-type="string" office:string-value="Mech Hades" calcext:value-type="string">
            <text:p><text:s/>Mech Hades </text:p>
          </table:table-cell>
          <table:table-cell office:value-type="float" office:value="14003" calcext:value-type="float">
            <text:p><text:s/>14.003 </text:p>
          </table:table-cell>
          <table:table-cell table:number-columns-repeated="57"/>
        </table:table-row>
        <table:table-row table:style-name="ro2">
          <table:table-cell office:value-type="string" office:string-value="a10 AT" calcext:value-type="string">
            <text:p><text:s/>a10 AT </text:p>
          </table:table-cell>
          <table:table-cell office:value-type="string" office:string-value="a AT Fighter12 A-10" calcext:value-type="string">
            <text:p><text:s/>a AT Fighter12 A-10 </text:p>
          </table:table-cell>
          <table:table-cell office:value-type="float" office:value="304" calcext:value-type="float">
            <text:p><text:s/>304 </text:p>
          </table:table-cell>
          <table:table-cell/>
          <table:table-cell office:value-type="string" office:string-value="a  12 A-10" calcext:value-type="string">
            <text:p><text:s/>a <text:s/>12 A-10 </text:p>
          </table:table-cell>
          <table:table-cell office:value-type="float" office:value="12000" calcext:value-type="float">
            <text:p><text:s/>12.000 </text:p>
          </table:table-cell>
          <table:table-cell table:number-columns-repeated="57"/>
        </table:table-row>
        <table:table-row table:style-name="ro2">
          <table:table-cell office:value-type="string" office:string-value="helicopter gunship" calcext:value-type="string">
            <text:p><text:s/>helicopter gunship </text:p>
          </table:table-cell>
          <table:table-cell office:value-type="string" office:string-value="a HelicopterGunShip12 Gun Ship" calcext:value-type="string">
            <text:p><text:s/>a HelicopterGunShip12 Gun Ship </text:p>
          </table:table-cell>
          <table:table-cell office:value-type="float" office:value="305" calcext:value-type="float">
            <text:p><text:s/>305 </text:p>
          </table:table-cell>
          <table:table-cell/>
          <table:table-cell office:value-type="string" office:string-value="a  12 Helicopter Apache Gun Ship" calcext:value-type="string">
            <text:p><text:s/>a <text:s/>12 Helicopter Apache Gun Ship </text:p>
          </table:table-cell>
          <table:table-cell office:value-type="float" office:value="12002" calcext:value-type="float">
            <text:p><text:s/>12.002 </text:p>
          </table:table-cell>
          <table:table-cell table:number-columns-repeated="57"/>
        </table:table-row>
        <table:table-row table:style-name="ro2">
          <table:table-cell office:value-type="string" office:string-value="heavy siege tower" calcext:value-type="string">
            <text:p><text:s/>heavy siege tower </text:p>
          </table:table-cell>
          <table:table-cell office:value-type="string" office:string-value="Siege06 - Heavy Tower" calcext:value-type="string">
            <text:p><text:s/>Siege06 - Heavy Tower </text:p>
          </table:table-cell>
          <table:table-cell office:value-type="float" office:value="308" calcext:value-type="float">
            <text:p><text:s/>308 </text:p>
          </table:table-cell>
          <table:table-cell/>
          <table:table-cell office:value-type="string" office:string-value="Siege Tower 06" calcext:value-type="string">
            <text:p><text:s/>Siege Tower 06 </text:p>
          </table:table-cell>
          <table:table-cell office:value-type="float" office:value="6091" calcext:value-type="float">
            <text:p><text:s/>6.091 </text:p>
          </table:table-cell>
          <table:table-cell table:number-columns-repeated="57"/>
        </table:table-row>
        <table:table-row table:style-name="ro2">
          <table:table-cell office:value-type="string" office:string-value="galleon - royal" calcext:value-type="string">
            <text:p><text:s/>galleon - royal </text:p>
          </table:table-cell>
          <table:table-cell office:value-type="string" office:string-value="s09 Royal Galleon" calcext:value-type="string">
            <text:p><text:s/>s09 Royal Galleon </text:p>
          </table:table-cell>
          <table:table-cell office:value-type="float" office:value="309" calcext:value-type="float">
            <text:p><text:s/>309 </text:p>
          </table:table-cell>
          <table:table-cell/>
          <table:table-cell office:value-type="string" office:string-value="s09 Explosive Victory" calcext:value-type="string">
            <text:p><text:s/>s09 Explosive Victory </text:p>
          </table:table-cell>
          <table:table-cell office:value-type="float" office:value="9063" calcext:value-type="float">
            <text:p><text:s/>9.063 </text:p>
          </table:table-cell>
          <table:table-cell table:number-columns-repeated="57"/>
        </table:table-row>
        <table:table-row table:style-name="ro2">
          <table:table-cell office:value-type="string" office:string-value="carabineer" calcext:value-type="string">
            <text:p><text:s/>carabineer </text:p>
          </table:table-cell>
          <table:table-cell office:value-type="string" office:string-value="Cav07 - Carabineers (gun)" calcext:value-type="string">
            <text:p><text:s/>Cav07 - Carabineers (gun) </text:p>
          </table:table-cell>
          <table:table-cell office:value-type="float" office:value="311" calcext:value-type="float">
            <text:p><text:s/>311 </text:p>
          </table:table-cell>
          <table:table-cell/>
          <table:table-cell office:value-type="string" office:string-value="Cav07 - Lancer" calcext:value-type="string">
            <text:p><text:s/>Cav07 - Lancer </text:p>
          </table:table-cell>
          <table:table-cell office:value-type="float" office:value="7029" calcext:value-type="float">
            <text:p><text:s/>7.029 </text:p>
          </table:table-cell>
          <table:table-cell table:number-columns-repeated="57"/>
        </table:table-row>
        <table:table-row table:style-name="ro2">
          <table:table-cell office:value-type="string" office:string-value="imperial cuirassier" calcext:value-type="string">
            <text:p><text:s/>imperial cuirassier </text:p>
          </table:table-cell>
          <table:table-cell office:value-type="string" office:string-value="Cav09 - Imperial Cuirassier Sword" calcext:value-type="string">
            <text:p><text:s/>Cav09 - Imperial Cuirassier Sword </text:p>
          </table:table-cell>
          <table:table-cell office:value-type="float" office:value="312" calcext:value-type="float">
            <text:p><text:s/>312 </text:p>
          </table:table-cell>
          <table:table-cell/>
          <table:table-cell office:value-type="string" office:string-value="Cav09 - Imperial Cuirassier" calcext:value-type="string">
            <text:p><text:s/>Cav09 - Imperial Cuirassier </text:p>
          </table:table-cell>
          <table:table-cell office:value-type="float" office:value="9027" calcext:value-type="float">
            <text:p><text:s/>9.027 </text:p>
          </table:table-cell>
          <table:table-cell table:number-columns-repeated="57"/>
        </table:table-row>
        <table:table-row table:style-name="ro2">
          <table:table-cell office:value-type="string" office:string-value="transport raft" calcext:value-type="string">
            <text:p><text:s/>transport raft </text:p>
          </table:table-cell>
          <table:table-cell office:value-type="string" office:string-value="s02 Stone Transport" calcext:value-type="string">
            <text:p><text:s/>s02 Stone Transport </text:p>
          </table:table-cell>
          <table:table-cell office:value-type="float" office:value="313" calcext:value-type="float">
            <text:p><text:s/>313 </text:p>
          </table:table-cell>
          <table:table-cell/>
          <table:table-cell office:value-type="string" office:string-value="s02 Transport - Stone" calcext:value-type="string">
            <text:p><text:s/>s02 Transport - Stone </text:p>
          </table:table-cell>
          <table:table-cell office:value-type="float" office:value="2002" calcext:value-type="float">
            <text:p><text:s/>2.002 </text:p>
          </table:table-cell>
          <table:table-cell table:number-columns-repeated="57"/>
        </table:table-row>
        <table:table-row table:style-name="ro2">
          <table:table-cell office:value-type="string" office:string-value="frigate - byzantine" calcext:value-type="string">
            <text:p><text:s/>frigate - byzantine </text:p>
          </table:table-cell>
          <table:table-cell office:value-type="string" office:string-value="s05 Byzantine Frigate" calcext:value-type="string">
            <text:p><text:s/>s05 Byzantine Frigate </text:p>
          </table:table-cell>
          <table:table-cell office:value-type="float" office:value="324" calcext:value-type="float">
            <text:p><text:s/>324 </text:p>
          </table:table-cell>
          <table:table-cell/>
          <table:table-cell office:value-type="string" office:string-value="s04 Super Pentakonter Frigate" calcext:value-type="string">
            <text:p><text:s/>s04 Super Pentakonter Frigate </text:p>
          </table:table-cell>
          <table:table-cell office:value-type="float" office:value="5015" calcext:value-type="float">
            <text:p><text:s/>5.015 </text:p>
          </table:table-cell>
          <table:table-cell table:number-columns-repeated="57"/>
        </table:table-row>
        <table:table-row table:style-name="ro2">
          <table:table-cell office:value-type="string" office:string-value="tank barrier" calcext:value-type="string">
            <text:p><text:s/>tank barrier </text:p>
          </table:table-cell>
          <table:table-cell office:value-type="string" office:string-value="b  Tank Obstacle" calcext:value-type="string">
            <text:p><text:s/>b <text:s/>Tank Obstacle </text:p>
          </table:table-cell>
          <table:table-cell office:value-type="float" office:value="328" calcext:value-type="float">
            <text:p><text:s/>328 </text:p>
          </table:table-cell>
          <table:table-cell/>
          <table:table-cell office:value-type="float" office:value="0" calcext:value-type="float">
            <text:p><text:s/>- </text:p>
          </table:table-cell>
          <table:table-cell table:formula="of:=#N/A" office:value-type="string" office:string-value="" calcext:value-type="error">
            <text:p>#NV</text:p>
          </table:table-cell>
          <table:table-cell table:number-columns-repeated="57"/>
        </table:table-row>
        <table:table-row table:style-name="ro2">
          <table:table-cell office:value-type="string" office:string-value="f-117" calcext:value-type="string">
            <text:p><text:s/>f-117 </text:p>
          </table:table-cell>
          <table:table-cell office:value-type="string" office:string-value="a Strafe Fighter12 Stealth Fighter" calcext:value-type="string">
            <text:p><text:s/>a Strafe Fighter12 Stealth Fighter </text:p>
          </table:table-cell>
          <table:table-cell office:value-type="float" office:value="329" calcext:value-type="float">
            <text:p><text:s/>329 </text:p>
          </table:table-cell>
          <table:table-cell/>
          <table:table-cell office:value-type="string" office:string-value="a  12 Stealth Fighter" calcext:value-type="string">
            <text:p><text:s/>a <text:s/>12 Stealth Fighter </text:p>
          </table:table-cell>
          <table:table-cell office:value-type="float" office:value="12028" calcext:value-type="float">
            <text:p><text:s/>12.028 </text:p>
          </table:table-cell>
          <table:table-cell table:number-columns-repeated="57"/>
        </table:table-row>
        <table:table-row table:style-name="ro2">
          <table:table-cell office:value-type="string" office:string-value="nebula fighter" calcext:value-type="string">
            <text:p><text:s/>nebula fighter </text:p>
          </table:table-cell>
          <table:table-cell office:value-type="string" office:string-value="a Fighter14 F-96 Nebula" calcext:value-type="string">
            <text:p><text:s/>a Fighter14 F-96 Nebula </text:p>
          </table:table-cell>
          <table:table-cell office:value-type="float" office:value="330" calcext:value-type="float">
            <text:p><text:s/>330 </text:p>
          </table:table-cell>
          <table:table-cell/>
          <table:table-cell office:value-type="string" office:string-value="a  14 F-31a Nebula" calcext:value-type="string">
            <text:p><text:s/>a <text:s/>14 F-31a Nebula </text:p>
          </table:table-cell>
          <table:table-cell office:value-type="float" office:value="14034" calcext:value-type="float">
            <text:p><text:s/>14.034 </text:p>
          </table:table-cell>
          <table:table-cell table:number-columns-repeated="57"/>
        </table:table-row>
        <table:table-row table:style-name="ro2">
          <table:table-cell office:value-type="string" office:string-value="missile trooper" calcext:value-type="string">
            <text:p><text:s/>missile trooper </text:p>
          </table:table-cell>
          <table:table-cell office:value-type="string" office:string-value="x13 Missile Trooper" calcext:value-type="string">
            <text:p><text:s/>x13 Missile Trooper </text:p>
          </table:table-cell>
          <table:table-cell office:value-type="float" office:value="331" calcext:value-type="float">
            <text:p><text:s/>331 </text:p>
          </table:table-cell>
          <table:table-cell/>
          <table:table-cell office:value-type="string" office:string-value="x Inf13 - Trooper Missile13" calcext:value-type="string">
            <text:p><text:s/>x Inf13 - Trooper Missile13 </text:p>
          </table:table-cell>
          <table:table-cell office:value-type="float" office:value="13008" calcext:value-type="float">
            <text:p><text:s/>13.008 </text:p>
          </table:table-cell>
          <table:table-cell table:number-columns-repeated="57"/>
        </table:table-row>
        <table:table-row table:style-name="ro2">
          <table:table-cell office:value-type="string" office:string-value="fishing boat - digital" calcext:value-type="string">
            <text:p><text:s/>fishing boat - digital </text:p>
          </table:table-cell>
          <table:table-cell office:value-type="string" office:string-value="s13 Digital Fishing Boat" calcext:value-type="string">
            <text:p><text:s/>s13 Digital Fishing Boat </text:p>
          </table:table-cell>
          <table:table-cell office:value-type="float" office:value="332" calcext:value-type="float">
            <text:p><text:s/>332 </text:p>
          </table:table-cell>
          <table:table-cell/>
          <table:table-cell office:value-type="string" office:string-value="s13 Dig. Fishing Boat" calcext:value-type="string">
            <text:p><text:s/>s13 Dig. Fishing Boat </text:p>
          </table:table-cell>
          <table:table-cell office:value-type="float" office:value="13098" calcext:value-type="float">
            <text:p><text:s/>13.098 </text:p>
          </table:table-cell>
          <table:table-cell table:number-columns-repeated="57"/>
        </table:table-row>
        <table:table-row table:style-name="ro2">
          <table:table-cell office:value-type="string" office:string-value="fishing boat - imperial" calcext:value-type="string">
            <text:p><text:s/>fishing boat - imperial </text:p>
          </table:table-cell>
          <table:table-cell office:value-type="string" office:string-value="s08 Fishing Boat Imperial" calcext:value-type="string">
            <text:p><text:s/>s08 Fishing Boat Imperial </text:p>
          </table:table-cell>
          <table:table-cell office:value-type="float" office:value="365" calcext:value-type="float">
            <text:p><text:s/>365 </text:p>
          </table:table-cell>
          <table:table-cell/>
          <table:table-cell office:value-type="string" office:string-value="s08 Imperial Fishing Boat" calcext:value-type="string">
            <text:p><text:s/>s08 Imperial Fishing Boat </text:p>
          </table:table-cell>
          <table:table-cell office:value-type="float" office:value="8090" calcext:value-type="float">
            <text:p><text:s/>8.090 </text:p>
          </table:table-cell>
          <table:table-cell table:number-columns-repeated="57"/>
        </table:table-row>
        <table:table-row table:style-name="ro2">
          <table:table-cell office:value-type="string" office:string-value="halberdier" calcext:value-type="string">
            <text:p><text:s/>halberdier </text:p>
          </table:table-cell>
          <table:table-cell office:value-type="string" office:string-value="Inf08 - Halberdier" calcext:value-type="string">
            <text:p><text:s/>Inf08 - Halberdier </text:p>
          </table:table-cell>
          <table:table-cell office:value-type="float" office:value="368" calcext:value-type="float">
            <text:p><text:s/>368 </text:p>
          </table:table-cell>
          <table:table-cell/>
          <table:table-cell office:value-type="string" office:string-value="Inf07 - Halberdier" calcext:value-type="string">
            <text:p><text:s/>Inf07 - Halberdier </text:p>
          </table:table-cell>
          <table:table-cell office:value-type="float" office:value="8034" calcext:value-type="float">
            <text:p><text:s/>8.034 </text:p>
          </table:table-cell>
          <table:table-cell table:number-columns-repeated="57"/>
        </table:table-row>
        <table:table-row table:style-name="ro2">
          <table:table-cell office:value-type="string" office:string-value="german infantry" calcext:value-type="string">
            <text:p><text:s/>german infantry </text:p>
          </table:table-cell>
          <table:table-cell office:value-type="string" office:string-value="x10 German Infantry" calcext:value-type="string">
            <text:p><text:s/>x10 German Infantry </text:p>
          </table:table-cell>
          <table:table-cell office:value-type="float" office:value="369" calcext:value-type="float">
            <text:p><text:s/>369 </text:p>
          </table:table-cell>
          <table:table-cell/>
          <table:table-cell office:value-type="string" office:string-value="aaa xSP10 German Infantry" calcext:value-type="string">
            <text:p><text:s/>aaa xSP10 German Infantry </text:p>
          </table:table-cell>
          <table:table-cell office:value-type="float" office:value="10101" calcext:value-type="float">
            <text:p><text:s/>10.101 </text:p>
          </table:table-cell>
          <table:table-cell table:number-columns-repeated="57"/>
        </table:table-row>
        <table:table-row table:style-name="ro2">
          <table:table-cell office:value-type="string" office:string-value="helicopter transport" calcext:value-type="string">
            <text:p><text:s/>helicopter transport </text:p>
          </table:table-cell>
          <table:table-cell office:value-type="string" office:string-value="a HelicopterXprt12 Chinook Transport 12" calcext:value-type="string">
            <text:p><text:s/>a HelicopterXprt12 Chinook Transport 12 </text:p>
          </table:table-cell>
          <table:table-cell office:value-type="float" office:value="376" calcext:value-type="float">
            <text:p><text:s/>376 </text:p>
          </table:table-cell>
          <table:table-cell/>
          <table:table-cell office:value-type="string" office:string-value="a  12 Chinook Heli Trans" calcext:value-type="string">
            <text:p><text:s/>a <text:s/>12 Chinook Heli Trans </text:p>
          </table:table-cell>
          <table:table-cell office:value-type="float" office:value="12004" calcext:value-type="float">
            <text:p><text:s/>12.004 </text:p>
          </table:table-cell>
          <table:table-cell table:number-columns-repeated="57"/>
        </table:table-row>
        <table:table-row table:style-name="ro2">
          <table:table-cell office:value-type="string" office:string-value="gotha" calcext:value-type="string">
            <text:p><text:s/>gotha </text:p>
          </table:table-cell>
          <table:table-cell office:value-type="string" office:string-value="a Bomber 10 Gotha" calcext:value-type="string">
            <text:p><text:s/>a Bomber 10 Gotha </text:p>
          </table:table-cell>
          <table:table-cell office:value-type="float" office:value="379" calcext:value-type="float">
            <text:p><text:s/>379 </text:p>
          </table:table-cell>
          <table:table-cell/>
          <table:table-cell office:value-type="string" office:string-value="a  10 Gotha" calcext:value-type="string">
            <text:p><text:s/>a <text:s/>10 Gotha </text:p>
          </table:table-cell>
          <table:table-cell office:value-type="float" office:value="10025" calcext:value-type="float">
            <text:p><text:s/>10.025 </text:p>
          </table:table-cell>
          <table:table-cell table:number-columns-repeated="57"/>
        </table:table-row>
        <table:table-row table:style-name="ro2">
          <table:table-cell office:value-type="string" office:string-value="heinkel bomber" calcext:value-type="string">
            <text:p><text:s/>heinkel bomber </text:p>
          </table:table-cell>
          <table:table-cell office:value-type="string" office:string-value="a Bomber 11 Heinkel 111" calcext:value-type="string">
            <text:p><text:s/>a Bomber 11 Heinkel 111 </text:p>
          </table:table-cell>
          <table:table-cell office:value-type="float" office:value="380" calcext:value-type="float">
            <text:p><text:s/>380 </text:p>
          </table:table-cell>
          <table:table-cell/>
          <table:table-cell office:value-type="string" office:string-value="a  11 Heinkel" calcext:value-type="string">
            <text:p><text:s/>a <text:s/>11 Heinkel </text:p>
          </table:table-cell>
          <table:table-cell office:value-type="float" office:value="11005" calcext:value-type="float">
            <text:p><text:s/>11.005 </text:p>
          </table:table-cell>
          <table:table-cell table:number-columns-repeated="57"/>
        </table:table-row>
        <table:table-row table:style-name="ro2">
          <table:table-cell office:value-type="string" office:string-value="sagittarian" calcext:value-type="string">
            <text:p><text:s/>sagittarian </text:p>
          </table:table-cell>
          <table:table-cell office:value-type="string" office:string-value="s13 Sagitarian Cruiser" calcext:value-type="string">
            <text:p><text:s/>s13 Sagitarian Cruiser </text:p>
          </table:table-cell>
          <table:table-cell office:value-type="float" office:value="381" calcext:value-type="float">
            <text:p><text:s/>381 </text:p>
          </table:table-cell>
          <table:table-cell/>
          <table:table-cell office:value-type="string" office:string-value="s13 Sagitarian" calcext:value-type="string">
            <text:p><text:s/>s13 Sagitarian </text:p>
          </table:table-cell>
          <table:table-cell office:value-type="float" office:value="13034" calcext:value-type="float">
            <text:p><text:s/>13.034 </text:p>
          </table:table-cell>
          <table:table-cell table:number-columns-repeated="57"/>
        </table:table-row>
        <table:table-row table:style-name="ro2">
          <table:table-cell office:value-type="string" office:string-value="persian immortal" calcext:value-type="string">
            <text:p><text:s/>persian immortal </text:p>
          </table:table-cell>
          <table:table-cell office:value-type="string" office:string-value="x04 Persian Infantry &quot;Immortal&quot;" calcext:value-type="string">
            <text:p><text:s/>x04 Persian Infantry "Immortal" </text:p>
          </table:table-cell>
          <table:table-cell office:value-type="float" office:value="382" calcext:value-type="float">
            <text:p><text:s/>382 </text:p>
          </table:table-cell>
          <table:table-cell/>
          <table:table-cell office:value-type="string" office:string-value="xSP04 Persian Infantry" calcext:value-type="string">
            <text:p><text:s/>xSP04 Persian Infantry </text:p>
          </table:table-cell>
          <table:table-cell office:value-type="float" office:value="4055" calcext:value-type="float">
            <text:p><text:s/>4.055 </text:p>
          </table:table-cell>
          <table:table-cell table:number-columns-repeated="57"/>
        </table:table-row>
        <table:table-row table:style-name="ro2">
          <table:table-cell office:value-type="string" office:string-value="sherman tank" calcext:value-type="string">
            <text:p><text:s/>sherman tank </text:p>
          </table:table-cell>
          <table:table-cell office:value-type="string" office:string-value="Tank11 Sherman" calcext:value-type="string">
            <text:p><text:s/>Tank11 Sherman </text:p>
          </table:table-cell>
          <table:table-cell office:value-type="float" office:value="385" calcext:value-type="float">
            <text:p><text:s/>385 </text:p>
          </table:table-cell>
          <table:table-cell/>
          <table:table-cell office:value-type="string" office:string-value="Tank10 Sherman" calcext:value-type="string">
            <text:p><text:s/>Tank10 Sherman </text:p>
          </table:table-cell>
          <table:table-cell office:value-type="float" office:value="11031" calcext:value-type="float">
            <text:p><text:s/>11.031 </text:p>
          </table:table-cell>
          <table:table-cell table:number-columns-repeated="57"/>
        </table:table-row>
        <table:table-row table:style-name="ro2">
          <table:table-cell office:value-type="string" office:string-value="moorish infantry" calcext:value-type="string">
            <text:p><text:s/>moorish infantry </text:p>
          </table:table-cell>
          <table:table-cell office:value-type="string" office:string-value="x05 Moorish Infantry" calcext:value-type="string">
            <text:p><text:s/>x05 Moorish Infantry </text:p>
          </table:table-cell>
          <table:table-cell office:value-type="float" office:value="387" calcext:value-type="float">
            <text:p><text:s/>387 </text:p>
          </table:table-cell>
          <table:table-cell/>
          <table:table-cell office:value-type="string" office:string-value="xSP05 Moorish Infantry" calcext:value-type="string">
            <text:p><text:s/>xSP05 Moorish Infantry </text:p>
          </table:table-cell>
          <table:table-cell office:value-type="float" office:value="5039" calcext:value-type="float">
            <text:p><text:s/>5.039 </text:p>
          </table:table-cell>
          <table:table-cell table:number-columns-repeated="57"/>
        </table:table-row>
        <table:table-row table:style-name="ro2">
          <table:table-cell office:value-type="string" office:string-value="a7v" calcext:value-type="string">
            <text:p><text:s/>a7v </text:p>
          </table:table-cell>
          <table:table-cell office:value-type="string" office:string-value="Tank10 A7V" calcext:value-type="string">
            <text:p><text:s/>Tank10 A7V </text:p>
          </table:table-cell>
          <table:table-cell office:value-type="float" office:value="388" calcext:value-type="float">
            <text:p><text:s/>388 </text:p>
          </table:table-cell>
          <table:table-cell/>
          <table:table-cell office:value-type="string" office:string-value="Tank10 A7V" calcext:value-type="string">
            <text:p><text:s/>Tank10 A7V </text:p>
          </table:table-cell>
          <table:table-cell office:value-type="float" office:value="10004" calcext:value-type="float">
            <text:p><text:s/>10.004 </text:p>
          </table:table-cell>
          <table:table-cell table:number-columns-repeated="57"/>
        </table:table-row>
        <table:table-row table:style-name="ro2">
          <table:table-cell office:value-type="string" office:string-value="spanish infantry" calcext:value-type="string">
            <text:p><text:s/>spanish infantry </text:p>
          </table:table-cell>
          <table:table-cell office:value-type="string" office:string-value="x07 Spanish Infantry" calcext:value-type="string">
            <text:p><text:s/>x07 Spanish Infantry </text:p>
          </table:table-cell>
          <table:table-cell office:value-type="float" office:value="389" calcext:value-type="float">
            <text:p><text:s/>389 </text:p>
          </table:table-cell>
          <table:table-cell/>
          <table:table-cell office:value-type="string" office:string-value="xSP08 Spanish Infantry" calcext:value-type="string">
            <text:p><text:s/>xSP08 Spanish Infantry </text:p>
          </table:table-cell>
          <table:table-cell office:value-type="float" office:value="7100" calcext:value-type="float">
            <text:p><text:s/>7.100 </text:p>
          </table:table-cell>
          <table:table-cell table:number-columns-repeated="57"/>
        </table:table-row>
        <table:table-row table:style-name="ro2">
          <table:table-cell office:value-type="string" office:string-value="red baron" calcext:value-type="string">
            <text:p><text:s/>red baron </text:p>
          </table:table-cell>
          <table:table-cell office:value-type="string" office:string-value="x10a Red Baron +3" calcext:value-type="string">
            <text:p><text:s/>x10a Red Baron +3 </text:p>
          </table:table-cell>
          <table:table-cell office:value-type="float" office:value="390" calcext:value-type="float">
            <text:p><text:s/>390 </text:p>
          </table:table-cell>
          <table:table-cell/>
          <table:table-cell office:value-type="string" office:string-value="(Red Baron)" calcext:value-type="string">
            <text:p><text:s/>(Red Baron) </text:p>
          </table:table-cell>
          <table:table-cell office:value-type="float" office:value="10200" calcext:value-type="float">
            <text:p><text:s/>10.200 </text:p>
          </table:table-cell>
          <table:table-cell table:number-columns-repeated="57"/>
        </table:table-row>
        <table:table-row table:style-name="ro2">
          <table:table-cell office:value-type="string" office:string-value="treasure chest" calcext:value-type="string">
            <text:p><text:s/>treasure chest </text:p>
          </table:table-cell>
          <table:table-cell office:value-type="string" office:string-value="x Artifact" calcext:value-type="string">
            <text:p><text:s/>x Artifact </text:p>
          </table:table-cell>
          <table:table-cell office:value-type="float" office:value="391" calcext:value-type="float">
            <text:p><text:s/>391 </text:p>
          </table:table-cell>
          <table:table-cell/>
          <table:table-cell office:value-type="string" office:string-value="(Artifact)" calcext:value-type="string">
            <text:p><text:s/>(Artifact) </text:p>
          </table:table-cell>
          <table:table-cell office:value-type="float" office:value="1421" calcext:value-type="float">
            <text:p><text:s/>1.421 </text:p>
          </table:table-cell>
          <table:table-cell table:number-columns-repeated="57"/>
        </table:table-row>
        <table:table-row table:style-name="ro2">
          <table:table-cell office:value-type="string" office:string-value="leopard tank" calcext:value-type="string">
            <text:p><text:s/>leopard tank </text:p>
          </table:table-cell>
          <table:table-cell office:value-type="string" office:string-value="Tank12 Leopard" calcext:value-type="string">
            <text:p><text:s/>Tank12 Leopard </text:p>
          </table:table-cell>
          <table:table-cell office:value-type="float" office:value="392" calcext:value-type="float">
            <text:p><text:s/>392 </text:p>
          </table:table-cell>
          <table:table-cell/>
          <table:table-cell office:value-type="string" office:string-value="Tank Leopard" calcext:value-type="string">
            <text:p><text:s/>Tank Leopard </text:p>
          </table:table-cell>
          <table:table-cell office:value-type="float" office:value="12018" calcext:value-type="float">
            <text:p><text:s/>12.018 </text:p>
          </table:table-cell>
          <table:table-cell table:number-columns-repeated="57"/>
        </table:table-row>
        <table:table-row table:style-name="ro2">
          <table:table-cell office:value-type="string" office:string-value="staff car" calcext:value-type="string">
            <text:p><text:s/>staff car </text:p>
          </table:table-cell>
          <table:table-cell office:value-type="string" office:string-value="x11 German Staff Car" calcext:value-type="string">
            <text:p><text:s/>x11 German Staff Car </text:p>
          </table:table-cell>
          <table:table-cell office:value-type="float" office:value="397" calcext:value-type="float">
            <text:p><text:s/>397 </text:p>
          </table:table-cell>
          <table:table-cell/>
          <table:table-cell office:value-type="string" office:string-value="(German Staff Car)" calcext:value-type="string">
            <text:p><text:s/>(German Staff Car) </text:p>
          </table:table-cell>
          <table:table-cell office:value-type="float" office:value="1433" calcext:value-type="float">
            <text:p><text:s/>1.433 </text:p>
          </table:table-cell>
          <table:table-cell table:number-columns-repeated="57"/>
        </table:table-row>
        <table:table-row table:style-name="ro2">
          <table:table-cell office:value-type="string" office:string-value="moorish cavalry" calcext:value-type="string">
            <text:p><text:s/>moorish cavalry </text:p>
          </table:table-cell>
          <table:table-cell office:value-type="string" office:string-value="x05 Moorish Cavalry" calcext:value-type="string">
            <text:p><text:s/>x05 Moorish Cavalry </text:p>
          </table:table-cell>
          <table:table-cell office:value-type="float" office:value="398" calcext:value-type="float">
            <text:p><text:s/>398 </text:p>
          </table:table-cell>
          <table:table-cell/>
          <table:table-cell office:value-type="string" office:string-value="xSP05 Moorish Cavalry" calcext:value-type="string">
            <text:p><text:s/>xSP05 Moorish Cavalry </text:p>
          </table:table-cell>
          <table:table-cell office:value-type="float" office:value="5040" calcext:value-type="float">
            <text:p><text:s/>5.040 </text:p>
          </table:table-cell>
          <table:table-cell table:number-columns-repeated="57"/>
        </table:table-row>
        <table:table-row table:style-name="ro2">
          <table:table-cell office:value-type="string" office:string-value="dreadnought" calcext:value-type="string">
            <text:p><text:s/>dreadnought </text:p>
          </table:table-cell>
          <table:table-cell office:value-type="string" office:string-value="s10 Dreadnought Battleship" calcext:value-type="string">
            <text:p><text:s/>s10 Dreadnought Battleship </text:p>
          </table:table-cell>
          <table:table-cell office:value-type="float" office:value="399" calcext:value-type="float">
            <text:p><text:s/>399 </text:p>
          </table:table-cell>
          <table:table-cell/>
          <table:table-cell office:value-type="string" office:string-value="s10 Dreadnought" calcext:value-type="string">
            <text:p><text:s/>s10 Dreadnought </text:p>
          </table:table-cell>
          <table:table-cell office:value-type="float" office:value="10029" calcext:value-type="float">
            <text:p><text:s/>10.029 </text:p>
          </table:table-cell>
          <table:table-cell table:number-columns-repeated="57"/>
        </table:table-row>
        <table:table-row table:style-name="ro2">
          <table:table-cell office:value-type="string" office:string-value="medic - atomic" calcext:value-type="string">
            <text:p><text:s/>medic - atomic </text:p>
          </table:table-cell>
          <table:table-cell office:value-type="string" office:string-value="Field Medic 11" calcext:value-type="string">
            <text:p><text:s/>Field Medic 11 </text:p>
          </table:table-cell>
          <table:table-cell office:value-type="float" office:value="407" calcext:value-type="float">
            <text:p><text:s/>407 </text:p>
          </table:table-cell>
          <table:table-cell/>
          <table:table-cell office:value-type="string" office:string-value="Field Medic - Atomic" calcext:value-type="string">
            <text:p><text:s/>Field Medic - Atomic </text:p>
          </table:table-cell>
          <table:table-cell office:value-type="float" office:value="10074" calcext:value-type="float">
            <text:p><text:s/>10.074 </text:p>
          </table:table-cell>
          <table:table-cell table:number-columns-repeated="57"/>
        </table:table-row>
        <table:table-row table:style-name="ro2">
          <table:table-cell office:value-type="string" office:string-value="grigor stoyanovich" calcext:value-type="string">
            <text:p><text:s/>grigor stoyanovich </text:p>
          </table:table-cell>
          <table:table-cell office:value-type="string" office:string-value="x13 Grigor +4 (Morale)" calcext:value-type="string">
            <text:p><text:s/>x13 Grigor +4 (Morale) </text:p>
          </table:table-cell>
          <table:table-cell office:value-type="float" office:value="409" calcext:value-type="float">
            <text:p><text:s/>409 </text:p>
          </table:table-cell>
          <table:table-cell/>
          <table:table-cell office:value-type="string" office:string-value="(Grigor)" calcext:value-type="string">
            <text:p><text:s/>(Grigor) </text:p>
          </table:table-cell>
          <table:table-cell office:value-type="float" office:value="1426" calcext:value-type="float">
            <text:p><text:s/>1.426 </text:p>
          </table:table-cell>
          <table:table-cell table:number-columns-repeated="57"/>
        </table:table-row>
        <table:table-row table:style-name="ro2">
          <table:table-cell office:value-type="string" office:string-value="royal guard" calcext:value-type="string">
            <text:p><text:s/>royal guard </text:p>
          </table:table-cell>
          <table:table-cell office:value-type="string" office:string-value="x04 Royal Guard" calcext:value-type="string">
            <text:p><text:s/>x04 Royal Guard </text:p>
          </table:table-cell>
          <table:table-cell office:value-type="float" office:value="422" calcext:value-type="float">
            <text:p><text:s/>422 </text:p>
          </table:table-cell>
          <table:table-cell/>
          <table:table-cell office:value-type="string" office:string-value="Inf04 - Short Sword" calcext:value-type="string">
            <text:p><text:s/>Inf04 - Short Sword </text:p>
          </table:table-cell>
          <table:table-cell office:value-type="float" office:value="4023" calcext:value-type="float">
            <text:p><text:s/>4.023 </text:p>
          </table:table-cell>
          <table:table-cell table:number-columns-repeated="57"/>
        </table:table-row>
        <table:table-row table:style-name="ro2">
          <table:table-cell office:value-type="string" office:string-value="black robe" calcext:value-type="string">
            <text:p><text:s/>black robe </text:p>
          </table:table-cell>
          <table:table-cell office:value-type="string" office:string-value="x13 Black Robe" calcext:value-type="string">
            <text:p><text:s/>x13 Black Robe </text:p>
          </table:table-cell>
          <table:table-cell office:value-type="float" office:value="423" calcext:value-type="float">
            <text:p><text:s/>423 </text:p>
          </table:table-cell>
          <table:table-cell/>
          <table:table-cell office:value-type="string" office:string-value="xSP13 Black Robe" calcext:value-type="string">
            <text:p><text:s/>xSP13 Black Robe </text:p>
          </table:table-cell>
          <table:table-cell office:value-type="float" office:value="13047" calcext:value-type="float">
            <text:p><text:s/>13.047 </text:p>
          </table:table-cell>
          <table:table-cell table:number-columns-repeated="57"/>
        </table:table-row>
        <table:table-row table:style-name="ro2">
          <table:table-cell office:value-type="string" office:string-value="samurai" calcext:value-type="string">
            <text:p><text:s/>samurai </text:p>
          </table:table-cell>
          <table:table-cell office:value-type="string" office:string-value="x06 Samurai" calcext:value-type="string">
            <text:p><text:s/>x06 Samurai </text:p>
          </table:table-cell>
          <table:table-cell office:value-type="float" office:value="438" calcext:value-type="float">
            <text:p><text:s/>438 </text:p>
          </table:table-cell>
          <table:table-cell/>
          <table:table-cell office:value-type="string" office:string-value="xSP06 Samurai" calcext:value-type="string">
            <text:p><text:s/>xSP06 Samurai </text:p>
          </table:table-cell>
          <table:table-cell office:value-type="float" office:value="6100" calcext:value-type="float">
            <text:p><text:s/>6.100 </text:p>
          </table:table-cell>
          <table:table-cell table:number-columns-repeated="57"/>
        </table:table-row>
        <table:table-row table:style-name="ro2">
          <table:table-cell office:value-type="string" office:string-value="tower copper" calcext:value-type="string">
            <text:p><text:s/>tower copper </text:p>
          </table:table-cell>
          <table:table-cell office:value-type="string" office:string-value="b  Guard Tower - Copper" calcext:value-type="string">
            <text:p><text:s/>b <text:s/>Guard Tower - Copper </text:p>
          </table:table-cell>
          <table:table-cell office:value-type="float" office:value="461" calcext:value-type="float">
            <text:p><text:s/>461 </text:p>
          </table:table-cell>
          <table:table-cell/>
          <table:table-cell office:value-type="string" office:string-value="b Tower - Copper" calcext:value-type="string">
            <text:p><text:s/>b Tower - Copper </text:p>
          </table:table-cell>
          <table:table-cell office:value-type="float" office:value="3054" calcext:value-type="float">
            <text:p><text:s/>3.054 </text:p>
          </table:table-cell>
          <table:table-cell table:number-columns-repeated="57"/>
        </table:table-row>
        <table:table-row table:style-name="ro2">
          <table:table-cell office:value-type="string" office:string-value="tower bronze" calcext:value-type="string">
            <text:p><text:s/>tower bronze </text:p>
          </table:table-cell>
          <table:table-cell office:value-type="string" office:string-value="b  Guard Tower - Bronze" calcext:value-type="string">
            <text:p><text:s/>b <text:s/>Guard Tower - Bronze </text:p>
          </table:table-cell>
          <table:table-cell office:value-type="float" office:value="462" calcext:value-type="float">
            <text:p><text:s/>462 </text:p>
          </table:table-cell>
          <table:table-cell/>
          <table:table-cell office:value-type="string" office:string-value="b Tower - Bronze" calcext:value-type="string">
            <text:p><text:s/>b Tower - Bronze </text:p>
          </table:table-cell>
          <table:table-cell office:value-type="float" office:value="4063" calcext:value-type="float">
            <text:p><text:s/>4.063 </text:p>
          </table:table-cell>
          <table:table-cell table:number-columns-repeated="57"/>
        </table:table-row>
        <table:table-row table:style-name="ro2">
          <table:table-cell office:value-type="string" office:string-value="tower middle" calcext:value-type="string">
            <text:p><text:s/>tower middle </text:p>
          </table:table-cell>
          <table:table-cell office:value-type="string" office:string-value="b  Guard Tower - Middle" calcext:value-type="string">
            <text:p><text:s/>b <text:s/>Guard Tower - Middle </text:p>
          </table:table-cell>
          <table:table-cell office:value-type="float" office:value="463" calcext:value-type="float">
            <text:p><text:s/>463 </text:p>
          </table:table-cell>
          <table:table-cell/>
          <table:table-cell office:value-type="string" office:string-value="b Tower - Middle" calcext:value-type="string">
            <text:p><text:s/>b Tower - Middle </text:p>
          </table:table-cell>
          <table:table-cell office:value-type="float" office:value="6053" calcext:value-type="float">
            <text:p><text:s/>6.053 </text:p>
          </table:table-cell>
          <table:table-cell table:number-columns-repeated="57"/>
        </table:table-row>
        <table:table-row table:style-name="ro2">
          <table:table-cell office:value-type="string" office:string-value="tower imperial" calcext:value-type="string">
            <text:p><text:s/>tower imperial </text:p>
          </table:table-cell>
          <table:table-cell office:value-type="string" office:string-value="b  Guard Tower - Imperial" calcext:value-type="string">
            <text:p><text:s/>b <text:s/>Guard Tower - Imperial </text:p>
          </table:table-cell>
          <table:table-cell office:value-type="float" office:value="464" calcext:value-type="float">
            <text:p><text:s/>464 </text:p>
          </table:table-cell>
          <table:table-cell/>
          <table:table-cell office:value-type="string" office:string-value="b Tower - Imperial" calcext:value-type="string">
            <text:p><text:s/>b Tower - Imperial </text:p>
          </table:table-cell>
          <table:table-cell office:value-type="float" office:value="8072" calcext:value-type="float">
            <text:p><text:s/>8.072 </text:p>
          </table:table-cell>
          <table:table-cell table:number-columns-repeated="57"/>
        </table:table-row>
        <table:table-row table:style-name="ro2">
          <table:table-cell office:value-type="string" office:string-value="tower concrete" calcext:value-type="string">
            <text:p><text:s/>tower concrete </text:p>
          </table:table-cell>
          <table:table-cell office:value-type="string" office:string-value="b  Guard Tower - WW1" calcext:value-type="string">
            <text:p><text:s/>b <text:s/>Guard Tower - WW1 </text:p>
          </table:table-cell>
          <table:table-cell office:value-type="float" office:value="465" calcext:value-type="float">
            <text:p><text:s/>465 </text:p>
          </table:table-cell>
          <table:table-cell/>
          <table:table-cell office:value-type="string" office:string-value="b Tower - WW1" calcext:value-type="string">
            <text:p><text:s/>b Tower - WW1 </text:p>
          </table:table-cell>
          <table:table-cell office:value-type="float" office:value="10055" calcext:value-type="float">
            <text:p><text:s/>10.055 </text:p>
          </table:table-cell>
          <table:table-cell table:number-columns-repeated="57"/>
        </table:table-row>
        <table:table-row table:style-name="ro2">
          <table:table-cell office:value-type="string" office:string-value="tower laser" calcext:value-type="string">
            <text:p><text:s/>tower laser </text:p>
          </table:table-cell>
          <table:table-cell office:value-type="string" office:string-value="b  Guard Tower - Digital" calcext:value-type="string">
            <text:p><text:s/>b <text:s/>Guard Tower - Digital </text:p>
          </table:table-cell>
          <table:table-cell office:value-type="float" office:value="466" calcext:value-type="float">
            <text:p><text:s/>466 </text:p>
          </table:table-cell>
          <table:table-cell/>
          <table:table-cell office:value-type="string" office:string-value="b Tower - Information" calcext:value-type="string">
            <text:p><text:s/>b Tower - Information </text:p>
          </table:table-cell>
          <table:table-cell office:value-type="float" office:value="13053" calcext:value-type="float">
            <text:p><text:s/>13.053 </text:p>
          </table:table-cell>
          <table:table-cell table:number-columns-repeated="57"/>
        </table:table-row>
        <table:table-row table:style-name="ro2">
          <table:table-cell office:value-type="string" office:string-value="prophet durer" calcext:value-type="string">
            <text:p><text:s/>prophet durer </text:p>
          </table:table-cell>
          <table:table-cell office:value-type="string" office:string-value="x11 Hauptmann Durer [Prophet]" calcext:value-type="string">
            <text:p><text:s/>x11 Hauptmann Durer [Prophet] </text:p>
          </table:table-cell>
          <table:table-cell office:value-type="float" office:value="475" calcext:value-type="float">
            <text:p><text:s/>475 </text:p>
          </table:table-cell>
          <table:table-cell/>
          <table:table-cell office:value-type="string" office:string-value="(Hauptmann Durer Prophet)" calcext:value-type="string">
            <text:p><text:s/>(Hauptmann Durer Prophet) </text:p>
          </table:table-cell>
          <table:table-cell office:value-type="float" office:value="12057" calcext:value-type="float">
            <text:p><text:s/>12.057 </text:p>
          </table:table-cell>
          <table:table-cell table:number-columns-repeated="57"/>
        </table:table-row>
        <table:table-row table:style-name="ro2">
          <table:table-cell office:value-type="string" office:string-value="achilles" calcext:value-type="string">
            <text:p><text:s/>achilles </text:p>
          </table:table-cell>
          <table:table-cell office:value-type="string" office:string-value="x04 Achilles (Morale)" calcext:value-type="string">
            <text:p><text:s/>x04 Achilles (Morale) </text:p>
          </table:table-cell>
          <table:table-cell office:value-type="float" office:value="478" calcext:value-type="float">
            <text:p><text:s/>478 </text:p>
          </table:table-cell>
          <table:table-cell/>
          <table:table-cell office:value-type="string" office:string-value="(Achilles)" calcext:value-type="string">
            <text:p><text:s/>(Achilles) </text:p>
          </table:table-cell>
          <table:table-cell office:value-type="float" office:value="1403" calcext:value-type="float">
            <text:p><text:s/>1.403 </text:p>
          </table:table-cell>
          <table:table-cell table:number-columns-repeated="57"/>
        </table:table-row>
        <table:table-row table:style-name="ro2">
          <table:table-cell office:value-type="string" office:string-value="pericles" calcext:value-type="string">
            <text:p><text:s/>pericles </text:p>
          </table:table-cell>
          <table:table-cell office:value-type="string" office:string-value="x04 Pericles (heal)" calcext:value-type="string">
            <text:p><text:s/>x04 Pericles (heal) </text:p>
          </table:table-cell>
          <table:table-cell office:value-type="float" office:value="497" calcext:value-type="float">
            <text:p><text:s/>497 </text:p>
          </table:table-cell>
          <table:table-cell/>
          <table:table-cell office:value-type="string" office:string-value="(Pericles)" calcext:value-type="string">
            <text:p><text:s/>(Pericles) </text:p>
          </table:table-cell>
          <table:table-cell office:value-type="float" office:value="1410" calcext:value-type="float">
            <text:p><text:s/>1.410 </text:p>
          </table:table-cell>
          <table:table-cell table:number-columns-repeated="57"/>
        </table:table-row>
        <table:table-row table:style-name="ro2">
          <table:table-cell office:value-type="string" office:string-value="black prince" calcext:value-type="string">
            <text:p><text:s/>black prince </text:p>
          </table:table-cell>
          <table:table-cell office:value-type="string" office:string-value="x06 Black Prince (heal)" calcext:value-type="string">
            <text:p><text:s/>x06 Black Prince (heal) </text:p>
          </table:table-cell>
          <table:table-cell office:value-type="float" office:value="498" calcext:value-type="float">
            <text:p><text:s/>498 </text:p>
          </table:table-cell>
          <table:table-cell/>
          <table:table-cell office:value-type="string" office:string-value="(Black Prince)" calcext:value-type="string">
            <text:p><text:s/>(Black Prince) </text:p>
          </table:table-cell>
          <table:table-cell office:value-type="float" office:value="1440" calcext:value-type="float">
            <text:p><text:s/>1.440 </text:p>
          </table:table-cell>
          <table:table-cell table:number-columns-repeated="57"/>
        </table:table-row>
        <table:table-row table:style-name="ro2">
          <table:table-cell office:value-type="string" office:string-value="hierakles" calcext:value-type="string">
            <text:p><text:s/>hierakles </text:p>
          </table:table-cell>
          <table:table-cell office:value-type="string" office:string-value="x04 Hierakles (heal)" calcext:value-type="string">
            <text:p><text:s/>x04 Hierakles (heal) </text:p>
          </table:table-cell>
          <table:table-cell office:value-type="float" office:value="501" calcext:value-type="float">
            <text:p><text:s/>501 </text:p>
          </table:table-cell>
          <table:table-cell/>
          <table:table-cell office:value-type="string" office:string-value="(Hector)" calcext:value-type="string">
            <text:p><text:s/>(Hector) </text:p>
          </table:table-cell>
          <table:table-cell office:value-type="float" office:value="1401" calcext:value-type="float">
            <text:p><text:s/>1.401 </text:p>
          </table:table-cell>
          <table:table-cell table:number-columns-repeated="57"/>
        </table:table-row>
        <table:table-row table:style-name="ro2">
          <table:table-cell office:value-type="string" office:string-value="spanish cavalry" calcext:value-type="string">
            <text:p><text:s/>spanish cavalry </text:p>
          </table:table-cell>
          <table:table-cell office:value-type="string" office:string-value="x07 Spanish Cavalryman" calcext:value-type="string">
            <text:p><text:s/>x07 Spanish Cavalryman </text:p>
          </table:table-cell>
          <table:table-cell office:value-type="float" office:value="505" calcext:value-type="float">
            <text:p><text:s/>505 </text:p>
          </table:table-cell>
          <table:table-cell/>
          <table:table-cell office:value-type="string" office:string-value="xSP08 Spanish Cavalry" calcext:value-type="string">
            <text:p><text:s/>xSP08 Spanish Cavalry </text:p>
          </table:table-cell>
          <table:table-cell office:value-type="float" office:value="7101" calcext:value-type="float">
            <text:p><text:s/>7.101 </text:p>
          </table:table-cell>
          <table:table-cell table:number-columns-repeated="57"/>
        </table:table-row>
        <table:table-row table:style-name="ro2">
          <table:table-cell office:value-type="string" office:string-value="duke of wellington" calcext:value-type="string">
            <text:p><text:s/>duke of wellington </text:p>
          </table:table-cell>
          <table:table-cell office:value-type="string" office:string-value="x09 Wellington +4 (Morale)" calcext:value-type="string">
            <text:p><text:s/>x09 Wellington +4 (Morale) </text:p>
          </table:table-cell>
          <table:table-cell office:value-type="float" office:value="510" calcext:value-type="float">
            <text:p><text:s/>510 </text:p>
          </table:table-cell>
          <table:table-cell/>
          <table:table-cell office:value-type="string" office:string-value="(Wellington)" calcext:value-type="string">
            <text:p><text:s/>(Wellington) </text:p>
          </table:table-cell>
          <table:table-cell office:value-type="float" office:value="1437" calcext:value-type="float">
            <text:p><text:s/>1.437 </text:p>
          </table:table-cell>
          <table:table-cell table:number-columns-repeated="57"/>
        </table:table-row>
        <table:table-row table:style-name="ro2">
          <table:table-cell office:value-type="string" office:string-value="hot air baloon" calcext:value-type="string">
            <text:p><text:s/>hot air baloon </text:p>
          </table:table-cell>
          <table:table-cell office:value-type="string" office:string-value="a Balloon09 Hot Air Balloon" calcext:value-type="string">
            <text:p><text:s/>a Balloon09 Hot Air Balloon </text:p>
          </table:table-cell>
          <table:table-cell office:value-type="float" office:value="511" calcext:value-type="float">
            <text:p><text:s/>511 </text:p>
          </table:table-cell>
          <table:table-cell/>
          <table:table-cell office:value-type="string" office:string-value="Hot Air Balloon" calcext:value-type="string">
            <text:p><text:s/>Hot Air Balloon </text:p>
          </table:table-cell>
          <table:table-cell office:value-type="float" office:value="9011" calcext:value-type="float">
            <text:p><text:s/>9.011 </text:p>
          </table:table-cell>
          <table:table-cell table:number-columns-repeated="57"/>
        </table:table-row>
        <table:table-row table:style-name="ro2">
          <table:table-cell office:value-type="string" office:string-value="elite guard" calcext:value-type="string">
            <text:p><text:s/>elite guard </text:p>
          </table:table-cell>
          <table:table-cell office:value-type="string" office:string-value="Inf09 - Elite Guard" calcext:value-type="string">
            <text:p><text:s/>Inf09 - Elite Guard </text:p>
          </table:table-cell>
          <table:table-cell office:value-type="float" office:value="512" calcext:value-type="float">
            <text:p><text:s/>512 </text:p>
          </table:table-cell>
          <table:table-cell/>
          <table:table-cell office:value-type="string" office:string-value="Inf08 - Elite Guard" calcext:value-type="string">
            <text:p><text:s/>Inf08 - Elite Guard </text:p>
          </table:table-cell>
          <table:table-cell office:value-type="float" office:value="8092" calcext:value-type="float">
            <text:p><text:s/>8.092 </text:p>
          </table:table-cell>
          <table:table-cell table:number-columns-repeated="57"/>
        </table:table-row>
        <table:table-row table:style-name="ro2">
          <table:table-cell office:value-type="string" office:string-value="persian cavalry" calcext:value-type="string">
            <text:p><text:s/>persian cavalry </text:p>
          </table:table-cell>
          <table:table-cell office:value-type="string" office:string-value="Cav05 Persian Cavalry" calcext:value-type="string">
            <text:p><text:s/>Cav05 Persian Cavalry </text:p>
          </table:table-cell>
          <table:table-cell office:value-type="float" office:value="513" calcext:value-type="float">
            <text:p><text:s/>513 </text:p>
          </table:table-cell>
          <table:table-cell/>
          <table:table-cell office:value-type="string" office:string-value="Cav05 Persian Cavalry" calcext:value-type="string">
            <text:p><text:s/>Cav05 Persian Cavalry </text:p>
          </table:table-cell>
          <table:table-cell office:value-type="float" office:value="5094" calcext:value-type="float">
            <text:p><text:s/>5.094 </text:p>
          </table:table-cell>
          <table:table-cell table:number-columns-repeated="57"/>
        </table:table-row>
        <table:table-row table:style-name="ro2">
          <table:table-cell office:value-type="string" office:string-value="ufo" calcext:value-type="string">
            <text:p><text:s/>ufo </text:p>
          </table:table-cell>
          <table:table-cell office:value-type="string" office:string-value="x14 UFO" calcext:value-type="string">
            <text:p><text:s/>x14 UFO </text:p>
          </table:table-cell>
          <table:table-cell office:value-type="float" office:value="522" calcext:value-type="float">
            <text:p><text:s/>522 </text:p>
          </table:table-cell>
          <table:table-cell/>
          <table:table-cell office:value-type="string" office:string-value="(UFO)" calcext:value-type="string">
            <text:p><text:s/>(UFO) </text:p>
          </table:table-cell>
          <table:table-cell office:value-type="float" office:value="14300" calcext:value-type="float">
            <text:p><text:s/>14.300 </text:p>
          </table:table-cell>
          <table:table-cell table:number-columns-repeated="57"/>
        </table:table-row>
        <table:table-row table:style-name="ro2">
          <table:table-cell office:value-type="string" office:string-value="german machine gun" calcext:value-type="string">
            <text:p><text:s/>german machine gun </text:p>
          </table:table-cell>
          <table:table-cell office:value-type="string" office:string-value="x10 German Machine Gunner" calcext:value-type="string">
            <text:p><text:s/>x10 German Machine Gunner </text:p>
          </table:table-cell>
          <table:table-cell office:value-type="float" office:value="524" calcext:value-type="float">
            <text:p><text:s/>524 </text:p>
          </table:table-cell>
          <table:table-cell/>
          <table:table-cell office:value-type="string" office:string-value="aaa xSP10 German Machine Gunner" calcext:value-type="string">
            <text:p><text:s/>aaa xSP10 German Machine Gunner </text:p>
          </table:table-cell>
          <table:table-cell office:value-type="float" office:value="10102" calcext:value-type="float">
            <text:p><text:s/>10.102 </text:p>
          </table:table-cell>
          <table:table-cell table:number-columns-repeated="57"/>
        </table:table-row>
        <table:table-row table:style-name="ro2">
          <table:table-cell office:value-type="string" office:string-value="el cid" calcext:value-type="string">
            <text:p><text:s/>el cid </text:p>
          </table:table-cell>
          <table:table-cell office:value-type="string" office:string-value="x06 El Cid (Morale)" calcext:value-type="string">
            <text:p><text:s/>x06 El Cid (Morale) </text:p>
          </table:table-cell>
          <table:table-cell office:value-type="float" office:value="531" calcext:value-type="float">
            <text:p><text:s/>531 </text:p>
          </table:table-cell>
          <table:table-cell/>
          <table:table-cell office:value-type="string" office:string-value="(el cid)" calcext:value-type="string">
            <text:p><text:s/>(el cid) </text:p>
          </table:table-cell>
          <table:table-cell office:value-type="float" office:value="1438" calcext:value-type="float">
            <text:p><text:s/>1.438 </text:p>
          </table:table-cell>
          <table:table-cell table:number-columns-repeated="57"/>
        </table:table-row>
        <table:table-row table:style-name="ro2">
          <table:table-cell office:value-type="string" office:string-value="incan warrior" calcext:value-type="string">
            <text:p><text:s/>incan warrior </text:p>
          </table:table-cell>
          <table:table-cell office:value-type="string" office:string-value="x03 Incan Warrior" calcext:value-type="string">
            <text:p><text:s/>x03 Incan Warrior </text:p>
          </table:table-cell>
          <table:table-cell office:value-type="float" office:value="532" calcext:value-type="float">
            <text:p><text:s/>532 </text:p>
          </table:table-cell>
          <table:table-cell/>
          <table:table-cell office:value-type="string" office:string-value="xSP03 Incan Warrior" calcext:value-type="string">
            <text:p><text:s/>xSP03 Incan Warrior </text:p>
          </table:table-cell>
          <table:table-cell office:value-type="float" office:value="3100" calcext:value-type="float">
            <text:p><text:s/>3.100 </text:p>
          </table:table-cell>
          <table:table-cell table:number-columns-repeated="57"/>
        </table:table-row>
        <table:table-row table:style-name="ro2">
          <table:table-cell office:value-type="string" office:string-value="minotaur II" calcext:value-type="string">
            <text:p><text:s/>minotaur II </text:p>
          </table:table-cell>
          <table:table-cell office:value-type="string" office:string-value="Mech Minotaur II" calcext:value-type="string">
            <text:p><text:s/>Mech Minotaur II </text:p>
          </table:table-cell>
          <table:table-cell office:value-type="float" office:value="534" calcext:value-type="float">
            <text:p><text:s/>534 </text:p>
          </table:table-cell>
          <table:table-cell/>
          <table:table-cell office:value-type="string" office:string-value="Mech Minotaur II" calcext:value-type="string">
            <text:p><text:s/>Mech Minotaur II </text:p>
          </table:table-cell>
          <table:table-cell office:value-type="float" office:value="14213" calcext:value-type="float">
            <text:p><text:s/>14.213 </text:p>
          </table:table-cell>
          <table:table-cell table:number-columns-repeated="57"/>
        </table:table-row>
        <table:table-row table:style-name="ro2">
          <table:table-cell office:value-type="string" office:string-value="chinese infantry" calcext:value-type="string">
            <text:p><text:s/>chinese infantry </text:p>
          </table:table-cell>
          <table:table-cell office:value-type="string" office:string-value="x04 Chinese Pikeman" calcext:value-type="string">
            <text:p><text:s/>x04 Chinese Pikeman </text:p>
          </table:table-cell>
          <table:table-cell office:value-type="float" office:value="535" calcext:value-type="float">
            <text:p><text:s/>535 </text:p>
          </table:table-cell>
          <table:table-cell/>
          <table:table-cell office:value-type="string" office:string-value="(Chinese Pikeman)" calcext:value-type="string">
            <text:p><text:s/>(Chinese Pikeman) </text:p>
          </table:table-cell>
          <table:table-cell office:value-type="float" office:value="4107" calcext:value-type="float">
            <text:p><text:s/>4.107 </text:p>
          </table:table-cell>
          <table:table-cell table:number-columns-repeated="57"/>
        </table:table-row>
        <table:table-row table:style-name="ro2">
          <table:table-cell office:value-type="string" office:string-value="hyperion II" calcext:value-type="string">
            <text:p><text:s/>hyperion II </text:p>
          </table:table-cell>
          <table:table-cell office:value-type="string" office:string-value="Mech Hyperion II" calcext:value-type="string">
            <text:p><text:s/>Mech Hyperion II </text:p>
          </table:table-cell>
          <table:table-cell office:value-type="float" office:value="537" calcext:value-type="float">
            <text:p><text:s/>537 </text:p>
          </table:table-cell>
          <table:table-cell/>
          <table:table-cell office:value-type="string" office:string-value="Mech Hyperion II" calcext:value-type="string">
            <text:p><text:s/>Mech Hyperion II </text:p>
          </table:table-cell>
          <table:table-cell office:value-type="float" office:value="14217" calcext:value-type="float">
            <text:p><text:s/>14.217 </text:p>
          </table:table-cell>
          <table:table-cell table:number-columns-repeated="57"/>
        </table:table-row>
        <table:table-row table:style-name="ro2">
          <table:table-cell office:value-type="string" office:string-value="pandora II" calcext:value-type="string">
            <text:p><text:s/>pandora II </text:p>
          </table:table-cell>
          <table:table-cell office:value-type="string" office:string-value="Mech Pandora II" calcext:value-type="string">
            <text:p><text:s/>Mech Pandora II </text:p>
          </table:table-cell>
          <table:table-cell office:value-type="float" office:value="538" calcext:value-type="float">
            <text:p><text:s/>538 </text:p>
          </table:table-cell>
          <table:table-cell/>
          <table:table-cell office:value-type="string" office:string-value="Mech Cyclops II" calcext:value-type="string">
            <text:p><text:s/>Mech Cyclops II </text:p>
          </table:table-cell>
          <table:table-cell office:value-type="float" office:value="14212" calcext:value-type="float">
            <text:p><text:s/>14.212 </text:p>
          </table:table-cell>
          <table:table-cell table:number-columns-repeated="57"/>
        </table:table-row>
        <table:table-row table:style-name="ro2">
          <table:table-cell office:value-type="string" office:string-value="ares II" calcext:value-type="string">
            <text:p><text:s/>ares II </text:p>
          </table:table-cell>
          <table:table-cell office:value-type="string" office:string-value="Mech Ares II" calcext:value-type="string">
            <text:p><text:s/>Mech Ares II </text:p>
          </table:table-cell>
          <table:table-cell office:value-type="float" office:value="600" calcext:value-type="float">
            <text:p><text:s/>600 </text:p>
          </table:table-cell>
          <table:table-cell/>
          <table:table-cell office:value-type="string" office:string-value="Mech Ares II" calcext:value-type="string">
            <text:p><text:s/>Mech Ares II </text:p>
          </table:table-cell>
          <table:table-cell office:value-type="float" office:value="14211" calcext:value-type="float">
            <text:p><text:s/>14.211 </text:p>
          </table:table-cell>
          <table:table-cell table:number-columns-repeated="57"/>
        </table:table-row>
        <table:table-row table:style-name="ro2">
          <table:table-cell office:value-type="string" office:string-value="ashikagu arquebus" calcext:value-type="string">
            <text:p><text:s/>ashikagu arquebus </text:p>
          </table:table-cell>
          <table:table-cell office:value-type="string" office:string-value="x07 Ashikagu Arquebus" calcext:value-type="string">
            <text:p><text:s/>x07 Ashikagu Arquebus </text:p>
          </table:table-cell>
          <table:table-cell office:value-type="float" office:value="601" calcext:value-type="float">
            <text:p><text:s/>601 </text:p>
          </table:table-cell>
          <table:table-cell/>
          <table:table-cell office:value-type="string" office:string-value="(Ashikagu Arquebus)" calcext:value-type="string">
            <text:p><text:s/>(Ashikagu Arquebus) </text:p>
          </table:table-cell>
          <table:table-cell office:value-type="float" office:value="7102" calcext:value-type="float">
            <text:p><text:s/>7.102 </text:p>
          </table:table-cell>
          <table:table-cell table:number-columns-repeated="57"/>
        </table:table-row>
        <table:table-row table:style-name="ro2">
          <table:table-cell office:value-type="string" office:string-value="howitzer cannon" calcext:value-type="string">
            <text:p><text:s/>howitzer cannon </text:p>
          </table:table-cell>
          <table:table-cell office:value-type="string" office:string-value="Gun Siege10 Howitzer Cannon" calcext:value-type="string">
            <text:p><text:s/>Gun Siege10 Howitzer Cannon </text:p>
          </table:table-cell>
          <table:table-cell office:value-type="float" office:value="602" calcext:value-type="float">
            <text:p><text:s/>602 </text:p>
          </table:table-cell>
          <table:table-cell/>
          <table:table-cell office:value-type="string" office:string-value="Gun10 - Howitzer" calcext:value-type="string">
            <text:p><text:s/>Gun10 - Howitzer </text:p>
          </table:table-cell>
          <table:table-cell office:value-type="float" office:value="10057" calcext:value-type="float">
            <text:p><text:s/>10.057 </text:p>
          </table:table-cell>
          <table:table-cell table:number-columns-repeated="57"/>
        </table:table-row>
        <table:table-row table:style-name="ro2">
          <table:table-cell office:value-type="string" office:string-value="paladin cannon" calcext:value-type="string">
            <text:p><text:s/>paladin cannon </text:p>
          </table:table-cell>
          <table:table-cell office:value-type="string" office:string-value="Gun Siege13 Paladin Cannon" calcext:value-type="string">
            <text:p><text:s/>Gun Siege13 Paladin Cannon </text:p>
          </table:table-cell>
          <table:table-cell office:value-type="float" office:value="603" calcext:value-type="float">
            <text:p><text:s/>603 </text:p>
          </table:table-cell>
          <table:table-cell/>
          <table:table-cell office:value-type="string" office:string-value="Gun13 - Paladin" calcext:value-type="string">
            <text:p><text:s/>Gun13 - Paladin </text:p>
          </table:table-cell>
          <table:table-cell office:value-type="float" office:value="13009" calcext:value-type="float">
            <text:p><text:s/>13.009 </text:p>
          </table:table-cell>
          <table:table-cell table:number-columns-repeated="57"/>
        </table:table-row>
        <table:table-row table:style-name="ro2">
          <table:table-cell office:value-type="string" office:string-value="tariq" calcext:value-type="string">
            <text:p><text:s/>tariq </text:p>
          </table:table-cell>
          <table:table-cell office:value-type="string" office:string-value="x05 Tariq (Morale)" calcext:value-type="string">
            <text:p><text:s/>x05 Tariq (Morale) </text:p>
          </table:table-cell>
          <table:table-cell office:value-type="float" office:value="609" calcext:value-type="float">
            <text:p><text:s/>609 </text:p>
          </table:table-cell>
          <table:table-cell/>
          <table:table-cell office:value-type="string" office:string-value="(Tariq)" calcext:value-type="string">
            <text:p><text:s/>(Tariq) </text:p>
          </table:table-cell>
          <table:table-cell office:value-type="float" office:value="1443" calcext:value-type="float">
            <text:p><text:s/>1.443 </text:p>
          </table:table-cell>
          <table:table-cell table:number-columns-repeated="57"/>
        </table:table-row>
        <table:table-row table:style-name="ro2">
          <table:table-cell office:value-type="string" office:string-value="golden hind" calcext:value-type="string">
            <text:p><text:s/>golden hind </text:p>
          </table:table-cell>
          <table:table-cell office:value-type="string" office:string-value="x07 Golden Hind" calcext:value-type="string">
            <text:p><text:s/>x07 Golden Hind </text:p>
          </table:table-cell>
          <table:table-cell office:value-type="float" office:value="611" calcext:value-type="float">
            <text:p><text:s/>611 </text:p>
          </table:table-cell>
          <table:table-cell/>
          <table:table-cell office:value-type="string" office:string-value="(Golden Hind)" calcext:value-type="string">
            <text:p><text:s/>(Golden Hind) </text:p>
          </table:table-cell>
          <table:table-cell office:value-type="float" office:value="1446" calcext:value-type="float">
            <text:p><text:s/>1.446 </text:p>
          </table:table-cell>
          <table:table-cell table:number-columns-repeated="57"/>
        </table:table-row>
        <table:table-row table:style-name="ro2">
          <table:table-cell office:value-type="string" office:string-value="sopwith triplane" calcext:value-type="string">
            <text:p><text:s/>sopwith triplane </text:p>
          </table:table-cell>
          <table:table-cell office:value-type="string" office:string-value="x10a Sopwith Triplane" calcext:value-type="string">
            <text:p><text:s/>x10a Sopwith Triplane </text:p>
          </table:table-cell>
          <table:table-cell office:value-type="float" office:value="612" calcext:value-type="float">
            <text:p><text:s/>612 </text:p>
          </table:table-cell>
          <table:table-cell/>
          <table:table-cell office:value-type="string" office:string-value="(Sopwith Triplane)" calcext:value-type="string">
            <text:p><text:s/>(Sopwith Triplane) </text:p>
          </table:table-cell>
          <table:table-cell office:value-type="float" office:value="10059" calcext:value-type="float">
            <text:p><text:s/>10.059 </text:p>
          </table:table-cell>
          <table:table-cell table:number-columns-repeated="57"/>
        </table:table-row>
        <table:table-row table:style-name="ro2">
          <table:table-cell office:value-type="string" office:string-value="canine scout" calcext:value-type="string">
            <text:p><text:s/>canine scout </text:p>
          </table:table-cell>
          <table:table-cell office:value-type="string" office:string-value="Domestic Wolf" calcext:value-type="string">
            <text:p><text:s/>Domestic Wolf </text:p>
          </table:table-cell>
          <table:table-cell office:value-type="float" office:value="615" calcext:value-type="float">
            <text:p><text:s/>615 </text:p>
          </table:table-cell>
          <table:table-cell/>
          <table:table-cell office:value-type="string" office:string-value="Player owned Wolf" calcext:value-type="string">
            <text:p><text:s/>Player owned Wolf </text:p>
          </table:table-cell>
          <table:table-cell office:value-type="float" office:value="1004" calcext:value-type="float">
            <text:p><text:s/>1.004 </text:p>
          </table:table-cell>
          <table:table-cell table:number-columns-repeated="57"/>
        </table:table-row>
        <table:table-row table:style-name="ro2">
          <table:table-cell office:value-type="string" office:string-value="german officer" calcext:value-type="string">
            <text:p><text:s/>german officer </text:p>
          </table:table-cell>
          <table:table-cell office:value-type="string" office:string-value="x10 German Officer (heal)" calcext:value-type="string">
            <text:p><text:s/>x10 German Officer (heal) </text:p>
          </table:table-cell>
          <table:table-cell office:value-type="float" office:value="625" calcext:value-type="float">
            <text:p><text:s/>625 </text:p>
          </table:table-cell>
          <table:table-cell/>
          <table:table-cell office:value-type="string" office:string-value="x German Officer" calcext:value-type="string">
            <text:p><text:s/>x German Officer </text:p>
          </table:table-cell>
          <table:table-cell office:value-type="float" office:value="10201" calcext:value-type="float">
            <text:p><text:s/>10.201 </text:p>
          </table:table-cell>
          <table:table-cell table:number-columns-repeated="57"/>
        </table:table-row>
        <table:table-row table:style-name="ro2">
          <table:table-cell office:value-type="string" office:string-value="skywatcher AA" calcext:value-type="string">
            <text:p><text:s/>skywatcher AA </text:p>
          </table:table-cell>
          <table:table-cell office:value-type="string" office:string-value="13 AA Tank Skywatcher" calcext:value-type="string">
            <text:p><text:s/>13 AA Tank Skywatcher </text:p>
          </table:table-cell>
          <table:table-cell office:value-type="float" office:value="626" calcext:value-type="float">
            <text:p><text:s/>626 </text:p>
          </table:table-cell>
          <table:table-cell/>
          <table:table-cell office:value-type="string" office:string-value="AA Tank 13 Sykwatcher" calcext:value-type="string">
            <text:p><text:s/>AA Tank 13 Sykwatcher </text:p>
          </table:table-cell>
          <table:table-cell office:value-type="float" office:value="13045" calcext:value-type="float">
            <text:p><text:s/>13.045 </text:p>
          </table:table-cell>
          <table:table-cell table:number-columns-repeated="57"/>
        </table:table-row>
        <table:table-row table:style-name="ro2">
          <table:table-cell office:value-type="string" office:string-value="william on foot" calcext:value-type="string">
            <text:p><text:s/>william on foot </text:p>
          </table:table-cell>
          <table:table-cell office:value-type="string" office:string-value="x06 Horseless William" calcext:value-type="string">
            <text:p><text:s/>x06 Horseless William </text:p>
          </table:table-cell>
          <table:table-cell office:value-type="float" office:value="629" calcext:value-type="float">
            <text:p><text:s/>629 </text:p>
          </table:table-cell>
          <table:table-cell/>
          <table:table-cell office:value-type="string" office:string-value="x06 Horseless William" calcext:value-type="string">
            <text:p><text:s/>x06 Horseless William </text:p>
          </table:table-cell>
          <table:table-cell office:value-type="float" office:value="1603" calcext:value-type="float">
            <text:p><text:s/>1.603 </text:p>
          </table:table-cell>
          <table:table-cell table:number-columns-repeated="57"/>
        </table:table-row>
        <table:table-row table:style-name="ro2">
          <table:table-cell office:value-type="string" office:string-value="grenade launcher" calcext:value-type="string">
            <text:p><text:s/>grenade launcher </text:p>
          </table:table-cell>
          <table:table-cell office:value-type="string" office:string-value="Inf10 - Grenade Launcher" calcext:value-type="string">
            <text:p><text:s/>Inf10 - Grenade Launcher </text:p>
          </table:table-cell>
          <table:table-cell office:value-type="float" office:value="657" calcext:value-type="float">
            <text:p><text:s/>657 </text:p>
          </table:table-cell>
          <table:table-cell/>
          <table:table-cell office:value-type="string" office:string-value="AT10 - Grenade Launcher" calcext:value-type="string">
            <text:p><text:s/>AT10 - Grenade Launcher </text:p>
          </table:table-cell>
          <table:table-cell office:value-type="float" office:value="10014" calcext:value-type="float">
            <text:p><text:s/>10.014 </text:p>
          </table:table-cell>
          <table:table-cell table:number-columns-repeated="57"/>
        </table:table-row>
        <table:table-row table:style-name="ro2">
          <table:table-cell office:value-type="string" office:string-value="centurion tank" calcext:value-type="string">
            <text:p><text:s/>centurion tank </text:p>
          </table:table-cell>
          <table:table-cell office:value-type="string" office:string-value="Tank14 Centurion" calcext:value-type="string">
            <text:p><text:s/>Tank14 Centurion </text:p>
          </table:table-cell>
          <table:table-cell office:value-type="float" office:value="663" calcext:value-type="float">
            <text:p><text:s/>663 </text:p>
          </table:table-cell>
          <table:table-cell/>
          <table:table-cell office:value-type="string" office:string-value="Tank14 Nano Tank 2" calcext:value-type="string">
            <text:p><text:s/>Tank14 Nano Tank 2 </text:p>
          </table:table-cell>
          <table:table-cell office:value-type="float" office:value="14005" calcext:value-type="float">
            <text:p><text:s/>14.005 </text:p>
          </table:table-cell>
          <table:table-cell table:number-columns-repeated="57"/>
        </table:table-row>
        <table:table-row table:style-name="ro2">
          <table:table-cell office:value-type="string" office:string-value="medic - imperial" calcext:value-type="string">
            <text:p><text:s/>medic - imperial </text:p>
          </table:table-cell>
          <table:table-cell office:value-type="string" office:string-value="Field Medic - Imperial" calcext:value-type="string">
            <text:p><text:s/>Field Medic - Imperial </text:p>
          </table:table-cell>
          <table:table-cell office:value-type="float" office:value="665" calcext:value-type="float">
            <text:p><text:s/>665 </text:p>
          </table:table-cell>
          <table:table-cell/>
          <table:table-cell office:value-type="string" office:string-value="Field Medic - Imperial" calcext:value-type="string">
            <text:p><text:s/>Field Medic - Imperial </text:p>
          </table:table-cell>
          <table:table-cell office:value-type="float" office:value="8074" calcext:value-type="float">
            <text:p><text:s/>8.074 </text:p>
          </table:table-cell>
          <table:table-cell table:number-columns-repeated="57"/>
        </table:table-row>
        <table:table-row table:style-name="ro2">
          <table:table-cell office:value-type="string" office:string-value="f-86 fighter" calcext:value-type="string">
            <text:p><text:s/>f-86 fighter </text:p>
          </table:table-cell>
          <table:table-cell office:value-type="string" office:string-value="x11a F-86 Sabre" calcext:value-type="string">
            <text:p><text:s/>x11a F-86 Sabre </text:p>
          </table:table-cell>
          <table:table-cell office:value-type="float" office:value="666" calcext:value-type="float">
            <text:p><text:s/>666 </text:p>
          </table:table-cell>
          <table:table-cell/>
          <table:table-cell office:value-type="string" office:string-value="xsp F-86 Sabre" calcext:value-type="string">
            <text:p><text:s/>xsp F-86 Sabre </text:p>
          </table:table-cell>
          <table:table-cell office:value-type="float" office:value="11081" calcext:value-type="float">
            <text:p><text:s/>11.081 </text:p>
          </table:table-cell>
          <table:table-cell table:number-columns-repeated="57"/>
        </table:table-row>
        <table:table-row table:style-name="ro2">
          <table:table-cell office:value-type="string" office:string-value="mig-15 fighter" calcext:value-type="string">
            <text:p><text:s/>mig-15 fighter </text:p>
          </table:table-cell>
          <table:table-cell office:value-type="string" office:string-value="x11a MiG-15" calcext:value-type="string">
            <text:p><text:s/>x11a MiG-15 </text:p>
          </table:table-cell>
          <table:table-cell office:value-type="float" office:value="667" calcext:value-type="float">
            <text:p><text:s/>667 </text:p>
          </table:table-cell>
          <table:table-cell/>
          <table:table-cell office:value-type="string" office:string-value="xsp Mig-15" calcext:value-type="string">
            <text:p><text:s/>xsp Mig-15 </text:p>
          </table:table-cell>
          <table:table-cell office:value-type="float" office:value="11079" calcext:value-type="float">
            <text:p><text:s/>11.079 </text:p>
          </table:table-cell>
          <table:table-cell table:number-columns-repeated="57"/>
        </table:table-row>
        <table:table-row table:style-name="ro2">
          <table:table-cell office:value-type="string" office:string-value="medic - digital" calcext:value-type="string">
            <text:p><text:s/>medic - digital </text:p>
          </table:table-cell>
          <table:table-cell office:value-type="string" office:string-value="Field Medic 13" calcext:value-type="string">
            <text:p><text:s/>Field Medic 13 </text:p>
          </table:table-cell>
          <table:table-cell office:value-type="float" office:value="668" calcext:value-type="float">
            <text:p><text:s/>668 </text:p>
          </table:table-cell>
          <table:table-cell/>
          <table:table-cell office:value-type="string" office:string-value="Field Medic - Info" calcext:value-type="string">
            <text:p><text:s/>Field Medic - Info </text:p>
          </table:table-cell>
          <table:table-cell office:value-type="float" office:value="13093" calcext:value-type="float">
            <text:p><text:s/>13.093 </text:p>
          </table:table-cell>
          <table:table-cell table:number-columns-repeated="57"/>
        </table:table-row>
        <table:table-row table:style-name="ro2">
          <table:table-cell office:value-type="string" office:string-value="f-80 fighter-bomber" calcext:value-type="string">
            <text:p><text:s/>f-80 fighter-bomber </text:p>
          </table:table-cell>
          <table:table-cell office:value-type="string" office:string-value="x11a F-80 Shooting Star" calcext:value-type="string">
            <text:p><text:s/>x11a F-80 Shooting Star </text:p>
          </table:table-cell>
          <table:table-cell office:value-type="float" office:value="669" calcext:value-type="float">
            <text:p><text:s/>669 </text:p>
          </table:table-cell>
          <table:table-cell/>
          <table:table-cell office:value-type="string" office:string-value="xsp F-80" calcext:value-type="string">
            <text:p><text:s/>xsp F-80 </text:p>
          </table:table-cell>
          <table:table-cell office:value-type="float" office:value="11083" calcext:value-type="float">
            <text:p><text:s/>11.083 </text:p>
          </table:table-cell>
          <table:table-cell table:number-columns-repeated="57"/>
        </table:table-row>
        <table:table-row table:style-name="ro2">
          <table:table-cell office:value-type="string" office:string-value="sharpshooter" calcext:value-type="string">
            <text:p><text:s/>sharpshooter </text:p>
          </table:table-cell>
          <table:table-cell office:value-type="string" office:string-value="Inf08 - Sharpshooter" calcext:value-type="string">
            <text:p><text:s/>Inf08 - Sharpshooter </text:p>
          </table:table-cell>
          <table:table-cell office:value-type="float" office:value="673" calcext:value-type="float">
            <text:p><text:s/>673 </text:p>
          </table:table-cell>
          <table:table-cell/>
          <table:table-cell office:value-type="string" office:string-value="Sharpshooter - Imperial" calcext:value-type="string">
            <text:p><text:s/>Sharpshooter - Imperial </text:p>
          </table:table-cell>
          <table:table-cell office:value-type="float" office:value="8087" calcext:value-type="float">
            <text:p><text:s/>8.087 </text:p>
          </table:table-cell>
          <table:table-cell table:number-columns-repeated="57"/>
        </table:table-row>
        <table:table-row table:style-name="ro2">
          <table:table-cell office:value-type="string" office:string-value="sniper" calcext:value-type="string">
            <text:p><text:s/>sniper </text:p>
          </table:table-cell>
          <table:table-cell office:value-type="string" office:string-value="Inf10 - Sniper" calcext:value-type="string">
            <text:p><text:s/>Inf10 - Sniper </text:p>
          </table:table-cell>
          <table:table-cell office:value-type="float" office:value="674" calcext:value-type="float">
            <text:p><text:s/>674 </text:p>
          </table:table-cell>
          <table:table-cell/>
          <table:table-cell office:value-type="string" office:string-value="Sharpshooter - Atomic" calcext:value-type="string">
            <text:p><text:s/>Sharpshooter - Atomic </text:p>
          </table:table-cell>
          <table:table-cell office:value-type="float" office:value="10062" calcext:value-type="float">
            <text:p><text:s/>10.062 </text:p>
          </table:table-cell>
          <table:table-cell table:number-columns-repeated="57"/>
        </table:table-row>
        <table:table-row table:style-name="ro2">
          <table:table-cell office:value-type="string" office:string-value="companion cavalry" calcext:value-type="string">
            <text:p><text:s/>companion cavalry </text:p>
          </table:table-cell>
          <table:table-cell office:value-type="string" office:string-value="x04 Companion Cavalry" calcext:value-type="string">
            <text:p><text:s/>x04 Companion Cavalry </text:p>
          </table:table-cell>
          <table:table-cell office:value-type="float" office:value="675" calcext:value-type="float">
            <text:p><text:s/>675 </text:p>
          </table:table-cell>
          <table:table-cell/>
          <table:table-cell office:value-type="string" office:string-value="(Companion Cavalry)" calcext:value-type="string">
            <text:p><text:s/>(Companion Cavalry) </text:p>
          </table:table-cell>
          <table:table-cell office:value-type="float" office:value="4093" calcext:value-type="float">
            <text:p><text:s/>4.093 </text:p>
          </table:table-cell>
          <table:table-cell table:number-columns-repeated="57"/>
        </table:table-row>
        <table:table-row table:style-name="ro2">
          <table:table-cell office:value-type="string" office:string-value="hand cannoneer" calcext:value-type="string">
            <text:p><text:s/>hand cannoneer </text:p>
          </table:table-cell>
          <table:table-cell office:value-type="string" office:string-value="Inf08 - Hand Cannoneer" calcext:value-type="string">
            <text:p><text:s/>Inf08 - Hand Cannoneer </text:p>
          </table:table-cell>
          <table:table-cell office:value-type="float" office:value="676" calcext:value-type="float">
            <text:p><text:s/>676 </text:p>
          </table:table-cell>
          <table:table-cell/>
          <table:table-cell office:value-type="string" office:string-value="Inf08 - Hand Cannoneer" calcext:value-type="string">
            <text:p><text:s/>Inf08 - Hand Cannoneer </text:p>
          </table:table-cell>
          <table:table-cell office:value-type="float" office:value="8076" calcext:value-type="float">
            <text:p><text:s/>8.076 </text:p>
          </table:table-cell>
          <table:table-cell table:number-columns-repeated="57"/>
        </table:table-row>
        <table:table-row table:style-name="ro2">
          <table:table-cell office:value-type="string" office:string-value="viking" calcext:value-type="string">
            <text:p><text:s/>viking </text:p>
          </table:table-cell>
          <table:table-cell office:value-type="string" office:string-value="Inf05 - Viking" calcext:value-type="string">
            <text:p><text:s/>Inf05 - Viking </text:p>
          </table:table-cell>
          <table:table-cell office:value-type="float" office:value="677" calcext:value-type="float">
            <text:p><text:s/>677 </text:p>
          </table:table-cell>
          <table:table-cell/>
          <table:table-cell office:value-type="string" office:string-value="inf05 - Viking" calcext:value-type="string">
            <text:p><text:s/>inf05 - Viking </text:p>
          </table:table-cell>
          <table:table-cell office:value-type="float" office:value="5090" calcext:value-type="float">
            <text:p><text:s/>5.090 </text:p>
          </table:table-cell>
          <table:table-cell table:number-columns-repeated="57"/>
        </table:table-row>
        <table:table-row table:style-name="ro2">
          <table:table-cell office:value-type="string" office:string-value="barbarian" calcext:value-type="string">
            <text:p><text:s/>barbarian </text:p>
          </table:table-cell>
          <table:table-cell office:value-type="string" office:string-value="Inf05 - Barbarian" calcext:value-type="string">
            <text:p><text:s/>Inf05 - Barbarian </text:p>
          </table:table-cell>
          <table:table-cell office:value-type="float" office:value="678" calcext:value-type="float">
            <text:p><text:s/>678 </text:p>
          </table:table-cell>
          <table:table-cell/>
          <table:table-cell office:value-type="string" office:string-value="inf05 - Barbarian" calcext:value-type="string">
            <text:p><text:s/>inf05 - Barbarian </text:p>
          </table:table-cell>
          <table:table-cell office:value-type="float" office:value="5091" calcext:value-type="float">
            <text:p><text:s/>5.091 </text:p>
          </table:table-cell>
          <table:table-cell table:number-columns-repeated="57"/>
        </table:table-row>
        <table:table-row table:style-name="ro2">
          <table:table-cell office:value-type="string" office:string-value="partisan" calcext:value-type="string">
            <text:p><text:s/>partisan </text:p>
          </table:table-cell>
          <table:table-cell office:value-type="string" office:string-value="Inf09 - Partisan" calcext:value-type="string">
            <text:p><text:s/>Inf09 - Partisan </text:p>
          </table:table-cell>
          <table:table-cell office:value-type="float" office:value="679" calcext:value-type="float">
            <text:p><text:s/>679 </text:p>
          </table:table-cell>
          <table:table-cell/>
          <table:table-cell office:value-type="string" office:string-value="Inf09 - Partisan" calcext:value-type="string">
            <text:p><text:s/>Inf09 - Partisan </text:p>
          </table:table-cell>
          <table:table-cell office:value-type="float" office:value="9092" calcext:value-type="float">
            <text:p><text:s/>9.092 </text:p>
          </table:table-cell>
          <table:table-cell table:number-columns-repeated="57"/>
        </table:table-row>
        <table:table-row table:style-name="ro2">
          <table:table-cell office:value-type="string" office:string-value="avenger" calcext:value-type="string">
            <text:p><text:s/>avenger </text:p>
          </table:table-cell>
          <table:table-cell office:value-type="string" office:string-value="a CarrierFighter13 Avenger" calcext:value-type="string">
            <text:p><text:s/>a CarrierFighter13 Avenger </text:p>
          </table:table-cell>
          <table:table-cell office:value-type="float" office:value="680" calcext:value-type="float">
            <text:p><text:s/>680 </text:p>
          </table:table-cell>
          <table:table-cell/>
          <table:table-cell office:value-type="string" office:string-value="a 13 Avenger" calcext:value-type="string">
            <text:p><text:s/>a 13 Avenger </text:p>
          </table:table-cell>
          <table:table-cell office:value-type="float" office:value="13015" calcext:value-type="float">
            <text:p><text:s/>13.015 </text:p>
          </table:table-cell>
          <table:table-cell table:number-columns-repeated="57"/>
        </table:table-row>
        <table:table-row table:style-name="ro2">
          <table:table-cell office:value-type="string" office:string-value="manfred richtofen" calcext:value-type="string">
            <text:p><text:s/>manfred richtofen </text:p>
          </table:table-cell>
          <table:table-cell office:value-type="string" office:string-value="h2-10 von Richtofen (Morale)" calcext:value-type="string">
            <text:p><text:s/>h2-10 von Richtofen (Morale) </text:p>
          </table:table-cell>
          <table:table-cell office:value-type="float" office:value="682" calcext:value-type="float">
            <text:p><text:s/>682 </text:p>
          </table:table-cell>
          <table:table-cell/>
          <table:table-cell office:value-type="string" office:string-value="h WW1 Hero Richtofen" calcext:value-type="string">
            <text:p><text:s/>h WW1 Hero Richtofen </text:p>
          </table:table-cell>
          <table:table-cell office:value-type="float" office:value="10065" calcext:value-type="float">
            <text:p><text:s/>10.065 </text:p>
          </table:table-cell>
          <table:table-cell table:number-columns-repeated="57"/>
        </table:table-row>
        <table:table-row table:style-name="ro2">
          <table:table-cell office:value-type="string" office:string-value="dennis st. albans" calcext:value-type="string">
            <text:p><text:s/>dennis st. albans </text:p>
          </table:table-cell>
          <table:table-cell office:value-type="string" office:string-value="h2-12 St. Albans (Morale)" calcext:value-type="string">
            <text:p><text:s/>h2-12 St. Albans (Morale) </text:p>
          </table:table-cell>
          <table:table-cell office:value-type="float" office:value="683" calcext:value-type="float">
            <text:p><text:s/>683 </text:p>
          </table:table-cell>
          <table:table-cell/>
          <table:table-cell office:value-type="string" office:string-value="h WW3 Hero McArthur" calcext:value-type="string">
            <text:p><text:s/>h WW3 Hero McArthur </text:p>
          </table:table-cell>
          <table:table-cell office:value-type="float" office:value="12021" calcext:value-type="float">
            <text:p><text:s/>12.021 </text:p>
          </table:table-cell>
          <table:table-cell table:number-columns-repeated="57"/>
        </table:table-row>
        <table:table-row table:style-name="ro2">
          <table:table-cell office:value-type="string" office:string-value="rw bresden" calcext:value-type="string">
            <text:p><text:s/>rw bresden </text:p>
          </table:table-cell>
          <table:table-cell office:value-type="string" office:string-value="h1-12 R.W. Bresden (heal)" calcext:value-type="string">
            <text:p><text:s/>h1-12 R.W. Bresden (heal) </text:p>
          </table:table-cell>
          <table:table-cell office:value-type="float" office:value="684" calcext:value-type="float">
            <text:p><text:s/>684 </text:p>
          </table:table-cell>
          <table:table-cell/>
          <table:table-cell office:value-type="string" office:string-value="h Elvin Pressman" calcext:value-type="string">
            <text:p><text:s/>h Elvin Pressman </text:p>
          </table:table-cell>
          <table:table-cell office:value-type="float" office:value="12022" calcext:value-type="float">
            <text:p><text:s/>12.022 </text:p>
          </table:table-cell>
          <table:table-cell table:number-columns-repeated="57"/>
        </table:table-row>
        <table:table-row table:style-name="ro2">
          <table:table-cell office:value-type="string" office:string-value="travis shackelford" calcext:value-type="string">
            <text:p><text:s/>travis shackelford </text:p>
          </table:table-cell>
          <table:table-cell office:value-type="string" office:string-value="h2-11 Shackelford (Morale)" calcext:value-type="string">
            <text:p><text:s/>h2-11 Shackelford (Morale) </text:p>
          </table:table-cell>
          <table:table-cell office:value-type="float" office:value="685" calcext:value-type="float">
            <text:p><text:s/>685 </text:p>
          </table:table-cell>
          <table:table-cell/>
          <table:table-cell office:value-type="string" office:string-value="h Patton" calcext:value-type="string">
            <text:p><text:s/>h Patton </text:p>
          </table:table-cell>
          <table:table-cell office:value-type="float" office:value="11092" calcext:value-type="float">
            <text:p><text:s/>11.092 </text:p>
          </table:table-cell>
          <table:table-cell table:number-columns-repeated="57"/>
        </table:table-row>
        <table:table-row table:style-name="ro2">
          <table:table-cell office:value-type="string" office:string-value="spy" calcext:value-type="string">
            <text:p><text:s/>spy </text:p>
          </table:table-cell>
          <table:table-cell office:value-type="string" office:string-value="x10 Spy" calcext:value-type="string">
            <text:p><text:s/>x10 Spy </text:p>
          </table:table-cell>
          <table:table-cell office:value-type="float" office:value="688" calcext:value-type="float">
            <text:p><text:s/>688 </text:p>
          </table:table-cell>
          <table:table-cell/>
          <table:table-cell office:value-type="string" office:string-value="(SP - Spy)" calcext:value-type="string">
            <text:p><text:s/>(SP - Spy) </text:p>
          </table:table-cell>
          <table:table-cell office:value-type="float" office:value="10103" calcext:value-type="float">
            <text:p><text:s/>10.103 </text:p>
          </table:table-cell>
          <table:table-cell table:number-columns-repeated="57"/>
        </table:table-row>
        <table:table-row table:style-name="ro2">
          <table:table-cell office:value-type="string" office:string-value="black robe officer" calcext:value-type="string">
            <text:p><text:s/>black robe officer </text:p>
          </table:table-cell>
          <table:table-cell office:value-type="string" office:string-value="x13 Black Robe Officer (heal)" calcext:value-type="string">
            <text:p><text:s/>x13 Black Robe Officer (heal) </text:p>
          </table:table-cell>
          <table:table-cell office:value-type="float" office:value="689" calcext:value-type="float">
            <text:p><text:s/>689 </text:p>
          </table:table-cell>
          <table:table-cell/>
          <table:table-cell office:value-type="string" office:string-value="(SP - Black Robe Officer)" calcext:value-type="string">
            <text:p><text:s/>(SP - Black Robe Officer) </text:p>
          </table:table-cell>
          <table:table-cell office:value-type="float" office:value="13102" calcext:value-type="float">
            <text:p><text:s/>13.102 </text:p>
          </table:table-cell>
          <table:table-cell table:number-columns-repeated="57"/>
        </table:table-row>
        <table:table-row table:style-name="ro2" table:number-rows-repeated="1048294">
          <table:table-cell table:number-columns-repeated="63"/>
        </table:table-row>
        <table:table-row table:style-name="ro2">
          <table:table-cell table:number-columns-repeated="63"/>
        </table:table-row>
        <table:named-expressions>
          <table:named-range table:name="_xlnm._FilterDatabase" table:base-cell-address="$'Unit Stats'.$A$1" table:cell-range-address="$'DB lists'.$A$1:.$F$1"/>
        </table:named-expressions>
      </table:table>
      <table:named-expressions/>
      <table:database-ranges>
        <table:database-range table:name="__Anonymous_Sheet_DB__0" table:target-range-address="'Unit Stats'.A2:'Unit Stats'.AD282" table:display-filter-buttons="true" table:orientation="column"/>
        <table:database-range table:name="__Anonymous_Sheet_DB__1" table:target-range-address="'DB lists'.A1:'DB lists'.F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5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6P2" style:volatile="true">
      <loext:text> </loext:text>
      <loext:fill-character> </loext:fill-character>
      <number:text>- €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ConditionalStyle_5f_1" style:display-name="ConditionalStyle_1" style:family="table-cell" style:parent-style-name="Default"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.00.0000</text:date>, <text:time style:data-style-name="N2" text:time-value="12:45:07.7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DB_20_lists" style:display-name="PageStyle_DB l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_20_Stats" style:display-name="PageStyle_Unit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andolph</meta:initial-creator>
    <meta:creation-date>2018-03-26T13:45:10</meta:creation-date>
    <dc:date>2020-04-19T12:45:36.851000000</dc:date>
    <meta:generator>LibreOffice/6.4.3.2$Windows_X86_64 LibreOffice_project/747b5d0ebf89f41c860ec2a39efd7cb15b54f2d8</meta:generator>
    <meta:editing-duration>PT29S</meta:editing-duration>
    <meta:editing-cycles>1</meta:editing-cycles>
    <meta:document-statistic meta:table-count="2" meta:cell-count="74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